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7cm"/>
    </style:style>
    <style:style style:name="co2" style:family="table-column">
      <style:table-column-properties fo:break-before="auto" style:column-width="1.215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0.967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0.386cm"/>
    </style:style>
    <style:style style:name="co10" style:family="table-column">
      <style:table-column-properties fo:break-before="auto" style:column-width="5.114cm"/>
    </style:style>
    <style:style style:name="co11" style:family="table-column">
      <style:table-column-properties fo:break-before="auto" style:column-width="2.127cm"/>
    </style:style>
    <style:style style:name="co12" style:family="table-column">
      <style:table-column-properties fo:break-before="auto" style:column-width="0.275cm"/>
    </style:style>
    <style:style style:name="co13" style:family="table-column">
      <style:table-column-properties fo:break-before="auto" style:column-width="4.893cm"/>
    </style:style>
    <style:style style:name="co14" style:family="table-column">
      <style:table-column-properties fo:break-before="auto" style:column-width="2.29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0.531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3.896cm"/>
    </style:style>
    <style:style style:name="co19" style:family="table-column">
      <style:table-column-properties fo:break-before="auto" style:column-width="3.759cm"/>
    </style:style>
    <style:style style:name="co20" style:family="table-column">
      <style:table-column-properties fo:break-before="auto" style:column-width="5.588cm"/>
    </style:style>
    <style:style style:name="co21" style:family="table-column">
      <style:table-column-properties fo:break-before="auto" style:column-width="4.001cm"/>
    </style:style>
    <style:style style:name="co22" style:family="table-column">
      <style:table-column-properties fo:break-before="auto" style:column-width="2.875cm"/>
    </style:style>
    <style:style style:name="co23" style:family="table-column">
      <style:table-column-properties fo:break-before="auto" style:column-width="2.166cm"/>
    </style:style>
    <style:style style:name="co24" style:family="table-column">
      <style:table-column-properties fo:break-before="auto" style:column-width="3.399cm"/>
    </style:style>
    <style:style style:name="co25" style:family="table-column">
      <style:table-column-properties fo:break-before="auto" style:column-width="3.124cm"/>
    </style:style>
    <style:style style:name="co26" style:family="table-column">
      <style:table-column-properties fo:break-before="auto" style:column-width="4.008cm"/>
    </style:style>
    <style:style style:name="co27" style:family="table-column">
      <style:table-column-properties fo:break-before="auto" style:column-width="3.925cm"/>
    </style:style>
    <style:style style:name="co28" style:family="table-column">
      <style:table-column-properties fo:break-before="auto" style:column-width="12.55cm"/>
    </style:style>
    <style:style style:name="co29" style:family="table-column">
      <style:table-column-properties fo:break-before="auto" style:column-width="1cm"/>
    </style:style>
    <style:style style:name="co30" style:family="table-column">
      <style:table-column-properties fo:break-before="auto" style:column-width="0.938cm"/>
    </style:style>
    <style:style style:name="co31" style:family="table-column">
      <style:table-column-properties fo:break-before="auto" style:column-width="1.05cm"/>
    </style:style>
    <style:style style:name="co32" style:family="table-column">
      <style:table-column-properties fo:break-before="auto" style:column-width="1.055cm"/>
    </style:style>
    <style:style style:name="co33" style:family="table-column">
      <style:table-column-properties fo:break-before="auto" style:column-width="1.249cm"/>
    </style:style>
    <style:style style:name="co34" style:family="table-column">
      <style:table-column-properties fo:break-before="auto" style:column-width="2.404cm"/>
    </style:style>
    <style:style style:name="co35" style:family="table-column">
      <style:table-column-properties fo:break-before="auto" style:column-width="1.99cm"/>
    </style:style>
    <style:style style:name="co36" style:family="table-column">
      <style:table-column-properties fo:break-before="auto" style:column-width="2.736cm"/>
    </style:style>
    <style:style style:name="co37" style:family="table-column">
      <style:table-column-properties fo:break-before="auto" style:column-width="2.321cm"/>
    </style:style>
    <style:style style:name="co38" style:family="table-column">
      <style:table-column-properties fo:break-before="auto" style:column-width="2.376cm"/>
    </style:style>
    <style:style style:name="co39" style:family="table-column">
      <style:table-column-properties fo:break-before="auto" style:column-width="2.238cm"/>
    </style:style>
    <style:style style:name="co40" style:family="table-column">
      <style:table-column-properties fo:break-before="auto" style:column-width="0.303cm"/>
    </style:style>
    <style:style style:name="co41" style:family="table-column">
      <style:table-column-properties fo:break-before="auto" style:column-width="2.764cm"/>
    </style:style>
    <style:style style:name="co42" style:family="table-column">
      <style:table-column-properties fo:break-before="auto" style:column-width="2.902cm"/>
    </style:style>
    <style:style style:name="co43" style:family="table-column">
      <style:table-column-properties fo:break-before="auto" style:column-width="1.603cm"/>
    </style:style>
    <style:style style:name="co44" style:family="table-column">
      <style:table-column-properties fo:break-before="auto" style:column-width="2.018cm"/>
    </style:style>
    <style:style style:name="co45" style:family="table-column">
      <style:table-column-properties fo:break-before="auto" style:column-width="2.267cm"/>
    </style:style>
    <style:style style:name="co46" style:family="table-column">
      <style:table-column-properties fo:break-before="auto" style:column-width="2.847cm"/>
    </style:style>
    <style:style style:name="co47" style:family="table-column">
      <style:table-column-properties fo:break-before="auto" style:column-width="1.658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2.237cm" fo:break-before="auto" style:use-optimal-row-height="false"/>
    </style:style>
    <style:style style:name="ro1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ta5" style:family="table" style:master-page-name="PageStyle_5f_Feuil1_5f_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 style:vertical-align="middle"/>
    </style:style>
    <style:style style:name="ce10" style:family="table-cell" style:parent-style-name="Default">
      <style:table-cell-properties fo:border-bottom="non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5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19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0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6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9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fo:padding="0.071cm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3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fo:padding="0.071cm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999999" fo:wrap-option="wrap" fo:padding="0.071cm" style:vertical-align="middle"/>
      <style:text-properties fo:color="#999999"/>
    </style:style>
    <style:style style:name="ce38" style:family="table-cell" style:parent-style-name="Default">
      <style:table-cell-properties fo:background-color="#999999" fo:border="none" fo:padding="0.071cm"/>
      <style:text-properties fo:color="#999999"/>
    </style:style>
    <style:style style:name="ce39" style:family="table-cell" style:parent-style-name="Default">
      <style:table-cell-properties fo:background-color="#999999" fo:border="none" fo:padding="0.071cm"/>
      <style:text-properties fo:color="#ffffff"/>
    </style:style>
    <style:style style:name="ce40" style:family="table-cell" style:parent-style-name="Default">
      <style:table-cell-properties fo:background-color="#999999" fo:padding="0.071cm"/>
      <style:text-properties fo:color="#999999"/>
    </style:style>
    <style:style style:name="ce41" style:family="table-cell" style:parent-style-name="Default">
      <style:table-cell-properties fo:background-color="#999999" fo:wrap-option="wrap" style:vertical-align="middle"/>
      <style:text-properties fo:color="#999999"/>
    </style:style>
    <style:style style:name="ce42" style:family="table-cell" style:parent-style-name="Default">
      <style:table-cell-properties fo:background-color="#999999" fo:border="none"/>
      <style:text-properties fo:color="#999999"/>
    </style:style>
    <style:style style:name="ce43" style:family="table-cell" style:parent-style-name="Default">
      <style:table-cell-properties fo:background-color="#999999" fo:border="none"/>
      <style:text-properties fo:color="#ffffff"/>
    </style:style>
    <style:style style:name="ce44" style:family="table-cell" style:parent-style-name="Default">
      <style:table-cell-properties fo:background-color="#999999"/>
      <style:text-properties fo:color="#999999"/>
    </style:style>
    <style:style style:name="ce45" style:family="table-cell" style:parent-style-name="Default">
      <style:table-cell-properties fo:border-bottom="none" fo:background-color="#999999" fo:border-left="0.06pt solid #000000" fo:border-right="none" fo:border-top="none"/>
    </style:style>
    <style:style style:name="ce46" style:family="table-cell" style:parent-style-name="Default">
      <style:table-cell-properties fo:border-bottom="none" fo:background-color="#999999" fo:border-left="0.06pt solid #000000" fo:border-right="none" fo:border-top="none"/>
      <style:text-properties fo:color="#ffffff"/>
    </style:style>
    <style:style style:name="ce47" style:family="table-cell" style:parent-style-name="Default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 loext:vertical-justify="auto"/>
      <style:paragraph-properties fo:text-align="center" fo:margin-left="0cm" style:writing-mode="page"/>
      <style:text-properties fo:font-weight="bold" style:font-weight-asian="bold" style:font-weight-complex="bold"/>
    </style:style>
    <style:style style:name="ce48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/>
    </style:style>
    <style:style style:name="ce50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3">
      <style:table-cell-properties fo:border-bottom="none" fo:border-left="0.06pt solid #000000" fo:padding="0.071cm" fo:border-right="0.06pt solid #000000" fo:border-top="none"/>
    </style:style>
    <style:style style:name="ce52" style:family="table-cell" style:parent-style-name="Default" style:data-style-name="N3">
      <style:table-cell-properties fo:border-bottom="none" fo:border-left="0.06pt solid #000000" fo:padding="0.071cm" fo:border-right="0.06pt solid #000000" fo:border-top="none"/>
      <style:text-properties fo:color="#ffffff"/>
    </style:style>
    <style:style style:name="ce53" style:family="table-cell" style:parent-style-name="Default">
      <style:table-cell-properties fo:border-bottom="none" fo:border-left="0.06pt solid #000000" fo:padding="0.071cm" fo:border-right="0.06pt solid #000000" fo:border-top="none"/>
    </style:style>
    <style:style style:name="ce54" style:family="table-cell" style:parent-style-name="Default" style:data-style-name="N2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2">
      <style:table-cell-properties fo:border-bottom="none" fo:border-left="0.06pt solid #000000" fo:padding="0.071cm" fo:border-right="0.06pt solid #000000" fo:border-top="none"/>
    </style:style>
    <style:style style:name="ce56" style:family="table-cell" style:parent-style-name="Default" style:data-style-name="N2">
      <style:table-cell-properties fo:border-bottom="none" fo:border-left="0.06pt solid #000000" fo:padding="0.071cm" fo:border-right="0.06pt solid #000000" fo:border-top="none"/>
      <style:text-properties fo:color="#ffffff"/>
    </style:style>
    <style:style style:name="ce57" style:family="table-cell" style:parent-style-name="Default" style:data-style-name="N3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59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color="#ffffff"/>
    </style:style>
    <style:style style:name="ce60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3">
      <style:table-cell-properties fo:border="none"/>
    </style:style>
    <style:style style:name="ce63" style:family="table-cell" style:parent-style-name="Default" style:data-style-name="N3">
      <style:table-cell-properties fo:border="none"/>
      <style:text-properties fo:color="#ffffff"/>
    </style:style>
    <style:style style:name="ce64" style:family="table-cell" style:parent-style-name="Default">
      <style:table-cell-properties fo:border-bottom="none" fo:background-color="#999999" fo:border-left="0.06pt solid #000000" fo:border-right="none" fo:border-top="none"/>
      <style:text-properties fo:color="#999999"/>
      <style:map style:condition="cell-content()&gt;[.M4]" style:apply-style-name="Rouge" style:base-cell-address="'Activities &amp; Employment'.L3"/>
      <style:map style:condition="cell-content()=0" style:apply-style-name="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style:base-cell-address="'Activities &amp; Employment'.L3"/>
    </style:style>
    <style:style style:name="ce65" style:family="table-cell" style:parent-style-name="Default">
      <style:table-cell-properties fo:border-bottom="none" fo:background-color="#999999" fo:border-left="0.06pt solid #000000" fo:border-right="none" fo:border-top="none"/>
      <style:text-properties fo:color="#ffffff"/>
      <style:map style:condition="cell-content()&gt;[.M4]" style:apply-style-name="Rouge" style:base-cell-address="'Activities &amp; Employment'.L3"/>
      <style:map style:condition="cell-content()=0" style:apply-style-name="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style:base-cell-address="'Activities &amp; Employment'.L3"/>
    </style:style>
    <style:style style:name="ce66" style:family="table-cell" style:parent-style-name="Default" style:data-style-name="N3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3">
      <style:table-cell-properties fo:border-bottom="none" fo:background-color="#dddddd" fo:border-left="0.06pt solid #000000" fo:padding="0.071cm" fo:border-right="0.06pt solid #000000" fo:border-top="none"/>
      <style:text-properties fo:font-weight="bold" style:font-weight-asian="bold" style:font-weight-complex="bold"/>
    </style:style>
    <style:style style:name="ce68" style:family="table-cell" style:parent-style-name="Default" style:data-style-name="N3">
      <style:table-cell-properties fo:border-bottom="none" fo:background-color="#dddddd" fo:border-left="0.06pt solid #000000" fo:padding="0.071cm" fo:border-right="0.06pt solid #000000" fo:border-top="none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6pt solid #000000" style:vertical-align="middle"/>
    </style:style>
    <style:style style:name="ce70" style:family="table-cell" style:parent-style-name="Default" style:data-style-name="N3">
      <style:table-cell-properties fo:background-color="#dddddd" fo:border="0.06pt solid #000000" fo:padding="0.071cm"/>
    </style:style>
    <style:style style:name="ce71" style:family="table-cell" style:parent-style-name="Default" style:data-style-name="N3">
      <style:table-cell-properties fo:background-color="#dddddd" fo:border="0.06pt solid #000000" fo:padding="0.071cm"/>
      <style:text-properties fo:color="#ffffff"/>
    </style:style>
    <style:style style:name="ce72" style:family="table-cell" style:parent-style-name="Default">
      <style:table-cell-properties fo:background-color="#dddddd" fo:border="0.06pt solid #000000" fo:padding="0.071cm"/>
    </style:style>
    <style:style style:name="ce73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">
      <style:table-cell-properties style:glyph-orientation-vertical="0" style:text-align-source="fix" style:repeat-content="false" fo:wrap-option="wrap" fo:border="0.06pt solid #000000" style:direction="ltr" fo:padding="0.071cm" style:rotation-angle="9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76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ffffff"/>
    </style:style>
    <style:style style:name="ce78" style:family="table-cell" style:parent-style-name="Default" style:data-style-name="N11">
      <style:table-cell-properties fo:background-color="#dddddd" fo:border="0.06pt solid #000000"/>
    </style:style>
    <style:style style:name="ce79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1" style:family="table-cell" style:parent-style-name="Default" style:data-style-name="N11">
      <style:table-cell-properties fo:background-color="#dddddd" fo:border="0.06pt solid #000000"/>
      <style:text-properties fo:color="#ffffff"/>
    </style:style>
    <style:style style:name="ce82" style:family="table-cell" style:parent-style-name="Default" style:data-style-name="N3">
      <style:table-cell-properties fo:background-color="#dddddd" fo:border="0.06pt solid #000000"/>
    </style:style>
    <style:style style:name="ce83" style:family="table-cell" style:parent-style-name="Default" style:data-style-name="N11">
      <style:table-cell-properties fo:background-color="#dddddd" fo:border="0.06pt solid #000000"/>
      <style:text-properties fo:color="#000000"/>
    </style:style>
    <style:style style:name="ce84" style:family="table-cell" style:parent-style-name="Default">
      <style:table-cell-properties fo:background-color="#dddddd" fo:border="0.06pt solid #000000"/>
      <style:text-properties fo:color="#000000"/>
    </style:style>
    <style:style style:name="ce85" style:family="table-cell" style:parent-style-name="Default" style:data-style-name="N3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86" style:family="table-cell" style:parent-style-name="Default" style:data-style-name="N3">
      <style:table-cell-properties fo:background-color="#dddddd" fo:border="0.06pt solid #000000"/>
      <style:text-properties fo:color="#ffffff"/>
    </style:style>
    <style:style style:name="ce87" style:family="table-cell" style:parent-style-name="Default">
      <style:table-cell-properties fo:background-color="#dddddd" fo:border="0.06pt solid #000000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dddddd" fo:border="0.06pt solid #000000"/>
    </style:style>
    <style:style style:name="ce91" style:family="table-cell" style:parent-style-name="Default" style:data-style-name="N2">
      <style:table-cell-properties fo:background-color="#dddddd" fo:border="0.06pt solid #000000"/>
      <style:text-properties fo:color="#ffffff"/>
    </style:style>
    <style:style style:name="ce92" style:family="table-cell" style:parent-style-name="Default" style:data-style-name="N3">
      <style:table-cell-properties fo:background-color="#dddddd" fo:border="0.06pt solid #000000"/>
      <style:text-properties fo:font-weight="bold" style:font-weight-asian="bold" style:font-weight-complex="bold"/>
    </style:style>
    <style:style style:name="ce93" style:family="table-cell" style:parent-style-name="Default" style:data-style-name="N3">
      <style:table-cell-properties fo:background-color="#dddddd" fo:border="0.06pt solid #000000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ddddd" fo:wrap-option="wrap" fo:border="0.06pt solid #000000" style:vertical-align="middle"/>
    </style:style>
    <style:style style:name="ce98" style:family="table-cell" style:parent-style-name="Default">
      <style:table-cell-properties fo:background-color="#dddddd" fo:border="0.06pt solid #000000"/>
      <style:text-properties fo:color="#ffffff"/>
    </style:style>
    <style:style style:name="ce99" style:family="table-cell" style:parent-style-name="Default" style:data-style-name="N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wrap-option="wrap" style:vertical-align="middle"/>
    </style:style>
    <style:style style:name="ce101" style:family="table-cell" style:parent-style-name="Default">
      <style:table-cell-properties fo:border="none"/>
      <style:text-properties fo: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untry="none"/>
    </style:style>
  </office:automatic-styles>
  <office:body>
    <office:spreadsheet>
      <table:calculation-settings table:case-sensitive="false" table:use-regular-expressions="false"/>
      <table:table table:name="Feuille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3"/>
          <table:table-cell table:number-columns-repeated="2"/>
          <table:table-cell table:style-name="ce3"/>
          <table:table-cell/>
        </table:table-row>
        <table:table-row table:style-name="ro1">
          <table:table-cell table:number-columns-repeated="5"/>
          <table:table-cell office:value-type="string" calcext:value-type="string">
            <text:p>maxEffectValue</text:p>
          </table:table-cell>
          <table:table-cell office:value-type="string" calcext:value-type="string">
            <text:p>higherValue</text:p>
          </table:table-cell>
          <table:table-cell office:value-type="string" calcext:value-type="string">
            <text:p>lowerValue</text:p>
          </table:table-cell>
          <table:table-cell/>
          <table:table-cell office:value-type="string" calcext:value-type="string">
            <text:p>GetMaxPercentFromLowDiff</text:p>
          </table:table-cell>
          <table:table-cell office:value-type="string" calcext:value-type="string">
            <text:p>LimitEffect</text:p>
          </table:table-cell>
          <table:table-cell/>
          <table:table-cell office:value-type="string" calcext:value-type="string">
            <text:p>GetMaxPercentFromHighDiff</text:p>
          </table:table-cell>
          <table:table-cell office:value-type="string" calcext:value-type="string">
            <text:p>LimitEffect</text:p>
          </table:table-cell>
        </table:table-row>
        <table:table-row table:style-name="ro1">
          <table:table-cell office:value-type="string" calcext:value-type="string">
            <text:p>baseDeathRatio = 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formula="of:=[.F4]*([.H4]/[.G4])" office:value-type="string" office:string-value="#DIV/0 !" calcext:value-type="string">
            <text:p>#DIV/0 !</text:p>
          </table:table-cell>
          <table:table-cell table:formula="of:=[.F4]*[.J4]/([.F4]+1)" office:value-type="string" office:string-value="#DIV/0 !" calcext:value-type="string">
            <text:p>#DIV/0 !</text:p>
          </table:table-cell>
          <table:table-cell/>
          <table:table-cell table:formula="of:=[.F4]*(100-([.H4]/[.G4]*100))/100" office:value-type="string" office:string-value="#DIV/0 !" calcext:value-type="string">
            <text:p>#DIV/0 !</text:p>
          </table:table-cell>
          <table:table-cell table:formula="of:=[.F4]*[.M4]/([.F4]+1)" office:value-type="string" office:string-value="#DIV/0 !" calcext:value-type="string">
            <text:p>#DIV/0 !</text:p>
          </table:table-cell>
        </table:table-row>
        <table:table-row table:style-name="ro1">
          <table:table-cell office:value-type="string" calcext:value-type="string">
            <text:p>maxAttackBonus = </text:p>
          </table:table-cell>
          <table:table-cell table:formula="of:=100-[.B4]" office:value-type="float" office:value="55" calcext:value-type="float">
            <text:p>55</text:p>
          </table:table-cell>
          <table:table-cell table:number-columns-repeated="3"/>
          <table:table-cell table:formula="of:=IF([.C7]&gt;[.C8];[.B5];[.B6])" office:value-type="float" office:value="45" calcext:value-type="float">
            <text:p>45</text:p>
          </table:table-cell>
          <table:table-cell table:formula="of:=IF([.C7]&gt;[.C8];[.C7];[.C8])" office:value-type="float" office:value="145" calcext:value-type="float">
            <text:p>145</text:p>
          </table:table-cell>
          <table:table-cell table:formula="of:=IF([.C7]&gt;[.C8];[.C8];[.C7])" office:value-type="float" office:value="105" calcext:value-type="float">
            <text:p>105</text:p>
          </table:table-cell>
          <table:table-cell/>
          <table:table-cell table:formula="of:=[.F5]*([.H5]/[.G5])" office:value-type="float" office:value="32.5862068965517" calcext:value-type="float">
            <text:p>32,59</text:p>
          </table:table-cell>
          <table:table-cell table:formula="of:=[.F5]*[.J5]/([.F5]+1)" office:value-type="float" office:value="31.8778110944528" calcext:value-type="float">
            <text:p>31,88</text:p>
          </table:table-cell>
          <table:table-cell/>
          <table:table-cell table:formula="of:=[.F5]*(100-([.H5]/[.G5]*100))/100" office:value-type="float" office:value="12.4137931034483" calcext:value-type="float">
            <text:p>12,41</text:p>
          </table:table-cell>
          <table:table-cell table:formula="of:=[.F5]*[.M5]/([.F5]+1)" office:value-type="float" office:value="12.143928035982" calcext:value-type="float">
            <text:p>12,14</text:p>
          </table:table-cell>
        </table:table-row>
        <table:table-row table:style-name="ro1">
          <table:table-cell office:value-type="string" calcext:value-type="string">
            <text:p>maxDefenseBonus = </text:p>
          </table:table-cell>
          <table:table-cell table:formula="of:=[.B4]" office:value-type="float" office:value="45" calcext:value-type="float">
            <text:p>45</text:p>
          </table:table-cell>
          <table:table-cell table:number-columns-repeated="3"/>
          <table:table-cell table:formula="of:=IF([.D7]&gt;[.D8];[.B5];[.B6])" office:value-type="float" office:value="45" calcext:value-type="float">
            <text:p>45</text:p>
          </table:table-cell>
          <table:table-cell table:formula="of:=IF([.D7]&gt;[.D8];[.D7];[.D8])" office:value-type="float" office:value="155" calcext:value-type="float">
            <text:p>155</text:p>
          </table:table-cell>
          <table:table-cell table:formula="of:=IF([.D7]&gt;[.D8];[.D8];[.D7])" office:value-type="float" office:value="95" calcext:value-type="float">
            <text:p>95</text:p>
          </table:table-cell>
          <table:table-cell/>
          <table:table-cell table:formula="of:=[.F6]*([.H6]/[.G6])" office:value-type="float" office:value="27.5806451612903" calcext:value-type="float">
            <text:p>27,58</text:p>
          </table:table-cell>
          <table:table-cell table:formula="of:=[.F6]*[.J6]/([.F6]+1)" office:value-type="float" office:value="26.9810659186536" calcext:value-type="float">
            <text:p>26,98</text:p>
          </table:table-cell>
          <table:table-cell/>
          <table:table-cell table:formula="of:=[.F6]*(100-([.H6]/[.G6]*100))/100" office:value-type="float" office:value="17.4193548387097" calcext:value-type="float">
            <text:p>17,42</text:p>
          </table:table-cell>
          <table:table-cell table:formula="of:=[.F6]*[.M6]/([.F6]+1)" office:value-type="float" office:value="17.0406732117812" calcext:value-type="float">
            <text:p>17,04</text:p>
          </table:table-cell>
        </table:table-row>
        <table:table-row table:style-name="ro1">
          <table:table-cell office:value-type="string" calcext:value-type="string">
            <text:p>APValue = </text:p>
          </table:table-cell>
          <table:table-cell office:value-type="float" office:value="50" calcext:value-type="float">
            <text:p>50</text:p>
          </table:table-cell>
          <table:table-cell table:formula="of:=[.B5]+[.B7]" office:value-type="float" office:value="105" calcext:value-type="float">
            <text:p>105</text:p>
          </table:table-cell>
          <table:table-cell table:formula="of:=[.B6]+[.B7]" office:value-type="float" office:value="95" calcext:value-type="float">
            <text:p>95</text:p>
          </table:table-cell>
          <table:table-cell table:number-columns-repeated="5"/>
          <table:table-cell table:formula="of:=[.F7]*([.H7]/[.G7])" office:value-type="string" office:string-value="#DIV/0 !" calcext:value-type="string">
            <text:p>#DIV/0 !</text:p>
          </table:table-cell>
          <table:table-cell table:formula="of:=[.F7]*[.J7]/([.F7]+1)" office:value-type="string" office:string-value="#DIV/0 !" calcext:value-type="string">
            <text:p>#DIV/0 !</text:p>
          </table:table-cell>
          <table:table-cell/>
          <table:table-cell table:formula="of:=[.F7]*(100-([.H7]/[.G7]*100))/100" office:value-type="string" office:string-value="#DIV/0 !" calcext:value-type="string">
            <text:p>#DIV/0 !</text:p>
          </table:table-cell>
          <table:table-cell table:formula="of:=[.F7]*[.M7]/([.F7]+1)" office:value-type="string" office:string-value="#DIV/0 !" calcext:value-type="string">
            <text:p>#DIV/0 !</text:p>
          </table:table-cell>
        </table:table-row>
        <table:table-row table:style-name="ro1">
          <table:table-cell office:value-type="string" calcext:value-type="string">
            <text:p>ArmorValue =</text:p>
          </table:table-cell>
          <table:table-cell office:value-type="float" office:value="100" calcext:value-type="float">
            <text:p>100</text:p>
          </table:table-cell>
          <table:table-cell table:formula="of:=[.B6]+[.B8]" office:value-type="float" office:value="145" calcext:value-type="float">
            <text:p>145</text:p>
          </table:table-cell>
          <table:table-cell table:formula="of:=[.B5]+[.B8]" office:value-type="float" office:value="155" calcext:value-type="float">
            <text:p>155</text:p>
          </table:table-cell>
          <table:table-cell table:number-columns-repeated="5"/>
          <table:table-cell table:formula="of:=[.F8]*([.H8]/[.G8])" office:value-type="string" office:string-value="#DIV/0 !" calcext:value-type="string">
            <text:p>#DIV/0 !</text:p>
          </table:table-cell>
          <table:table-cell table:formula="of:=[.F8]*[.J8]/([.F8]+1)" office:value-type="string" office:string-value="#DIV/0 !" calcext:value-type="string">
            <text:p>#DIV/0 !</text:p>
          </table:table-cell>
          <table:table-cell/>
          <table:table-cell table:formula="of:=[.F8]*(100-([.H8]/[.G8]*100))/100" office:value-type="string" office:string-value="#DIV/0 !" calcext:value-type="string">
            <text:p>#DIV/0 !</text:p>
          </table:table-cell>
          <table:table-cell table:formula="of:=[.F8]*[.M8]/([.F8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9]*([.H9]/[.G9])" office:value-type="string" office:string-value="#DIV/0 !" calcext:value-type="string">
            <text:p>#DIV/0 !</text:p>
          </table:table-cell>
          <table:table-cell table:formula="of:=[.F9]*[.J9]/([.F9]+1)" office:value-type="string" office:string-value="#DIV/0 !" calcext:value-type="string">
            <text:p>#DIV/0 !</text:p>
          </table:table-cell>
          <table:table-cell/>
          <table:table-cell table:formula="of:=[.F9]*(100-([.H9]/[.G9]*100))/100" office:value-type="string" office:string-value="#DIV/0 !" calcext:value-type="string">
            <text:p>#DIV/0 !</text:p>
          </table:table-cell>
          <table:table-cell table:formula="of:=[.F9]*[.M9]/([.F9]+1)" office:value-type="string" office:string-value="#DIV/0 !" calcext:value-type="string">
            <text:p>#DIV/0 !</text:p>
          </table:table-cell>
        </table:table-row>
        <table:table-row table:style-name="ro1">
          <table:table-cell office:value-type="string" calcext:value-type="string">
            <text:p>deathRatio =</text:p>
          </table:table-cell>
          <table:table-cell/>
          <table:table-cell table:formula="of:=IF([.C7]&gt;[.C8];[.B4]+[.N5];[.B4]-[.N5])" office:value-type="float" office:value="32.856071964018" calcext:value-type="float">
            <text:p>32,86</text:p>
          </table:table-cell>
          <table:table-cell table:formula="of:=IF([.D7]&gt;[.D8];[.B4]+[.N6];[.B4]-[.N6])" office:value-type="float" office:value="27.9593267882188" calcext:value-type="float">
            <text:p>27,9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formula="of:=[.F10]*([.H10]/[.G10])" office:value-type="float" office:value="50" calcext:value-type="float">
            <text:p>50,00</text:p>
          </table:table-cell>
          <table:table-cell table:formula="of:=[.F10]*[.J10]/([.F10]+1)" office:value-type="float" office:value="49.0196078431373" calcext:value-type="float">
            <text:p>49,02</text:p>
          </table:table-cell>
          <table:table-cell/>
          <table:table-cell table:formula="of:=[.F10]*(100-([.H10]/[.G10]*100))/100" office:value-type="float" office:value="0" calcext:value-type="float">
            <text:p>0,00</text:p>
          </table:table-cell>
          <table:table-cell table:formula="of:=[.F10]*[.M10]/([.F10]+1)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11]*([.H11]/[.G11])" office:value-type="float" office:value="33.3333333333333" calcext:value-type="float">
            <text:p>33,33</text:p>
          </table:table-cell>
          <table:table-cell table:formula="of:=[.F11]*[.J11]/([.F11]+1)" office:value-type="float" office:value="32.6797385620915" calcext:value-type="float">
            <text:p>32,68</text:p>
          </table:table-cell>
          <table:table-cell/>
          <table:table-cell table:formula="of:=[.F11]*(100-([.H11]/[.G11]*100))/100" office:value-type="float" office:value="16.6666666666667" calcext:value-type="float">
            <text:p>16,67</text:p>
          </table:table-cell>
          <table:table-cell table:formula="of:=[.F11]*[.M11]/([.F11]+1)" office:value-type="float" office:value="16.3398692810458" calcext:value-type="float">
            <text:p>16,3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12]*([.H12]/[.G12])" office:value-type="float" office:value="21.4285714285714" calcext:value-type="float">
            <text:p>21,43</text:p>
          </table:table-cell>
          <table:table-cell table:formula="of:=[.F12]*[.J12]/([.F12]+1)" office:value-type="float" office:value="21.0084033613445" calcext:value-type="float">
            <text:p>21,01</text:p>
          </table:table-cell>
          <table:table-cell/>
          <table:table-cell table:formula="of:=[.F12]*(100-([.H12]/[.G12]*100))/100" office:value-type="float" office:value="28.5714285714286" calcext:value-type="float">
            <text:p>28,57</text:p>
          </table:table-cell>
          <table:table-cell table:formula="of:=[.F12]*[.M12]/([.F12]+1)" office:value-type="float" office:value="28.0112044817927" calcext:value-type="float">
            <text:p>28,01</text:p>
          </table:table-cell>
        </table:table-row>
        <table:table-row table:style-name="ro2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13]*([.H13]/[.G13])" office:value-type="float" office:value="12.5" calcext:value-type="float">
            <text:p>12,50</text:p>
          </table:table-cell>
          <table:table-cell table:formula="of:=[.F13]*[.J13]/([.F13]+1)" office:value-type="float" office:value="12.2549019607843" calcext:value-type="float">
            <text:p>12,25</text:p>
          </table:table-cell>
          <table:table-cell/>
          <table:table-cell table:formula="of:=[.F13]*(100-([.H13]/[.G13]*100))/100" office:value-type="float" office:value="37.5" calcext:value-type="float">
            <text:p>37,50</text:p>
          </table:table-cell>
          <table:table-cell table:formula="of:=[.F13]*[.M13]/([.F13]+1)" office:value-type="float" office:value="36.7647058823529" calcext:value-type="float">
            <text:p>36,7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F14]*([.H14]/[.G14])" office:value-type="float" office:value="5.55555555555556" calcext:value-type="float">
            <text:p>5,56</text:p>
          </table:table-cell>
          <table:table-cell table:formula="of:=[.F14]*[.J14]/([.F14]+1)" office:value-type="float" office:value="5.44662309368192" calcext:value-type="float">
            <text:p>5,45</text:p>
          </table:table-cell>
          <table:table-cell/>
          <table:table-cell table:formula="of:=[.F14]*(100-([.H14]/[.G14]*100))/100" office:value-type="float" office:value="44.4444444444444" calcext:value-type="float">
            <text:p>44,44</text:p>
          </table:table-cell>
          <table:table-cell table:formula="of:=[.F14]*[.M14]/([.F14]+1)" office:value-type="float" office:value="43.5729847494553" calcext:value-type="float">
            <text:p>43,57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15]*([.H15]/[.G15])" office:value-type="float" office:value="0" calcext:value-type="float">
            <text:p>0,00</text:p>
          </table:table-cell>
          <table:table-cell table:formula="of:=[.F15]*[.J15]/([.F15]+1)" office:value-type="float" office:value="0" calcext:value-type="float">
            <text:p>0,00</text:p>
          </table:table-cell>
          <table:table-cell/>
          <table:table-cell table:formula="of:=[.F15]*(100-([.H15]/[.G15]*100))/100" office:value-type="float" office:value="50" calcext:value-type="float">
            <text:p>50,00</text:p>
          </table:table-cell>
          <table:table-cell table:formula="of:=[.F15]*[.M15]/([.F15]+1)" office:value-type="float" office:value="49.0196078431373" calcext:value-type="float">
            <text:p>49,0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16]*([.H16]/[.G16])" office:value-type="float" office:value="45.4545454545455" calcext:value-type="float">
            <text:p>45,45</text:p>
          </table:table-cell>
          <table:table-cell table:formula="of:=[.F16]*[.J16]/([.F16]+1)" office:value-type="float" office:value="44.5632798573975" calcext:value-type="float">
            <text:p>44,56</text:p>
          </table:table-cell>
          <table:table-cell/>
          <table:table-cell table:formula="of:=[.F16]*(100-([.H16]/[.G16]*100))/100" office:value-type="float" office:value="4.54545454545455" calcext:value-type="float">
            <text:p>4,55</text:p>
          </table:table-cell>
          <table:table-cell table:formula="of:=[.F16]*[.M16]/([.F16]+1)" office:value-type="float" office:value="4.45632798573975" calcext:value-type="float">
            <text:p>4,4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/>
          <table:table-cell table:formula="of:=[.F17]*([.H17]/[.G17])" office:value-type="string" office:string-value="#DIV/0 !" calcext:value-type="string">
            <text:p>#DIV/0 !</text:p>
          </table:table-cell>
          <table:table-cell table:formula="of:=[.F17]*[.J17]/([.F17]+1)" office:value-type="string" office:string-value="#DIV/0 !" calcext:value-type="string">
            <text:p>#DIV/0 !</text:p>
          </table:table-cell>
          <table:table-cell/>
          <table:table-cell table:formula="of:=[.F17]*(100-([.H17]/[.G17]*100))/100" office:value-type="string" office:string-value="#DIV/0 !" calcext:value-type="string">
            <text:p>#DIV/0 !</text:p>
          </table:table-cell>
          <table:table-cell table:formula="of:=[.F17]*[.M17]/([.F17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18]*([.H18]/[.G18])" office:value-type="float" office:value="33.3333333333333" calcext:value-type="float">
            <text:p>33,33</text:p>
          </table:table-cell>
          <table:table-cell table:formula="of:=[.F18]*[.J18]/([.F18]+1)" office:value-type="float" office:value="32.6797385620915" calcext:value-type="float">
            <text:p>32,68</text:p>
          </table:table-cell>
          <table:table-cell/>
          <table:table-cell table:formula="of:=[.F18]*(100-([.H18]/[.G18]*100))/100" office:value-type="float" office:value="16.6666666666667" calcext:value-type="float">
            <text:p>16,67</text:p>
          </table:table-cell>
          <table:table-cell table:formula="of:=[.F18]*[.M18]/([.F18]+1)" office:value-type="float" office:value="16.3398692810458" calcext:value-type="float">
            <text:p>16,3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F19]*([.H19]/[.G19])" office:value-type="float" office:value="34.375" calcext:value-type="float">
            <text:p>34,38</text:p>
          </table:table-cell>
          <table:table-cell table:formula="of:=[.F19]*[.J19]/([.F19]+1)" office:value-type="float" office:value="33.7009803921569" calcext:value-type="float">
            <text:p>33,70</text:p>
          </table:table-cell>
          <table:table-cell/>
          <table:table-cell table:formula="of:=[.F19]*(100-([.H19]/[.G19]*100))/100" office:value-type="float" office:value="15.625" calcext:value-type="float">
            <text:p>15,63</text:p>
          </table:table-cell>
          <table:table-cell table:formula="of:=[.F19]*[.M19]/([.F19]+1)" office:value-type="float" office:value="15.3186274509804" calcext:value-type="float">
            <text:p>15,3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20]*([.H20]/[.G20])" office:value-type="float" office:value="35.2941176470588" calcext:value-type="float">
            <text:p>35,29</text:p>
          </table:table-cell>
          <table:table-cell table:formula="of:=[.F20]*[.J20]/([.F20]+1)" office:value-type="float" office:value="34.6020761245675" calcext:value-type="float">
            <text:p>34,60</text:p>
          </table:table-cell>
          <table:table-cell/>
          <table:table-cell table:formula="of:=[.F20]*(100-([.H20]/[.G20]*100))/100" office:value-type="float" office:value="14.7058823529412" calcext:value-type="float">
            <text:p>14,71</text:p>
          </table:table-cell>
          <table:table-cell table:formula="of:=[.F20]*[.M20]/([.F20]+1)" office:value-type="float" office:value="14.4175317185698" calcext:value-type="float">
            <text:p>14,4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21]*([.H21]/[.G21])" office:value-type="float" office:value="36.1111111111111" calcext:value-type="float">
            <text:p>36,11</text:p>
          </table:table-cell>
          <table:table-cell table:formula="of:=[.F21]*[.J21]/([.F21]+1)" office:value-type="float" office:value="35.4030501089325" calcext:value-type="float">
            <text:p>35,40</text:p>
          </table:table-cell>
          <table:table-cell/>
          <table:table-cell table:formula="of:=[.F21]*(100-([.H21]/[.G21]*100))/100" office:value-type="float" office:value="13.8888888888889" calcext:value-type="float">
            <text:p>13,89</text:p>
          </table:table-cell>
          <table:table-cell table:formula="of:=[.F21]*[.M21]/([.F21]+1)" office:value-type="float" office:value="13.6165577342048" calcext:value-type="float">
            <text:p>13,6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F22]*([.H22]/[.G22])" office:value-type="float" office:value="36.8421052631579" calcext:value-type="float">
            <text:p>36,84</text:p>
          </table:table-cell>
          <table:table-cell table:formula="of:=[.F22]*[.J22]/([.F22]+1)" office:value-type="float" office:value="36.1197110423117" calcext:value-type="float">
            <text:p>36,12</text:p>
          </table:table-cell>
          <table:table-cell/>
          <table:table-cell table:formula="of:=[.F22]*(100-([.H22]/[.G22]*100))/100" office:value-type="float" office:value="13.1578947368421" calcext:value-type="float">
            <text:p>13,16</text:p>
          </table:table-cell>
          <table:table-cell table:formula="of:=[.F22]*[.M22]/([.F22]+1)" office:value-type="float" office:value="12.8998968008256" calcext:value-type="float">
            <text:p>12,9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F23]*([.H23]/[.G23])" office:value-type="float" office:value="37.5" calcext:value-type="float">
            <text:p>37,50</text:p>
          </table:table-cell>
          <table:table-cell table:formula="of:=[.F23]*[.J23]/([.F23]+1)" office:value-type="float" office:value="36.7647058823529" calcext:value-type="float">
            <text:p>36,76</text:p>
          </table:table-cell>
          <table:table-cell/>
          <table:table-cell table:formula="of:=[.F23]*(100-([.H23]/[.G23]*100))/100" office:value-type="float" office:value="12.5" calcext:value-type="float">
            <text:p>12,50</text:p>
          </table:table-cell>
          <table:table-cell table:formula="of:=[.F23]*[.M23]/([.F23]+1)" office:value-type="float" office:value="12.2549019607843" calcext:value-type="float">
            <text:p>12,25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4]*([.H24]/[.G24])" office:value-type="float" office:value="42.1052631578947" calcext:value-type="float">
            <text:p>42,11</text:p>
          </table:table-cell>
          <table:table-cell table:formula="of:=[.F24]*[.J24]/([.F24]+1)" office:value-type="float" office:value="41.2796697626419" calcext:value-type="float">
            <text:p>41,28</text:p>
          </table:table-cell>
          <table:table-cell/>
          <table:table-cell table:formula="of:=[.F24]*(100-([.H24]/[.G24]*100))/100" office:value-type="float" office:value="7.89473684210527" calcext:value-type="float">
            <text:p>7,89</text:p>
          </table:table-cell>
          <table:table-cell table:formula="of:=[.F24]*[.M24]/([.F24]+1)" office:value-type="float" office:value="7.73993808049536" calcext:value-type="float">
            <text:p>7,7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F25]*([.H25]/[.G25])" office:value-type="float" office:value="47.2222222222222" calcext:value-type="float">
            <text:p>47,22</text:p>
          </table:table-cell>
          <table:table-cell table:formula="of:=[.F25]*[.J25]/([.F25]+1)" office:value-type="float" office:value="46.2962962962963" calcext:value-type="float">
            <text:p>46,30</text:p>
          </table:table-cell>
          <table:table-cell/>
          <table:table-cell table:formula="of:=[.F25]*(100-([.H25]/[.G25]*100))/100" office:value-type="float" office:value="2.77777777777778" calcext:value-type="float">
            <text:p>2,78</text:p>
          </table:table-cell>
          <table:table-cell table:formula="of:=[.F25]*[.M25]/([.F25]+1)" office:value-type="float" office:value="2.72331154684096" calcext:value-type="float">
            <text:p>2,7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/>
          <table:table-cell table:formula="of:=[.F26]*([.H26]/[.G26])" office:value-type="string" office:string-value="#DIV/0 !" calcext:value-type="string">
            <text:p>#DIV/0 !</text:p>
          </table:table-cell>
          <table:table-cell table:formula="of:=[.F26]*[.J26]/([.F26]+1)" office:value-type="string" office:string-value="#DIV/0 !" calcext:value-type="string">
            <text:p>#DIV/0 !</text:p>
          </table:table-cell>
          <table:table-cell/>
          <table:table-cell table:formula="of:=[.F26]*(100-([.H26]/[.G26]*100))/100" office:value-type="string" office:string-value="#DIV/0 !" calcext:value-type="string">
            <text:p>#DIV/0 !</text:p>
          </table:table-cell>
          <table:table-cell table:formula="of:=[.F26]*[.M26]/([.F26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F27]*([.H27]/[.G27])" office:value-type="float" office:value="59.375" calcext:value-type="float">
            <text:p>59,38</text:p>
          </table:table-cell>
          <table:table-cell table:formula="of:=[.F27]*[.J27]/([.F27]+1)" office:value-type="float" office:value="58.2107843137255" calcext:value-type="float">
            <text:p>58,21</text:p>
          </table:table-cell>
          <table:table-cell/>
          <table:table-cell table:formula="of:=[.F27]*(100-([.H27]/[.G27]*100))/100" office:value-type="float" office:value="-9.375" calcext:value-type="float">
            <text:p>-9,38</text:p>
          </table:table-cell>
          <table:table-cell table:formula="of:=[.F27]*[.M27]/([.F27]+1)" office:value-type="float" office:value="-9.19117647058824" calcext:value-type="float">
            <text:p>-9,1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F28]*([.H28]/[.G28])" office:value-type="float" office:value="61.3333333333333" calcext:value-type="float">
            <text:p>61,33</text:p>
          </table:table-cell>
          <table:table-cell table:formula="of:=[.F28]*[.J28]/([.F28]+1)" office:value-type="float" office:value="60.1307189542484" calcext:value-type="float">
            <text:p>60,13</text:p>
          </table:table-cell>
          <table:table-cell/>
          <table:table-cell table:formula="of:=[.F28]*(100-([.H28]/[.G28]*100))/100" office:value-type="float" office:value="-11.3333333333333" calcext:value-type="float">
            <text:p>-11,33</text:p>
          </table:table-cell>
          <table:table-cell table:formula="of:=[.F28]*[.M28]/([.F28]+1)" office:value-type="float" office:value="-11.1111111111111" calcext:value-type="float">
            <text:p>-11,1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F29]*([.H29]/[.G29])" office:value-type="float" office:value="63.5714285714286" calcext:value-type="float">
            <text:p>63,57</text:p>
          </table:table-cell>
          <table:table-cell table:formula="of:=[.F29]*[.J29]/([.F29]+1)" office:value-type="float" office:value="62.3249299719888" calcext:value-type="float">
            <text:p>62,32</text:p>
          </table:table-cell>
          <table:table-cell/>
          <table:table-cell table:formula="of:=[.F29]*(100-([.H29]/[.G29]*100))/100" office:value-type="float" office:value="-13.5714285714286" calcext:value-type="float">
            <text:p>-13,57</text:p>
          </table:table-cell>
          <table:table-cell table:formula="of:=[.F29]*[.M29]/([.F29]+1)" office:value-type="float" office:value="-13.3053221288515" calcext:value-type="float">
            <text:p>-13,3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F30]*([.H30]/[.G30])" office:value-type="float" office:value="66.1538461538462" calcext:value-type="float">
            <text:p>66,15</text:p>
          </table:table-cell>
          <table:table-cell table:formula="of:=[.F30]*[.J30]/([.F30]+1)" office:value-type="float" office:value="64.8567119155354" calcext:value-type="float">
            <text:p>64,86</text:p>
          </table:table-cell>
          <table:table-cell/>
          <table:table-cell table:formula="of:=[.F30]*(100-([.H30]/[.G30]*100))/100" office:value-type="float" office:value="-16.1538461538461" calcext:value-type="float">
            <text:p>-16,15</text:p>
          </table:table-cell>
          <table:table-cell table:formula="of:=[.F30]*[.M30]/([.F30]+1)" office:value-type="float" office:value="-15.8371040723982" calcext:value-type="float">
            <text:p>-15,8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F31]*([.H31]/[.G31])" office:value-type="float" office:value="69.1666666666667" calcext:value-type="float">
            <text:p>69,17</text:p>
          </table:table-cell>
          <table:table-cell table:formula="of:=[.F31]*[.J31]/([.F31]+1)" office:value-type="float" office:value="67.8104575163399" calcext:value-type="float">
            <text:p>67,81</text:p>
          </table:table-cell>
          <table:table-cell/>
          <table:table-cell table:formula="of:=[.F31]*(100-([.H31]/[.G31]*100))/100" office:value-type="float" office:value="-19.1666666666667" calcext:value-type="float">
            <text:p>-19,17</text:p>
          </table:table-cell>
          <table:table-cell table:formula="of:=[.F31]*[.M31]/([.F31]+1)" office:value-type="float" office:value="-18.7908496732026" calcext:value-type="float">
            <text:p>-18,7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32]*([.H32]/[.G32])" office:value-type="float" office:value="72.7272727272727" calcext:value-type="float">
            <text:p>72,73</text:p>
          </table:table-cell>
          <table:table-cell table:formula="of:=[.F32]*[.J32]/([.F32]+1)" office:value-type="float" office:value="71.301247771836" calcext:value-type="float">
            <text:p>71,30</text:p>
          </table:table-cell>
          <table:table-cell/>
          <table:table-cell table:formula="of:=[.F32]*(100-([.H32]/[.G32]*100))/100" office:value-type="float" office:value="-22.7272727272727" calcext:value-type="float">
            <text:p>-22,73</text:p>
          </table:table-cell>
          <table:table-cell table:formula="of:=[.F32]*[.M32]/([.F32]+1)" office:value-type="float" office:value="-22.2816399286988" calcext:value-type="float">
            <text:p>-22,28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F33]*([.H33]/[.G33])" office:value-type="float" office:value="77" calcext:value-type="float">
            <text:p>77,00</text:p>
          </table:table-cell>
          <table:table-cell table:formula="of:=[.F33]*[.J33]/([.F33]+1)" office:value-type="float" office:value="75.4901960784314" calcext:value-type="float">
            <text:p>75,49</text:p>
          </table:table-cell>
          <table:table-cell/>
          <table:table-cell table:formula="of:=[.F33]*(100-([.H33]/[.G33]*100))/100" office:value-type="float" office:value="-27" calcext:value-type="float">
            <text:p>-27,00</text:p>
          </table:table-cell>
          <table:table-cell table:formula="of:=[.F33]*[.M33]/([.F33]+1)" office:value-type="float" office:value="-26.4705882352941" calcext:value-type="float">
            <text:p>-26,47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F34]*([.H34]/[.G34])" office:value-type="float" office:value="40.6593406593407" calcext:value-type="float">
            <text:p>40,66</text:p>
          </table:table-cell>
          <table:table-cell table:formula="of:=[.F34]*[.J34]/([.F34]+1)" office:value-type="float" office:value="39.8620986856281" calcext:value-type="float">
            <text:p>39,86</text:p>
          </table:table-cell>
          <table:table-cell/>
          <table:table-cell table:formula="of:=[.F34]*(100-([.H34]/[.G34]*100))/100" office:value-type="float" office:value="9.34065934065934" calcext:value-type="float">
            <text:p>9,34</text:p>
          </table:table-cell>
          <table:table-cell table:formula="of:=[.F34]*[.M34]/([.F34]+1)" office:value-type="float" office:value="9.15750915750916" calcext:value-type="float">
            <text:p>9,1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F35]*([.H35]/[.G35])" office:value-type="float" office:value="38.5869565217391" calcext:value-type="float">
            <text:p>38,59</text:p>
          </table:table-cell>
          <table:table-cell table:formula="of:=[.F35]*[.J35]/([.F35]+1)" office:value-type="float" office:value="37.8303495311168" calcext:value-type="float">
            <text:p>37,83</text:p>
          </table:table-cell>
          <table:table-cell/>
          <table:table-cell table:formula="of:=[.F35]*(100-([.H35]/[.G35]*100))/100" office:value-type="float" office:value="11.4130434782609" calcext:value-type="float">
            <text:p>11,41</text:p>
          </table:table-cell>
          <table:table-cell table:formula="of:=[.F35]*[.M35]/([.F35]+1)" office:value-type="float" office:value="11.1892583120205" calcext:value-type="float">
            <text:p>11,1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F36]*([.H36]/[.G36])" office:value-type="float" office:value="36.5591397849462" calcext:value-type="float">
            <text:p>36,56</text:p>
          </table:table-cell>
          <table:table-cell table:formula="of:=[.F36]*[.J36]/([.F36]+1)" office:value-type="float" office:value="35.84229390681" calcext:value-type="float">
            <text:p>35,84</text:p>
          </table:table-cell>
          <table:table-cell/>
          <table:table-cell table:formula="of:=[.F36]*(100-([.H36]/[.G36]*100))/100" office:value-type="float" office:value="13.4408602150538" calcext:value-type="float">
            <text:p>13,44</text:p>
          </table:table-cell>
          <table:table-cell table:formula="of:=[.F36]*[.M36]/([.F36]+1)" office:value-type="float" office:value="13.1773139363272" calcext:value-type="float">
            <text:p>13,18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F37]*([.H37]/[.G37])" office:value-type="float" office:value="36.7021276595745" calcext:value-type="float">
            <text:p>36,70</text:p>
          </table:table-cell>
          <table:table-cell table:formula="of:=[.F37]*[.J37]/([.F37]+1)" office:value-type="float" office:value="35.982478097622" calcext:value-type="float">
            <text:p>35,98</text:p>
          </table:table-cell>
          <table:table-cell/>
          <table:table-cell table:formula="of:=[.F37]*(100-([.H37]/[.G37]*100))/100" office:value-type="float" office:value="13.2978723404255" calcext:value-type="float">
            <text:p>13,30</text:p>
          </table:table-cell>
          <table:table-cell table:formula="of:=[.F37]*[.M37]/([.F37]+1)" office:value-type="float" office:value="13.0371297455152" calcext:value-type="float">
            <text:p>13,0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F38]*([.H38]/[.G38])" office:value-type="float" office:value="36.8421052631579" calcext:value-type="float">
            <text:p>36,84</text:p>
          </table:table-cell>
          <table:table-cell table:formula="of:=[.F38]*[.J38]/([.F38]+1)" office:value-type="float" office:value="36.1197110423117" calcext:value-type="float">
            <text:p>36,12</text:p>
          </table:table-cell>
          <table:table-cell/>
          <table:table-cell table:formula="of:=[.F38]*(100-([.H38]/[.G38]*100))/100" office:value-type="float" office:value="13.1578947368421" calcext:value-type="float">
            <text:p>13,16</text:p>
          </table:table-cell>
          <table:table-cell table:formula="of:=[.F38]*[.M38]/([.F38]+1)" office:value-type="float" office:value="12.8998968008256" calcext:value-type="float">
            <text:p>12,9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F39]*([.H39]/[.G39])" office:value-type="float" office:value="36.9791666666667" calcext:value-type="float">
            <text:p>36,98</text:p>
          </table:table-cell>
          <table:table-cell table:formula="of:=[.F39]*[.J39]/([.F39]+1)" office:value-type="float" office:value="36.2540849673203" calcext:value-type="float">
            <text:p>36,25</text:p>
          </table:table-cell>
          <table:table-cell/>
          <table:table-cell table:formula="of:=[.F39]*(100-([.H39]/[.G39]*100))/100" office:value-type="float" office:value="13.0208333333333" calcext:value-type="float">
            <text:p>13,02</text:p>
          </table:table-cell>
          <table:table-cell table:formula="of:=[.F39]*[.M39]/([.F39]+1)" office:value-type="float" office:value="12.765522875817" calcext:value-type="float">
            <text:p>12,77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F40]*([.H40]/[.G40])" office:value-type="float" office:value="37.1134020618557" calcext:value-type="float">
            <text:p>37,11</text:p>
          </table:table-cell>
          <table:table-cell table:formula="of:=[.F40]*[.J40]/([.F40]+1)" office:value-type="float" office:value="36.3856882959369" calcext:value-type="float">
            <text:p>36,39</text:p>
          </table:table-cell>
          <table:table-cell/>
          <table:table-cell table:formula="of:=[.F40]*(100-([.H40]/[.G40]*100))/100" office:value-type="float" office:value="12.8865979381443" calcext:value-type="float">
            <text:p>12,89</text:p>
          </table:table-cell>
          <table:table-cell table:formula="of:=[.F40]*[.M40]/([.F40]+1)" office:value-type="float" office:value="12.6339195472003" calcext:value-type="float">
            <text:p>12,63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F41]*([.H41]/[.G41])" office:value-type="float" office:value="37.2448979591837" calcext:value-type="float">
            <text:p>37,24</text:p>
          </table:table-cell>
          <table:table-cell table:formula="of:=[.F41]*[.J41]/([.F41]+1)" office:value-type="float" office:value="36.5146058423369" calcext:value-type="float">
            <text:p>36,51</text:p>
          </table:table-cell>
          <table:table-cell/>
          <table:table-cell table:formula="of:=[.F41]*(100-([.H41]/[.G41]*100))/100" office:value-type="float" office:value="12.7551020408163" calcext:value-type="float">
            <text:p>12,76</text:p>
          </table:table-cell>
          <table:table-cell table:formula="of:=[.F41]*[.M41]/([.F41]+1)" office:value-type="float" office:value="12.5050020008003" calcext:value-type="float">
            <text:p>12,5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F42]*([.H42]/[.G42])" office:value-type="float" office:value="37.3737373737374" calcext:value-type="float">
            <text:p>37,37</text:p>
          </table:table-cell>
          <table:table-cell table:formula="of:=[.F42]*[.J42]/([.F42]+1)" office:value-type="float" office:value="36.6409189938602" calcext:value-type="float">
            <text:p>36,64</text:p>
          </table:table-cell>
          <table:table-cell/>
          <table:table-cell table:formula="of:=[.F42]*(100-([.H42]/[.G42]*100))/100" office:value-type="float" office:value="12.6262626262626" calcext:value-type="float">
            <text:p>12,63</text:p>
          </table:table-cell>
          <table:table-cell table:formula="of:=[.F42]*[.M42]/([.F42]+1)" office:value-type="float" office:value="12.3786888492771" calcext:value-type="float">
            <text:p>12,38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F43]*([.H43]/[.G43])" office:value-type="float" office:value="37.5" calcext:value-type="float">
            <text:p>37,50</text:p>
          </table:table-cell>
          <table:table-cell table:formula="of:=[.F43]*[.J43]/([.F43]+1)" office:value-type="float" office:value="36.7647058823529" calcext:value-type="float">
            <text:p>36,76</text:p>
          </table:table-cell>
          <table:table-cell/>
          <table:table-cell table:formula="of:=[.F43]*(100-([.H43]/[.G43]*100))/100" office:value-type="float" office:value="12.5" calcext:value-type="float">
            <text:p>12,50</text:p>
          </table:table-cell>
          <table:table-cell table:formula="of:=[.F43]*[.M43]/([.F43]+1)" office:value-type="float" office:value="12.2549019607843" calcext:value-type="float">
            <text:p>12,25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44]*([.H44]/[.G44])" office:value-type="float" office:value="25" calcext:value-type="float">
            <text:p>25,00</text:p>
          </table:table-cell>
          <table:table-cell table:formula="of:=[.F44]*[.J44]/([.F44]+1)" office:value-type="float" office:value="24.5098039215686" calcext:value-type="float">
            <text:p>24,51</text:p>
          </table:table-cell>
          <table:table-cell/>
          <table:table-cell table:formula="of:=[.F44]*(100-([.H44]/[.G44]*100))/100" office:value-type="float" office:value="25" calcext:value-type="float">
            <text:p>25,00</text:p>
          </table:table-cell>
          <table:table-cell table:formula="of:=[.F44]*[.M44]/([.F44]+1)" office:value-type="float" office:value="24.5098039215686" calcext:value-type="float">
            <text:p>24,5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F45]*([.H45]/[.G45])" office:value-type="float" office:value="12.5" calcext:value-type="float">
            <text:p>12,50</text:p>
          </table:table-cell>
          <table:table-cell table:formula="of:=[.F45]*[.J45]/([.F45]+1)" office:value-type="float" office:value="12.2549019607843" calcext:value-type="float">
            <text:p>12,25</text:p>
          </table:table-cell>
          <table:table-cell/>
          <table:table-cell table:formula="of:=[.F45]*(100-([.H45]/[.G45]*100))/100" office:value-type="float" office:value="37.5" calcext:value-type="float">
            <text:p>37,50</text:p>
          </table:table-cell>
          <table:table-cell table:formula="of:=[.F45]*[.M45]/([.F45]+1)" office:value-type="float" office:value="36.7647058823529" calcext:value-type="float">
            <text:p>36,7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6]*([.H46]/[.G46])" office:value-type="float" office:value="0" calcext:value-type="float">
            <text:p>0,00</text:p>
          </table:table-cell>
          <table:table-cell table:formula="of:=[.F46]*[.J46]/([.F46]+1)" office:value-type="float" office:value="0" calcext:value-type="float">
            <text:p>0,00</text:p>
          </table:table-cell>
          <table:table-cell/>
          <table:table-cell table:formula="of:=[.F46]*(100-([.H46]/[.G46]*100))/100" office:value-type="float" office:value="50" calcext:value-type="float">
            <text:p>50,00</text:p>
          </table:table-cell>
          <table:table-cell table:formula="of:=[.F46]*[.M46]/([.F46]+1)" office:value-type="float" office:value="49.0196078431373" calcext:value-type="float">
            <text:p>49,02</text:p>
          </table:table-cell>
        </table:table-row>
        <table:table-row table:style-name="ro1">
          <table:table-cell table:number-columns-repeated="9"/>
          <table:table-cell table:formula="of:=[.F47]*([.H47]/[.G47])" office:value-type="string" office:string-value="#DIV/0 !" calcext:value-type="string">
            <text:p>#DIV/0 !</text:p>
          </table:table-cell>
          <table:table-cell table:formula="of:=[.F47]*[.J47]/([.F47]+1)" office:value-type="string" office:string-value="#DIV/0 !" calcext:value-type="string">
            <text:p>#DIV/0 !</text:p>
          </table:table-cell>
          <table:table-cell/>
          <table:table-cell table:formula="of:=[.F47]*(100-([.H47]/[.G47]*100))/100" office:value-type="string" office:string-value="#DIV/0 !" calcext:value-type="string">
            <text:p>#DIV/0 !</text:p>
          </table:table-cell>
          <table:table-cell table:formula="of:=[.F47]*[.M47]/([.F47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8]*([.H48]/[.G48])" office:value-type="float" office:value="0" calcext:value-type="float">
            <text:p>0,00</text:p>
          </table:table-cell>
          <table:table-cell table:formula="of:=[.F48]*[.J48]/([.F48]+1)" office:value-type="float" office:value="0" calcext:value-type="float">
            <text:p>0,00</text:p>
          </table:table-cell>
          <table:table-cell/>
          <table:table-cell table:formula="of:=[.F48]*(100-([.H48]/[.G48]*100))/100" office:value-type="float" office:value="50" calcext:value-type="float">
            <text:p>50,00</text:p>
          </table:table-cell>
          <table:table-cell table:formula="of:=[.F48]*[.M48]/([.F48]+1)" office:value-type="float" office:value="49.0196078431373" calcext:value-type="float">
            <text:p>49,02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F49]*([.H49]/[.G49])" office:value-type="float" office:value="8" calcext:value-type="float">
            <text:p>8,00</text:p>
          </table:table-cell>
          <table:table-cell table:formula="of:=[.F49]*[.J49]/([.F49]+1)" office:value-type="float" office:value="7.84313725490196" calcext:value-type="float">
            <text:p>7,84</text:p>
          </table:table-cell>
          <table:table-cell/>
          <table:table-cell table:formula="of:=[.F49]*(100-([.H49]/[.G49]*100))/100" office:value-type="float" office:value="42" calcext:value-type="float">
            <text:p>42,00</text:p>
          </table:table-cell>
          <table:table-cell table:formula="of:=[.F49]*[.M49]/([.F49]+1)" office:value-type="float" office:value="41.1764705882353" calcext:value-type="float">
            <text:p>41,18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50]*([.H50]/[.G50])" office:value-type="float" office:value="16" calcext:value-type="float">
            <text:p>16,00</text:p>
          </table:table-cell>
          <table:table-cell table:formula="of:=[.F50]*[.J50]/([.F50]+1)" office:value-type="float" office:value="15.6862745098039" calcext:value-type="float">
            <text:p>15,69</text:p>
          </table:table-cell>
          <table:table-cell/>
          <table:table-cell table:formula="of:=[.F50]*(100-([.H50]/[.G50]*100))/100" office:value-type="float" office:value="34" calcext:value-type="float">
            <text:p>34,00</text:p>
          </table:table-cell>
          <table:table-cell table:formula="of:=[.F50]*[.M50]/([.F50]+1)" office:value-type="float" office:value="33.3333333333333" calcext:value-type="float">
            <text:p>33,3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51]*([.H51]/[.G51])" office:value-type="float" office:value="24" calcext:value-type="float">
            <text:p>24,00</text:p>
          </table:table-cell>
          <table:table-cell table:formula="of:=[.F51]*[.J51]/([.F51]+1)" office:value-type="float" office:value="23.5294117647059" calcext:value-type="float">
            <text:p>23,53</text:p>
          </table:table-cell>
          <table:table-cell/>
          <table:table-cell table:formula="of:=[.F51]*(100-([.H51]/[.G51]*100))/100" office:value-type="float" office:value="26" calcext:value-type="float">
            <text:p>26,00</text:p>
          </table:table-cell>
          <table:table-cell table:formula="of:=[.F51]*[.M51]/([.F51]+1)" office:value-type="float" office:value="25.4901960784314" calcext:value-type="float">
            <text:p>25,49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F52]*([.H52]/[.G52])" office:value-type="float" office:value="32" calcext:value-type="float">
            <text:p>32,00</text:p>
          </table:table-cell>
          <table:table-cell table:formula="of:=[.F52]*[.J52]/([.F52]+1)" office:value-type="float" office:value="31.3725490196078" calcext:value-type="float">
            <text:p>31,37</text:p>
          </table:table-cell>
          <table:table-cell/>
          <table:table-cell table:formula="of:=[.F52]*(100-([.H52]/[.G52]*100))/100" office:value-type="float" office:value="18" calcext:value-type="float">
            <text:p>18,00</text:p>
          </table:table-cell>
          <table:table-cell table:formula="of:=[.F52]*[.M52]/([.F52]+1)" office:value-type="float" office:value="17.6470588235294" calcext:value-type="float">
            <text:p>17,65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F53]*([.H53]/[.G53])" office:value-type="float" office:value="40" calcext:value-type="float">
            <text:p>40,00</text:p>
          </table:table-cell>
          <table:table-cell table:formula="of:=[.F53]*[.J53]/([.F53]+1)" office:value-type="float" office:value="39.2156862745098" calcext:value-type="float">
            <text:p>39,22</text:p>
          </table:table-cell>
          <table:table-cell/>
          <table:table-cell table:formula="of:=[.F53]*(100-([.H53]/[.G53]*100))/100" office:value-type="float" office:value="10" calcext:value-type="float">
            <text:p>10,00</text:p>
          </table:table-cell>
          <table:table-cell table:formula="of:=[.F53]*[.M53]/([.F53]+1)" office:value-type="float" office:value="9.80392156862745" calcext:value-type="float">
            <text:p>9,80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F54]*([.H54]/[.G54])" office:value-type="float" office:value="48" calcext:value-type="float">
            <text:p>48,00</text:p>
          </table:table-cell>
          <table:table-cell table:formula="of:=[.F54]*[.J54]/([.F54]+1)" office:value-type="float" office:value="47.0588235294118" calcext:value-type="float">
            <text:p>47,06</text:p>
          </table:table-cell>
          <table:table-cell/>
          <table:table-cell table:formula="of:=[.F54]*(100-([.H54]/[.G54]*100))/100" office:value-type="float" office:value="2" calcext:value-type="float">
            <text:p>2,00</text:p>
          </table:table-cell>
          <table:table-cell table:formula="of:=[.F54]*[.M54]/([.F54]+1)" office:value-type="float" office:value="1.96078431372549" calcext:value-type="float">
            <text:p>1,96</text:p>
          </table:table-cell>
        </table:table-row>
        <table:table-row table:style-name="ro1">
          <table:table-cell table:number-columns-repeated="9"/>
          <table:table-cell table:formula="of:=[.F55]*([.H55]/[.G55])" office:value-type="string" office:string-value="#DIV/0 !" calcext:value-type="string">
            <text:p>#DIV/0 !</text:p>
          </table:table-cell>
          <table:table-cell table:formula="of:=[.F55]*[.J55]/([.F55]+1)" office:value-type="string" office:string-value="#DIV/0 !" calcext:value-type="string">
            <text:p>#DIV/0 !</text:p>
          </table:table-cell>
          <table:table-cell/>
          <table:table-cell table:formula="of:=[.F55]*(100-([.H55]/[.G55]*100))/100" office:value-type="string" office:string-value="#DIV/0 !" calcext:value-type="string">
            <text:p>#DIV/0 !</text:p>
          </table:table-cell>
          <table:table-cell table:formula="of:=[.F55]*[.M55]/([.F55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50" calcext:value-type="float">
            <text:p>50</text:p>
          </table:table-cell>
          <table:table-cell/>
          <table:table-cell table:formula="of:=[.F56]*([.H56]/[.G56])" office:value-type="float" office:value="50" calcext:value-type="float">
            <text:p>50,00</text:p>
          </table:table-cell>
          <table:table-cell table:formula="of:=[.F56]*[.J56]/([.F56]+1)" office:value-type="float" office:value="49.0196078431373" calcext:value-type="float">
            <text:p>49,02</text:p>
          </table:table-cell>
          <table:table-cell/>
          <table:table-cell table:formula="of:=[.F56]*(100-([.H56]/[.G56]*100))/100" office:value-type="float" office:value="0" calcext:value-type="float">
            <text:p>0,00</text:p>
          </table:table-cell>
          <table:table-cell table:formula="of:=[.F56]*[.M56]/([.F56]+1)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57]*([.H57]/[.G57])" office:value-type="float" office:value="43.1034482758621" calcext:value-type="float">
            <text:p>43,10</text:p>
          </table:table-cell>
          <table:table-cell table:formula="of:=[.F57]*[.J57]/([.F57]+1)" office:value-type="float" office:value="42.2582826233942" calcext:value-type="float">
            <text:p>42,26</text:p>
          </table:table-cell>
          <table:table-cell/>
          <table:table-cell table:formula="of:=[.F57]*(100-([.H57]/[.G57]*100))/100" office:value-type="float" office:value="6.89655172413794" calcext:value-type="float">
            <text:p>6,90</text:p>
          </table:table-cell>
          <table:table-cell table:formula="of:=[.F57]*[.M57]/([.F57]+1)" office:value-type="float" office:value="6.76132521974307" calcext:value-type="float">
            <text:p>6,7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58]*([.H58]/[.G58])" office:value-type="float" office:value="37.8787878787879" calcext:value-type="float">
            <text:p>37,88</text:p>
          </table:table-cell>
          <table:table-cell table:formula="of:=[.F58]*[.J58]/([.F58]+1)" office:value-type="float" office:value="37.1360665478312" calcext:value-type="float">
            <text:p>37,14</text:p>
          </table:table-cell>
          <table:table-cell/>
          <table:table-cell table:formula="of:=[.F58]*(100-([.H58]/[.G58]*100))/100" office:value-type="float" office:value="12.1212121212121" calcext:value-type="float">
            <text:p>12,12</text:p>
          </table:table-cell>
          <table:table-cell table:formula="of:=[.F58]*[.M58]/([.F58]+1)" office:value-type="float" office:value="11.883541295306" calcext:value-type="float">
            <text:p>11,88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59]*([.H59]/[.G59])" office:value-type="float" office:value="33.7837837837838" calcext:value-type="float">
            <text:p>33,78</text:p>
          </table:table-cell>
          <table:table-cell table:formula="of:=[.F59]*[.J59]/([.F59]+1)" office:value-type="float" office:value="33.1213566507684" calcext:value-type="float">
            <text:p>33,12</text:p>
          </table:table-cell>
          <table:table-cell/>
          <table:table-cell table:formula="of:=[.F59]*(100-([.H59]/[.G59]*100))/100" office:value-type="float" office:value="16.2162162162162" calcext:value-type="float">
            <text:p>16,22</text:p>
          </table:table-cell>
          <table:table-cell table:formula="of:=[.F59]*[.M59]/([.F59]+1)" office:value-type="float" office:value="15.8982511923688" calcext:value-type="float">
            <text:p>15,9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0]*([.H60]/[.G60])" office:value-type="float" office:value="30.4878048780488" calcext:value-type="float">
            <text:p>30,49</text:p>
          </table:table-cell>
          <table:table-cell table:formula="of:=[.F60]*[.J60]/([.F60]+1)" office:value-type="float" office:value="29.8900047824008" calcext:value-type="float">
            <text:p>29,89</text:p>
          </table:table-cell>
          <table:table-cell/>
          <table:table-cell table:formula="of:=[.F60]*(100-([.H60]/[.G60]*100))/100" office:value-type="float" office:value="19.5121951219512" calcext:value-type="float">
            <text:p>19,51</text:p>
          </table:table-cell>
          <table:table-cell table:formula="of:=[.F60]*[.M60]/([.F60]+1)" office:value-type="float" office:value="19.1296030607365" calcext:value-type="float">
            <text:p>19,13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1]*([.H61]/[.G61])" office:value-type="float" office:value="27.7777777777778" calcext:value-type="float">
            <text:p>27,78</text:p>
          </table:table-cell>
          <table:table-cell table:formula="of:=[.F61]*[.J61]/([.F61]+1)" office:value-type="float" office:value="27.2331154684096" calcext:value-type="float">
            <text:p>27,23</text:p>
          </table:table-cell>
          <table:table-cell/>
          <table:table-cell table:formula="of:=[.F61]*(100-([.H61]/[.G61]*100))/100" office:value-type="float" office:value="22.2222222222222" calcext:value-type="float">
            <text:p>22,22</text:p>
          </table:table-cell>
          <table:table-cell table:formula="of:=[.F61]*[.M61]/([.F61]+1)" office:value-type="float" office:value="21.7864923747277" calcext:value-type="float">
            <text:p>21,7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2]*([.H62]/[.G62])" office:value-type="float" office:value="25.5102040816327" calcext:value-type="float">
            <text:p>25,51</text:p>
          </table:table-cell>
          <table:table-cell table:formula="of:=[.F62]*[.J62]/([.F62]+1)" office:value-type="float" office:value="25.0100040016006" calcext:value-type="float">
            <text:p>25,01</text:p>
          </table:table-cell>
          <table:table-cell/>
          <table:table-cell table:formula="of:=[.F62]*(100-([.H62]/[.G62]*100))/100" office:value-type="float" office:value="24.4897959183673" calcext:value-type="float">
            <text:p>24,49</text:p>
          </table:table-cell>
          <table:table-cell table:formula="of:=[.F62]*[.M62]/([.F62]+1)" office:value-type="float" office:value="24.0096038415366" calcext:value-type="float">
            <text:p>24,01</text:p>
          </table:table-cell>
        </table:table-row>
        <table:table-row table:style-name="ro1">
          <table:table-cell table:number-columns-repeated="9"/>
          <table:table-cell table:formula="of:=[.F63]*([.H63]/[.G63])" office:value-type="string" office:string-value="#DIV/0 !" calcext:value-type="string">
            <text:p>#DIV/0 !</text:p>
          </table:table-cell>
          <table:table-cell table:formula="of:=[.F63]*[.J63]/([.F63]+1)" office:value-type="string" office:string-value="#DIV/0 !" calcext:value-type="string">
            <text:p>#DIV/0 !</text:p>
          </table:table-cell>
          <table:table-cell/>
          <table:table-cell table:formula="of:=[.F63]*(100-([.H63]/[.G63]*100))/100" office:value-type="string" office:string-value="#DIV/0 !" calcext:value-type="string">
            <text:p>#DIV/0 !</text:p>
          </table:table-cell>
          <table:table-cell table:formula="of:=[.F63]*[.M63]/([.F63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F64]*([.H64]/[.G64])" office:value-type="float" office:value="26.6666666666667" calcext:value-type="float">
            <text:p>26,67</text:p>
          </table:table-cell>
          <table:table-cell table:formula="of:=[.F64]*[.J64]/([.F64]+1)" office:value-type="float" office:value="26.0162601626016" calcext:value-type="float">
            <text:p>26,02</text:p>
          </table:table-cell>
          <table:table-cell/>
          <table:table-cell table:formula="of:=[.F64]*(100-([.H64]/[.G64]*100))/100" office:value-type="float" office:value="13.3333333333333" calcext:value-type="float">
            <text:p>13,33</text:p>
          </table:table-cell>
          <table:table-cell table:formula="of:=[.F64]*[.M64]/([.F64]+1)" office:value-type="float" office:value="13.0081300813008" calcext:value-type="float">
            <text:p>13,0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5]*([.H65]/[.G65])" office:value-type="float" office:value="33.3333333333333" calcext:value-type="float">
            <text:p>33,33</text:p>
          </table:table-cell>
          <table:table-cell table:formula="of:=[.F65]*[.J65]/([.F65]+1)" office:value-type="float" office:value="32.520325203252" calcext:value-type="float">
            <text:p>32,52</text:p>
          </table:table-cell>
          <table:table-cell/>
          <table:table-cell table:formula="of:=[.F65]*(100-([.H65]/[.G65]*100))/100" office:value-type="float" office:value="6.66666666666666" calcext:value-type="float">
            <text:p>6,67</text:p>
          </table:table-cell>
          <table:table-cell table:formula="of:=[.F65]*[.M65]/([.F65]+1)" office:value-type="float" office:value="6.5040650406504" calcext:value-type="float">
            <text:p>6,50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6]*([.H66]/[.G66])" office:value-type="float" office:value="34.2857142857143" calcext:value-type="float">
            <text:p>34,29</text:p>
          </table:table-cell>
          <table:table-cell table:formula="of:=[.F66]*[.J66]/([.F66]+1)" office:value-type="float" office:value="33.4494773519164" calcext:value-type="float">
            <text:p>33,45</text:p>
          </table:table-cell>
          <table:table-cell/>
          <table:table-cell table:formula="of:=[.F66]*(100-([.H66]/[.G66]*100))/100" office:value-type="float" office:value="5.71428571428572" calcext:value-type="float">
            <text:p>5,71</text:p>
          </table:table-cell>
          <table:table-cell table:formula="of:=[.F66]*[.M66]/([.F66]+1)" office:value-type="float" office:value="5.57491289198607" calcext:value-type="float">
            <text:p>5,57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7]*([.H67]/[.G67])" office:value-type="float" office:value="30" calcext:value-type="float">
            <text:p>30,00</text:p>
          </table:table-cell>
          <table:table-cell table:formula="of:=[.F67]*[.J67]/([.F67]+1)" office:value-type="float" office:value="29.2682926829268" calcext:value-type="float">
            <text:p>29,27</text:p>
          </table:table-cell>
          <table:table-cell/>
          <table:table-cell table:formula="of:=[.F67]*(100-([.H67]/[.G67]*100))/100" office:value-type="float" office:value="10" calcext:value-type="float">
            <text:p>10,00</text:p>
          </table:table-cell>
          <table:table-cell table:formula="of:=[.F67]*[.M67]/([.F67]+1)" office:value-type="float" office:value="9.75609756097561" calcext:value-type="float">
            <text:p>9,76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8]*([.H68]/[.G68])" office:value-type="float" office:value="26.6666666666667" calcext:value-type="float">
            <text:p>26,67</text:p>
          </table:table-cell>
          <table:table-cell table:formula="of:=[.F68]*[.J68]/([.F68]+1)" office:value-type="float" office:value="26.0162601626016" calcext:value-type="float">
            <text:p>26,02</text:p>
          </table:table-cell>
          <table:table-cell/>
          <table:table-cell table:formula="of:=[.F68]*(100-([.H68]/[.G68]*100))/100" office:value-type="float" office:value="13.3333333333333" calcext:value-type="float">
            <text:p>13,33</text:p>
          </table:table-cell>
          <table:table-cell table:formula="of:=[.F68]*[.M68]/([.F68]+1)" office:value-type="float" office:value="13.0081300813008" calcext:value-type="float">
            <text:p>13,0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9]*([.H69]/[.G69])" office:value-type="float" office:value="24" calcext:value-type="float">
            <text:p>24,00</text:p>
          </table:table-cell>
          <table:table-cell table:formula="of:=[.F69]*[.J69]/([.F69]+1)" office:value-type="float" office:value="23.4146341463415" calcext:value-type="float">
            <text:p>23,41</text:p>
          </table:table-cell>
          <table:table-cell/>
          <table:table-cell table:formula="of:=[.F69]*(100-([.H69]/[.G69]*100))/100" office:value-type="float" office:value="16" calcext:value-type="float">
            <text:p>16,00</text:p>
          </table:table-cell>
          <table:table-cell table:formula="of:=[.F69]*[.M69]/([.F69]+1)" office:value-type="float" office:value="15.609756097561" calcext:value-type="float">
            <text:p>15,6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0]*([.H70]/[.G70])" office:value-type="float" office:value="21.8181818181818" calcext:value-type="float">
            <text:p>21,82</text:p>
          </table:table-cell>
          <table:table-cell table:formula="of:=[.F70]*[.J70]/([.F70]+1)" office:value-type="float" office:value="21.2860310421286" calcext:value-type="float">
            <text:p>21,29</text:p>
          </table:table-cell>
          <table:table-cell/>
          <table:table-cell table:formula="of:=[.F70]*(100-([.H70]/[.G70]*100))/100" office:value-type="float" office:value="18.1818181818182" calcext:value-type="float">
            <text:p>18,18</text:p>
          </table:table-cell>
          <table:table-cell table:formula="of:=[.F70]*[.M70]/([.F70]+1)" office:value-type="float" office:value="17.7383592017738" calcext:value-type="float">
            <text:p>17,74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1]*([.H71]/[.G71])" office:value-type="float" office:value="20" calcext:value-type="float">
            <text:p>20,00</text:p>
          </table:table-cell>
          <table:table-cell table:formula="of:=[.F71]*[.J71]/([.F71]+1)" office:value-type="float" office:value="19.5121951219512" calcext:value-type="float">
            <text:p>19,51</text:p>
          </table:table-cell>
          <table:table-cell/>
          <table:table-cell table:formula="of:=[.F71]*(100-([.H71]/[.G71]*100))/100" office:value-type="float" office:value="20" calcext:value-type="float">
            <text:p>20,00</text:p>
          </table:table-cell>
          <table:table-cell table:formula="of:=[.F71]*[.M71]/([.F71]+1)" office:value-type="float" office:value="19.5121951219512" calcext:value-type="float">
            <text:p>19,5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2]*([.H72]/[.G72])" office:value-type="float" office:value="18.4615384615385" calcext:value-type="float">
            <text:p>18,46</text:p>
          </table:table-cell>
          <table:table-cell table:formula="of:=[.F72]*[.J72]/([.F72]+1)" office:value-type="float" office:value="18.0112570356473" calcext:value-type="float">
            <text:p>18,01</text:p>
          </table:table-cell>
          <table:table-cell/>
          <table:table-cell table:formula="of:=[.F72]*(100-([.H72]/[.G72]*100))/100" office:value-type="float" office:value="21.5384615384615" calcext:value-type="float">
            <text:p>21,54</text:p>
          </table:table-cell>
          <table:table-cell table:formula="of:=[.F72]*[.M72]/([.F72]+1)" office:value-type="float" office:value="21.0131332082552" calcext:value-type="float">
            <text:p>21,0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3]*([.H73]/[.G73])" office:value-type="float" office:value="17.1428571428571" calcext:value-type="float">
            <text:p>17,14</text:p>
          </table:table-cell>
          <table:table-cell table:formula="of:=[.F73]*[.J73]/([.F73]+1)" office:value-type="float" office:value="16.7247386759582" calcext:value-type="float">
            <text:p>16,72</text:p>
          </table:table-cell>
          <table:table-cell/>
          <table:table-cell table:formula="of:=[.F73]*(100-([.H73]/[.G73]*100))/100" office:value-type="float" office:value="22.8571428571429" calcext:value-type="float">
            <text:p>22,86</text:p>
          </table:table-cell>
          <table:table-cell table:formula="of:=[.F73]*[.M73]/([.F73]+1)" office:value-type="float" office:value="22.2996515679443" calcext:value-type="float">
            <text:p>22,30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4]*([.H74]/[.G74])" office:value-type="float" office:value="16" calcext:value-type="float">
            <text:p>16,00</text:p>
          </table:table-cell>
          <table:table-cell table:formula="of:=[.F74]*[.J74]/([.F74]+1)" office:value-type="float" office:value="15.609756097561" calcext:value-type="float">
            <text:p>15,61</text:p>
          </table:table-cell>
          <table:table-cell/>
          <table:table-cell table:formula="of:=[.F74]*(100-([.H74]/[.G74]*100))/100" office:value-type="float" office:value="24" calcext:value-type="float">
            <text:p>24,00</text:p>
          </table:table-cell>
          <table:table-cell table:formula="of:=[.F74]*[.M74]/([.F74]+1)" office:value-type="float" office:value="23.4146341463415" calcext:value-type="float">
            <text:p>23,41</text:p>
          </table:table-cell>
        </table:table-row>
        <table:table-row table:style-name="ro1">
          <table:table-cell table:number-columns-repeated="9"/>
          <table:table-cell table:formula="of:=[.F75]*([.H75]/[.G75])" office:value-type="string" office:string-value="#DIV/0 !" calcext:value-type="string">
            <text:p>#DIV/0 !</text:p>
          </table:table-cell>
          <table:table-cell table:formula="of:=[.F75]*[.J75]/([.F75]+1)" office:value-type="string" office:string-value="#DIV/0 !" calcext:value-type="string">
            <text:p>#DIV/0 !</text:p>
          </table:table-cell>
          <table:table-cell/>
          <table:table-cell table:formula="of:=[.F75]*(100-([.H75]/[.G75]*100))/100" office:value-type="string" office:string-value="#DIV/0 !" calcext:value-type="string">
            <text:p>#DIV/0 !</text:p>
          </table:table-cell>
          <table:table-cell table:formula="of:=[.F75]*[.M75]/([.F75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F76]*([.H76]/[.G76])" office:value-type="float" office:value="40" calcext:value-type="float">
            <text:p>40,00</text:p>
          </table:table-cell>
          <table:table-cell table:formula="of:=[.F76]*[.J76]/([.F76]+1)" office:value-type="float" office:value="39.344262295082" calcext:value-type="float">
            <text:p>39,34</text:p>
          </table:table-cell>
          <table:table-cell/>
          <table:table-cell table:formula="of:=[.F76]*(100-([.H76]/[.G76]*100))/100" office:value-type="float" office:value="20" calcext:value-type="float">
            <text:p>20,00</text:p>
          </table:table-cell>
          <table:table-cell table:formula="of:=[.F76]*[.M76]/([.F76]+1)" office:value-type="float" office:value="19.672131147541" calcext:value-type="float">
            <text:p>19,67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77]*([.H77]/[.G77])" office:value-type="float" office:value="50" calcext:value-type="float">
            <text:p>50,00</text:p>
          </table:table-cell>
          <table:table-cell table:formula="of:=[.F77]*[.J77]/([.F77]+1)" office:value-type="float" office:value="49.1803278688525" calcext:value-type="float">
            <text:p>49,18</text:p>
          </table:table-cell>
          <table:table-cell/>
          <table:table-cell table:formula="of:=[.F77]*(100-([.H77]/[.G77]*100))/100" office:value-type="float" office:value="10" calcext:value-type="float">
            <text:p>10,00</text:p>
          </table:table-cell>
          <table:table-cell table:formula="of:=[.F77]*[.M77]/([.F77]+1)" office:value-type="float" office:value="9.83606557377049" calcext:value-type="float">
            <text:p>9,84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8]*([.H78]/[.G78])" office:value-type="float" office:value="51.4285714285714" calcext:value-type="float">
            <text:p>51,43</text:p>
          </table:table-cell>
          <table:table-cell table:formula="of:=[.F78]*[.J78]/([.F78]+1)" office:value-type="float" office:value="50.5854800936768" calcext:value-type="float">
            <text:p>50,59</text:p>
          </table:table-cell>
          <table:table-cell/>
          <table:table-cell table:formula="of:=[.F78]*(100-([.H78]/[.G78]*100))/100" office:value-type="float" office:value="8.57142857142858" calcext:value-type="float">
            <text:p>8,57</text:p>
          </table:table-cell>
          <table:table-cell table:formula="of:=[.F78]*[.M78]/([.F78]+1)" office:value-type="float" office:value="8.43091334894614" calcext:value-type="float">
            <text:p>8,43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9]*([.H79]/[.G79])" office:value-type="float" office:value="45" calcext:value-type="float">
            <text:p>45,00</text:p>
          </table:table-cell>
          <table:table-cell table:formula="of:=[.F79]*[.J79]/([.F79]+1)" office:value-type="float" office:value="44.2622950819672" calcext:value-type="float">
            <text:p>44,26</text:p>
          </table:table-cell>
          <table:table-cell/>
          <table:table-cell table:formula="of:=[.F79]*(100-([.H79]/[.G79]*100))/100" office:value-type="float" office:value="15" calcext:value-type="float">
            <text:p>15,00</text:p>
          </table:table-cell>
          <table:table-cell table:formula="of:=[.F79]*[.M79]/([.F79]+1)" office:value-type="float" office:value="14.7540983606557" calcext:value-type="float">
            <text:p>14,75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0]*([.H80]/[.G80])" office:value-type="float" office:value="40" calcext:value-type="float">
            <text:p>40,00</text:p>
          </table:table-cell>
          <table:table-cell table:formula="of:=[.F80]*[.J80]/([.F80]+1)" office:value-type="float" office:value="39.344262295082" calcext:value-type="float">
            <text:p>39,34</text:p>
          </table:table-cell>
          <table:table-cell/>
          <table:table-cell table:formula="of:=[.F80]*(100-([.H80]/[.G80]*100))/100" office:value-type="float" office:value="20" calcext:value-type="float">
            <text:p>20,00</text:p>
          </table:table-cell>
          <table:table-cell table:formula="of:=[.F80]*[.M80]/([.F80]+1)" office:value-type="float" office:value="19.672131147541" calcext:value-type="float">
            <text:p>19,67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1]*([.H81]/[.G81])" office:value-type="float" office:value="36" calcext:value-type="float">
            <text:p>36,00</text:p>
          </table:table-cell>
          <table:table-cell table:formula="of:=[.F81]*[.J81]/([.F81]+1)" office:value-type="float" office:value="35.4098360655738" calcext:value-type="float">
            <text:p>35,41</text:p>
          </table:table-cell>
          <table:table-cell/>
          <table:table-cell table:formula="of:=[.F81]*(100-([.H81]/[.G81]*100))/100" office:value-type="float" office:value="24" calcext:value-type="float">
            <text:p>24,00</text:p>
          </table:table-cell>
          <table:table-cell table:formula="of:=[.F81]*[.M81]/([.F81]+1)" office:value-type="float" office:value="23.6065573770492" calcext:value-type="float">
            <text:p>23,61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2]*([.H82]/[.G82])" office:value-type="float" office:value="32.7272727272727" calcext:value-type="float">
            <text:p>32,73</text:p>
          </table:table-cell>
          <table:table-cell table:formula="of:=[.F82]*[.J82]/([.F82]+1)" office:value-type="float" office:value="32.1907600596125" calcext:value-type="float">
            <text:p>32,19</text:p>
          </table:table-cell>
          <table:table-cell/>
          <table:table-cell table:formula="of:=[.F82]*(100-([.H82]/[.G82]*100))/100" office:value-type="float" office:value="27.2727272727273" calcext:value-type="float">
            <text:p>27,27</text:p>
          </table:table-cell>
          <table:table-cell table:formula="of:=[.F82]*[.M82]/([.F82]+1)" office:value-type="float" office:value="26.8256333830104" calcext:value-type="float">
            <text:p>26,83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3]*([.H83]/[.G83])" office:value-type="float" office:value="30" calcext:value-type="float">
            <text:p>30,00</text:p>
          </table:table-cell>
          <table:table-cell table:formula="of:=[.F83]*[.J83]/([.F83]+1)" office:value-type="float" office:value="29.5081967213115" calcext:value-type="float">
            <text:p>29,51</text:p>
          </table:table-cell>
          <table:table-cell/>
          <table:table-cell table:formula="of:=[.F83]*(100-([.H83]/[.G83]*100))/100" office:value-type="float" office:value="30" calcext:value-type="float">
            <text:p>30,00</text:p>
          </table:table-cell>
          <table:table-cell table:formula="of:=[.F83]*[.M83]/([.F83]+1)" office:value-type="float" office:value="29.5081967213115" calcext:value-type="float">
            <text:p>29,51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4]*([.H84]/[.G84])" office:value-type="float" office:value="27.6923076923077" calcext:value-type="float">
            <text:p>27,69</text:p>
          </table:table-cell>
          <table:table-cell table:formula="of:=[.F84]*[.J84]/([.F84]+1)" office:value-type="float" office:value="27.2383354350567" calcext:value-type="float">
            <text:p>27,24</text:p>
          </table:table-cell>
          <table:table-cell/>
          <table:table-cell table:formula="of:=[.F84]*(100-([.H84]/[.G84]*100))/100" office:value-type="float" office:value="32.3076923076923" calcext:value-type="float">
            <text:p>32,31</text:p>
          </table:table-cell>
          <table:table-cell table:formula="of:=[.F84]*[.M84]/([.F84]+1)" office:value-type="float" office:value="31.7780580075662" calcext:value-type="float">
            <text:p>31,78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5]*([.H85]/[.G85])" office:value-type="float" office:value="25.7142857142857" calcext:value-type="float">
            <text:p>25,71</text:p>
          </table:table-cell>
          <table:table-cell table:formula="of:=[.F85]*[.J85]/([.F85]+1)" office:value-type="float" office:value="25.2927400468384" calcext:value-type="float">
            <text:p>25,29</text:p>
          </table:table-cell>
          <table:table-cell/>
          <table:table-cell table:formula="of:=[.F85]*(100-([.H85]/[.G85]*100))/100" office:value-type="float" office:value="34.2857142857143" calcext:value-type="float">
            <text:p>34,29</text:p>
          </table:table-cell>
          <table:table-cell table:formula="of:=[.F85]*[.M85]/([.F85]+1)" office:value-type="float" office:value="33.7236533957845" calcext:value-type="float">
            <text:p>33,72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6]*([.H86]/[.G86])" office:value-type="float" office:value="24" calcext:value-type="float">
            <text:p>24,00</text:p>
          </table:table-cell>
          <table:table-cell table:formula="of:=[.F86]*[.J86]/([.F86]+1)" office:value-type="float" office:value="23.6065573770492" calcext:value-type="float">
            <text:p>23,61</text:p>
          </table:table-cell>
          <table:table-cell/>
          <table:table-cell table:formula="of:=[.F86]*(100-([.H86]/[.G86]*100))/100" office:value-type="float" office:value="36" calcext:value-type="float">
            <text:p>36,00</text:p>
          </table:table-cell>
          <table:table-cell table:formula="of:=[.F86]*[.M86]/([.F86]+1)" office:value-type="float" office:value="35.4098360655738" calcext:value-type="float">
            <text:p>35,41</text:p>
          </table:table-cell>
        </table:table-row>
        <table:table-row table:style-name="ro1">
          <table:table-cell office:value-type="string" calcext:value-type="string">
            <text:p>baseDeathRatio = 40</text:p>
          </table:table-cell>
          <table:table-cell table:number-columns-repeated="8"/>
          <table:table-cell table:formula="of:=[.F87]*([.H87]/[.G87])" office:value-type="string" office:string-value="#DIV/0 !" calcext:value-type="string">
            <text:p>#DIV/0 !</text:p>
          </table:table-cell>
          <table:table-cell table:formula="of:=[.F87]*[.J87]/([.F87]+1)" office:value-type="string" office:string-value="#DIV/0 !" calcext:value-type="string">
            <text:p>#DIV/0 !</text:p>
          </table:table-cell>
          <table:table-cell/>
          <table:table-cell table:formula="of:=[.F87]*(100-([.H87]/[.G87]*100))/100" office:value-type="string" office:string-value="#DIV/0 !" calcext:value-type="string">
            <text:p>#DIV/0 !</text:p>
          </table:table-cell>
          <table:table-cell table:formula="of:=[.F87]*[.M87]/([.F87]+1)" office:value-type="string" office:string-value="#DIV/0 !" calcext:value-type="string">
            <text:p>#DIV/0 !</text:p>
          </table:table-cell>
        </table:table-row>
        <table:table-row table:style-name="ro1">
          <table:table-cell office:value-type="string" calcext:value-type="string">
            <text:p>maxAttackBonus = 60</text:p>
          </table:table-cell>
          <table:table-cell table:number-columns-repeated="8"/>
          <table:table-cell table:formula="of:=[.F88]*([.H88]/[.G88])" office:value-type="string" office:string-value="#DIV/0 !" calcext:value-type="string">
            <text:p>#DIV/0 !</text:p>
          </table:table-cell>
          <table:table-cell table:formula="of:=[.F88]*[.J88]/([.F88]+1)" office:value-type="string" office:string-value="#DIV/0 !" calcext:value-type="string">
            <text:p>#DIV/0 !</text:p>
          </table:table-cell>
          <table:table-cell/>
          <table:table-cell table:formula="of:=[.F88]*(100-([.H88]/[.G88]*100))/100" office:value-type="string" office:string-value="#DIV/0 !" calcext:value-type="string">
            <text:p>#DIV/0 !</text:p>
          </table:table-cell>
          <table:table-cell table:formula="of:=[.F88]*[.M88]/([.F88]+1)" office:value-type="string" office:string-value="#DIV/0 !" calcext:value-type="string">
            <text:p>#DIV/0 !</text:p>
          </table:table-cell>
        </table:table-row>
        <table:table-row table:style-name="ro1">
          <table:table-cell office:value-type="string" calcext:value-type="string">
            <text:p>maxDefenseBonus = 40</text:p>
          </table:table-cell>
          <table:table-cell table:number-columns-repeated="8"/>
          <table:table-cell table:formula="of:=[.F89]*([.H89]/[.G89])" office:value-type="string" office:string-value="#DIV/0 !" calcext:value-type="string">
            <text:p>#DIV/0 !</text:p>
          </table:table-cell>
          <table:table-cell table:formula="of:=[.F89]*[.J89]/([.F89]+1)" office:value-type="string" office:string-value="#DIV/0 !" calcext:value-type="string">
            <text:p>#DIV/0 !</text:p>
          </table:table-cell>
          <table:table-cell/>
          <table:table-cell table:formula="of:=[.F89]*(100-([.H89]/[.G89]*100))/100" office:value-type="string" office:string-value="#DIV/0 !" calcext:value-type="string">
            <text:p>#DIV/0 !</text:p>
          </table:table-cell>
          <table:table-cell table:formula="of:=[.F89]*[.M89]/([.F89]+1)" office:value-type="string" office:string-value="#DIV/0 !" calcext:value-type="string">
            <text:p>#DIV/0 !</text:p>
          </table:table-cell>
        </table:table-row>
        <table:table-row table:style-name="ro1">
          <table:table-cell office:value-type="string" calcext:value-type="string">
            <text:p>APValue = </text:p>
          </table:table-cell>
          <table:table-cell table:number-columns-repeated="8"/>
          <table:table-cell table:formula="of:=[.F90]*([.H90]/[.G90])" office:value-type="string" office:string-value="#DIV/0 !" calcext:value-type="string">
            <text:p>#DIV/0 !</text:p>
          </table:table-cell>
          <table:table-cell table:formula="of:=[.F90]*[.J90]/([.F90]+1)" office:value-type="string" office:string-value="#DIV/0 !" calcext:value-type="string">
            <text:p>#DIV/0 !</text:p>
          </table:table-cell>
          <table:table-cell/>
          <table:table-cell table:formula="of:=[.F90]*(100-([.H90]/[.G90]*100))/100" office:value-type="string" office:string-value="#DIV/0 !" calcext:value-type="string">
            <text:p>#DIV/0 !</text:p>
          </table:table-cell>
          <table:table-cell table:formula="of:=[.F90]*[.M90]/([.F90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91]*([.H91]/[.G91])" office:value-type="string" office:string-value="#DIV/0 !" calcext:value-type="string">
            <text:p>#DIV/0 !</text:p>
          </table:table-cell>
          <table:table-cell table:formula="of:=[.F91]*[.J91]/([.F91]+1)" office:value-type="string" office:string-value="#DIV/0 !" calcext:value-type="string">
            <text:p>#DIV/0 !</text:p>
          </table:table-cell>
          <table:table-cell/>
          <table:table-cell table:formula="of:=[.F91]*(100-([.H91]/[.G91]*100))/100" office:value-type="string" office:string-value="#DIV/0 !" calcext:value-type="string">
            <text:p>#DIV/0 !</text:p>
          </table:table-cell>
          <table:table-cell table:formula="of:=[.F91]*[.M91]/([.F91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92]*([.H92]/[.G92])" office:value-type="string" office:string-value="#DIV/0 !" calcext:value-type="string">
            <text:p>#DIV/0 !</text:p>
          </table:table-cell>
          <table:table-cell table:formula="of:=[.F92]*[.J92]/([.F92]+1)" office:value-type="string" office:string-value="#DIV/0 !" calcext:value-type="string">
            <text:p>#DIV/0 !</text:p>
          </table:table-cell>
          <table:table-cell/>
          <table:table-cell table:formula="of:=[.F92]*(100-([.H92]/[.G92]*100))/100" office:value-type="string" office:string-value="#DIV/0 !" calcext:value-type="string">
            <text:p>#DIV/0 !</text:p>
          </table:table-cell>
          <table:table-cell table:formula="of:=[.F92]*[.M92]/([.F92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93]*([.H93]/[.G93])" office:value-type="string" office:string-value="#DIV/0 !" calcext:value-type="string">
            <text:p>#DIV/0 !</text:p>
          </table:table-cell>
          <table:table-cell table:formula="of:=[.F93]*[.J93]/([.F93]+1)" office:value-type="string" office:string-value="#DIV/0 !" calcext:value-type="string">
            <text:p>#DIV/0 !</text:p>
          </table:table-cell>
          <table:table-cell/>
          <table:table-cell table:formula="of:=[.F93]*(100-([.H93]/[.G93]*100))/100" office:value-type="string" office:string-value="#DIV/0 !" calcext:value-type="string">
            <text:p>#DIV/0 !</text:p>
          </table:table-cell>
          <table:table-cell table:formula="of:=[.F93]*[.M93]/([.F93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94]*([.H94]/[.G94])" office:value-type="string" office:string-value="#DIV/0 !" calcext:value-type="string">
            <text:p>#DIV/0 !</text:p>
          </table:table-cell>
          <table:table-cell table:formula="of:=[.F94]*[.J94]/([.F94]+1)" office:value-type="string" office:string-value="#DIV/0 !" calcext:value-type="string">
            <text:p>#DIV/0 !</text:p>
          </table:table-cell>
          <table:table-cell/>
          <table:table-cell table:formula="of:=[.F94]*(100-([.H94]/[.G94]*100))/100" office:value-type="string" office:string-value="#DIV/0 !" calcext:value-type="string">
            <text:p>#DIV/0 !</text:p>
          </table:table-cell>
          <table:table-cell table:formula="of:=[.F94]*[.M94]/([.F94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95]*([.H95]/[.G95])" office:value-type="string" office:string-value="#DIV/0 !" calcext:value-type="string">
            <text:p>#DIV/0 !</text:p>
          </table:table-cell>
          <table:table-cell table:formula="of:=[.F95]*[.J95]/([.F95]+1)" office:value-type="string" office:string-value="#DIV/0 !" calcext:value-type="string">
            <text:p>#DIV/0 !</text:p>
          </table:table-cell>
          <table:table-cell/>
          <table:table-cell table:formula="of:=[.F95]*(100-([.H95]/[.G95]*100))/100" office:value-type="string" office:string-value="#DIV/0 !" calcext:value-type="string">
            <text:p>#DIV/0 !</text:p>
          </table:table-cell>
          <table:table-cell table:formula="of:=[.F95]*[.M95]/([.F95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96]*([.H96]/[.G96])" office:value-type="string" office:string-value="#DIV/0 !" calcext:value-type="string">
            <text:p>#DIV/0 !</text:p>
          </table:table-cell>
          <table:table-cell table:formula="of:=[.F96]*[.J96]/([.F96]+1)" office:value-type="string" office:string-value="#DIV/0 !" calcext:value-type="string">
            <text:p>#DIV/0 !</text:p>
          </table:table-cell>
          <table:table-cell/>
          <table:table-cell table:formula="of:=[.F96]*(100-([.H96]/[.G96]*100))/100" office:value-type="string" office:string-value="#DIV/0 !" calcext:value-type="string">
            <text:p>#DIV/0 !</text:p>
          </table:table-cell>
          <table:table-cell table:formula="of:=[.F96]*[.M96]/([.F96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97]*([.H97]/[.G97])" office:value-type="string" office:string-value="#DIV/0 !" calcext:value-type="string">
            <text:p>#DIV/0 !</text:p>
          </table:table-cell>
          <table:table-cell table:formula="of:=[.F97]*[.J97]/([.F97]+1)" office:value-type="string" office:string-value="#DIV/0 !" calcext:value-type="string">
            <text:p>#DIV/0 !</text:p>
          </table:table-cell>
          <table:table-cell/>
          <table:table-cell table:formula="of:=[.F97]*(100-([.H97]/[.G97]*100))/100" office:value-type="string" office:string-value="#DIV/0 !" calcext:value-type="string">
            <text:p>#DIV/0 !</text:p>
          </table:table-cell>
          <table:table-cell table:formula="of:=[.F97]*[.M97]/([.F97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98]*([.H98]/[.G98])" office:value-type="string" office:string-value="#DIV/0 !" calcext:value-type="string">
            <text:p>#DIV/0 !</text:p>
          </table:table-cell>
          <table:table-cell table:formula="of:=[.F98]*[.J98]/([.F98]+1)" office:value-type="string" office:string-value="#DIV/0 !" calcext:value-type="string">
            <text:p>#DIV/0 !</text:p>
          </table:table-cell>
          <table:table-cell/>
          <table:table-cell table:formula="of:=[.F98]*(100-([.H98]/[.G98]*100))/100" office:value-type="string" office:string-value="#DIV/0 !" calcext:value-type="string">
            <text:p>#DIV/0 !</text:p>
          </table:table-cell>
          <table:table-cell table:formula="of:=[.F98]*[.M98]/([.F98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99]*([.H99]/[.G99])" office:value-type="string" office:string-value="#DIV/0 !" calcext:value-type="string">
            <text:p>#DIV/0 !</text:p>
          </table:table-cell>
          <table:table-cell table:formula="of:=[.F99]*[.J99]/([.F99]+1)" office:value-type="string" office:string-value="#DIV/0 !" calcext:value-type="string">
            <text:p>#DIV/0 !</text:p>
          </table:table-cell>
          <table:table-cell/>
          <table:table-cell table:formula="of:=[.F99]*(100-([.H99]/[.G99]*100))/100" office:value-type="string" office:string-value="#DIV/0 !" calcext:value-type="string">
            <text:p>#DIV/0 !</text:p>
          </table:table-cell>
          <table:table-cell table:formula="of:=[.F99]*[.M99]/([.F99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100]*([.H100]/[.G100])" office:value-type="string" office:string-value="#DIV/0 !" calcext:value-type="string">
            <text:p>#DIV/0 !</text:p>
          </table:table-cell>
          <table:table-cell table:formula="of:=[.F100]*[.J100]/([.F100]+1)" office:value-type="string" office:string-value="#DIV/0 !" calcext:value-type="string">
            <text:p>#DIV/0 !</text:p>
          </table:table-cell>
          <table:table-cell/>
          <table:table-cell table:formula="of:=[.F100]*(100-([.H100]/[.G100]*100))/100" office:value-type="string" office:string-value="#DIV/0 !" calcext:value-type="string">
            <text:p>#DIV/0 !</text:p>
          </table:table-cell>
          <table:table-cell table:formula="of:=[.F100]*[.M100]/([.F100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101]*([.H101]/[.G101])" office:value-type="string" office:string-value="#DIV/0 !" calcext:value-type="string">
            <text:p>#DIV/0 !</text:p>
          </table:table-cell>
          <table:table-cell table:formula="of:=[.F101]*[.J101]/([.F101]+1)" office:value-type="string" office:string-value="#DIV/0 !" calcext:value-type="string">
            <text:p>#DIV/0 !</text:p>
          </table:table-cell>
          <table:table-cell/>
          <table:table-cell table:formula="of:=[.F101]*(100-([.H101]/[.G101]*100))/100" office:value-type="string" office:string-value="#DIV/0 !" calcext:value-type="string">
            <text:p>#DIV/0 !</text:p>
          </table:table-cell>
          <table:table-cell table:formula="of:=[.F101]*[.M101]/([.F101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102]*([.H102]/[.G102])" office:value-type="string" office:string-value="#DIV/0 !" calcext:value-type="string">
            <text:p>#DIV/0 !</text:p>
          </table:table-cell>
          <table:table-cell table:formula="of:=[.F102]*[.J102]/([.F102]+1)" office:value-type="string" office:string-value="#DIV/0 !" calcext:value-type="string">
            <text:p>#DIV/0 !</text:p>
          </table:table-cell>
          <table:table-cell/>
          <table:table-cell table:formula="of:=[.F102]*(100-([.H102]/[.G102]*100))/100" office:value-type="string" office:string-value="#DIV/0 !" calcext:value-type="string">
            <text:p>#DIV/0 !</text:p>
          </table:table-cell>
          <table:table-cell table:formula="of:=[.F102]*[.M102]/([.F102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103]*([.H103]/[.G103])" office:value-type="string" office:string-value="#DIV/0 !" calcext:value-type="string">
            <text:p>#DIV/0 !</text:p>
          </table:table-cell>
          <table:table-cell table:formula="of:=[.F103]*[.J103]/([.F103]+1)" office:value-type="string" office:string-value="#DIV/0 !" calcext:value-type="string">
            <text:p>#DIV/0 !</text:p>
          </table:table-cell>
          <table:table-cell/>
          <table:table-cell table:formula="of:=[.F103]*(100-([.H103]/[.G103]*100))/100" office:value-type="string" office:string-value="#DIV/0 !" calcext:value-type="string">
            <text:p>#DIV/0 !</text:p>
          </table:table-cell>
          <table:table-cell table:formula="of:=[.F103]*[.M103]/([.F103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104]*([.H104]/[.G104])" office:value-type="string" office:string-value="#DIV/0 !" calcext:value-type="string">
            <text:p>#DIV/0 !</text:p>
          </table:table-cell>
          <table:table-cell table:formula="of:=[.F104]*[.J104]/([.F104]+1)" office:value-type="string" office:string-value="#DIV/0 !" calcext:value-type="string">
            <text:p>#DIV/0 !</text:p>
          </table:table-cell>
          <table:table-cell/>
          <table:table-cell table:formula="of:=[.F104]*(100-([.H104]/[.G104]*100))/100" office:value-type="string" office:string-value="#DIV/0 !" calcext:value-type="string">
            <text:p>#DIV/0 !</text:p>
          </table:table-cell>
          <table:table-cell table:formula="of:=[.F104]*[.M104]/([.F104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105]*([.H105]/[.G105])" office:value-type="string" office:string-value="#DIV/0 !" calcext:value-type="string">
            <text:p>#DIV/0 !</text:p>
          </table:table-cell>
          <table:table-cell table:formula="of:=[.F105]*[.J105]/([.F105]+1)" office:value-type="string" office:string-value="#DIV/0 !" calcext:value-type="string">
            <text:p>#DIV/0 !</text:p>
          </table:table-cell>
          <table:table-cell/>
          <table:table-cell table:formula="of:=[.F105]*(100-([.H105]/[.G105]*100))/100" office:value-type="string" office:string-value="#DIV/0 !" calcext:value-type="string">
            <text:p>#DIV/0 !</text:p>
          </table:table-cell>
          <table:table-cell table:formula="of:=[.F105]*[.M105]/([.F105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106]*([.H106]/[.G106])" office:value-type="string" office:string-value="#DIV/0 !" calcext:value-type="string">
            <text:p>#DIV/0 !</text:p>
          </table:table-cell>
          <table:table-cell table:formula="of:=[.F106]*[.J106]/([.F106]+1)" office:value-type="string" office:string-value="#DIV/0 !" calcext:value-type="string">
            <text:p>#DIV/0 !</text:p>
          </table:table-cell>
          <table:table-cell/>
          <table:table-cell table:formula="of:=[.F106]*(100-([.H106]/[.G106]*100))/100" office:value-type="string" office:string-value="#DIV/0 !" calcext:value-type="string">
            <text:p>#DIV/0 !</text:p>
          </table:table-cell>
          <table:table-cell table:formula="of:=[.F106]*[.M106]/([.F106]+1)" office:value-type="string" office:string-value="#DIV/0 !" calcext:value-type="string">
            <text:p>#DIV/0 !</text:p>
          </table:table-cell>
        </table:table-row>
        <table:table-row table:style-name="ro1">
          <table:table-cell table:number-columns-repeated="9"/>
          <table:table-cell table:formula="of:=[.F107]*([.H107]/[.G107])" office:value-type="string" office:string-value="#DIV/0 !" calcext:value-type="string">
            <text:p>#DIV/0 !</text:p>
          </table:table-cell>
          <table:table-cell table:formula="of:=[.F107]*[.J107]/([.F107]+1)" office:value-type="string" office:string-value="#DIV/0 !" calcext:value-type="string">
            <text:p>#DIV/0 !</text:p>
          </table:table-cell>
          <table:table-cell/>
          <table:table-cell table:formula="of:=[.F107]*(100-([.H107]/[.G107]*100))/100" office:value-type="string" office:string-value="#DIV/0 !" calcext:value-type="string">
            <text:p>#DIV/0 !</text:p>
          </table:table-cell>
          <table:table-cell table:formula="of:=[.F107]*[.M107]/([.F107]+1)" office:value-type="string" office:string-value="#DIV/0 !" calcext:value-type="string">
            <text:p>#DIV/0 !</text:p>
          </table:table-cell>
        </table:table-row>
        <table:table-row table:style-name="ro1" table:number-rows-repeated="6542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euil1" table:style-name="ta2">
        <table:table-column table:style-name="co16" table:number-columns-repeated="101" table:default-cell-style-name="ce5"/>
        <table:table-column table:style-name="co17" table:number-columns-repeated="156" table:default-cell-style-name="ce5"/>
        <table:table-column table:style-name="co17" table:number-columns-repeated="767" table:default-cell-style-name="Default"/>
        <table:table-row table:style-name="ro4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5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quipment tree" table:style-name="ta1"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row table:style-name="ro3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Units Tree" table:style-name="ta3">
        <office:forms form:automatic-focus="false" form:apply-design-mode="false"/>
        <table:table-column table:style-name="co20" table:number-columns-repeated="10" table:default-cell-style-name="Default"/>
        <table:table-column table:style-name="co21" table:number-columns-repeated="1014" table:default-cell-style-name="Default"/>
        <table:table-row table:style-name="ro6">
          <table:table-cell table:style-name="ce6"/>
          <table:table-cell table:style-name="ce15"/>
          <table:table-cell table:style-name="ce6" table:number-columns-repeated="3"/>
          <table:table-cell table:number-columns-repeated="5"/>
          <table:table-cell table:style-name="ce6" table:number-columns-repeated="1014"/>
        </table:table-row>
        <table:table-row table:style-name="ro6">
          <table:table-cell table:style-name="ce6" table:number-columns-repeated="5"/>
          <table:table-cell table:number-columns-repeated="5"/>
          <table:table-cell table:style-name="ce6" table:number-columns-repeated="1014"/>
        </table:table-row>
        <table:table-row table:style-name="ro7">
          <table:table-cell table:style-name="ce7" office:value-type="string" calcext:value-type="string">
            <text:p>MELEE_ELITE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3"/>
          <table:table-cell table:number-columns-repeated="5"/>
          <table:table-cell table:style-name="ce6" table:number-columns-repeated="1014"/>
        </table:table-row>
        <table:table-row table:style-name="ro7">
          <table:table-cell table:style-name="ce8" office:value-type="string" calcext:value-type="string">
            <text:p>Spearman</text:p>
          </table:table-cell>
          <table:table-cell table:style-name="ce13" office:value-type="string" calcext:value-type="string">
            <text:p>Heroic Warrior</text:p>
          </table:table-cell>
          <table:table-cell table:style-name="ce13" office:value-type="string" calcext:value-type="string">
            <text:p>Swordsman</text:p>
          </table:table-cell>
          <table:table-cell table:style-name="ce13" office:value-type="string" calcext:value-type="string">
            <text:p>Man-at-Arms</text:p>
          </table:table-cell>
          <table:table-cell table:style-name="ce13" office:value-type="string" calcext:value-type="string">
            <text:p>Musketman</text:p>
          </table:table-cell>
          <table:table-cell table:style-name="ce13" office:value-type="string" calcext:value-type="string">
            <text:p>Grenadier</text:p>
          </table:table-cell>
          <table:table-cell table:style-name="ce13" office:value-type="string" calcext:value-type="string">
            <text:p>Jagers</text:p>
          </table:table-cell>
          <table:table-cell table:style-name="ce13"/>
          <table:table-cell table:style-name="ce13" office:value-type="string" calcext:value-type="string">
            <text:p>Assault Infantry</text:p>
          </table:table-cell>
          <table:table-cell table:style-name="ce24" office:value-type="string" calcext:value-type="string">
            <text:p>Modern Infantry</text:p>
          </table:table-cell>
          <table:table-cell table:style-name="ce6" table:number-columns-repeated="1014"/>
        </table:table-row>
        <table:table-row table:style-name="ro7">
          <table:table-cell table:style-name="ce9" office:value-type="string" calcext:value-type="string">
            <text:p>Wooden/stone spears</text:p>
          </table:table-cell>
          <table:table-cell table:style-name="ce9" office:value-type="string" calcext:value-type="string">
            <text:p>Swords</text:p>
          </table:table-cell>
          <table:table-cell table:style-name="ce9" office:value-type="string" calcext:value-type="string">
            <text:p>Swords</text:p>
            <text:p>Armor</text:p>
          </table:table-cell>
          <table:table-cell table:style-name="ce9" office:value-type="string" calcext:value-type="string">
            <text:p>Swords/Pikes</text:p>
            <text:p>Knight Armor</text:p>
          </table:table-cell>
          <table:table-cell table:style-name="ce9" office:value-type="string" calcext:value-type="string">
            <text:p>Muskets</text:p>
          </table:table-cell>
          <table:table-cell table:style-name="ce9" office:value-type="string" calcext:value-type="string">
            <text:p>Flintlock Musket</text:p>
          </table:table-cell>
          <table:table-cell table:style-name="ce9" office:value-type="string" calcext:value-type="string">
            <text:p>Rifles</text:p>
          </table:table-cell>
          <table:table-cell table:style-name="ce9"/>
          <table:table-cell table:style-name="ce9" office:value-type="string" calcext:value-type="string">
            <text:p>Automatic Rifles</text:p>
          </table:table-cell>
          <table:table-cell table:style-name="ce28" office:value-type="string" calcext:value-type="string">
            <text:p>Assault Rifles</text:p>
          </table:table-cell>
          <table:table-cell table:style-name="ce6" table:number-columns-repeated="1014"/>
        </table:table-row>
        <table:table-row table:style-name="ro7">
          <table:table-cell table:style-name="ce10"/>
          <table:table-cell table:style-name="ce15" office:value-type="string" calcext:value-type="string">
            <text:p>Phalanx</text:p>
          </table:table-cell>
          <table:table-cell table:style-name="ce15" office:value-type="string" calcext:value-type="string">
            <text:p>Heavy Phalanx</text:p>
          </table:table-cell>
          <table:table-cell table:style-name="ce15" office:value-type="string" calcext:value-type="string">
            <text:p>Landsknecht</text:p>
          </table:table-cell>
          <table:table-cell table:style-name="ce9" table:number-columns-repeated="4"/>
          <table:table-cell table:style-name="ce15" office:value-type="string" calcext:value-type="string">
            <text:p>Mechanized Infantry</text:p>
          </table:table-cell>
          <table:table-cell table:style-name="ce29" office:value-type="string" calcext:value-type="string">
            <text:p>Modern Mechanized</text:p>
            <text:p>Infantry</text:p>
          </table:table-cell>
          <table:table-cell table:style-name="ce6" table:number-columns-repeated="1014"/>
        </table:table-row>
        <table:table-row table:style-name="ro7">
          <table:table-cell table:style-name="ce11"/>
          <table:table-cell table:style-name="ce14" office:value-type="string" calcext:value-type="string">
            <text:p>Iron/Bronze Spears</text:p>
          </table:table-cell>
          <table:table-cell table:style-name="ce14" office:value-type="string" calcext:value-type="string">
            <text:p>Iron/Bronze Spears</text:p>
            <text:p>Armor</text:p>
          </table:table-cell>
          <table:table-cell table:style-name="ce14" office:value-type="string" calcext:value-type="string">
            <text:p>Pikes</text:p>
          </table:table-cell>
          <table:table-cell table:style-name="ce14" table:number-columns-repeated="4"/>
          <table:table-cell table:style-name="ce14" office:value-type="string" calcext:value-type="string">
            <text:p>Automatic Rifles</text:p>
            <text:p>Personnel Carrier</text:p>
          </table:table-cell>
          <table:table-cell table:style-name="ce25" office:value-type="string" calcext:value-type="string">
            <text:p>Assault Rifles</text:p>
            <text:p>APC</text:p>
          </table:table-cell>
          <table:table-cell table:style-name="ce6" table:number-columns-repeated="1014"/>
        </table:table-row>
        <table:table-row table:style-name="ro7">
          <table:table-cell table:style-name="ce9" table:number-columns-repeated="10"/>
          <table:table-cell table:style-name="ce6" table:number-columns-repeated="1014"/>
        </table:table-row>
        <table:table-row table:style-name="ro7">
          <table:table-cell table:style-name="ce9" table:number-columns-repeated="5"/>
          <table:table-cell table:style-name="ce8" office:value-type="string" calcext:value-type="string">
            <text:p>Naval Infantry</text:p>
          </table:table-cell>
          <table:table-cell table:style-name="ce20" table:number-columns-repeated="2"/>
          <table:table-cell table:style-name="ce13" office:value-type="string" calcext:value-type="string">
            <text:p>Marine</text:p>
          </table:table-cell>
          <table:table-cell table:style-name="ce24" office:value-type="string" calcext:value-type="string">
            <text:p>Modern Marine</text:p>
          </table:table-cell>
          <table:table-cell table:style-name="ce6" table:number-columns-repeated="1014"/>
        </table:table-row>
        <table:table-row table:style-name="ro7">
          <table:table-cell table:style-name="ce9" table:number-columns-repeated="5"/>
          <table:table-cell table:style-name="ce19" office:value-type="string" calcext:value-type="string">
            <text:p>Flintlock Musket</text:p>
          </table:table-cell>
          <table:table-cell table:style-name="ce9" table:number-columns-repeated="2"/>
          <table:table-cell table:style-name="ce9" office:value-type="string" calcext:value-type="string">
            <text:p>Automatic Rifles</text:p>
          </table:table-cell>
          <table:table-cell table:style-name="ce28" office:value-type="string" calcext:value-type="string">
            <text:p>Assault Rifles</text:p>
          </table:table-cell>
          <table:table-cell table:style-name="ce6" table:number-columns-repeated="1014"/>
        </table:table-row>
        <table:table-row table:style-name="ro7">
          <table:table-cell table:style-name="ce9" table:number-columns-repeated="5"/>
          <table:table-cell table:style-name="ce19"/>
          <table:table-cell table:style-name="ce9" table:number-columns-repeated="3"/>
          <table:table-cell table:style-name="ce29" office:value-type="string" calcext:value-type="string">
            <text:p>Mechanized Marine</text:p>
          </table:table-cell>
          <table:table-cell table:style-name="ce6" table:number-columns-repeated="1014"/>
        </table:table-row>
        <table:table-row table:style-name="ro7">
          <table:table-cell table:style-name="ce9" table:number-columns-repeated="5"/>
          <table:table-cell table:style-name="ce11"/>
          <table:table-cell table:style-name="ce14" table:number-columns-repeated="3"/>
          <table:table-cell table:style-name="ce25" office:value-type="string" calcext:value-type="string">
            <text:p>Assault Rifles</text:p>
            <text:p>APC</text:p>
          </table:table-cell>
          <table:table-cell table:style-name="ce6" table:number-columns-repeated="1014"/>
        </table:table-row>
        <table:table-row table:style-name="ro7">
          <table:table-cell table:style-name="ce9" table:number-columns-repeated="8"/>
          <table:table-cell table:style-name="ce21"/>
          <table:table-cell table:style-name="ce9"/>
          <table:table-cell table:style-name="ce6" table:number-columns-repeated="1014"/>
        </table:table-row>
        <table:table-row table:style-name="ro7">
          <table:table-cell table:style-name="ce7" office:value-type="string" calcext:value-type="string">
            <text:p>MELEE</text:p>
          </table:table-cell>
          <table:table-cell table:style-name="ce6" office:value-type="string" calcext:value-type="string">
            <text:p>(conscript)</text:p>
          </table:table-cell>
          <table:table-cell table:style-name="ce6" table:number-columns-repeated="3"/>
          <table:table-cell table:number-columns-repeated="5"/>
          <table:table-cell table:style-name="ce6" table:number-columns-repeated="1014"/>
        </table:table-row>
        <table:table-row table:style-name="ro7">
          <table:table-cell table:style-name="ce8" office:value-type="string" calcext:value-type="string">
            <text:p>Spearman</text:p>
          </table:table-cell>
          <table:table-cell table:style-name="ce13" office:value-type="string" calcext:value-type="string">
            <text:p>Spearman</text:p>
          </table:table-cell>
          <table:table-cell table:style-name="ce13" office:value-type="string" calcext:value-type="string">
            <text:p>Heavy Spearman</text:p>
          </table:table-cell>
          <table:table-cell table:style-name="ce13" office:value-type="string" calcext:value-type="string">
            <text:p>Pikeman</text:p>
          </table:table-cell>
          <table:table-cell table:style-name="ce13" office:value-type="string" calcext:value-type="string">
            <text:p>Heavy Pikeman</text:p>
          </table:table-cell>
          <table:table-cell table:style-name="ce13" office:value-type="string" calcext:value-type="string">
            <text:p>Fusilier <text:span text:style-name="T1">(need model)</text:span></text:p>
          </table:table-cell>
          <table:table-cell table:style-name="ce13" office:value-type="string" calcext:value-type="string">
            <text:p>Rifleman</text:p>
          </table:table-cell>
          <table:table-cell table:style-name="ce13"/>
          <table:table-cell table:style-name="ce13" office:value-type="string" calcext:value-type="string">
            <text:p>Infantry</text:p>
          </table:table-cell>
          <table:table-cell table:style-name="ce24" office:value-type="string" calcext:value-type="string">
            <text:p>Modern Infantry</text:p>
          </table:table-cell>
          <table:table-cell table:style-name="ce6" table:number-columns-repeated="1014"/>
        </table:table-row>
        <table:table-row table:style-name="ro7">
          <table:table-cell table:style-name="ce11" office:value-type="string" calcext:value-type="string">
            <text:p>Wooden/stone spears</text:p>
          </table:table-cell>
          <table:table-cell table:style-name="ce14" office:value-type="string" calcext:value-type="string">
            <text:p>Iron/Bronze Spears</text:p>
          </table:table-cell>
          <table:table-cell table:style-name="ce14" office:value-type="string" calcext:value-type="string">
            <text:p>Iron/Bronze Spears</text:p>
            <text:p>Armor</text:p>
          </table:table-cell>
          <table:table-cell table:style-name="ce14" office:value-type="string" calcext:value-type="string">
            <text:p>Pikes</text:p>
          </table:table-cell>
          <table:table-cell table:style-name="ce14" office:value-type="string" calcext:value-type="string">
            <text:p>Pikes</text:p>
            <text:p>Knight Armor</text:p>
          </table:table-cell>
          <table:table-cell table:style-name="ce14" office:value-type="string" calcext:value-type="string">
            <text:p>Flintlock Musket</text:p>
          </table:table-cell>
          <table:table-cell table:style-name="ce14" office:value-type="string" calcext:value-type="string">
            <text:p>Rifles</text:p>
          </table:table-cell>
          <table:table-cell table:style-name="ce14"/>
          <table:table-cell table:style-name="ce14" office:value-type="string" calcext:value-type="string">
            <text:p>Automatic Rifles</text:p>
          </table:table-cell>
          <table:table-cell table:style-name="ce25" office:value-type="string" calcext:value-type="string">
            <text:p>Assault Rifles</text:p>
          </table:table-cell>
          <table:table-cell table:style-name="ce6" table:number-columns-repeated="1014"/>
        </table:table-row>
        <table:table-row table:style-name="ro7">
          <table:table-cell table:number-columns-repeated="4"/>
          <table:table-cell table:style-name="ce6" table:number-columns-repeated="1020"/>
        </table:table-row>
        <table:table-row table:style-name="ro7">
          <table:table-cell table:style-name="ce12" office:value-type="string" calcext:value-type="string">
            <text:p>RECON/SKIRMISHER</text:p>
          </table:table-cell>
          <table:table-cell table:style-name="ce16" office:value-type="string" calcext:value-type="string">
            <text:p>(standing army) </text:p>
          </table:table-cell>
          <table:table-cell table:number-columns-repeated="2"/>
          <table:table-cell table:style-name="ce6" table:number-columns-repeated="1020"/>
        </table:table-row>
        <table:table-row table:style-name="ro7">
          <table:table-cell table:style-name="ce13" office:value-type="string" calcext:value-type="string">
            <text:p>Psiloi <text:span text:style-name="T1">or </text:span><text:span text:style-name="T2">Slinger Scout</text:span></text:p>
          </table:table-cell>
          <table:table-cell table:style-name="ce13" office:value-type="string" calcext:value-type="string">
            <text:p>Peltast</text:p>
          </table:table-cell>
          <table:table-cell table:style-name="ce13" office:value-type="string" calcext:value-type="string">
            <text:p>Archer Scout</text:p>
          </table:table-cell>
          <table:table-cell table:style-name="ce13" office:value-type="string" calcext:value-type="string">
            <text:p>Huntsman</text:p>
          </table:table-cell>
          <table:table-cell table:style-name="ce13" office:value-type="string" calcext:value-type="string">
            <text:p>Forester</text:p>
          </table:table-cell>
          <table:table-cell table:style-name="ce13" office:value-type="string" calcext:value-type="string">
            <text:p>Ranger</text:p>
          </table:table-cell>
          <table:table-cell table:style-name="ce13" office:value-type="string" calcext:value-type="string">
            <text:p>Rifleman Scout </text:p>
          </table:table-cell>
          <table:table-cell table:style-name="ce13"/>
          <table:table-cell table:style-name="ce13" office:value-type="string" calcext:value-type="string">
            <text:p>Commando</text:p>
          </table:table-cell>
          <table:table-cell table:style-name="ce24" office:value-type="string" calcext:value-type="string">
            <text:p>Special Forces</text:p>
          </table:table-cell>
          <table:table-cell table:style-name="ce6" table:number-columns-repeated="1014"/>
        </table:table-row>
        <table:table-row table:style-name="ro7">
          <table:table-cell table:style-name="ce14" office:value-type="string" calcext:value-type="string">
            <text:p>Javelin (wood) or Slings</text:p>
          </table:table-cell>
          <table:table-cell table:style-name="ce14" office:value-type="string" calcext:value-type="string">
            <text:p>Javelin (Iron/Bronze)</text:p>
          </table:table-cell>
          <table:table-cell table:style-name="ce14" office:value-type="string" calcext:value-type="string">
            <text:p>Bows / Composite Bows</text:p>
          </table:table-cell>
          <table:table-cell table:style-name="ce14" office:value-type="string" calcext:value-type="string">
            <text:p>Longbows</text:p>
          </table:table-cell>
          <table:table-cell table:style-name="ce14" office:value-type="string" calcext:value-type="string">
            <text:p>Muskets</text:p>
          </table:table-cell>
          <table:table-cell table:style-name="ce14" office:value-type="string" calcext:value-type="string">
            <text:p>Flintlock Musket</text:p>
          </table:table-cell>
          <table:table-cell table:style-name="ce14" office:value-type="string" calcext:value-type="string">
            <text:p>Rifles</text:p>
          </table:table-cell>
          <table:table-cell table:style-name="ce14"/>
          <table:table-cell table:style-name="ce14" office:value-type="string" calcext:value-type="string">
            <text:p>Automatic Rifles</text:p>
          </table:table-cell>
          <table:table-cell table:style-name="ce25" office:value-type="string" calcext:value-type="string">
            <text:p>Assault Rifles</text:p>
          </table:table-cell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RANGED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1022"/>
        </table:table-row>
        <table:table-row table:style-name="ro7">
          <table:table-cell table:style-name="ce8" office:value-type="string" calcext:value-type="string">
            <text:p>Slinger</text:p>
          </table:table-cell>
          <table:table-cell table:style-name="ce13" office:value-type="string" calcext:value-type="string">
            <text:p>Archer</text:p>
          </table:table-cell>
          <table:table-cell table:style-name="ce13" office:value-type="string" calcext:value-type="string">
            <text:p>Composite Bowman</text:p>
          </table:table-cell>
          <table:table-cell table:style-name="ce13" office:value-type="string" calcext:value-type="string">
            <text:p>Longbowman</text:p>
          </table:table-cell>
          <table:table-cell table:style-name="ce13" office:value-type="string" calcext:value-type="string">
            <text:p>Field cannon</text:p>
          </table:table-cell>
          <table:table-cell table:style-name="ce13" office:value-type="string" calcext:value-type="string">
            <text:p>Field gun</text:p>
          </table:table-cell>
          <table:table-cell table:style-name="ce13"/>
          <table:table-cell table:style-name="ce13" office:value-type="string" calcext:value-type="string">
            <text:p>AT gun</text:p>
          </table:table-cell>
          <table:table-cell table:style-name="ce22"/>
          <table:table-cell table:style-name="ce24" office:value-type="string" calcext:value-type="string">
            <text:p>Mortar</text:p>
          </table:table-cell>
          <table:table-cell table:style-name="ce6" table:number-columns-repeated="1014"/>
        </table:table-row>
        <table:table-row table:style-name="ro7">
          <table:table-cell table:style-name="ce14" office:value-type="string" calcext:value-type="string">
            <text:p>Slings</text:p>
          </table:table-cell>
          <table:table-cell table:style-name="ce14" office:value-type="string" calcext:value-type="string">
            <text:p>Bows</text:p>
          </table:table-cell>
          <table:table-cell table:style-name="ce14" office:value-type="string" calcext:value-type="string">
            <text:p>Composite Bows</text:p>
          </table:table-cell>
          <table:table-cell table:style-name="ce14" office:value-type="string" calcext:value-type="string">
            <text:p>Longbows</text:p>
          </table:table-cell>
          <table:table-cell table:style-name="ce14" office:value-type="string" calcext:value-type="string">
            <text:p>Field cannons</text:p>
          </table:table-cell>
          <table:table-cell table:style-name="ce14" office:value-type="string" calcext:value-type="string">
            <text:p>Field guns</text:p>
          </table:table-cell>
          <table:table-cell table:style-name="ce14"/>
          <table:table-cell table:style-name="ce14" office:value-type="string" calcext:value-type="string">
            <text:p>AT guns</text:p>
          </table:table-cell>
          <table:table-cell table:style-name="ce23"/>
          <table:table-cell table:style-name="ce25" office:value-type="string" calcext:value-type="string">
            <text:p>Mortars</text:p>
          </table:table-cell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DEFENSIVE_RANGED</text:p>
          </table:table-cell>
          <table:table-cell table:style-name="ce16" office:value-type="string" calcext:value-type="string">
            <text:p>(standing army) </text:p>
          </table:table-cell>
          <table:table-cell table:style-name="ce6" table:number-columns-repeated="1022"/>
        </table:table-row>
        <table:table-row table:style-name="ro7">
          <table:table-cell table:style-name="ce6"/>
          <table:table-cell table:style-name="ce15"/>
          <table:table-cell table:style-name="ce9"/>
          <table:table-cell table:style-name="ce8" office:value-type="string" calcext:value-type="string">
            <text:p>Crossbowman</text:p>
          </table:table-cell>
          <table:table-cell table:style-name="ce13" office:value-type="string" calcext:value-type="string">
            <text:p>Culverin</text:p>
          </table:table-cell>
          <table:table-cell table:style-name="ce13"/>
          <table:table-cell table:style-name="ce13" office:value-type="string" calcext:value-type="string">
            <text:p>Gatling gun</text:p>
          </table:table-cell>
          <table:table-cell table:style-name="ce13"/>
          <table:table-cell table:style-name="ce24" office:value-type="string" calcext:value-type="string">
            <text:p>Machine gun</text:p>
          </table:table-cell>
          <table:table-cell table:style-name="ce9"/>
          <table:table-cell table:style-name="ce6" table:number-columns-repeated="1014"/>
        </table:table-row>
        <table:table-row table:style-name="ro7">
          <table:table-cell table:style-name="ce6"/>
          <table:table-cell table:style-name="ce9" table:number-columns-repeated="2"/>
          <table:table-cell table:style-name="ce11" office:value-type="string" calcext:value-type="string">
            <text:p>Crossbows</text:p>
          </table:table-cell>
          <table:table-cell table:style-name="ce14" office:value-type="string" calcext:value-type="string">
            <text:p>Culverins</text:p>
          </table:table-cell>
          <table:table-cell table:style-name="ce14"/>
          <table:table-cell table:style-name="ce14" office:value-type="string" calcext:value-type="string">
            <text:p>Gatling guns</text:p>
          </table:table-cell>
          <table:table-cell table:style-name="ce14"/>
          <table:table-cell table:style-name="ce25" office:value-type="string" calcext:value-type="string">
            <text:p>Machine guns</text:p>
          </table:table-cell>
          <table:table-cell table:style-name="ce9"/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SIEGE</text:p>
          </table:table-cell>
          <table:table-cell table:style-name="ce16" office:value-type="string" calcext:value-type="string">
            <text:p>(standing army) </text:p>
          </table:table-cell>
          <table:table-cell table:style-name="ce6" table:number-columns-repeated="1022"/>
        </table:table-row>
        <table:table-row table:style-name="ro7">
          <table:table-cell table:style-name="ce8" office:value-type="string" calcext:value-type="string">
            <text:p>Ballista</text:p>
          </table:table-cell>
          <table:table-cell table:style-name="ce13" office:value-type="string" calcext:value-type="string">
            <text:p>Catapult</text:p>
          </table:table-cell>
          <table:table-cell table:style-name="ce13" office:value-type="string" calcext:value-type="string">
            <text:p>Trebuchet</text:p>
          </table:table-cell>
          <table:table-cell table:style-name="ce13" office:value-type="string" calcext:value-type="string">
            <text:p>Bombard</text:p>
          </table:table-cell>
          <table:table-cell table:style-name="ce13"/>
          <table:table-cell table:style-name="ce13" office:value-type="string" calcext:value-type="string">
            <text:p>Rifled Cannon</text:p>
          </table:table-cell>
          <table:table-cell table:style-name="ce13" office:value-type="string" calcext:value-type="string">
            <text:p>Artillery</text:p>
          </table:table-cell>
          <table:table-cell table:style-name="ce13"/>
          <table:table-cell table:style-name="ce26" office:value-type="string" calcext:value-type="string">
            <text:p>Self Propelled Artillery </text:p>
          </table:table-cell>
          <table:table-cell table:style-name="ce13"/>
          <table:table-cell table:style-name="ce24" office:value-type="string" calcext:value-type="string">
            <text:p>Missile Artillery</text:p>
          </table:table-cell>
          <table:table-cell table:style-name="ce6" table:number-columns-repeated="1013"/>
        </table:table-row>
        <table:table-row table:style-name="ro7">
          <table:table-cell table:style-name="ce11" office:value-type="string" calcext:value-type="string">
            <text:p>Ballista</text:p>
          </table:table-cell>
          <table:table-cell table:style-name="ce14" office:value-type="string" calcext:value-type="string">
            <text:p>Catapults</text:p>
          </table:table-cell>
          <table:table-cell table:style-name="ce14" office:value-type="string" calcext:value-type="string">
            <text:p>Trebuchets</text:p>
          </table:table-cell>
          <table:table-cell table:style-name="ce14" office:value-type="string" calcext:value-type="string">
            <text:p>Bombards</text:p>
          </table:table-cell>
          <table:table-cell table:style-name="ce14"/>
          <table:table-cell table:style-name="ce14" office:value-type="string" calcext:value-type="string">
            <text:p>Rifled Cannons</text:p>
          </table:table-cell>
          <table:table-cell table:style-name="ce14" office:value-type="string" calcext:value-type="string">
            <text:p>Howitzer Guns</text:p>
          </table:table-cell>
          <table:table-cell table:style-name="ce14"/>
          <table:table-cell table:style-name="ce27" office:value-type="string" calcext:value-type="string">
            <text:p>SPGs</text:p>
          </table:table-cell>
          <table:table-cell table:style-name="ce14"/>
          <table:table-cell table:style-name="ce25" office:value-type="string" calcext:value-type="string">
            <text:p>Missile Launchers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CAVALRY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1022"/>
        </table:table-row>
        <table:table-row table:style-name="ro7">
          <table:table-cell table:style-name="ce8" office:value-type="string" calcext:value-type="string">
            <text:p>Chariot</text:p>
          </table:table-cell>
          <table:table-cell table:style-name="ce13"/>
          <table:table-cell table:style-name="ce13" office:value-type="string" calcext:value-type="string">
            <text:p>Armored Horseman<text:span text:style-name="T1"> (EQUES)</text:span></text:p>
          </table:table-cell>
          <table:table-cell table:style-name="ce13" office:value-type="string" calcext:value-type="string">
            <text:p>Knight</text:p>
          </table:table-cell>
          <table:table-cell table:style-name="ce13" office:value-type="string" calcext:value-type="string">
            <text:p>Reiter</text:p>
          </table:table-cell>
          <table:table-cell table:style-name="ce13" office:value-type="string" calcext:value-type="string">
            <text:p>Cuirassier</text:p>
          </table:table-cell>
          <table:table-cell table:style-name="ce13" office:value-type="string" calcext:value-type="string">
            <text:p>Heavy Cavalry</text:p>
          </table:table-cell>
          <table:table-cell table:style-name="ce13" office:value-type="string" calcext:value-type="string">
            <text:p>Landship</text:p>
          </table:table-cell>
          <table:table-cell table:style-name="ce13" office:value-type="string" calcext:value-type="string">
            <text:p>Tank</text:p>
          </table:table-cell>
          <table:table-cell table:style-name="ce24" office:value-type="string" calcext:value-type="string">
            <text:p>Modern Armor</text:p>
          </table:table-cell>
          <table:table-cell table:style-name="ce6" table:number-columns-repeated="1014"/>
        </table:table-row>
        <table:table-row table:style-name="ro7">
          <table:table-cell table:style-name="ce9" office:value-type="string" calcext:value-type="string">
            <text:p>Spears</text:p>
            <text:p>Chariots</text:p>
          </table:table-cell>
          <table:table-cell table:style-name="ce9"/>
          <table:table-cell table:style-name="ce9" office:value-type="string" calcext:value-type="string">
            <text:p>Iron Spears / Armors</text:p>
            <text:p>War Horses</text:p>
          </table:table-cell>
          <table:table-cell table:style-name="ce9" office:value-type="string" calcext:value-type="string">
            <text:p>Lances/Knight Armors</text:p>
            <text:p>War Horses</text:p>
          </table:table-cell>
          <table:table-cell table:style-name="ce9" office:value-type="string" calcext:value-type="string">
            <text:p>Muskets/Knight Armors</text:p>
            <text:p>War Horses</text:p>
          </table:table-cell>
          <table:table-cell table:style-name="ce9" office:value-type="string" calcext:value-type="string">
            <text:p>Flintlock Musket</text:p>
            <text:p>Cuirass/War Horses</text:p>
          </table:table-cell>
          <table:table-cell table:style-name="ce9" office:value-type="string" calcext:value-type="string">
            <text:p>Rifles</text:p>
            <text:p>War Horses</text:p>
          </table:table-cell>
          <table:table-cell table:style-name="ce9" office:value-type="string" calcext:value-type="string">
            <text:p>Landships</text:p>
          </table:table-cell>
          <table:table-cell table:style-name="ce9" office:value-type="string" calcext:value-type="string">
            <text:p>Tanks</text:p>
          </table:table-cell>
          <table:table-cell table:style-name="ce28" office:value-type="string" calcext:value-type="string">
            <text:p>Modern Armors</text:p>
          </table:table-cell>
          <table:table-cell table:style-name="ce6" table:number-columns-repeated="1014"/>
        </table:table-row>
        <table:table-row table:style-name="ro7">
          <table:table-cell table:style-name="ce9" table:number-columns-repeated="2"/>
          <table:table-cell table:style-name="ce15" office:value-type="string" calcext:value-type="string">
            <text:p>Rider <text:span text:style-name="T1">(JINETE)</text:span></text:p>
          </table:table-cell>
          <table:table-cell table:style-name="ce9"/>
          <table:table-cell table:style-name="ce15" office:value-type="string" calcext:value-type="string">
            <text:p>Dragoon</text:p>
          </table:table-cell>
          <table:table-cell table:style-name="ce9" table:number-columns-repeated="3"/>
          <table:table-cell table:style-name="ce15" office:value-type="string" calcext:value-type="string">
            <text:p>Heavy Tanks</text:p>
          </table:table-cell>
          <table:table-cell table:style-name="ce28"/>
          <table:table-cell table:style-name="ce6" table:number-columns-repeated="1014"/>
        </table:table-row>
        <table:table-row table:style-name="ro7">
          <table:table-cell table:style-name="ce11"/>
          <table:table-cell table:style-name="ce14"/>
          <table:table-cell table:style-name="ce14" office:value-type="string" calcext:value-type="string">
            <text:p>Iron Spears</text:p>
            <text:p>War Horses</text:p>
          </table:table-cell>
          <table:table-cell table:style-name="ce14"/>
          <table:table-cell table:style-name="ce14" office:value-type="string" calcext:value-type="string">
            <text:p>Musket</text:p>
            <text:p>War Horses</text:p>
          </table:table-cell>
          <table:table-cell table:style-name="ce14" table:number-columns-repeated="3"/>
          <table:table-cell table:style-name="ce14" office:value-type="string" calcext:value-type="string">
            <text:p>Heavy Tanks</text:p>
          </table:table-cell>
          <table:table-cell table:style-name="ce25"/>
          <table:table-cell table:style-name="ce6" table:number-columns-repeated="1014"/>
        </table:table-row>
        <table:table-row table:style-name="ro7">
          <table:table-cell table:style-name="ce6" table:number-columns-repeated="7"/>
          <table:table-cell table:number-columns-repeated="3"/>
          <table:table-cell table:style-name="ce6" table:number-columns-repeated="1014"/>
        </table:table-row>
        <table:table-row table:style-name="ro7">
          <table:table-cell table:style-name="ce7" office:value-type="string" calcext:value-type="string">
            <text:p>LIGHT_CAVALRY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5"/>
          <table:table-cell table:number-columns-repeated="3"/>
          <table:table-cell table:style-name="ce6" table:number-columns-repeated="1014"/>
        </table:table-row>
        <table:table-row table:style-name="ro7">
          <table:table-cell table:style-name="ce13" office:value-type="string" calcext:value-type="string">
            <text:p>Chariot</text:p>
          </table:table-cell>
          <table:table-cell table:style-name="ce13" office:value-type="string" calcext:value-type="string">
            <text:p>Mounted Scout</text:p>
          </table:table-cell>
          <table:table-cell table:style-name="ce13" office:value-type="string" calcext:value-type="string">
            <text:p>Rider</text:p>
          </table:table-cell>
          <table:table-cell table:style-name="ce13" office:value-type="string" calcext:value-type="string">
            <text:p>Horseman</text:p>
          </table:table-cell>
          <table:table-cell table:style-name="ce13" office:value-type="string" calcext:value-type="string">
            <text:p>Dragoon</text:p>
          </table:table-cell>
          <table:table-cell table:style-name="ce13" office:value-type="string" calcext:value-type="string">
            <text:p>Lancer</text:p>
          </table:table-cell>
          <table:table-cell table:style-name="ce13" office:value-type="string" calcext:value-type="string">
            <text:p>Cavalry</text:p>
          </table:table-cell>
          <table:table-cell table:style-name="ce13" office:value-type="string" calcext:value-type="string">
            <text:p>Armored Cavalry</text:p>
          </table:table-cell>
          <table:table-cell table:style-name="ce13" office:value-type="string" calcext:value-type="string">
            <text:p>Light Tank</text:p>
          </table:table-cell>
          <table:table-cell table:style-name="ce24" office:value-type="string" calcext:value-type="string">
            <text:p>Armored Recon</text:p>
          </table:table-cell>
          <table:table-cell table:style-name="ce6" table:number-columns-repeated="1014"/>
        </table:table-row>
        <table:table-row table:style-name="ro7">
          <table:table-cell table:style-name="ce14" office:value-type="string" calcext:value-type="string">
            <text:p>Javelin</text:p>
            <text:p>Chariots</text:p>
          </table:table-cell>
          <table:table-cell table:style-name="ce14" office:value-type="string" calcext:value-type="string">
            <text:p>Bows</text:p>
            <text:p>Horses</text:p>
          </table:table-cell>
          <table:table-cell table:style-name="ce14" office:value-type="string" calcext:value-type="string">
            <text:p>Iron Spears</text:p>
            <text:p>Horses</text:p>
          </table:table-cell>
          <table:table-cell table:style-name="ce14" office:value-type="string" calcext:value-type="string">
            <text:p>Iron Spears</text:p>
            <text:p>Light Armors / Horses</text:p>
          </table:table-cell>
          <table:table-cell table:style-name="ce14" office:value-type="string" calcext:value-type="string">
            <text:p>Musket</text:p>
            <text:p>Horses</text:p>
          </table:table-cell>
          <table:table-cell table:style-name="ce14" office:value-type="string" calcext:value-type="string">
            <text:p>Light Lances</text:p>
            <text:p>Horses</text:p>
          </table:table-cell>
          <table:table-cell table:style-name="ce14" office:value-type="string" calcext:value-type="string">
            <text:p>Rifles</text:p>
            <text:p>Horses</text:p>
          </table:table-cell>
          <table:table-cell table:style-name="ce14" office:value-type="string" calcext:value-type="string">
            <text:p>Armored Cars</text:p>
          </table:table-cell>
          <table:table-cell table:style-name="ce14" office:value-type="string" calcext:value-type="string">
            <text:p>Light Tanks</text:p>
          </table:table-cell>
          <table:table-cell table:style-name="ce25" office:value-type="string" calcext:value-type="string">
            <text:p>Modern Armored Cars</text:p>
          </table:table-cell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FIGHTER</text:p>
          </table:table-cell>
          <table:table-cell table:style-name="ce6" table:number-columns-repeated="3"/>
          <table:table-cell table:style-name="ce15"/>
          <table:table-cell table:style-name="ce6" table:number-columns-repeated="1019"/>
        </table:table-row>
        <table:table-row table:style-name="ro7">
          <table:table-cell table:style-name="ce6" table:number-columns-repeated="4"/>
          <table:table-cell table:style-name="ce9"/>
          <table:table-cell table:style-name="ce6"/>
          <table:table-cell table:style-name="ce15"/>
          <table:table-cell table:style-name="ce8" office:value-type="string" calcext:value-type="string">
            <text:p>Biplane Fighter</text:p>
          </table:table-cell>
          <table:table-cell table:style-name="ce13" office:value-type="string" calcext:value-type="string">
            <text:p>Fighter</text:p>
          </table:table-cell>
          <table:table-cell table:style-name="ce13" office:value-type="string" calcext:value-type="string">
            <text:p>Jet Fighter</text:p>
          </table:table-cell>
          <table:table-cell table:style-name="ce24" office:value-type="string" calcext:value-type="string">
            <text:p>Stealth Fight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6"/>
          <table:table-cell table:style-name="ce9"/>
          <table:table-cell table:style-name="ce11"/>
          <table:table-cell table:style-name="ce14" table:number-columns-repeated="2"/>
          <table:table-cell table:style-name="ce25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GROUND_ATTACK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6"/>
          <table:table-cell table:style-name="ce15"/>
          <table:table-cell table:style-name="ce8" office:value-type="string" calcext:value-type="string">
            <text:p>Biplane Recon</text:p>
          </table:table-cell>
          <table:table-cell table:style-name="ce13" office:value-type="string" calcext:value-type="string">
            <text:p>Ground Attack</text:p>
          </table:table-cell>
          <table:table-cell table:style-name="ce13" office:value-type="string" calcext:value-type="string">
            <text:p>Jet Ground Attack</text:p>
          </table:table-cell>
          <table:table-cell table:style-name="ce24" office:value-type="string" calcext:value-type="string">
            <text:p>Stealth Attack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6"/>
          <table:table-cell table:style-name="ce9"/>
          <table:table-cell table:style-name="ce11"/>
          <table:table-cell table:style-name="ce14" office:value-type="string" calcext:value-type="string">
            <text:p>Ju-87s</text:p>
          </table:table-cell>
          <table:table-cell table:style-name="ce14" office:value-type="string" calcext:value-type="string">
            <text:p>A-10s</text:p>
          </table:table-cell>
          <table:table-cell table:style-name="ce25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BOMBER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6"/>
          <table:table-cell table:style-name="ce15"/>
          <table:table-cell table:style-name="ce8" office:value-type="string" calcext:value-type="string">
            <text:p>Biplane Bomber</text:p>
          </table:table-cell>
          <table:table-cell table:style-name="ce13" office:value-type="string" calcext:value-type="string">
            <text:p>Bomber</text:p>
          </table:table-cell>
          <table:table-cell table:style-name="ce13" office:value-type="string" calcext:value-type="string">
            <text:p>Jet Bomber</text:p>
          </table:table-cell>
          <table:table-cell table:style-name="ce24" office:value-type="string" calcext:value-type="string">
            <text:p>Stealth bomb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6"/>
          <table:table-cell table:style-name="ce9"/>
          <table:table-cell table:style-name="ce11"/>
          <table:table-cell table:style-name="ce14"/>
          <table:table-cell table:style-name="ce14" office:value-type="string" calcext:value-type="string">
            <text:p>B-52s</text:p>
          </table:table-cell>
          <table:table-cell table:style-name="ce25" office:value-type="string" calcext:value-type="string">
            <text:p>B-2s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NAVAL</text:p>
          </table:table-cell>
          <table:table-cell table:style-name="ce6" table:number-columns-repeated="1023"/>
        </table:table-row>
        <table:table-row table:style-name="ro7">
          <table:table-cell table:style-name="ce8" office:value-type="string" calcext:value-type="string">
            <text:p>Galley</text:p>
          </table:table-cell>
          <table:table-cell table:style-name="ce13" table:number-columns-repeated="2"/>
          <table:table-cell table:style-name="ce13" office:value-type="string" calcext:value-type="string">
            <text:p>Caravel</text:p>
          </table:table-cell>
          <table:table-cell table:style-name="ce13" office:value-type="string" calcext:value-type="string">
            <text:p>Corvette</text:p>
          </table:table-cell>
          <table:table-cell table:style-name="ce13" office:value-type="string" calcext:value-type="string">
            <text:p>Ironclad</text:p>
          </table:table-cell>
          <table:table-cell table:style-name="ce13"/>
          <table:table-cell table:style-name="ce13" office:value-type="string" calcext:value-type="string">
            <text:p>Destroyer</text:p>
          </table:table-cell>
          <table:table-cell table:style-name="ce13"/>
          <table:table-cell table:style-name="ce24" office:value-type="string" calcext:value-type="string">
            <text:p>Missile Destroyer</text:p>
          </table:table-cell>
          <table:table-cell table:style-name="ce6" table:number-columns-repeated="1014"/>
        </table:table-row>
        <table:table-row table:style-name="ro7">
          <table:table-cell table:style-name="ce11"/>
          <table:table-cell table:style-name="ce14" table:number-columns-repeated="8"/>
          <table:table-cell table:style-name="ce25"/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NAVAL_RANGED</text:p>
          </table:table-cell>
          <table:table-cell table:style-name="ce6" table:number-columns-repeated="1023"/>
        </table:table-row>
        <table:table-row table:style-name="ro7">
          <table:table-cell table:style-name="ce6"/>
          <table:table-cell table:style-name="ce8" office:value-type="string" calcext:value-type="string">
            <text:p>Quadrireme</text:p>
          </table:table-cell>
          <table:table-cell table:style-name="ce13"/>
          <table:table-cell table:style-name="ce13" office:value-type="string" calcext:value-type="string">
            <text:p>Galleas</text:p>
          </table:table-cell>
          <table:table-cell table:style-name="ce13" office:value-type="string" calcext:value-type="string">
            <text:p>Frigate</text:p>
          </table:table-cell>
          <table:table-cell table:style-name="ce13" office:value-type="string" calcext:value-type="string">
            <text:p>Armored Cruiser</text:p>
          </table:table-cell>
          <table:table-cell table:style-name="ce13" table:number-columns-repeated="2"/>
          <table:table-cell table:style-name="ce13" office:value-type="string" calcext:value-type="string">
            <text:p>Heavy Cruiser</text:p>
          </table:table-cell>
          <table:table-cell table:style-name="ce13"/>
          <table:table-cell table:style-name="ce24" office:value-type="string" calcext:value-type="string">
            <text:p>Missile Cruiser</text:p>
          </table:table-cell>
          <table:table-cell table:style-name="ce6" table:number-columns-repeated="1013"/>
        </table:table-row>
        <table:table-row table:style-name="ro7">
          <table:table-cell table:style-name="ce6"/>
          <table:table-cell table:style-name="ce11"/>
          <table:table-cell table:style-name="ce14" table:number-columns-repeated="8"/>
          <table:table-cell table:style-name="ce25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NAVAL_BOMBARD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3"/>
          <table:table-cell table:style-name="ce8" office:value-type="string" calcext:value-type="string">
            <text:p>Galleon</text:p>
          </table:table-cell>
          <table:table-cell table:style-name="ce13" office:value-type="string" calcext:value-type="string">
            <text:p>Ship of the Line</text:p>
          </table:table-cell>
          <table:table-cell table:style-name="ce13"/>
          <table:table-cell table:style-name="ce13" office:value-type="string" calcext:value-type="string">
            <text:p>pre-Dreadnough</text:p>
          </table:table-cell>
          <table:table-cell table:style-name="ce13" office:value-type="string" calcext:value-type="string">
            <text:p>Dreadnough</text:p>
          </table:table-cell>
          <table:table-cell table:style-name="ce13" office:value-type="string" calcext:value-type="string">
            <text:p>Battleship</text:p>
          </table:table-cell>
          <table:table-cell table:style-name="ce13"/>
          <table:table-cell table:style-name="ce24" office:value-type="string" calcext:value-type="string">
            <text:p>Missile BattleCruis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3"/>
          <table:table-cell table:style-name="ce11"/>
          <table:table-cell table:style-name="ce14" table:number-columns-repeated="6"/>
          <table:table-cell table:style-name="ce25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SUBMARINE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7"/>
          <table:table-cell table:style-name="ce8" office:value-type="string" calcext:value-type="string">
            <text:p>Submarine</text:p>
          </table:table-cell>
          <table:table-cell table:style-name="ce13"/>
          <table:table-cell table:style-name="ce24" office:value-type="string" calcext:value-type="string">
            <text:p>Attack Submarine</text:p>
          </table:table-cell>
          <table:table-cell table:style-name="ce17" office:value-type="string" calcext:value-type="string">
            <text:p>SSBN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7"/>
          <table:table-cell table:style-name="ce11"/>
          <table:table-cell table:style-name="ce14"/>
          <table:table-cell table:style-name="ce25"/>
          <table:table-cell table:style-name="ce18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CARRIER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8"/>
          <table:table-cell table:style-name="ce8" office:value-type="string" calcext:value-type="string">
            <text:p>Aircraft Carrier</text:p>
          </table:table-cell>
          <table:table-cell table:style-name="ce22"/>
          <table:table-cell table:style-name="ce24" office:value-type="string" calcext:value-type="string">
            <text:p>SuperCarri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8"/>
          <table:table-cell table:style-name="ce11"/>
          <table:table-cell table:style-name="ce23"/>
          <table:table-cell table:style-name="ce25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RAIDER</text:p>
          </table:table-cell>
          <table:table-cell table:style-name="ce6" office:value-type="string" calcext:value-type="string">
            <text:p>(mercenaries)</text:p>
          </table:table-cell>
          <table:table-cell table:style-name="ce6" table:number-columns-repeated="8"/>
          <table:table-cell table:style-name="ce9"/>
          <table:table-cell table:style-name="ce6" table:number-columns-repeated="1013"/>
        </table:table-row>
        <table:table-row table:style-name="ro7">
          <table:table-cell table:style-name="ce6" table:number-columns-repeated="2"/>
          <table:table-cell table:style-name="ce17" office:value-type="string" calcext:value-type="string">
            <text:p>Longship</text:p>
          </table:table-cell>
          <table:table-cell table:style-name="ce6"/>
          <table:table-cell table:style-name="ce17" office:value-type="string" calcext:value-type="string">
            <text:p>Privateer</text:p>
          </table:table-cell>
          <table:table-cell table:style-name="ce6" table:number-columns-repeated="1019"/>
        </table:table-row>
        <table:table-row table:style-name="ro7">
          <table:table-cell table:style-name="ce6" table:number-columns-repeated="2"/>
          <table:table-cell table:style-name="ce18"/>
          <table:table-cell table:style-name="ce6"/>
          <table:table-cell table:style-name="ce18"/>
          <table:table-cell table:style-name="ce6" table:number-columns-repeated="1019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4">
        <table:table-column table:style-name="co22" table:default-cell-style-name="ce30"/>
        <table:table-column table:style-name="co23" table:number-columns-repeated="2" table:default-cell-style-name="Default"/>
        <table:table-column table:style-name="co24" table:default-cell-style-name="ce31"/>
        <table:table-column table:style-name="co23" table:default-cell-style-name="Default"/>
        <table:table-column table:style-name="co25" table:default-cell-style-name="ce33"/>
        <table:table-column table:style-name="co26" table:default-cell-style-name="ce30"/>
        <table:table-column table:style-name="co23" table:default-cell-style-name="Default"/>
        <table:table-column table:style-name="co27" table:default-cell-style-name="ce30"/>
        <table:table-column table:style-name="co23" table:number-columns-repeated="2" table:default-cell-style-name="Default"/>
        <table:table-column table:style-name="co28" table:default-cell-style-name="ce30"/>
        <table:table-column table:style-name="co23" table:number-columns-repeated="1012" table:default-cell-style-name="Default"/>
        <table:table-row table:style-name="ro8">
          <table:table-cell table:number-columns-repeated="3"/>
          <table:table-cell office:value-type="string" calcext:value-type="string">
            <text:p>CitySize / PlotSize</text:p>
          </table:table-cell>
          <table:table-cell/>
          <table:table-cell table:style-name="ce32" office:value-type="string" calcext:value-type="string">
            <text:p>TotalPopArea</text:p>
          </table:table-cell>
          <table:table-cell table:style-name="ce32" office:value-type="string" calcext:value-type="string">
            <text:p>MaxPopPerWorkedTile</text:p>
          </table:table-cell>
          <table:table-cell/>
          <table:table-cell table:style-name="ce32" office:value-type="string" calcext:value-type="string">
            <text:p>PopPerTile * TileSize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itySizePower</text:p>
          </table:table-cell>
          <table:table-cell table:style-name="ce30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POWER([.D2];[.$B$2])*1000;0)" office:value-type="float" office:value="1000" calcext:value-type="float">
            <text:p>1 000</text:p>
          </table:table-cell>
          <table:table-cell table:style-name="ce33" table:formula="of:=ROUND(POWER([.D2];[.$B$3])*1000;0)" office:value-type="float" office:value="1000" calcext:value-type="float">
            <text:p>1 000</text:p>
          </table:table-cell>
          <table:table-cell/>
          <table:table-cell table:style-name="ce33" table:formula="of:=[.D2]*[.G2]" office:value-type="float" office:value="1000" calcext:value-type="float">
            <text:p>1 000</text:p>
          </table:table-cell>
          <table:table-cell table:number-columns-repeated="2"/>
          <table:table-cell office:value-type="string" calcext:value-type="string">
            <text:p>City size determine max plot outpu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otSizePower</text:p>
          </table:table-cell>
          <table:table-cell table:style-name="ce30" table:formula="of:=[.B2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ROUND(POWER([.D3];[.$B$2])*1000;0)" office:value-type="float" office:value="6964" calcext:value-type="float">
            <text:p>6 964</text:p>
          </table:table-cell>
          <table:table-cell table:style-name="ce33" table:formula="of:=ROUND(POWER([.D3];[.$B$3])*1000;0)" office:value-type="float" office:value="3482" calcext:value-type="float">
            <text:p>3 482</text:p>
          </table:table-cell>
          <table:table-cell/>
          <table:table-cell table:style-name="ce33" table:formula="of:=[.D3]*[.G3]" office:value-type="float" office:value="6964" calcext:value-type="float">
            <text:p>6 9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ROUND(POWER([.D4];[.$B$2])*1000;0)" office:value-type="float" office:value="21674" calcext:value-type="float">
            <text:p>21 674</text:p>
          </table:table-cell>
          <table:table-cell table:style-name="ce33" table:formula="of:=ROUND(POWER([.D4];[.$B$3])*1000;0)" office:value-type="float" office:value="7225" calcext:value-type="float">
            <text:p>7 225</text:p>
          </table:table-cell>
          <table:table-cell/>
          <table:table-cell table:style-name="ce33" table:formula="of:=[.D4]*[.G4]" office:value-type="float" office:value="21675" calcext:value-type="float">
            <text:p>21 675</text:p>
          </table:table-cell>
          <table:table-cell table:number-columns-repeated="2"/>
          <table:table-cell office:value-type="string" calcext:value-type="string">
            <text:p>Plot output = base yield * plot size (determined by num of pop on plot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ROUND(POWER([.D5];[.$B$2])*1000;0)" office:value-type="float" office:value="48503" calcext:value-type="float">
            <text:p>48 503</text:p>
          </table:table-cell>
          <table:table-cell table:style-name="ce33" table:formula="of:=ROUND(POWER([.D5];[.$B$3])*1000;0)" office:value-type="float" office:value="12126" calcext:value-type="float">
            <text:p>12 126</text:p>
          </table:table-cell>
          <table:table-cell/>
          <table:table-cell table:style-name="ce33" table:formula="of:=[.D5]*[.G5]" office:value-type="float" office:value="48504" calcext:value-type="float">
            <text:p>48 5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ROUND(POWER([.D6];[.$B$2])*1000;0)" office:value-type="float" office:value="90597" calcext:value-type="float">
            <text:p>90 597</text:p>
          </table:table-cell>
          <table:table-cell table:style-name="ce33" table:formula="of:=ROUND(POWER([.D6];[.$B$3])*1000;0)" office:value-type="float" office:value="18119" calcext:value-type="float">
            <text:p>18 119</text:p>
          </table:table-cell>
          <table:table-cell/>
          <table:table-cell table:style-name="ce33" table:formula="of:=[.D6]*[.G6]" office:value-type="float" office:value="90595" calcext:value-type="float">
            <text:p>90 595</text:p>
          </table:table-cell>
          <table:table-cell table:number-columns-repeated="2"/>
          <table:table-cell office:value-type="string" calcext:value-type="string">
            <text:p>Max Pop. Tile is also limited by era/tech/improvment/appeal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ROUND(POWER([.D7];[.$B$2])*1000;0)" office:value-type="float" office:value="150947" calcext:value-type="float">
            <text:p>150 947</text:p>
          </table:table-cell>
          <table:table-cell table:style-name="ce33" table:formula="of:=ROUND(POWER([.D7];[.$B$3])*1000;0)" office:value-type="float" office:value="25158" calcext:value-type="float">
            <text:p>25 158</text:p>
          </table:table-cell>
          <table:table-cell/>
          <table:table-cell table:style-name="ce33" table:formula="of:=[.D7]*[.G7]" office:value-type="float" office:value="150948" calcext:value-type="float">
            <text:p>150 94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ROUND(POWER([.D8];[.$B$2])*1000;0)" office:value-type="float" office:value="232421" calcext:value-type="float">
            <text:p>232 421</text:p>
          </table:table-cell>
          <table:table-cell table:style-name="ce33" table:formula="of:=ROUND(POWER([.D8];[.$B$3])*1000;0)" office:value-type="float" office:value="33203" calcext:value-type="float">
            <text:p>33 203</text:p>
          </table:table-cell>
          <table:table-cell/>
          <table:table-cell table:style-name="ce33" table:formula="of:=[.D8]*[.G8]" office:value-type="float" office:value="232421" calcext:value-type="float">
            <text:p>232 42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ROUND(POWER([.D9];[.$B$2])*1000;0)" office:value-type="float" office:value="337794" calcext:value-type="float">
            <text:p>337 794</text:p>
          </table:table-cell>
          <table:table-cell table:style-name="ce33" table:formula="of:=ROUND(POWER([.D9];[.$B$3])*1000;0)" office:value-type="float" office:value="42224" calcext:value-type="float">
            <text:p>42 224</text:p>
          </table:table-cell>
          <table:table-cell/>
          <table:table-cell table:style-name="ce33" table:formula="of:=[.D9]*[.G9]" office:value-type="float" office:value="337792" calcext:value-type="float">
            <text:p>337 792</text:p>
          </table:table-cell>
          <table:table-cell table:number-columns-repeated="2"/>
          <table:table-cell office:value-type="string" calcext:value-type="string">
            <text:p>On city creation 19% pop on city tile, 13,5% on all the 6 other tiles (81%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ROUND(POWER([.D10];[.$B$2])*1000;0)" office:value-type="float" office:value="469763" calcext:value-type="float">
            <text:p>469 763</text:p>
          </table:table-cell>
          <table:table-cell table:style-name="ce33" table:formula="of:=ROUND(POWER([.D10];[.$B$3])*1000;0)" office:value-type="float" office:value="52196" calcext:value-type="float">
            <text:p>52 196</text:p>
          </table:table-cell>
          <table:table-cell/>
          <table:table-cell table:style-name="ce33" table:formula="of:=[.D10]*[.G10]" office:value-type="float" office:value="469764" calcext:value-type="float">
            <text:p>469 764</text:p>
          </table:table-cell>
          <table:table-cell table:number-columns-repeated="2"/>
          <table:table-cell office:value-type="string" calcext:value-type="string">
            <text:p>(variable with era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ROUND(POWER([.D11];[.$B$2])*1000;0)" office:value-type="float" office:value="630957" calcext:value-type="float">
            <text:p>630 957</text:p>
          </table:table-cell>
          <table:table-cell table:style-name="ce33" table:formula="of:=ROUND(POWER([.D11];[.$B$3])*1000;0)" office:value-type="float" office:value="63096" calcext:value-type="float">
            <text:p>63 096</text:p>
          </table:table-cell>
          <table:table-cell/>
          <table:table-cell table:style-name="ce33" table:formula="of:=[.D11]*[.G11]" office:value-type="float" office:value="630960" calcext:value-type="float">
            <text:p>630 96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ROUND(POWER([.D12];[.$B$2])*1000;0)" office:value-type="float" office:value="823947" calcext:value-type="float">
            <text:p>823 947</text:p>
          </table:table-cell>
          <table:table-cell table:style-name="ce33" table:formula="of:=ROUND(POWER([.D12];[.$B$3])*1000;0)" office:value-type="float" office:value="74904" calcext:value-type="float">
            <text:p>74 904</text:p>
          </table:table-cell>
          <table:table-cell/>
          <table:table-cell table:style-name="ce33" table:formula="of:=[.D12]*[.G12]" office:value-type="float" office:value="823944" calcext:value-type="float">
            <text:p>823 94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ROUND(POWER([.D13];[.$B$2])*1000;0)" office:value-type="float" office:value="1051254" calcext:value-type="float">
            <text:p>1 051 254</text:p>
          </table:table-cell>
          <table:table-cell table:style-name="ce33" table:formula="of:=ROUND(POWER([.D13];[.$B$3])*1000;0)" office:value-type="float" office:value="87604" calcext:value-type="float">
            <text:p>87 604</text:p>
          </table:table-cell>
          <table:table-cell/>
          <table:table-cell table:style-name="ce33" table:formula="of:=[.D13]*[.G13]" office:value-type="float" office:value="1051248" calcext:value-type="float">
            <text:p>1 051 24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ROUND(POWER([.D14];[.$B$2])*1000;0)" office:value-type="float" office:value="1315350" calcext:value-type="float">
            <text:p>1 315 350</text:p>
          </table:table-cell>
          <table:table-cell table:style-name="ce33" table:formula="of:=ROUND(POWER([.D14];[.$B$3])*1000;0)" office:value-type="float" office:value="101181" calcext:value-type="float">
            <text:p>101 181</text:p>
          </table:table-cell>
          <table:table-cell/>
          <table:table-cell table:style-name="ce33" table:formula="of:=[.D14]*[.G14]" office:value-type="float" office:value="1315353" calcext:value-type="float">
            <text:p>1 315 353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ROUND(POWER([.D15];[.$B$2])*1000;0)" office:value-type="float" office:value="1618671" calcext:value-type="float">
            <text:p>1 618 671</text:p>
          </table:table-cell>
          <table:table-cell table:style-name="ce33" table:formula="of:=ROUND(POWER([.D15];[.$B$3])*1000;0)" office:value-type="float" office:value="115619" calcext:value-type="float">
            <text:p>115 619</text:p>
          </table:table-cell>
          <table:table-cell/>
          <table:table-cell table:style-name="ce33" table:formula="of:=[.D15]*[.G15]" office:value-type="float" office:value="1618666" calcext:value-type="float">
            <text:p>1 618 66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ROUND(POWER([.D16];[.$B$2])*1000;0)" office:value-type="float" office:value="1963611" calcext:value-type="float">
            <text:p>1 963 611</text:p>
          </table:table-cell>
          <table:table-cell table:style-name="ce33" table:formula="of:=ROUND(POWER([.D16];[.$B$3])*1000;0)" office:value-type="float" office:value="130907" calcext:value-type="float">
            <text:p>130 907</text:p>
          </table:table-cell>
          <table:table-cell/>
          <table:table-cell table:style-name="ce33" table:formula="of:=[.D16]*[.G16]" office:value-type="float" office:value="1963605" calcext:value-type="float">
            <text:p>1 963 60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ROUND(POWER([.D17];[.$B$2])*1000;0)" office:value-type="float" office:value="2352534" calcext:value-type="float">
            <text:p>2 352 534</text:p>
          </table:table-cell>
          <table:table-cell table:style-name="ce33" table:formula="of:=ROUND(POWER([.D17];[.$B$3])*1000;0)" office:value-type="float" office:value="147033" calcext:value-type="float">
            <text:p>147 033</text:p>
          </table:table-cell>
          <table:table-cell/>
          <table:table-cell table:style-name="ce33" table:formula="of:=[.D17]*[.G17]" office:value-type="float" office:value="2352528" calcext:value-type="float">
            <text:p>2 352 52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ROUND(POWER([.D18];[.$B$2])*1000;0)" office:value-type="float" office:value="2787770" calcext:value-type="float">
            <text:p>2 787 770</text:p>
          </table:table-cell>
          <table:table-cell table:style-name="ce33" table:formula="of:=ROUND(POWER([.D18];[.$B$3])*1000;0)" office:value-type="float" office:value="163986" calcext:value-type="float">
            <text:p>163 986</text:p>
          </table:table-cell>
          <table:table-cell/>
          <table:table-cell table:style-name="ce33" table:formula="of:=[.D18]*[.G18]" office:value-type="float" office:value="2787762" calcext:value-type="float">
            <text:p>2 787 76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formula="of:=ROUND(POWER([.D19];[.$B$2])*1000;0)" office:value-type="float" office:value="3271621" calcext:value-type="float">
            <text:p>3 271 621</text:p>
          </table:table-cell>
          <table:table-cell table:style-name="ce33" table:formula="of:=ROUND(POWER([.D19];[.$B$3])*1000;0)" office:value-type="float" office:value="181757" calcext:value-type="float">
            <text:p>181 757</text:p>
          </table:table-cell>
          <table:table-cell/>
          <table:table-cell table:style-name="ce33" table:formula="of:=[.D19]*[.G19]" office:value-type="float" office:value="3271626" calcext:value-type="float">
            <text:p>3 271 62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ROUND(POWER([.D20];[.$B$2])*1000;0)" office:value-type="float" office:value="3806362" calcext:value-type="float">
            <text:p>3 806 362</text:p>
          </table:table-cell>
          <table:table-cell table:style-name="ce33" table:formula="of:=ROUND(POWER([.D20];[.$B$3])*1000;0)" office:value-type="float" office:value="200335" calcext:value-type="float">
            <text:p>200 335</text:p>
          </table:table-cell>
          <table:table-cell/>
          <table:table-cell table:style-name="ce33" table:formula="of:=[.D20]*[.G20]" office:value-type="float" office:value="3806365" calcext:value-type="float">
            <text:p>3 806 36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ROUND(POWER([.D21];[.$B$2])*1000;0)" office:value-type="float" office:value="4394242" calcext:value-type="float">
            <text:p>4 394 242</text:p>
          </table:table-cell>
          <table:table-cell table:style-name="ce33" table:formula="of:=ROUND(POWER([.D21];[.$B$3])*1000;0)" office:value-type="float" office:value="219712" calcext:value-type="float">
            <text:p>219 712</text:p>
          </table:table-cell>
          <table:table-cell/>
          <table:table-cell table:style-name="ce33" table:formula="of:=[.D21]*[.G21]" office:value-type="float" office:value="4394240" calcext:value-type="float">
            <text:p>4 394 2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ROUND(POWER([.D22];[.$B$2])*1000;0)" office:value-type="float" office:value="5037488" calcext:value-type="float">
            <text:p>5 037 488</text:p>
          </table:table-cell>
          <table:table-cell table:style-name="ce33" table:formula="of:=ROUND(POWER([.D22];[.$B$3])*1000;0)" office:value-type="float" office:value="239880" calcext:value-type="float">
            <text:p>239 880</text:p>
          </table:table-cell>
          <table:table-cell/>
          <table:table-cell table:style-name="ce33" table:formula="of:=[.D22]*[.G22]" office:value-type="float" office:value="5037480" calcext:value-type="float">
            <text:p>5 037 4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formula="of:=ROUND(POWER([.D23];[.$B$2])*1000;0)" office:value-type="float" office:value="5738303" calcext:value-type="float">
            <text:p>5 738 303</text:p>
          </table:table-cell>
          <table:table-cell table:style-name="ce33" table:formula="of:=ROUND(POWER([.D23];[.$B$3])*1000;0)" office:value-type="float" office:value="260832" calcext:value-type="float">
            <text:p>260 832</text:p>
          </table:table-cell>
          <table:table-cell/>
          <table:table-cell table:style-name="ce33" table:formula="of:=[.D23]*[.G23]" office:value-type="float" office:value="5738304" calcext:value-type="float">
            <text:p>5 738 3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formula="of:=ROUND(POWER([.D24];[.$B$2])*1000;0)" office:value-type="float" office:value="6498871" calcext:value-type="float">
            <text:p>6 498 871</text:p>
          </table:table-cell>
          <table:table-cell table:style-name="ce33" table:formula="of:=ROUND(POWER([.D24];[.$B$3])*1000;0)" office:value-type="float" office:value="282560" calcext:value-type="float">
            <text:p>282 560</text:p>
          </table:table-cell>
          <table:table-cell/>
          <table:table-cell table:style-name="ce33" table:formula="of:=[.D24]*[.G24]" office:value-type="float" office:value="6498880" calcext:value-type="float">
            <text:p>6 498 8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ROUND(POWER([.D25];[.$B$2])*1000;0)" office:value-type="float" office:value="7321355" calcext:value-type="float">
            <text:p>7 321 355</text:p>
          </table:table-cell>
          <table:table-cell table:style-name="ce33" table:formula="of:=ROUND(POWER([.D25];[.$B$3])*1000;0)" office:value-type="float" office:value="305056" calcext:value-type="float">
            <text:p>305 056</text:p>
          </table:table-cell>
          <table:table-cell/>
          <table:table-cell table:style-name="ce33" table:formula="of:=[.D25]*[.G25]" office:value-type="float" office:value="7321344" calcext:value-type="float">
            <text:p>7 321 34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ROUND(POWER([.D26];[.$B$2])*1000;0)" office:value-type="float" office:value="8207899" calcext:value-type="float">
            <text:p>8 207 899</text:p>
          </table:table-cell>
          <table:table-cell table:style-name="ce33" table:formula="of:=ROUND(POWER([.D26];[.$B$3])*1000;0)" office:value-type="float" office:value="328316" calcext:value-type="float">
            <text:p>328 316</text:p>
          </table:table-cell>
          <table:table-cell/>
          <table:table-cell table:style-name="ce33" table:formula="of:=[.D26]*[.G26]" office:value-type="float" office:value="8207900" calcext:value-type="float">
            <text:p>8 207 9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ROUND(POWER([.D27];[.$B$2])*1000;0)" office:value-type="float" office:value="9160631" calcext:value-type="float">
            <text:p>9 160 631</text:p>
          </table:table-cell>
          <table:table-cell table:style-name="ce33" table:formula="of:=ROUND(POWER([.D27];[.$B$3])*1000;0)" office:value-type="float" office:value="352332" calcext:value-type="float">
            <text:p>352 332</text:p>
          </table:table-cell>
          <table:table-cell/>
          <table:table-cell table:style-name="ce33" table:formula="of:=[.D27]*[.G27]" office:value-type="float" office:value="9160632" calcext:value-type="float">
            <text:p>9 160 63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ROUND(POWER([.D28];[.$B$2])*1000;0)" office:value-type="float" office:value="10181659" calcext:value-type="float">
            <text:p>10 181 659</text:p>
          </table:table-cell>
          <table:table-cell table:style-name="ce33" table:formula="of:=ROUND(POWER([.D28];[.$B$3])*1000;0)" office:value-type="float" office:value="377098" calcext:value-type="float">
            <text:p>377 098</text:p>
          </table:table-cell>
          <table:table-cell/>
          <table:table-cell table:style-name="ce33" table:formula="of:=[.D28]*[.G28]" office:value-type="float" office:value="10181646" calcext:value-type="float">
            <text:p>10 181 64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ROUND(POWER([.D29];[.$B$2])*1000;0)" office:value-type="float" office:value="11273077" calcext:value-type="float">
            <text:p>11 273 077</text:p>
          </table:table-cell>
          <table:table-cell table:style-name="ce33" table:formula="of:=ROUND(POWER([.D29];[.$B$3])*1000;0)" office:value-type="float" office:value="402610" calcext:value-type="float">
            <text:p>402 610</text:p>
          </table:table-cell>
          <table:table-cell/>
          <table:table-cell table:style-name="ce33" table:formula="of:=[.D29]*[.G29]" office:value-type="float" office:value="11273080" calcext:value-type="float">
            <text:p>11 273 0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ROUND(POWER([.D30];[.$B$2])*1000;0)" office:value-type="float" office:value="12436964" calcext:value-type="float">
            <text:p>12 436 964</text:p>
          </table:table-cell>
          <table:table-cell table:style-name="ce33" table:formula="of:=ROUND(POWER([.D30];[.$B$3])*1000;0)" office:value-type="float" office:value="428861" calcext:value-type="float">
            <text:p>428 861</text:p>
          </table:table-cell>
          <table:table-cell/>
          <table:table-cell table:style-name="ce33" table:formula="of:=[.D30]*[.G30]" office:value-type="float" office:value="12436969" calcext:value-type="float">
            <text:p>12 436 969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ROUND(POWER([.D31];[.$B$2])*1000;0)" office:value-type="float" office:value="13675383" calcext:value-type="float">
            <text:p>13 675 383</text:p>
          </table:table-cell>
          <table:table-cell table:style-name="ce33" table:formula="of:=ROUND(POWER([.D31];[.$B$3])*1000;0)" office:value-type="float" office:value="455846" calcext:value-type="float">
            <text:p>455 846</text:p>
          </table:table-cell>
          <table:table-cell/>
          <table:table-cell table:style-name="ce33" table:formula="of:=[.D31]*[.G31]" office:value-type="float" office:value="13675380" calcext:value-type="float">
            <text:p>13 675 3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ROUND(POWER([.D32];[.$B$2])*1000;0)" office:value-type="float" office:value="14990383" calcext:value-type="float">
            <text:p>14 990 383</text:p>
          </table:table-cell>
          <table:table-cell table:style-name="ce33" table:formula="of:=ROUND(POWER([.D32];[.$B$3])*1000;0)" office:value-type="float" office:value="483561" calcext:value-type="float">
            <text:p>483 561</text:p>
          </table:table-cell>
          <table:table-cell/>
          <table:table-cell table:style-name="ce33" table:formula="of:=[.D32]*[.G32]" office:value-type="float" office:value="14990391" calcext:value-type="float">
            <text:p>14 990 39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ROUND(POWER([.D33];[.$B$2])*1000;0)" office:value-type="float" office:value="16384000" calcext:value-type="float">
            <text:p>16 384 000</text:p>
          </table:table-cell>
          <table:table-cell table:style-name="ce33" table:formula="of:=ROUND(POWER([.D33];[.$B$3])*1000;0)" office:value-type="float" office:value="512000" calcext:value-type="float">
            <text:p>512 000</text:p>
          </table:table-cell>
          <table:table-cell/>
          <table:table-cell table:style-name="ce33" table:formula="of:=[.D33]*[.G33]" office:value-type="float" office:value="16384000" calcext:value-type="float">
            <text:p>16 384 0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ROUND(POWER([.D34];[.$B$2])*1000;0)" office:value-type="float" office:value="17858255" calcext:value-type="float">
            <text:p>17 858 255</text:p>
          </table:table-cell>
          <table:table-cell table:style-name="ce33" table:formula="of:=ROUND(POWER([.D34];[.$B$3])*1000;0)" office:value-type="float" office:value="541159" calcext:value-type="float">
            <text:p>541 159</text:p>
          </table:table-cell>
          <table:table-cell/>
          <table:table-cell table:style-name="ce33" table:formula="of:=[.D34]*[.G34]" office:value-type="float" office:value="17858247" calcext:value-type="float">
            <text:p>17 858 247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ROUND(POWER([.D35];[.$B$2])*1000;0)" office:value-type="float" office:value="19415160" calcext:value-type="float">
            <text:p>19 415 160</text:p>
          </table:table-cell>
          <table:table-cell table:style-name="ce33" table:formula="of:=ROUND(POWER([.D35];[.$B$3])*1000;0)" office:value-type="float" office:value="571034" calcext:value-type="float">
            <text:p>571 034</text:p>
          </table:table-cell>
          <table:table-cell/>
          <table:table-cell table:style-name="ce33" table:formula="of:=[.D35]*[.G35]" office:value-type="float" office:value="19415156" calcext:value-type="float">
            <text:p>19 415 15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ROUND(POWER([.D36];[.$B$2])*1000;0)" office:value-type="float" office:value="21056710" calcext:value-type="float">
            <text:p>21 056 710</text:p>
          </table:table-cell>
          <table:table-cell table:style-name="ce33" table:formula="of:=ROUND(POWER([.D36];[.$B$3])*1000;0)" office:value-type="float" office:value="601620" calcext:value-type="float">
            <text:p>601 620</text:p>
          </table:table-cell>
          <table:table-cell/>
          <table:table-cell table:style-name="ce33" table:formula="of:=[.D36]*[.G36]" office:value-type="float" office:value="21056700" calcext:value-type="float">
            <text:p>21 056 7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ROUND(POWER([.D37];[.$B$2])*1000;0)" office:value-type="float" office:value="22784893" calcext:value-type="float">
            <text:p>22 784 893</text:p>
          </table:table-cell>
          <table:table-cell table:style-name="ce33" table:formula="of:=ROUND(POWER([.D37];[.$B$3])*1000;0)" office:value-type="float" office:value="632914" calcext:value-type="float">
            <text:p>632 914</text:p>
          </table:table-cell>
          <table:table-cell/>
          <table:table-cell table:style-name="ce33" table:formula="of:=[.D37]*[.G37]" office:value-type="float" office:value="22784904" calcext:value-type="float">
            <text:p>22 784 9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ROUND(POWER([.D38];[.$B$2])*1000;0)" office:value-type="float" office:value="24601684" calcext:value-type="float">
            <text:p>24 601 684</text:p>
          </table:table-cell>
          <table:table-cell table:style-name="ce33" table:formula="of:=ROUND(POWER([.D38];[.$B$3])*1000;0)" office:value-type="float" office:value="664910" calcext:value-type="float">
            <text:p>664 910</text:p>
          </table:table-cell>
          <table:table-cell/>
          <table:table-cell table:style-name="ce33" table:formula="of:=[.D38]*[.G38]" office:value-type="float" office:value="24601670" calcext:value-type="float">
            <text:p>24 601 67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ROUND(POWER([.D39];[.$B$2])*1000;0)" office:value-type="float" office:value="26509044" calcext:value-type="float">
            <text:p>26 509 044</text:p>
          </table:table-cell>
          <table:table-cell table:style-name="ce33" table:formula="of:=ROUND(POWER([.D39];[.$B$3])*1000;0)" office:value-type="float" office:value="697606" calcext:value-type="float">
            <text:p>697 606</text:p>
          </table:table-cell>
          <table:table-cell/>
          <table:table-cell table:style-name="ce33" table:formula="of:=[.D39]*[.G39]" office:value-type="float" office:value="26509028" calcext:value-type="float">
            <text:p>26 509 02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ROUND(POWER([.D40];[.$B$2])*1000;0)" office:value-type="float" office:value="28508929" calcext:value-type="float">
            <text:p>28 508 929</text:p>
          </table:table-cell>
          <table:table-cell table:style-name="ce33" table:formula="of:=ROUND(POWER([.D40];[.$B$3])*1000;0)" office:value-type="float" office:value="730998" calcext:value-type="float">
            <text:p>730 998</text:p>
          </table:table-cell>
          <table:table-cell/>
          <table:table-cell table:style-name="ce33" table:formula="of:=[.D40]*[.G40]" office:value-type="float" office:value="28508922" calcext:value-type="float">
            <text:p>28 508 92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ROUND(POWER([.D41];[.$B$2])*1000;0)" office:value-type="float" office:value="30603280" calcext:value-type="float">
            <text:p>30 603 280</text:p>
          </table:table-cell>
          <table:table-cell table:style-name="ce33" table:formula="of:=ROUND(POWER([.D41];[.$B$3])*1000;0)" office:value-type="float" office:value="765082" calcext:value-type="float">
            <text:p>765 082</text:p>
          </table:table-cell>
          <table:table-cell/>
          <table:table-cell table:style-name="ce33" table:formula="of:=[.D41]*[.G41]" office:value-type="float" office:value="30603280" calcext:value-type="float">
            <text:p>30 603 2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ROUND(POWER([.D42];[.$B$2])*1000;0)" office:value-type="float" office:value="32794031" calcext:value-type="float">
            <text:p>32 794 031</text:p>
          </table:table-cell>
          <table:table-cell table:style-name="ce33" table:formula="of:=ROUND(POWER([.D42];[.$B$3])*1000;0)" office:value-type="float" office:value="799854" calcext:value-type="float">
            <text:p>799 854</text:p>
          </table:table-cell>
          <table:table-cell/>
          <table:table-cell table:style-name="ce33" table:formula="of:=[.D42]*[.G42]" office:value-type="float" office:value="32794014" calcext:value-type="float">
            <text:p>32 794 01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ROUND(POWER([.D43];[.$B$2])*1000;0)" office:value-type="float" office:value="35083104" calcext:value-type="float">
            <text:p>35 083 104</text:p>
          </table:table-cell>
          <table:table-cell table:style-name="ce33" table:formula="of:=ROUND(POWER([.D43];[.$B$3])*1000;0)" office:value-type="float" office:value="835312" calcext:value-type="float">
            <text:p>835 312</text:p>
          </table:table-cell>
          <table:table-cell/>
          <table:table-cell table:style-name="ce33" table:formula="of:=[.D43]*[.G43]" office:value-type="float" office:value="35083104" calcext:value-type="float">
            <text:p>35 083 1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ROUND(POWER([.D44];[.$B$2])*1000;0)" office:value-type="float" office:value="37472414" calcext:value-type="float">
            <text:p>37 472 414</text:p>
          </table:table-cell>
          <table:table-cell table:style-name="ce33" table:formula="of:=ROUND(POWER([.D44];[.$B$3])*1000;0)" office:value-type="float" office:value="871451" calcext:value-type="float">
            <text:p>871 451</text:p>
          </table:table-cell>
          <table:table-cell/>
          <table:table-cell table:style-name="ce33" table:formula="of:=[.D44]*[.G44]" office:value-type="float" office:value="37472393" calcext:value-type="float">
            <text:p>37 472 393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ROUND(POWER([.D45];[.$B$2])*1000;0)" office:value-type="float" office:value="39963866" calcext:value-type="float">
            <text:p>39 963 866</text:p>
          </table:table-cell>
          <table:table-cell table:style-name="ce33" table:formula="of:=ROUND(POWER([.D45];[.$B$3])*1000;0)" office:value-type="float" office:value="908270" calcext:value-type="float">
            <text:p>908 270</text:p>
          </table:table-cell>
          <table:table-cell/>
          <table:table-cell table:style-name="ce33" table:formula="of:=[.D45]*[.G45]" office:value-type="float" office:value="39963880" calcext:value-type="float">
            <text:p>39 963 8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ROUND(POWER([.D46];[.$B$2])*1000;0)" office:value-type="float" office:value="42559355" calcext:value-type="float">
            <text:p>42 559 355</text:p>
          </table:table-cell>
          <table:table-cell table:style-name="ce33" table:formula="of:=ROUND(POWER([.D46];[.$B$3])*1000;0)" office:value-type="float" office:value="945763" calcext:value-type="float">
            <text:p>945 763</text:p>
          </table:table-cell>
          <table:table-cell/>
          <table:table-cell table:style-name="ce33" table:formula="of:=[.D46]*[.G46]" office:value-type="float" office:value="42559335" calcext:value-type="float">
            <text:p>42 559 33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ROUND(POWER([.D47];[.$B$2])*1000;0)" office:value-type="float" office:value="45260769" calcext:value-type="float">
            <text:p>45 260 769</text:p>
          </table:table-cell>
          <table:table-cell table:style-name="ce33" table:formula="of:=ROUND(POWER([.D47];[.$B$3])*1000;0)" office:value-type="float" office:value="983930" calcext:value-type="float">
            <text:p>983 930</text:p>
          </table:table-cell>
          <table:table-cell/>
          <table:table-cell table:style-name="ce33" table:formula="of:=[.D47]*[.G47]" office:value-type="float" office:value="45260780" calcext:value-type="float">
            <text:p>45 260 7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ROUND(POWER([.D48];[.$B$2])*1000;0)" office:value-type="float" office:value="48069987" calcext:value-type="float">
            <text:p>48 069 987</text:p>
          </table:table-cell>
          <table:table-cell table:style-name="ce33" table:formula="of:=ROUND(POWER([.D48];[.$B$3])*1000;0)" office:value-type="float" office:value="1022766" calcext:value-type="float">
            <text:p>1 022 766</text:p>
          </table:table-cell>
          <table:table-cell/>
          <table:table-cell table:style-name="ce33" table:formula="of:=[.D48]*[.G48]" office:value-type="float" office:value="48070002" calcext:value-type="float">
            <text:p>48 070 00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ROUND(POWER([.D49];[.$B$2])*1000;0)" office:value-type="float" office:value="50988879" calcext:value-type="float">
            <text:p>50 988 879</text:p>
          </table:table-cell>
          <table:table-cell table:style-name="ce33" table:formula="of:=ROUND(POWER([.D49];[.$B$3])*1000;0)" office:value-type="float" office:value="1062268" calcext:value-type="float">
            <text:p>1 062 268</text:p>
          </table:table-cell>
          <table:table-cell/>
          <table:table-cell table:style-name="ce33" table:formula="of:=[.D49]*[.G49]" office:value-type="float" office:value="50988864" calcext:value-type="float">
            <text:p>50 988 8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ROUND(POWER([.D50];[.$B$2])*1000;0)" office:value-type="float" office:value="54019309" calcext:value-type="float">
            <text:p>54 019 309</text:p>
          </table:table-cell>
          <table:table-cell table:style-name="ce33" table:formula="of:=ROUND(POWER([.D50];[.$B$3])*1000;0)" office:value-type="float" office:value="1102435" calcext:value-type="float">
            <text:p>1 102 435</text:p>
          </table:table-cell>
          <table:table-cell/>
          <table:table-cell table:style-name="ce33" table:formula="of:=[.D50]*[.G50]" office:value-type="float" office:value="54019315" calcext:value-type="float">
            <text:p>54 019 31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ROUND(POWER([.D51];[.$B$2])*1000;0)" office:value-type="float" office:value="57163131" calcext:value-type="float">
            <text:p>57 163 131</text:p>
          </table:table-cell>
          <table:table-cell table:style-name="ce33" table:formula="of:=ROUND(POWER([.D51];[.$B$3])*1000;0)" office:value-type="float" office:value="1143263" calcext:value-type="float">
            <text:p>1 143 263</text:p>
          </table:table-cell>
          <table:table-cell/>
          <table:table-cell table:style-name="ce33" table:formula="of:=[.D51]*[.G51]" office:value-type="float" office:value="57163150" calcext:value-type="float">
            <text:p>57 163 15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ROUND(POWER([.D52];[.$B$2])*1000;0)" office:value-type="float" office:value="60422194" calcext:value-type="float">
            <text:p>60 422 194</text:p>
          </table:table-cell>
          <table:table-cell table:style-name="ce33" table:formula="of:=ROUND(POWER([.D52];[.$B$3])*1000;0)" office:value-type="float" office:value="1184749" calcext:value-type="float">
            <text:p>1 184 749</text:p>
          </table:table-cell>
          <table:table-cell/>
          <table:table-cell table:style-name="ce33" table:formula="of:=[.D52]*[.G52]" office:value-type="float" office:value="60422199" calcext:value-type="float">
            <text:p>60 422 199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ROUND(POWER([.D53];[.$B$2])*1000;0)" office:value-type="float" office:value="63798338" calcext:value-type="float">
            <text:p>63 798 338</text:p>
          </table:table-cell>
          <table:table-cell table:style-name="ce33" table:formula="of:=ROUND(POWER([.D53];[.$B$3])*1000;0)" office:value-type="float" office:value="1226891" calcext:value-type="float">
            <text:p>1 226 891</text:p>
          </table:table-cell>
          <table:table-cell/>
          <table:table-cell table:style-name="ce33" table:formula="of:=[.D53]*[.G53]" office:value-type="float" office:value="63798332" calcext:value-type="float">
            <text:p>63 798 33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ROUND(POWER([.D54];[.$B$2])*1000;0)" office:value-type="float" office:value="67293394" calcext:value-type="float">
            <text:p>67 293 394</text:p>
          </table:table-cell>
          <table:table-cell table:style-name="ce33" table:formula="of:=ROUND(POWER([.D54];[.$B$3])*1000;0)" office:value-type="float" office:value="1269687" calcext:value-type="float">
            <text:p>1 269 687</text:p>
          </table:table-cell>
          <table:table-cell/>
          <table:table-cell table:style-name="ce33" table:formula="of:=[.D54]*[.G54]" office:value-type="float" office:value="67293411" calcext:value-type="float">
            <text:p>67 293 41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ROUND(POWER([.D55];[.$B$2])*1000;0)" office:value-type="float" office:value="70909191" calcext:value-type="float">
            <text:p>70 909 191</text:p>
          </table:table-cell>
          <table:table-cell table:style-name="ce33" table:formula="of:=ROUND(POWER([.D55];[.$B$3])*1000;0)" office:value-type="float" office:value="1313133" calcext:value-type="float">
            <text:p>1 313 133</text:p>
          </table:table-cell>
          <table:table-cell/>
          <table:table-cell table:style-name="ce33" table:formula="of:=[.D55]*[.G55]" office:value-type="float" office:value="70909182" calcext:value-type="float">
            <text:p>70 909 18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ROUND(POWER([.D56];[.$B$2])*1000;0)" office:value-type="float" office:value="74647545" calcext:value-type="float">
            <text:p>74 647 545</text:p>
          </table:table-cell>
          <table:table-cell table:style-name="ce33" table:formula="of:=ROUND(POWER([.D56];[.$B$3])*1000;0)" office:value-type="float" office:value="1357228" calcext:value-type="float">
            <text:p>1 357 228</text:p>
          </table:table-cell>
          <table:table-cell/>
          <table:table-cell table:style-name="ce33" table:formula="of:=[.D56]*[.G56]" office:value-type="float" office:value="74647540" calcext:value-type="float">
            <text:p>74 647 5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ROUND(POWER([.D57];[.$B$2])*1000;0)" office:value-type="float" office:value="78510271" calcext:value-type="float">
            <text:p>78 510 271</text:p>
          </table:table-cell>
          <table:table-cell table:style-name="ce33" table:formula="of:=ROUND(POWER([.D57];[.$B$3])*1000;0)" office:value-type="float" office:value="1401969" calcext:value-type="float">
            <text:p>1 401 969</text:p>
          </table:table-cell>
          <table:table-cell/>
          <table:table-cell table:style-name="ce33" table:formula="of:=[.D57]*[.G57]" office:value-type="float" office:value="78510264" calcext:value-type="float">
            <text:p>78 510 2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ROUND(POWER([.D58];[.$B$2])*1000;0)" office:value-type="float" office:value="82499173" calcext:value-type="float">
            <text:p>82 499 173</text:p>
          </table:table-cell>
          <table:table-cell table:style-name="ce33" table:formula="of:=ROUND(POWER([.D58];[.$B$3])*1000;0)" office:value-type="float" office:value="1447354" calcext:value-type="float">
            <text:p>1 447 354</text:p>
          </table:table-cell>
          <table:table-cell/>
          <table:table-cell table:style-name="ce33" table:formula="of:=[.D58]*[.G58]" office:value-type="float" office:value="82499178" calcext:value-type="float">
            <text:p>82 499 17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ROUND(POWER([.D59];[.$B$2])*1000;0)" office:value-type="float" office:value="86616051" calcext:value-type="float">
            <text:p>86 616 051</text:p>
          </table:table-cell>
          <table:table-cell table:style-name="ce33" table:formula="of:=ROUND(POWER([.D59];[.$B$3])*1000;0)" office:value-type="float" office:value="1493380" calcext:value-type="float">
            <text:p>1 493 380</text:p>
          </table:table-cell>
          <table:table-cell/>
          <table:table-cell table:style-name="ce33" table:formula="of:=[.D59]*[.G59]" office:value-type="float" office:value="86616040" calcext:value-type="float">
            <text:p>86 616 0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ROUND(POWER([.D60];[.$B$2])*1000;0)" office:value-type="float" office:value="90862699" calcext:value-type="float">
            <text:p>90 862 699</text:p>
          </table:table-cell>
          <table:table-cell table:style-name="ce33" table:formula="of:=ROUND(POWER([.D60];[.$B$3])*1000;0)" office:value-type="float" office:value="1540046" calcext:value-type="float">
            <text:p>1 540 046</text:p>
          </table:table-cell>
          <table:table-cell/>
          <table:table-cell table:style-name="ce33" table:formula="of:=[.D60]*[.G60]" office:value-type="float" office:value="90862714" calcext:value-type="float">
            <text:p>90 862 71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ROUND(POWER([.D61];[.$B$2])*1000;0)" office:value-type="float" office:value="95240902" calcext:value-type="float">
            <text:p>95 240 902</text:p>
          </table:table-cell>
          <table:table-cell table:style-name="ce33" table:formula="of:=ROUND(POWER([.D61];[.$B$3])*1000;0)" office:value-type="float" office:value="1587348" calcext:value-type="float">
            <text:p>1 587 348</text:p>
          </table:table-cell>
          <table:table-cell/>
          <table:table-cell table:style-name="ce33" table:formula="of:=[.D61]*[.G61]" office:value-type="float" office:value="95240880" calcext:value-type="float">
            <text:p>95 240 880</text:p>
          </table:table-cell>
          <table:table-cell table:number-columns-repeated="1015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xa" table:style-name="ta5">
        <table:table-column table:style-name="co29" table:number-columns-repeated="96" table:default-cell-style-name="ce5"/>
        <table:table-column table:style-name="co16" table:number-columns-repeated="5" table:default-cell-style-name="ce5"/>
        <table:table-column table:style-name="co17" table:number-columns-repeated="156" table:default-cell-style-name="ce5"/>
        <table:table-column table:style-name="co17" table:number-columns-repeated="767" table:default-cell-style-name="Default"/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4" office:value-type="string" calcext:value-type="string" table:number-columns-spanned="2" table:number-rows-spanned="1">
            <text:p>Grass</text:p>
            <text:p>Farm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ount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5" office:value-type="string" calcext:value-type="string" table:number-columns-spanned="2" table:number-rows-spanned="1">
            <text:p>CITY</text:p>
            <text:p><text:span text:style-name="T3">Granary</text:span></text:p>
            <text:p><text:span text:style-name="T3">Butchery</text:span></text:p>
          </table:table-cell>
          <table:covered-table-cell table:style-name="ce35"/>
          <table:table-cell table:style-name="ce34" office:value-type="string" calcext:value-type="string" table:number-columns-spanned="2" table:number-rows-spanned="1">
            <text:p>Grass</text:p>
            <text:p>Cattle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36" office:value-type="string" calcext:value-type="string" table:number-columns-spanned="2" table:number-rows-spanned="1">
            <text:p>x</text:p>
          </table:table-cell>
          <table:covered-table-cell table:style-name="ce36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Gras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34" office:value-type="string" calcext:value-type="string" table:number-columns-spanned="2" table:number-rows-spanned="1">
            <text:p>Sea</text:p>
            <text:p>Fish</text:p>
          </table:table-cell>
          <table:covered-table-cell table:style-name="ce3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4" office:value-type="string" calcext:value-type="string" table:number-columns-spanned="2" table:number-rows-spanned="1">
            <text:p>PlainHills</text:p>
            <text:p>100 pop</text:p>
            <text:p>4S 3C 2I</text:p>
            <text:p>1F 2P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Plain</text:p>
            <text:p>100 pop</text:p>
            <text:p>1S</text:p>
            <text:p>1F 1P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4" office:value-type="string" calcext:value-type="string" table:number-columns-spanned="2" table:number-rows-spanned="1">
            <text:p>Grassland</text:p>
            <text:p>100 pop (X)</text:p>
            <text:p>4W</text:p>
            <text:p>2F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Grassland</text:p>
            <text:p>100 pop</text:p>
            <text:p>2F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City</text:p>
            <text:p>400 pop</text:p>
            <text:p>Granary1F</text:p>
            <text:p>SMason1P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4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~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5" table:number-rows-repeated="60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5" table:number-rows-repeated="10484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tivities &amp; Employment" table:style-name="ta1">
        <table:table-column table:style-name="co12" table:default-cell-style-name="ce40"/>
        <table:table-column table:style-name="co12" table:default-cell-style-name="ce44"/>
        <table:table-column table:style-name="co12" table:default-cell-style-name="ce45"/>
        <table:table-column table:style-name="co30" table:default-cell-style-name="ce48"/>
        <table:table-column table:style-name="co31" table:default-cell-style-name="ce53"/>
        <table:table-column table:style-name="co32" table:default-cell-style-name="ce55"/>
        <table:table-column table:style-name="co31" table:default-cell-style-name="ce53"/>
        <table:table-column table:style-name="co32" table:default-cell-style-name="ce55"/>
        <table:table-column table:style-name="co33" table:default-cell-style-name="ce53"/>
        <table:table-column table:style-name="co34" table:default-cell-style-name="ce58"/>
        <table:table-column table:style-name="co35" table:default-cell-style-name="Default"/>
        <table:table-column table:style-name="co12" table:default-cell-style-name="ce45"/>
        <table:table-column table:style-name="co36" table:default-cell-style-name="ce67"/>
        <table:table-column table:style-name="co12" table:default-cell-style-name="ce45"/>
        <table:table-column table:style-name="co37" table:default-cell-style-name="ce72"/>
        <table:table-column table:style-name="co38" table:default-cell-style-name="ce72"/>
        <table:table-column table:style-name="co12" table:default-cell-style-name="ce45"/>
        <table:table-column table:style-name="co12" table:default-cell-style-name="ce53"/>
        <table:table-column table:style-name="co39" table:default-cell-style-name="ce76"/>
        <table:table-column table:style-name="co15" table:default-cell-style-name="ce78"/>
        <table:table-column table:style-name="co12" table:default-cell-style-name="ce45"/>
        <table:table-column table:style-name="co40" table:default-cell-style-name="ce58"/>
        <table:table-column table:style-name="co15" table:default-cell-style-name="ce82"/>
        <table:table-column table:style-name="co15" table:default-cell-style-name="ce84"/>
        <table:table-column table:style-name="co12" table:default-cell-style-name="ce45"/>
        <table:table-column table:style-name="co15" table:number-columns-repeated="2" table:default-cell-style-name="ce82"/>
        <table:table-column table:style-name="co36" table:default-cell-style-name="ce82"/>
        <table:table-column table:style-name="co41" table:default-cell-style-name="ce82"/>
        <table:table-column table:style-name="co12" table:default-cell-style-name="ce45"/>
        <table:table-column table:style-name="co15" table:number-columns-repeated="2" table:default-cell-style-name="ce87"/>
        <table:table-column table:style-name="co8" table:default-cell-style-name="ce87"/>
        <table:table-column table:style-name="co12" table:default-cell-style-name="ce45"/>
        <table:table-column table:style-name="co42" table:default-cell-style-name="ce87"/>
        <table:table-column table:style-name="co43" table:default-cell-style-name="ce90"/>
        <table:table-column table:style-name="co12" table:default-cell-style-name="ce45"/>
        <table:table-column table:style-name="co15" table:default-cell-style-name="ce92"/>
        <table:table-column table:style-name="co34" table:default-cell-style-name="ce92"/>
        <table:table-column table:style-name="co38" table:default-cell-style-name="ce92"/>
        <table:table-column table:style-name="co12" table:default-cell-style-name="ce45"/>
        <table:table-column table:style-name="co15" table:default-cell-style-name="ce87"/>
        <table:table-column table:style-name="co12" table:default-cell-style-name="Default"/>
        <table:table-column table:style-name="co12" table:default-cell-style-name="ce45"/>
        <table:table-column table:style-name="co44" table:default-cell-style-name="ce87"/>
        <table:table-column table:style-name="co45" table:default-cell-style-name="ce87"/>
        <table:table-column table:style-name="co15" table:number-columns-repeated="2" table:default-cell-style-name="ce87"/>
        <table:table-column table:style-name="co12" table:default-cell-style-name="ce45"/>
        <table:table-column table:style-name="co15" table:number-columns-repeated="2" table:default-cell-style-name="ce87"/>
        <table:table-column table:style-name="co12" table:default-cell-style-name="ce45"/>
        <table:table-column table:style-name="co46" table:default-cell-style-name="ce87"/>
        <table:table-column table:style-name="co47" table:default-cell-style-name="ce90"/>
        <table:table-column table:style-name="co12" table:default-cell-style-name="ce45"/>
        <table:table-column table:style-name="co15" table:number-columns-repeated="969" table:default-cell-style-name="Default"/>
        <table:table-row table:style-name="ro11">
          <table:table-cell table:style-name="ce37"/>
          <table:table-cell table:style-name="ce41"/>
          <table:table-cell/>
          <table:table-cell table:style-name="ce47" office:value-type="string" calcext:value-type="string" table:number-columns-spanned="1" table:number-rows-spanned="2">
            <text:p>CitySize </text:p>
          </table:table-cell>
          <table:table-cell table:style-name="ce50" office:value-type="string" calcext:value-type="string" table:number-columns-spanned="1" table:number-rows-spanned="2">
            <text:p>Num Buildings</text:p>
          </table:table-cell>
          <table:table-cell table:style-name="ce50" office:value-type="string" calcext:value-type="string" table:number-columns-spanned="1" table:number-rows-spanned="2">
            <text:p>CityEmploymentPow</text:p>
          </table:table-cell>
          <table:table-cell table:style-name="ce50" office:value-type="string" calcext:value-type="string" table:number-columns-spanned="1" table:number-rows-spanned="2">
            <text:p>CityFactor</text:p>
          </table:table-cell>
          <table:table-cell table:style-name="ce50" office:value-type="string" calcext:value-type="string" table:number-columns-spanned="1" table:number-rows-spanned="2">
            <text:p>PlotEmploymentPow</text:p>
          </table:table-cell>
          <table:table-cell table:style-name="ce50" office:value-type="string" calcext:value-type="string" table:number-columns-spanned="1" table:number-rows-spanned="2">
            <text:p>PlotFactor</text:p>
          </table:table-cell>
          <table:table-cell table:style-name="ce57" office:value-type="string" calcext:value-type="string" table:number-columns-spanned="1" table:number-rows-spanned="2">
            <text:p>Urban Population</text:p>
          </table:table-cell>
          <table:table-cell table:style-name="ce60" office:value-type="string" calcext:value-type="string" table:number-columns-spanned="1" table:number-rows-spanned="2">
            <text:p>Population On Tile</text:p>
          </table:table-cell>
          <table:table-cell/>
          <table:table-cell table:style-name="ce66"/>
          <table:table-cell table:style-name="ce69"/>
          <table:table-cell table:style-name="ce66" table:number-columns-repeated="2"/>
          <table:table-cell/>
          <table:table-cell table:style-name="ce73" office:value-type="string" calcext:value-type="string" table:number-columns-spanned="3" table:number-rows-spanned="1">
            <text:p>CITY PRODUCTION</text:p>
          </table:table-cell>
          <table:covered-table-cell table:number-columns-repeated="2" table:style-name="ce75"/>
          <table:table-cell/>
          <table:table-cell table:style-name="ce79" office:value-type="string" calcext:value-type="string" table:number-columns-spanned="3" table:number-rows-spanned="1">
            <text:p>URBAN POPULATION</text:p>
          </table:table-cell>
          <table:covered-table-cell table:number-columns-repeated="2" table:style-name="ce75"/>
          <table:table-cell/>
          <table:table-cell table:style-name="ce79" office:value-type="string" calcext:value-type="string" table:number-columns-spanned="8" table:number-rows-spanned="1">
            <text:p>URBAN EMPLOYMENT</text:p>
          </table:table-cell>
          <table:covered-table-cell table:number-columns-repeated="3" table:style-name="ce80"/>
          <table:covered-table-cell table:style-name="ce69"/>
          <table:covered-table-cell table:style-name="ce75"/>
          <table:covered-table-cell table:number-columns-repeated="2" table:style-name="ce88"/>
          <table:table-cell/>
          <table:table-cell table:style-name="ce89" office:value-type="string" calcext:value-type="string" table:number-columns-spanned="2" table:number-rows-spanned="1">
            <text:p>URBAN PRODUCTION FACTOR</text:p>
          </table:table-cell>
          <table:covered-table-cell table:style-name="ce89"/>
          <table:table-cell/>
          <table:table-cell table:style-name="ce79" office:value-type="string" calcext:value-type="string" table:number-columns-spanned="6" table:number-rows-spanned="1">
            <text:p>RURAL POPULATION</text:p>
          </table:table-cell>
          <table:covered-table-cell table:number-columns-repeated="2" table:style-name="ce85"/>
          <table:covered-table-cell table:style-name="ce69"/>
          <table:covered-table-cell table:style-name="ce94"/>
          <table:covered-table-cell table:style-name="ce95"/>
          <table:table-cell/>
          <table:table-cell table:style-name="ce96" office:value-type="string" calcext:value-type="string" table:number-columns-spanned="7" table:number-rows-spanned="1">
            <text:p>RURAL (PER TILE) EMPLOYMENT</text:p>
          </table:table-cell>
          <table:covered-table-cell table:style-name="ce94"/>
          <table:covered-table-cell table:number-columns-repeated="2" table:style-name="ce97"/>
          <table:covered-table-cell table:style-name="ce69"/>
          <table:covered-table-cell table:style-name="ce75"/>
          <table:covered-table-cell table:style-name="ce88"/>
          <table:table-cell/>
          <table:table-cell table:style-name="ce89" office:value-type="string" calcext:value-type="string" table:number-columns-spanned="2" table:number-rows-spanned="1">
            <text:p>RURAL PRODUCTION FACTOR</text:p>
          </table:table-cell>
          <table:covered-table-cell table:style-name="ce99"/>
          <table:table-cell/>
          <table:table-cell table:style-name="ce100" table:number-columns-repeated="969"/>
        </table:table-row>
        <table:table-row table:style-name="ro12">
          <table:table-cell table:style-name="ce37"/>
          <table:table-cell table:style-name="ce41"/>
          <table:table-cell/>
          <table:covered-table-cell table:style-name="ce47"/>
          <table:covered-table-cell table:style-name="ce50"/>
          <table:covered-table-cell table:style-name="ce54"/>
          <table:covered-table-cell table:style-name="ce50"/>
          <table:covered-table-cell table:style-name="ce54"/>
          <table:covered-table-cell table:style-name="ce50"/>
          <table:covered-table-cell table:style-name="ce57"/>
          <table:covered-table-cell table:style-name="ce61"/>
          <table:table-cell/>
          <table:table-cell table:style-name="ce66" office:value-type="string" calcext:value-type="string">
            <text:p>Max Total Population = <text:span text:style-name="T4">Urban</text:span> + Rural</text:p>
          </table:table-cell>
          <table:table-cell table:style-name="ce69"/>
          <table:table-cell table:style-name="ce66" office:value-type="string" calcext:value-type="string">
            <text:p>Max <text:span text:style-name="T4">Employment</text:span> Rural</text:p>
          </table:table-cell>
          <table:table-cell table:style-name="ce66" office:value-type="string" calcext:value-type="string">
            <text:p>Max Employment <text:span text:style-name="T4">Urban</text:span></text:p>
          </table:table-cell>
          <table:table-cell/>
          <table:table-cell table:style-name="ce74"/>
          <table:table-cell table:style-name="ce75" office:value-type="string" calcext:value-type="string">
            <text:p><text:s/>Percentage of Production From Num Buildings</text:p>
          </table:table-cell>
          <table:table-cell table:style-name="ce75" office:value-type="string" calcext:value-type="string">
            <text:p>Percentage of Employment</text:p>
          </table:table-cell>
          <table:table-cell/>
          <table:table-cell table:style-name="ce80"/>
          <table:table-cell table:style-name="ce75" office:value-type="string" calcext:value-type="string">
            <text:p>Min Percentage of Population </text:p>
          </table:table-cell>
          <table:table-cell table:style-name="ce75" office:value-type="string" calcext:value-type="string">
            <text:p>Max Percentage of Population </text:p>
          </table:table-cell>
          <table:table-cell/>
          <table:table-cell table:style-name="ce85" office:value-type="string" calcext:value-type="string">
            <text:p>Employed</text:p>
          </table:table-cell>
          <table:table-cell table:style-name="ce80" office:value-type="string" calcext:value-type="string">
            <text:p>Unemployed</text:p>
          </table:table-cell>
          <table:table-cell table:style-name="ce80" office:value-type="string" calcext:value-type="string">
            <text:p>Max Employment </text:p>
          </table:table-cell>
          <table:table-cell table:style-name="ce80" office:value-type="string" calcext:value-type="string">
            <text:p>Available Employment</text:p>
          </table:table-cell>
          <table:table-cell/>
          <table:table-cell table:style-name="ce75" office:value-type="string" calcext:value-type="string">
            <text:p>Percentage of Population Employed</text:p>
          </table:table-cell>
          <table:table-cell table:style-name="ce88" office:value-type="string" calcext:value-type="string">
            <text:p>Percentage of population Unemployed</text:p>
          </table:table-cell>
          <table:table-cell table:style-name="ce88" office:value-type="string" calcext:value-type="string">
            <text:p>Percentage of <text:s/>Activity = Employed / Max Employment</text:p>
          </table:table-cell>
          <table:table-cell/>
          <table:table-cell table:style-name="ce88" office:value-type="string" calcext:value-type="string">
            <text:p><text:s/>PF = % from buildings * % from activity</text:p>
          </table:table-cell>
          <table:table-cell table:style-name="ce88" office:value-type="string" calcext:value-type="string">
            <text:p>Output per yield</text:p>
          </table:table-cell>
          <table:table-cell/>
          <table:table-cell table:style-name="ce85" office:value-type="string" calcext:value-type="string">
            <text:p>Max Rural Population</text:p>
          </table:table-cell>
          <table:table-cell table:style-name="ce75" office:value-type="string" calcext:value-type="string">
            <text:p>Max Percentage of Population</text:p>
          </table:table-cell>
          <table:table-cell table:style-name="ce75" office:value-type="string" calcext:value-type="string">
            <text:p>Min Percentage of Population </text:p>
          </table:table-cell>
          <table:table-cell/>
          <table:table-cell table:style-name="ce75" office:value-type="string" calcext:value-type="string">
            <text:p>Average Population Per Worked Tile</text:p>
          </table:table-cell>
          <table:table-cell table:style-name="ce75"/>
          <table:table-cell/>
          <table:table-cell table:style-name="ce85" office:value-type="string" calcext:value-type="string">
            <text:p>Employed</text:p>
          </table:table-cell>
          <table:table-cell table:style-name="ce80" office:value-type="string" calcext:value-type="string">
            <text:p>Unemployed</text:p>
          </table:table-cell>
          <table:table-cell table:style-name="ce80" office:value-type="string" calcext:value-type="string">
            <text:p>Max Employment </text:p>
          </table:table-cell>
          <table:table-cell table:style-name="ce75" office:value-type="string" calcext:value-type="string">
            <text:p>Available Employment </text:p>
          </table:table-cell>
          <table:table-cell/>
          <table:table-cell table:style-name="ce75" office:value-type="string" calcext:value-type="string">
            <text:p>Percentage of Employed</text:p>
          </table:table-cell>
          <table:table-cell table:style-name="ce88" office:value-type="string" calcext:value-type="string">
            <text:p>Percentage of Unemployed</text:p>
          </table:table-cell>
          <table:table-cell/>
          <table:table-cell table:style-name="ce88" office:value-type="string" calcext:value-type="string">
            <text:p>Percentage of <text:s/>Activity = Employed / Max Employment</text:p>
          </table:table-cell>
          <table:table-cell table:style-name="ce88" office:value-type="string" calcext:value-type="string">
            <text:p>Output per yield</text:p>
          </table:table-cell>
          <table:table-cell/>
          <table:table-cell table:style-name="ce100" table:number-columns-repeated="969"/>
        </table:table-row>
        <table:table-row table:style-name="ro13">
          <table:table-cell table:style-name="ce38" office:value-type="string" calcext:value-type="string">
            <text:p>CitySizePower</text:p>
          </table:table-cell>
          <table:table-cell table:style-name="ce38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400" calcext:value-type="float">
            <text:p>400</text:p>
          </table:table-cell>
          <table:table-cell table:style-name="ce62" office:value-type="float" office:value="5000" calcext:value-type="float">
            <text:p>5 000</text:p>
          </table:table-cell>
          <table:table-cell table:style-name="ce64" table:formula="of:=[.J3]+[.K3]" office:value-type="float" office:value="5400" calcext:value-type="float">
            <text:p>5400</text:p>
          </table:table-cell>
          <table:table-cell table:formula="of:=ROUND(POWER([.D3];[.$B$3])*1000;0)" office:value-type="float" office:value="1000" calcext:value-type="float">
            <text:p>1 000</text:p>
          </table:table-cell>
          <table:table-cell/>
          <table:table-cell table:style-name="ce70" table:formula="of:=ROUND(POWER([.D3];[.H3])*[.I3])" office:value-type="float" office:value="1000" calcext:value-type="float">
            <text:p>1 000</text:p>
          </table:table-cell>
          <table:table-cell table:style-name="ce70" table:formula="of:=ROUND(POWER([.D3];[.F3])*[.G3])" office:value-type="float" office:value="500" calcext:value-type="float">
            <text:p>500</text:p>
          </table:table-cell>
          <table:table-cell/>
          <table:table-cell table:style-name="ce52" table:formula="of:=[.E3]" office:value-type="float" office:value="2" calcext:value-type="float">
            <text:p>2</text:p>
          </table:table-cell>
          <table:table-cell table:formula="of:=MIN(1;[.D3]/[.R3])" office:value-type="percentage" office:value="0.5" calcext:value-type="percentage">
            <text:p>50,00%</text:p>
          </table:table-cell>
          <table:table-cell table:style-name="ce76" table:formula="of:=MIN(1;[.R3]/[.D3])" office:value-type="percentage" office:value="1" calcext:value-type="percentage">
            <text:p>100,00%</text:p>
          </table:table-cell>
          <table:table-cell/>
          <table:table-cell table:style-name="ce59" table:formula="of:=[.J3]" office:value-type="float" office:value="400" calcext:value-type="float">
            <text:p>400</text:p>
          </table:table-cell>
          <table:table-cell table:style-name="ce78" table:formula="of:=[.V3]/[.M4]" office:value-type="percentage" office:value="0.0574382538770821" calcext:value-type="percentage">
            <text:p>5,74%</text:p>
          </table:table-cell>
          <table:table-cell table:style-name="ce83" table:formula="of:=MIN(1;[.V3]/[.M3])" office:value-type="percentage" office:value="0.4" calcext:value-type="percentage">
            <text:p>40,00%</text:p>
          </table:table-cell>
          <table:table-cell/>
          <table:table-cell table:formula="of:=MIN([.AB3];[.V3])" office:value-type="float" office:value="400" calcext:value-type="float">
            <text:p>400</text:p>
          </table:table-cell>
          <table:table-cell table:formula="of:=[.V3]-[.Z3]" office:value-type="float" office:value="0" calcext:value-type="float">
            <text:p>0</text:p>
          </table:table-cell>
          <table:table-cell table:formula="of:=ROUND(([.P4]*[.T3]))" office:value-type="float" office:value="1000" calcext:value-type="float">
            <text:p>1 000</text:p>
          </table:table-cell>
          <table:table-cell table:formula="of:=[.AB3]-[.Z3]" office:value-type="float" office:value="600" calcext:value-type="float">
            <text:p>600</text:p>
          </table:table-cell>
          <table:table-cell/>
          <table:table-cell table:style-name="ce78" table:formula="of:=[.Z3]/[.V3]" office:value-type="percentage" office:value="1" calcext:value-type="percentage">
            <text:p>100,00%</text:p>
          </table:table-cell>
          <table:table-cell table:style-name="ce78" table:formula="of:=[.AA3]/[.V3]" office:value-type="percentage" office:value="0" calcext:value-type="percentage">
            <text:p>0,00%</text:p>
          </table:table-cell>
          <table:table-cell table:style-name="ce78" table:formula="of:=[.Z3]/[.AB3]" office:value-type="percentage" office:value="0.4" calcext:value-type="percentage">
            <text:p>40,00%</text:p>
          </table:table-cell>
          <table:table-cell/>
          <table:table-cell table:style-name="ce78" table:formula="of:=[.S3]*[.AG3]" office:value-type="percentage" office:value="0.2" calcext:value-type="percentage">
            <text:p>20,00%</text:p>
          </table:table-cell>
          <table:table-cell table:formula="of:=[.D3]*[.AI3]" office:value-type="float" office:value="0.2" calcext:value-type="float">
            <text:p>0,20</text:p>
          </table:table-cell>
          <table:table-cell/>
          <table:table-cell table:formula="of:=[.M4]-[.V3]" office:value-type="float" office:value="6564" calcext:value-type="float">
            <text:p>6 564</text:p>
          </table:table-cell>
          <table:table-cell table:style-name="ce78" table:formula="of:=[.AL3]/[.M4]" office:value-type="percentage" office:value="0.942561746122918" calcext:value-type="percentage">
            <text:p>94,26%</text:p>
          </table:table-cell>
          <table:table-cell table:style-name="ce78" table:formula="of:=MIN(1;MAX(0; [.M3]-[.V3])/[.M3])" office:value-type="percentage" office:value="0.6" calcext:value-type="percentage">
            <text:p>60,00%</text:p>
          </table:table-cell>
          <table:table-cell/>
          <table:table-cell table:style-name="ce82" table:formula="of:=ROUND([.AL3]/[.D3])" office:value-type="float" office:value="6564" calcext:value-type="float">
            <text:p>6 564</text:p>
          </table:table-cell>
          <table:table-cell table:style-name="ce63" table:formula="of:=[.K3]" office:value-type="float" office:value="5000" calcext:value-type="float">
            <text:p>5 000</text:p>
          </table:table-cell>
          <table:table-cell/>
          <table:table-cell table:style-name="ce82" table:formula="of:=MIN([.AQ3];[.AU3])" office:value-type="float" office:value="3482" calcext:value-type="float">
            <text:p>3 482</text:p>
          </table:table-cell>
          <table:table-cell table:style-name="ce82" table:formula="of:=[.AQ3]-[.AS3]" office:value-type="float" office:value="1518" calcext:value-type="float">
            <text:p>1 518</text:p>
          </table:table-cell>
          <table:table-cell table:style-name="ce82" table:formula="of:=[.O4]" office:value-type="float" office:value="3482" calcext:value-type="float">
            <text:p>3 482</text:p>
          </table:table-cell>
          <table:table-cell table:formula="of:=MAX(0;[.O4]-[.AQ3])" office:value-type="float" office:value="0" calcext:value-type="float">
            <text:p>0</text:p>
          </table:table-cell>
          <table:table-cell/>
          <table:table-cell table:style-name="ce78" table:formula="of:=[.AS3]/[.AQ3]" office:value-type="percentage" office:value="0.6964" calcext:value-type="percentage">
            <text:p>69,64%</text:p>
          </table:table-cell>
          <table:table-cell table:style-name="ce78" table:formula="of:=[.AT3]/[.AQ3]" office:value-type="percentage" office:value="0.3036" calcext:value-type="percentage">
            <text:p>30,36%</text:p>
          </table:table-cell>
          <table:table-cell/>
          <table:table-cell table:style-name="ce78" table:formula="of:=[.AS3]/[.AU3]" office:value-type="percentage" office:value="1" calcext:value-type="percentage">
            <text:p>100,00%</text:p>
          </table:table-cell>
          <table:table-cell table:formula="of:=[.D3]*[.BA3]" office:value-type="float" office:value="1" calcext:value-type="float">
            <text:p>1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 office:value-type="string" calcext:value-type="string">
            <text:p>PlotEmploymentPower</text:p>
          </table:table-cell>
          <table:table-cell table:style-name="ce38" table:formula="of:=[.B3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000" calcext:value-type="float">
            <text:p>1 000</text:p>
          </table:table-cell>
          <table:table-cell table:style-name="ce62" office:value-type="float" office:value="10000" calcext:value-type="float">
            <text:p>10 000</text:p>
          </table:table-cell>
          <table:table-cell table:style-name="ce64" table:formula="of:=[.J4]+[.K4]" office:value-type="float" office:value="11000" calcext:value-type="float">
            <text:p>11000</text:p>
          </table:table-cell>
          <table:table-cell table:formula="of:=ROUND(POWER([.D4];[.$B$3])*1000;0)" office:value-type="float" office:value="6964" calcext:value-type="float">
            <text:p>6 964</text:p>
          </table:table-cell>
          <table:table-cell/>
          <table:table-cell table:style-name="ce70" table:formula="of:=ROUND(POWER([.D4];[.H4])*[.I4])" office:value-type="float" office:value="3482" calcext:value-type="float">
            <text:p>3 482</text:p>
          </table:table-cell>
          <table:table-cell table:style-name="ce70" table:formula="of:=ROUND(POWER([.D4];[.F4])*[.G4])" office:value-type="float" office:value="1000" calcext:value-type="float">
            <text:p>1 000</text:p>
          </table:table-cell>
          <table:table-cell/>
          <table:table-cell table:style-name="ce52" table:formula="of:=[.E4]" office:value-type="float" office:value="2" calcext:value-type="float">
            <text:p>2</text:p>
          </table:table-cell>
          <table:table-cell table:formula="of:=MIN(1;[.D4]/[.R4])" office:value-type="percentage" office:value="1" calcext:value-type="percentage">
            <text:p>100,00%</text:p>
          </table:table-cell>
          <table:table-cell table:style-name="ce76" table:formula="of:=MIN(1;[.R4]/[.D4])" office:value-type="percentage" office:value="1" calcext:value-type="percentage">
            <text:p>100,00%</text:p>
          </table:table-cell>
          <table:table-cell/>
          <table:table-cell table:style-name="ce59" table:formula="of:=[.J4]" office:value-type="float" office:value="1000" calcext:value-type="float">
            <text:p>1 000</text:p>
          </table:table-cell>
          <table:table-cell table:style-name="ce78" table:formula="of:=[.V4]/[.M5]" office:value-type="percentage" office:value="0.0461382301374919" calcext:value-type="percentage">
            <text:p>4,61%</text:p>
          </table:table-cell>
          <table:table-cell table:style-name="ce83" table:formula="of:=MIN(1;[.V4]/[.M4])" office:value-type="percentage" office:value="0.143595634692705" calcext:value-type="percentage">
            <text:p>14,36%</text:p>
          </table:table-cell>
          <table:table-cell/>
          <table:table-cell table:formula="of:=MIN([.AB4];[.V4])" office:value-type="float" office:value="1000" calcext:value-type="float">
            <text:p>1 000</text:p>
          </table:table-cell>
          <table:table-cell table:formula="of:=[.V4]-[.Z4]" office:value-type="float" office:value="0" calcext:value-type="float">
            <text:p>0</text:p>
          </table:table-cell>
          <table:table-cell table:formula="of:=ROUND(([.P5]*[.T4]))" office:value-type="float" office:value="1500" calcext:value-type="float">
            <text:p>1 500</text:p>
          </table:table-cell>
          <table:table-cell table:formula="of:=[.AB4]-[.Z4]" office:value-type="float" office:value="500" calcext:value-type="float">
            <text:p>500</text:p>
          </table:table-cell>
          <table:table-cell/>
          <table:table-cell table:style-name="ce78" table:formula="of:=[.Z4]/[.V4]" office:value-type="percentage" office:value="1" calcext:value-type="percentage">
            <text:p>100,00%</text:p>
          </table:table-cell>
          <table:table-cell table:style-name="ce78" table:formula="of:=[.AA4]/[.V4]" office:value-type="percentage" office:value="0" calcext:value-type="percentage">
            <text:p>0,00%</text:p>
          </table:table-cell>
          <table:table-cell table:style-name="ce78" table:formula="of:=[.Z4]/[.AB4]" office:value-type="percentage" office:value="0.666666666666667" calcext:value-type="percentage">
            <text:p>66,67%</text:p>
          </table:table-cell>
          <table:table-cell/>
          <table:table-cell table:style-name="ce78" table:formula="of:=[.S4]*[.AG4]" office:value-type="percentage" office:value="0.666666666666667" calcext:value-type="percentage">
            <text:p>66,67%</text:p>
          </table:table-cell>
          <table:table-cell table:formula="of:=[.D4]*[.AI4]" office:value-type="float" office:value="1.33333333333333" calcext:value-type="float">
            <text:p>1,33</text:p>
          </table:table-cell>
          <table:table-cell/>
          <table:table-cell table:formula="of:=[.M5]-[.V4]" office:value-type="float" office:value="20674" calcext:value-type="float">
            <text:p>20 674</text:p>
          </table:table-cell>
          <table:table-cell table:style-name="ce78" table:formula="of:=[.AL4]/[.M5]" office:value-type="percentage" office:value="0.953861769862508" calcext:value-type="percentage">
            <text:p>95,39%</text:p>
          </table:table-cell>
          <table:table-cell table:style-name="ce78" table:formula="of:=MIN(1;MAX(0; [.M4]-[.V4])/[.M4])" office:value-type="percentage" office:value="0.856404365307295" calcext:value-type="percentage">
            <text:p>85,64%</text:p>
          </table:table-cell>
          <table:table-cell/>
          <table:table-cell table:style-name="ce82" table:formula="of:=ROUND([.AL4]/[.D4])" office:value-type="float" office:value="10337" calcext:value-type="float">
            <text:p>10 337</text:p>
          </table:table-cell>
          <table:table-cell table:style-name="ce63" table:formula="of:=[.K4]" office:value-type="float" office:value="10000" calcext:value-type="float">
            <text:p>10 000</text:p>
          </table:table-cell>
          <table:table-cell/>
          <table:table-cell table:style-name="ce82" table:formula="of:=MIN([.AQ4];[.AU4])" office:value-type="float" office:value="7225" calcext:value-type="float">
            <text:p>7 225</text:p>
          </table:table-cell>
          <table:table-cell table:style-name="ce82" table:formula="of:=[.AQ4]-[.AS4]" office:value-type="float" office:value="2775" calcext:value-type="float">
            <text:p>2 775</text:p>
          </table:table-cell>
          <table:table-cell table:style-name="ce82" table:formula="of:=[.O5]" office:value-type="float" office:value="7225" calcext:value-type="float">
            <text:p>7 225</text:p>
          </table:table-cell>
          <table:table-cell table:formula="of:=MAX(0;[.O5]-[.AQ4])" office:value-type="float" office:value="0" calcext:value-type="float">
            <text:p>0</text:p>
          </table:table-cell>
          <table:table-cell/>
          <table:table-cell table:style-name="ce78" table:formula="of:=[.AS4]/[.AQ4]" office:value-type="percentage" office:value="0.7225" calcext:value-type="percentage">
            <text:p>72,25%</text:p>
          </table:table-cell>
          <table:table-cell table:style-name="ce78" table:formula="of:=[.AT4]/[.AQ4]" office:value-type="percentage" office:value="0.2775" calcext:value-type="percentage">
            <text:p>27,75%</text:p>
          </table:table-cell>
          <table:table-cell/>
          <table:table-cell table:style-name="ce78" table:formula="of:=[.AS4]/[.AU4]" office:value-type="percentage" office:value="1" calcext:value-type="percentage">
            <text:p>100,00%</text:p>
          </table:table-cell>
          <table:table-cell table:formula="of:=[.D4]*[.BA4]" office:value-type="float" office:value="2" calcext:value-type="float">
            <text:p>2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 office:value-type="string" calcext:value-type="string">
            <text:p>CityEmploymentPow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2000" calcext:value-type="float">
            <text:p>2 000</text:p>
          </table:table-cell>
          <table:table-cell table:style-name="ce62" office:value-type="float" office:value="15000" calcext:value-type="float">
            <text:p>15 000</text:p>
          </table:table-cell>
          <table:table-cell table:style-name="ce64" table:formula="of:=[.J5]+[.K5]" office:value-type="float" office:value="17000" calcext:value-type="float">
            <text:p>17000</text:p>
          </table:table-cell>
          <table:table-cell table:formula="of:=ROUND(POWER([.D5];[.$B$3])*1000;0)" office:value-type="float" office:value="21674" calcext:value-type="float">
            <text:p>21 674</text:p>
          </table:table-cell>
          <table:table-cell/>
          <table:table-cell table:style-name="ce70" table:formula="of:=ROUND(POWER([.D5];[.H5])*[.I5])" office:value-type="float" office:value="7225" calcext:value-type="float">
            <text:p>7 225</text:p>
          </table:table-cell>
          <table:table-cell table:style-name="ce70" table:formula="of:=ROUND(POWER([.D5];[.F5])*[.G5])" office:value-type="float" office:value="1500" calcext:value-type="float">
            <text:p>1 500</text:p>
          </table:table-cell>
          <table:table-cell/>
          <table:table-cell table:style-name="ce52" table:formula="of:=[.E5]" office:value-type="float" office:value="3" calcext:value-type="float">
            <text:p>3</text:p>
          </table:table-cell>
          <table:table-cell table:formula="of:=MIN(1;[.D5]/[.R5])" office:value-type="percentage" office:value="1" calcext:value-type="percentage">
            <text:p>100,00%</text:p>
          </table:table-cell>
          <table:table-cell table:style-name="ce76" table:formula="of:=MIN(1;[.R5]/[.D5])" office:value-type="percentage" office:value="1" calcext:value-type="percentage">
            <text:p>100,00%</text:p>
          </table:table-cell>
          <table:table-cell/>
          <table:table-cell table:style-name="ce59" table:formula="of:=[.J5]" office:value-type="float" office:value="2000" calcext:value-type="float">
            <text:p>2 000</text:p>
          </table:table-cell>
          <table:table-cell table:style-name="ce78" table:formula="of:=[.V5]/[.M6]" office:value-type="percentage" office:value="0.0412345628105478" calcext:value-type="percentage">
            <text:p>4,12%</text:p>
          </table:table-cell>
          <table:table-cell table:style-name="ce83" table:formula="of:=MIN(1;[.V5]/[.M5])" office:value-type="percentage" office:value="0.0922764602749838" calcext:value-type="percentage">
            <text:p>9,23%</text:p>
          </table:table-cell>
          <table:table-cell/>
          <table:table-cell table:formula="of:=MIN([.AB5];[.V5])" office:value-type="float" office:value="2000" calcext:value-type="float">
            <text:p>2 000</text:p>
          </table:table-cell>
          <table:table-cell table:formula="of:=[.V5]-[.Z5]" office:value-type="float" office:value="0" calcext:value-type="float">
            <text:p>0</text:p>
          </table:table-cell>
          <table:table-cell table:formula="of:=ROUND(([.P6]*[.T5]))" office:value-type="float" office:value="2000" calcext:value-type="float">
            <text:p>2 000</text:p>
          </table:table-cell>
          <table:table-cell table:formula="of:=[.AB5]-[.Z5]" office:value-type="float" office:value="0" calcext:value-type="float">
            <text:p>0</text:p>
          </table:table-cell>
          <table:table-cell/>
          <table:table-cell table:style-name="ce78" table:formula="of:=[.Z5]/[.V5]" office:value-type="percentage" office:value="1" calcext:value-type="percentage">
            <text:p>100,00%</text:p>
          </table:table-cell>
          <table:table-cell table:style-name="ce78" table:formula="of:=[.AA5]/[.V5]" office:value-type="percentage" office:value="0" calcext:value-type="percentage">
            <text:p>0,00%</text:p>
          </table:table-cell>
          <table:table-cell table:style-name="ce78" table:formula="of:=[.Z5]/[.AB5]" office:value-type="percentage" office:value="1" calcext:value-type="percentage">
            <text:p>100,00%</text:p>
          </table:table-cell>
          <table:table-cell/>
          <table:table-cell table:style-name="ce78" table:formula="of:=[.S5]*[.AG5]" office:value-type="percentage" office:value="1" calcext:value-type="percentage">
            <text:p>100,00%</text:p>
          </table:table-cell>
          <table:table-cell table:formula="of:=[.D5]*[.AI5]" office:value-type="float" office:value="3" calcext:value-type="float">
            <text:p>3,00</text:p>
          </table:table-cell>
          <table:table-cell/>
          <table:table-cell table:formula="of:=[.M6]-[.V5]" office:value-type="float" office:value="46503" calcext:value-type="float">
            <text:p>46 503</text:p>
          </table:table-cell>
          <table:table-cell table:style-name="ce78" table:formula="of:=[.AL5]/[.M6]" office:value-type="percentage" office:value="0.958765437189452" calcext:value-type="percentage">
            <text:p>95,88%</text:p>
          </table:table-cell>
          <table:table-cell table:style-name="ce78" table:formula="of:=MIN(1;MAX(0; [.M5]-[.V5])/[.M5])" office:value-type="percentage" office:value="0.907723539725016" calcext:value-type="percentage">
            <text:p>90,77%</text:p>
          </table:table-cell>
          <table:table-cell/>
          <table:table-cell table:style-name="ce82" table:formula="of:=ROUND([.AL5]/[.D5])" office:value-type="float" office:value="15501" calcext:value-type="float">
            <text:p>15 501</text:p>
          </table:table-cell>
          <table:table-cell table:style-name="ce63" table:formula="of:=[.K5]" office:value-type="float" office:value="15000" calcext:value-type="float">
            <text:p>15 000</text:p>
          </table:table-cell>
          <table:table-cell/>
          <table:table-cell table:style-name="ce82" table:formula="of:=MIN([.AQ5];[.AU5])" office:value-type="float" office:value="12126" calcext:value-type="float">
            <text:p>12 126</text:p>
          </table:table-cell>
          <table:table-cell table:style-name="ce82" table:formula="of:=[.AQ5]-[.AS5]" office:value-type="float" office:value="2874" calcext:value-type="float">
            <text:p>2 874</text:p>
          </table:table-cell>
          <table:table-cell table:style-name="ce82" table:formula="of:=[.O6]" office:value-type="float" office:value="12126" calcext:value-type="float">
            <text:p>12 126</text:p>
          </table:table-cell>
          <table:table-cell table:formula="of:=MAX(0;[.O6]-[.AQ5])" office:value-type="float" office:value="0" calcext:value-type="float">
            <text:p>0</text:p>
          </table:table-cell>
          <table:table-cell/>
          <table:table-cell table:style-name="ce78" table:formula="of:=[.AS5]/[.AQ5]" office:value-type="percentage" office:value="0.8084" calcext:value-type="percentage">
            <text:p>80,84%</text:p>
          </table:table-cell>
          <table:table-cell table:style-name="ce78" table:formula="of:=[.AT5]/[.AQ5]" office:value-type="percentage" office:value="0.1916" calcext:value-type="percentage">
            <text:p>19,16%</text:p>
          </table:table-cell>
          <table:table-cell/>
          <table:table-cell table:style-name="ce78" table:formula="of:=[.AS5]/[.AU5]" office:value-type="percentage" office:value="1" calcext:value-type="percentage">
            <text:p>100,00%</text:p>
          </table:table-cell>
          <table:table-cell table:formula="of:=[.D5]*[.BA5]" office:value-type="float" office:value="3" calcext:value-type="float">
            <text:p>3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5000" calcext:value-type="float">
            <text:p>5 000</text:p>
          </table:table-cell>
          <table:table-cell table:style-name="ce62" office:value-type="float" office:value="20000" calcext:value-type="float">
            <text:p>20 000</text:p>
          </table:table-cell>
          <table:table-cell table:style-name="ce64" table:formula="of:=[.J6]+[.K6]" office:value-type="float" office:value="25000" calcext:value-type="float">
            <text:p>25000</text:p>
          </table:table-cell>
          <table:table-cell table:formula="of:=ROUND(POWER([.D6];[.$B$3])*1000;0)" office:value-type="float" office:value="48503" calcext:value-type="float">
            <text:p>48 503</text:p>
          </table:table-cell>
          <table:table-cell/>
          <table:table-cell table:style-name="ce70" table:formula="of:=ROUND(POWER([.D6];[.H6])*[.I6])" office:value-type="float" office:value="12126" calcext:value-type="float">
            <text:p>12 126</text:p>
          </table:table-cell>
          <table:table-cell table:style-name="ce70" table:formula="of:=ROUND(POWER([.D6];[.F6])*[.G6])" office:value-type="float" office:value="2000" calcext:value-type="float">
            <text:p>2 000</text:p>
          </table:table-cell>
          <table:table-cell/>
          <table:table-cell table:style-name="ce52" table:formula="of:=[.E6]" office:value-type="float" office:value="3" calcext:value-type="float">
            <text:p>3</text:p>
          </table:table-cell>
          <table:table-cell table:formula="of:=MIN(1;[.D6]/[.R6])" office:value-type="percentage" office:value="1" calcext:value-type="percentage">
            <text:p>100,00%</text:p>
          </table:table-cell>
          <table:table-cell table:style-name="ce76" table:formula="of:=MIN(1;[.R6]/[.D6])" office:value-type="percentage" office:value="0.75" calcext:value-type="percentage">
            <text:p>75,00%</text:p>
          </table:table-cell>
          <table:table-cell/>
          <table:table-cell table:style-name="ce59" table:formula="of:=[.J6]" office:value-type="float" office:value="5000" calcext:value-type="float">
            <text:p>5 000</text:p>
          </table:table-cell>
          <table:table-cell table:style-name="ce78" table:formula="of:=[.V6]/[.M7]" office:value-type="percentage" office:value="0.0551894654348378" calcext:value-type="percentage">
            <text:p>5,52%</text:p>
          </table:table-cell>
          <table:table-cell table:style-name="ce83" table:formula="of:=MIN(1;[.V6]/[.M6])" office:value-type="percentage" office:value="0.10308640702637" calcext:value-type="percentage">
            <text:p>10,31%</text:p>
          </table:table-cell>
          <table:table-cell/>
          <table:table-cell table:formula="of:=MIN([.AB6];[.V6])" office:value-type="float" office:value="4193" calcext:value-type="float">
            <text:p>4 193</text:p>
          </table:table-cell>
          <table:table-cell table:formula="of:=[.V6]-[.Z6]" office:value-type="float" office:value="807" calcext:value-type="float">
            <text:p>807</text:p>
          </table:table-cell>
          <table:table-cell table:formula="of:=ROUND(([.P7]*[.T6]))" office:value-type="float" office:value="4193" calcext:value-type="float">
            <text:p>4 193</text:p>
          </table:table-cell>
          <table:table-cell table:formula="of:=[.AB6]-[.Z6]" office:value-type="float" office:value="0" calcext:value-type="float">
            <text:p>0</text:p>
          </table:table-cell>
          <table:table-cell/>
          <table:table-cell table:style-name="ce78" table:formula="of:=[.Z6]/[.V6]" office:value-type="percentage" office:value="0.8386" calcext:value-type="percentage">
            <text:p>83,86%</text:p>
          </table:table-cell>
          <table:table-cell table:style-name="ce78" table:formula="of:=[.AA6]/[.V6]" office:value-type="percentage" office:value="0.1614" calcext:value-type="percentage">
            <text:p>16,14%</text:p>
          </table:table-cell>
          <table:table-cell table:style-name="ce78" table:formula="of:=[.Z6]/[.AB6]" office:value-type="percentage" office:value="1" calcext:value-type="percentage">
            <text:p>100,00%</text:p>
          </table:table-cell>
          <table:table-cell/>
          <table:table-cell table:style-name="ce78" table:formula="of:=[.S6]*[.AG6]" office:value-type="percentage" office:value="1" calcext:value-type="percentage">
            <text:p>100,00%</text:p>
          </table:table-cell>
          <table:table-cell table:formula="of:=[.D6]*[.AI6]" office:value-type="float" office:value="4" calcext:value-type="float">
            <text:p>4,00</text:p>
          </table:table-cell>
          <table:table-cell/>
          <table:table-cell table:formula="of:=[.M7]-[.V6]" office:value-type="float" office:value="85597" calcext:value-type="float">
            <text:p>85 597</text:p>
          </table:table-cell>
          <table:table-cell table:style-name="ce78" table:formula="of:=[.AL6]/[.M7]" office:value-type="percentage" office:value="0.944810534565162" calcext:value-type="percentage">
            <text:p>94,48%</text:p>
          </table:table-cell>
          <table:table-cell table:style-name="ce78" table:formula="of:=MIN(1;MAX(0; [.M6]-[.V6])/[.M6])" office:value-type="percentage" office:value="0.89691359297363" calcext:value-type="percentage">
            <text:p>89,69%</text:p>
          </table:table-cell>
          <table:table-cell/>
          <table:table-cell table:style-name="ce82" table:formula="of:=ROUND([.AL6]/[.D6])" office:value-type="float" office:value="21399" calcext:value-type="float">
            <text:p>21 399</text:p>
          </table:table-cell>
          <table:table-cell table:style-name="ce63" table:formula="of:=[.K6]" office:value-type="float" office:value="20000" calcext:value-type="float">
            <text:p>20 000</text:p>
          </table:table-cell>
          <table:table-cell/>
          <table:table-cell table:style-name="ce82" table:formula="of:=MIN([.AQ6];[.AU6])" office:value-type="float" office:value="18119" calcext:value-type="float">
            <text:p>18 119</text:p>
          </table:table-cell>
          <table:table-cell table:style-name="ce82" table:formula="of:=[.AQ6]-[.AS6]" office:value-type="float" office:value="1881" calcext:value-type="float">
            <text:p>1 881</text:p>
          </table:table-cell>
          <table:table-cell table:style-name="ce82" table:formula="of:=[.O7]" office:value-type="float" office:value="18119" calcext:value-type="float">
            <text:p>18 119</text:p>
          </table:table-cell>
          <table:table-cell table:formula="of:=MAX(0;[.O7]-[.AQ6])" office:value-type="float" office:value="0" calcext:value-type="float">
            <text:p>0</text:p>
          </table:table-cell>
          <table:table-cell/>
          <table:table-cell table:style-name="ce78" table:formula="of:=[.AS6]/[.AQ6]" office:value-type="percentage" office:value="0.90595" calcext:value-type="percentage">
            <text:p>90,60%</text:p>
          </table:table-cell>
          <table:table-cell table:style-name="ce78" table:formula="of:=[.AT6]/[.AQ6]" office:value-type="percentage" office:value="0.09405" calcext:value-type="percentage">
            <text:p>9,41%</text:p>
          </table:table-cell>
          <table:table-cell/>
          <table:table-cell table:style-name="ce78" table:formula="of:=[.AS6]/[.AU6]" office:value-type="percentage" office:value="1" calcext:value-type="percentage">
            <text:p>100,00%</text:p>
          </table:table-cell>
          <table:table-cell table:formula="of:=[.D6]*[.BA6]" office:value-type="float" office:value="4" calcext:value-type="float">
            <text:p>4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 office:value-type="string" calcext:value-type="string">
            <text:p>Employment Power/Factor</text:p>
          </table:table-cell>
          <table:table-cell table:style-name="ce42"/>
          <table:table-cell/>
          <table:table-cell office:value-type="float" office:value="5" calcext:value-type="float">
            <text:p>5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0000" calcext:value-type="float">
            <text:p>10 000</text:p>
          </table:table-cell>
          <table:table-cell table:style-name="ce62" office:value-type="float" office:value="28000" calcext:value-type="float">
            <text:p>28 000</text:p>
          </table:table-cell>
          <table:table-cell table:style-name="ce64" table:formula="of:=[.J7]+[.K7]" office:value-type="float" office:value="38000" calcext:value-type="float">
            <text:p>38000</text:p>
          </table:table-cell>
          <table:table-cell table:formula="of:=ROUND(POWER([.D7];[.$B$3])*1000;0)" office:value-type="float" office:value="90597" calcext:value-type="float">
            <text:p>90 597</text:p>
          </table:table-cell>
          <table:table-cell/>
          <table:table-cell table:style-name="ce70" table:formula="of:=ROUND(POWER([.D7];[.H7])*[.I7])" office:value-type="float" office:value="18119" calcext:value-type="float">
            <text:p>18 119</text:p>
          </table:table-cell>
          <table:table-cell table:style-name="ce70" table:formula="of:=ROUND(POWER([.D7];[.F7])*[.G7])" office:value-type="float" office:value="5590" calcext:value-type="float">
            <text:p>5 590</text:p>
          </table:table-cell>
          <table:table-cell/>
          <table:table-cell table:style-name="ce52" table:formula="of:=[.E7]" office:value-type="float" office:value="3" calcext:value-type="float">
            <text:p>3</text:p>
          </table:table-cell>
          <table:table-cell table:formula="of:=MIN(1;[.D7]/[.R7])" office:value-type="percentage" office:value="1" calcext:value-type="percentage">
            <text:p>100,00%</text:p>
          </table:table-cell>
          <table:table-cell table:style-name="ce76" table:formula="of:=MIN(1;[.R7]/[.D7])" office:value-type="percentage" office:value="0.6" calcext:value-type="percentage">
            <text:p>60,00%</text:p>
          </table:table-cell>
          <table:table-cell/>
          <table:table-cell table:style-name="ce59" table:formula="of:=[.J7]" office:value-type="float" office:value="10000" calcext:value-type="float">
            <text:p>10 000</text:p>
          </table:table-cell>
          <table:table-cell table:style-name="ce78" table:formula="of:=[.V7]/[.M8]" office:value-type="percentage" office:value="0.0662484183190126" calcext:value-type="percentage">
            <text:p>6,62%</text:p>
          </table:table-cell>
          <table:table-cell table:style-name="ce83" table:formula="of:=MIN(1;[.V7]/[.M7])" office:value-type="percentage" office:value="0.110378930869676" calcext:value-type="percentage">
            <text:p>11,04%</text:p>
          </table:table-cell>
          <table:table-cell/>
          <table:table-cell table:formula="of:=MIN([.AB7];[.V7])" office:value-type="float" office:value="6173" calcext:value-type="float">
            <text:p>6 173</text:p>
          </table:table-cell>
          <table:table-cell table:formula="of:=[.V7]-[.Z7]" office:value-type="float" office:value="3827" calcext:value-type="float">
            <text:p>3 827</text:p>
          </table:table-cell>
          <table:table-cell table:formula="of:=ROUND(([.P8]*[.T7]))" office:value-type="float" office:value="6173" calcext:value-type="float">
            <text:p>6 173</text:p>
          </table:table-cell>
          <table:table-cell table:formula="of:=[.AB7]-[.Z7]" office:value-type="float" office:value="0" calcext:value-type="float">
            <text:p>0</text:p>
          </table:table-cell>
          <table:table-cell/>
          <table:table-cell table:style-name="ce78" table:formula="of:=[.Z7]/[.V7]" office:value-type="percentage" office:value="0.6173" calcext:value-type="percentage">
            <text:p>61,73%</text:p>
          </table:table-cell>
          <table:table-cell table:style-name="ce78" table:formula="of:=[.AA7]/[.V7]" office:value-type="percentage" office:value="0.3827" calcext:value-type="percentage">
            <text:p>38,27%</text:p>
          </table:table-cell>
          <table:table-cell table:style-name="ce78" table:formula="of:=[.Z7]/[.AB7]" office:value-type="percentage" office:value="1" calcext:value-type="percentage">
            <text:p>100,00%</text:p>
          </table:table-cell>
          <table:table-cell/>
          <table:table-cell table:style-name="ce78" table:formula="of:=[.S7]*[.AG7]" office:value-type="percentage" office:value="1" calcext:value-type="percentage">
            <text:p>100,00%</text:p>
          </table:table-cell>
          <table:table-cell table:formula="of:=[.D7]*[.AI7]" office:value-type="float" office:value="5" calcext:value-type="float">
            <text:p>5,00</text:p>
          </table:table-cell>
          <table:table-cell/>
          <table:table-cell table:formula="of:=[.M8]-[.V7]" office:value-type="float" office:value="140947" calcext:value-type="float">
            <text:p>140 947</text:p>
          </table:table-cell>
          <table:table-cell table:style-name="ce78" table:formula="of:=[.AL7]/[.M8]" office:value-type="percentage" office:value="0.933751581680987" calcext:value-type="percentage">
            <text:p>93,38%</text:p>
          </table:table-cell>
          <table:table-cell table:style-name="ce78" table:formula="of:=MIN(1;MAX(0; [.M7]-[.V7])/[.M7])" office:value-type="percentage" office:value="0.889621069130324" calcext:value-type="percentage">
            <text:p>88,96%</text:p>
          </table:table-cell>
          <table:table-cell/>
          <table:table-cell table:style-name="ce82" table:formula="of:=ROUND([.AL7]/[.D7])" office:value-type="float" office:value="28189" calcext:value-type="float">
            <text:p>28 189</text:p>
          </table:table-cell>
          <table:table-cell table:style-name="ce63" table:formula="of:=[.K7]" office:value-type="float" office:value="28000" calcext:value-type="float">
            <text:p>28 000</text:p>
          </table:table-cell>
          <table:table-cell/>
          <table:table-cell table:style-name="ce82" table:formula="of:=MIN([.AQ7];[.AU7])" office:value-type="float" office:value="25158" calcext:value-type="float">
            <text:p>25 158</text:p>
          </table:table-cell>
          <table:table-cell table:style-name="ce82" table:formula="of:=[.AQ7]-[.AS7]" office:value-type="float" office:value="2842" calcext:value-type="float">
            <text:p>2 842</text:p>
          </table:table-cell>
          <table:table-cell table:style-name="ce82" table:formula="of:=[.O8]" office:value-type="float" office:value="25158" calcext:value-type="float">
            <text:p>25 158</text:p>
          </table:table-cell>
          <table:table-cell table:formula="of:=MAX(0;[.O8]-[.AQ7])" office:value-type="float" office:value="0" calcext:value-type="float">
            <text:p>0</text:p>
          </table:table-cell>
          <table:table-cell/>
          <table:table-cell table:style-name="ce78" table:formula="of:=[.AS7]/[.AQ7]" office:value-type="percentage" office:value="0.8985" calcext:value-type="percentage">
            <text:p>89,85%</text:p>
          </table:table-cell>
          <table:table-cell table:style-name="ce78" table:formula="of:=[.AT7]/[.AQ7]" office:value-type="percentage" office:value="0.1015" calcext:value-type="percentage">
            <text:p>10,15%</text:p>
          </table:table-cell>
          <table:table-cell/>
          <table:table-cell table:style-name="ce78" table:formula="of:=[.AS7]/[.AU7]" office:value-type="percentage" office:value="1" calcext:value-type="percentage">
            <text:p>100,00%</text:p>
          </table:table-cell>
          <table:table-cell table:formula="of:=[.D7]*[.BA7]" office:value-type="float" office:value="5" calcext:value-type="float">
            <text:p>5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 office:value-type="string" calcext:value-type="string">
            <text:p>change with Era/Tecs/Civics</text:p>
          </table:table-cell>
          <table:table-cell table:style-name="ce42"/>
          <table:table-cell/>
          <table:table-cell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700" calcext:value-type="float">
            <text:p>7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5000" calcext:value-type="float">
            <text:p>5 000</text:p>
          </table:table-cell>
          <table:table-cell table:style-name="ce62" office:value-type="float" office:value="36000" calcext:value-type="float">
            <text:p>36 000</text:p>
          </table:table-cell>
          <table:table-cell table:style-name="ce64" table:formula="of:=[.J8]+[.K8]" office:value-type="float" office:value="41000" calcext:value-type="float">
            <text:p>41000</text:p>
          </table:table-cell>
          <table:table-cell table:formula="of:=ROUND(POWER([.D8];[.$B$3])*1000;0)" office:value-type="float" office:value="150947" calcext:value-type="float">
            <text:p>150 947</text:p>
          </table:table-cell>
          <table:table-cell/>
          <table:table-cell table:style-name="ce70" table:formula="of:=ROUND(POWER([.D8];[.H8])*[.I8])" office:value-type="float" office:value="25158" calcext:value-type="float">
            <text:p>25 158</text:p>
          </table:table-cell>
          <table:table-cell table:style-name="ce70" table:formula="of:=ROUND(POWER([.D8];[.F8])*[.G8])" office:value-type="float" office:value="10288" calcext:value-type="float">
            <text:p>10 288</text:p>
          </table:table-cell>
          <table:table-cell/>
          <table:table-cell table:style-name="ce52" table:formula="of:=[.E8]" office:value-type="float" office:value="10" calcext:value-type="float">
            <text:p>10</text:p>
          </table:table-cell>
          <table:table-cell table:formula="of:=MIN(1;[.D8]/[.R8])" office:value-type="percentage" office:value="0.6" calcext:value-type="percentage">
            <text:p>60,00%</text:p>
          </table:table-cell>
          <table:table-cell table:style-name="ce76" table:formula="of:=MIN(1;[.R8]/[.D8])" office:value-type="percentage" office:value="1" calcext:value-type="percentage">
            <text:p>100,00%</text:p>
          </table:table-cell>
          <table:table-cell/>
          <table:table-cell table:style-name="ce59" table:formula="of:=[.J8]" office:value-type="float" office:value="5000" calcext:value-type="float">
            <text:p>5 000</text:p>
          </table:table-cell>
          <table:table-cell table:style-name="ce78" table:formula="of:=[.V8]/[.M9]" office:value-type="percentage" office:value="0.0215126860309525" calcext:value-type="percentage">
            <text:p>2,15%</text:p>
          </table:table-cell>
          <table:table-cell table:style-name="ce83" table:formula="of:=MIN(1;[.V8]/[.M8])" office:value-type="percentage" office:value="0.0331242091595063" calcext:value-type="percentage">
            <text:p>3,31%</text:p>
          </table:table-cell>
          <table:table-cell/>
          <table:table-cell table:formula="of:=MIN([.AB8];[.V8])" office:value-type="float" office:value="5000" calcext:value-type="float">
            <text:p>5 000</text:p>
          </table:table-cell>
          <table:table-cell table:formula="of:=[.V8]-[.Z8]" office:value-type="float" office:value="0" calcext:value-type="float">
            <text:p>0</text:p>
          </table:table-cell>
          <table:table-cell table:formula="of:=ROUND(([.P9]*[.T8]))" office:value-type="float" office:value="10367" calcext:value-type="float">
            <text:p>10 367</text:p>
          </table:table-cell>
          <table:table-cell table:formula="of:=[.AB8]-[.Z8]" office:value-type="float" office:value="5367" calcext:value-type="float">
            <text:p>5 367</text:p>
          </table:table-cell>
          <table:table-cell/>
          <table:table-cell table:style-name="ce78" table:formula="of:=[.Z8]/[.V8]" office:value-type="percentage" office:value="1" calcext:value-type="percentage">
            <text:p>100,00%</text:p>
          </table:table-cell>
          <table:table-cell table:style-name="ce78" table:formula="of:=[.AA8]/[.V8]" office:value-type="percentage" office:value="0" calcext:value-type="percentage">
            <text:p>0,00%</text:p>
          </table:table-cell>
          <table:table-cell table:style-name="ce78" table:formula="of:=[.Z8]/[.AB8]" office:value-type="percentage" office:value="0.482299604514324" calcext:value-type="percentage">
            <text:p>48,23%</text:p>
          </table:table-cell>
          <table:table-cell/>
          <table:table-cell table:style-name="ce78" table:formula="of:=[.S8]*[.AG8]" office:value-type="percentage" office:value="0.289379762708595" calcext:value-type="percentage">
            <text:p>28,94%</text:p>
          </table:table-cell>
          <table:table-cell table:formula="of:=[.D8]*[.AI8]" office:value-type="float" office:value="1.73627857625157" calcext:value-type="float">
            <text:p>1,74</text:p>
          </table:table-cell>
          <table:table-cell/>
          <table:table-cell table:formula="of:=[.M9]-[.V8]" office:value-type="float" office:value="227421" calcext:value-type="float">
            <text:p>227 421</text:p>
          </table:table-cell>
          <table:table-cell table:style-name="ce78" table:formula="of:=[.AL8]/[.M9]" office:value-type="percentage" office:value="0.978487313969048" calcext:value-type="percentage">
            <text:p>97,85%</text:p>
          </table:table-cell>
          <table:table-cell table:style-name="ce78" table:formula="of:=MIN(1;MAX(0; [.M8]-[.V8])/[.M8])" office:value-type="percentage" office:value="0.966875790840494" calcext:value-type="percentage">
            <text:p>96,69%</text:p>
          </table:table-cell>
          <table:table-cell/>
          <table:table-cell table:style-name="ce82" table:formula="of:=ROUND([.AL8]/[.D8])" office:value-type="float" office:value="37904" calcext:value-type="float">
            <text:p>37 904</text:p>
          </table:table-cell>
          <table:table-cell table:style-name="ce63" table:formula="of:=[.K8]" office:value-type="float" office:value="36000" calcext:value-type="float">
            <text:p>36 000</text:p>
          </table:table-cell>
          <table:table-cell/>
          <table:table-cell table:style-name="ce82" table:formula="of:=MIN([.AQ8];[.AU8])" office:value-type="float" office:value="33203" calcext:value-type="float">
            <text:p>33 203</text:p>
          </table:table-cell>
          <table:table-cell table:style-name="ce82" table:formula="of:=[.AQ8]-[.AS8]" office:value-type="float" office:value="2797" calcext:value-type="float">
            <text:p>2 797</text:p>
          </table:table-cell>
          <table:table-cell table:style-name="ce82" table:formula="of:=[.O9]" office:value-type="float" office:value="33203" calcext:value-type="float">
            <text:p>33 203</text:p>
          </table:table-cell>
          <table:table-cell table:formula="of:=MAX(0;[.O9]-[.AQ8])" office:value-type="float" office:value="0" calcext:value-type="float">
            <text:p>0</text:p>
          </table:table-cell>
          <table:table-cell/>
          <table:table-cell table:style-name="ce78" table:formula="of:=[.AS8]/[.AQ8]" office:value-type="percentage" office:value="0.922305555555556" calcext:value-type="percentage">
            <text:p>92,23%</text:p>
          </table:table-cell>
          <table:table-cell table:style-name="ce78" table:formula="of:=[.AT8]/[.AQ8]" office:value-type="percentage" office:value="0.0776944444444444" calcext:value-type="percentage">
            <text:p>7,77%</text:p>
          </table:table-cell>
          <table:table-cell/>
          <table:table-cell table:style-name="ce78" table:formula="of:=[.AS8]/[.AU8]" office:value-type="percentage" office:value="1" calcext:value-type="percentage">
            <text:p>100,00%</text:p>
          </table:table-cell>
          <table:table-cell table:formula="of:=[.D8]*[.BA8]" office:value-type="float" office:value="6" calcext:value-type="float">
            <text:p>6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office:value-type="float" office:value="1.4" calcext:value-type="float">
            <text:p>1,40</text:p>
          </table:table-cell>
          <table:table-cell table:style-name="ce51" office:value-type="float" office:value="680" calcext:value-type="float">
            <text:p>68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4000" calcext:value-type="float">
            <text:p>14 000</text:p>
          </table:table-cell>
          <table:table-cell table:style-name="ce62" office:value-type="float" office:value="45000" calcext:value-type="float">
            <text:p>45 000</text:p>
          </table:table-cell>
          <table:table-cell table:style-name="ce64" table:formula="of:=[.J9]+[.K9]" office:value-type="float" office:value="59000" calcext:value-type="float">
            <text:p>59000</text:p>
          </table:table-cell>
          <table:table-cell table:formula="of:=ROUND(POWER([.D9];[.$B$3])*1000;0)" office:value-type="float" office:value="232421" calcext:value-type="float">
            <text:p>232 421</text:p>
          </table:table-cell>
          <table:table-cell/>
          <table:table-cell table:style-name="ce70" table:formula="of:=ROUND(POWER([.D9];[.H9])*[.I9])" office:value-type="float" office:value="33203" calcext:value-type="float">
            <text:p>33 203</text:p>
          </table:table-cell>
          <table:table-cell table:style-name="ce70" table:formula="of:=ROUND(POWER([.D9];[.F9])*[.G9])" office:value-type="float" office:value="10367" calcext:value-type="float">
            <text:p>10 367</text:p>
          </table:table-cell>
          <table:table-cell/>
          <table:table-cell table:style-name="ce52" table:formula="of:=[.E9]" office:value-type="float" office:value="8" calcext:value-type="float">
            <text:p>8</text:p>
          </table:table-cell>
          <table:table-cell table:formula="of:=MIN(1;[.D9]/[.R9])" office:value-type="percentage" office:value="0.875" calcext:value-type="percentage">
            <text:p>87,50%</text:p>
          </table:table-cell>
          <table:table-cell table:style-name="ce76" table:formula="of:=MIN(1;[.R9]/[.D9])" office:value-type="percentage" office:value="1" calcext:value-type="percentage">
            <text:p>100,00%</text:p>
          </table:table-cell>
          <table:table-cell/>
          <table:table-cell table:style-name="ce59" table:formula="of:=[.J9]" office:value-type="float" office:value="14000" calcext:value-type="float">
            <text:p>14 000</text:p>
          </table:table-cell>
          <table:table-cell table:style-name="ce78" table:formula="of:=[.V9]/[.M10]" office:value-type="percentage" office:value="0.0414453779522431" calcext:value-type="percentage">
            <text:p>4,14%</text:p>
          </table:table-cell>
          <table:table-cell table:style-name="ce83" table:formula="of:=MIN(1;[.V9]/[.M9])" office:value-type="percentage" office:value="0.0602355208866669" calcext:value-type="percentage">
            <text:p>6,02%</text:p>
          </table:table-cell>
          <table:table-cell/>
          <table:table-cell table:formula="of:=MIN([.AB9];[.V9])" office:value-type="float" office:value="11314" calcext:value-type="float">
            <text:p>11 314</text:p>
          </table:table-cell>
          <table:table-cell table:formula="of:=[.V9]-[.Z9]" office:value-type="float" office:value="2686" calcext:value-type="float">
            <text:p>2 686</text:p>
          </table:table-cell>
          <table:table-cell table:formula="of:=ROUND(([.P10]*[.T9]))" office:value-type="float" office:value="11314" calcext:value-type="float">
            <text:p>11 314</text:p>
          </table:table-cell>
          <table:table-cell table:formula="of:=[.AB9]-[.Z9]" office:value-type="float" office:value="0" calcext:value-type="float">
            <text:p>0</text:p>
          </table:table-cell>
          <table:table-cell/>
          <table:table-cell table:style-name="ce78" table:formula="of:=[.Z9]/[.V9]" office:value-type="percentage" office:value="0.808142857142857" calcext:value-type="percentage">
            <text:p>80,81%</text:p>
          </table:table-cell>
          <table:table-cell table:style-name="ce78" table:formula="of:=[.AA9]/[.V9]" office:value-type="percentage" office:value="0.191857142857143" calcext:value-type="percentage">
            <text:p>19,19%</text:p>
          </table:table-cell>
          <table:table-cell table:style-name="ce78" table:formula="of:=[.Z9]/[.AB9]" office:value-type="percentage" office:value="1" calcext:value-type="percentage">
            <text:p>100,00%</text:p>
          </table:table-cell>
          <table:table-cell/>
          <table:table-cell table:style-name="ce78" table:formula="of:=[.S9]*[.AG9]" office:value-type="percentage" office:value="0.875" calcext:value-type="percentage">
            <text:p>87,50%</text:p>
          </table:table-cell>
          <table:table-cell table:formula="of:=[.D9]*[.AI9]" office:value-type="float" office:value="6.125" calcext:value-type="float">
            <text:p>6,13</text:p>
          </table:table-cell>
          <table:table-cell/>
          <table:table-cell table:formula="of:=[.M10]-[.V9]" office:value-type="float" office:value="323794" calcext:value-type="float">
            <text:p>323 794</text:p>
          </table:table-cell>
          <table:table-cell table:style-name="ce78" table:formula="of:=[.AL9]/[.M10]" office:value-type="percentage" office:value="0.958554622047757" calcext:value-type="percentage">
            <text:p>95,86%</text:p>
          </table:table-cell>
          <table:table-cell table:style-name="ce78" table:formula="of:=MIN(1;MAX(0; [.M9]-[.V9])/[.M9])" office:value-type="percentage" office:value="0.939764479113333" calcext:value-type="percentage">
            <text:p>93,98%</text:p>
          </table:table-cell>
          <table:table-cell/>
          <table:table-cell table:style-name="ce82" table:formula="of:=ROUND([.AL9]/[.D9])" office:value-type="float" office:value="46256" calcext:value-type="float">
            <text:p>46 256</text:p>
          </table:table-cell>
          <table:table-cell table:style-name="ce63" table:formula="of:=[.K9]" office:value-type="float" office:value="45000" calcext:value-type="float">
            <text:p>45 000</text:p>
          </table:table-cell>
          <table:table-cell/>
          <table:table-cell table:style-name="ce82" table:formula="of:=MIN([.AQ9];[.AU9])" office:value-type="float" office:value="42224" calcext:value-type="float">
            <text:p>42 224</text:p>
          </table:table-cell>
          <table:table-cell table:style-name="ce82" table:formula="of:=[.AQ9]-[.AS9]" office:value-type="float" office:value="2776" calcext:value-type="float">
            <text:p>2 776</text:p>
          </table:table-cell>
          <table:table-cell table:style-name="ce82" table:formula="of:=[.O10]" office:value-type="float" office:value="42224" calcext:value-type="float">
            <text:p>42 224</text:p>
          </table:table-cell>
          <table:table-cell table:formula="of:=MAX(0;[.O10]-[.AQ9])" office:value-type="float" office:value="0" calcext:value-type="float">
            <text:p>0</text:p>
          </table:table-cell>
          <table:table-cell/>
          <table:table-cell table:style-name="ce78" table:formula="of:=[.AS9]/[.AQ9]" office:value-type="percentage" office:value="0.938311111111111" calcext:value-type="percentage">
            <text:p>93,83%</text:p>
          </table:table-cell>
          <table:table-cell table:style-name="ce78" table:formula="of:=[.AT9]/[.AQ9]" office:value-type="percentage" office:value="0.0616888888888889" calcext:value-type="percentage">
            <text:p>6,17%</text:p>
          </table:table-cell>
          <table:table-cell/>
          <table:table-cell table:style-name="ce78" table:formula="of:=[.AS9]/[.AU9]" office:value-type="percentage" office:value="1" calcext:value-type="percentage">
            <text:p>100,00%</text:p>
          </table:table-cell>
          <table:table-cell table:formula="of:=[.D9]*[.BA9]" office:value-type="float" office:value="7" calcext:value-type="float">
            <text:p>7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 office:value-type="string" calcext:value-type="string">
            <text:p>PlotFactor</text:p>
          </table:table-cell>
          <table:table-cell table:style-name="ce42"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51" office:value-type="float" office:value="8" calcext:value-type="float">
            <text:p>8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6000" calcext:value-type="float">
            <text:p>16 000</text:p>
          </table:table-cell>
          <table:table-cell table:style-name="ce62" office:value-type="float" office:value="58000" calcext:value-type="float">
            <text:p>58 000</text:p>
          </table:table-cell>
          <table:table-cell table:style-name="ce64" table:formula="of:=[.J10]+[.K10]" office:value-type="float" office:value="74000" calcext:value-type="float">
            <text:p>74000</text:p>
          </table:table-cell>
          <table:table-cell table:formula="of:=ROUND(POWER([.D10];[.$B$3])*1000;0)" office:value-type="float" office:value="337794" calcext:value-type="float">
            <text:p>337 794</text:p>
          </table:table-cell>
          <table:table-cell/>
          <table:table-cell table:style-name="ce70" table:formula="of:=ROUND(POWER([.D10];[.H10])*[.I10])" office:value-type="float" office:value="42224" calcext:value-type="float">
            <text:p>42 224</text:p>
          </table:table-cell>
          <table:table-cell table:style-name="ce70" table:formula="of:=ROUND(POWER([.D10];[.F10])*[.G10])" office:value-type="float" office:value="11314" calcext:value-type="float">
            <text:p>11 314</text:p>
          </table:table-cell>
          <table:table-cell/>
          <table:table-cell table:style-name="ce52" table:formula="of:=[.E10]" office:value-type="float" office:value="8" calcext:value-type="float">
            <text:p>8</text:p>
          </table:table-cell>
          <table:table-cell table:formula="of:=MIN(1;[.D10]/[.R10])" office:value-type="percentage" office:value="1" calcext:value-type="percentage">
            <text:p>100,00%</text:p>
          </table:table-cell>
          <table:table-cell table:style-name="ce76" table:formula="of:=MIN(1;[.R10]/[.D10])" office:value-type="percentage" office:value="1" calcext:value-type="percentage">
            <text:p>100,00%</text:p>
          </table:table-cell>
          <table:table-cell/>
          <table:table-cell table:style-name="ce59" table:formula="of:=[.J10]" office:value-type="float" office:value="16000" calcext:value-type="float">
            <text:p>16 000</text:p>
          </table:table-cell>
          <table:table-cell table:style-name="ce78" table:formula="of:=[.V10]/[.M11]" office:value-type="percentage" office:value="0.0340597279904973" calcext:value-type="percentage">
            <text:p>3,41%</text:p>
          </table:table-cell>
          <table:table-cell table:style-name="ce83" table:formula="of:=MIN(1;[.V10]/[.M10])" office:value-type="percentage" office:value="0.0473661462311349" calcext:value-type="percentage">
            <text:p>4,74%</text:p>
          </table:table-cell>
          <table:table-cell/>
          <table:table-cell table:formula="of:=MIN([.AB10];[.V10])" office:value-type="float" office:value="13500" calcext:value-type="float">
            <text:p>13 500</text:p>
          </table:table-cell>
          <table:table-cell table:formula="of:=[.V10]-[.Z10]" office:value-type="float" office:value="2500" calcext:value-type="float">
            <text:p>2 500</text:p>
          </table:table-cell>
          <table:table-cell table:formula="of:=ROUND(([.P11]*[.T10]))" office:value-type="float" office:value="13500" calcext:value-type="float">
            <text:p>13 500</text:p>
          </table:table-cell>
          <table:table-cell table:formula="of:=[.AB10]-[.Z10]" office:value-type="float" office:value="0" calcext:value-type="float">
            <text:p>0</text:p>
          </table:table-cell>
          <table:table-cell/>
          <table:table-cell table:style-name="ce78" table:formula="of:=[.Z10]/[.V10]" office:value-type="percentage" office:value="0.84375" calcext:value-type="percentage">
            <text:p>84,38%</text:p>
          </table:table-cell>
          <table:table-cell table:style-name="ce78" table:formula="of:=[.AA10]/[.V10]" office:value-type="percentage" office:value="0.15625" calcext:value-type="percentage">
            <text:p>15,63%</text:p>
          </table:table-cell>
          <table:table-cell table:style-name="ce78" table:formula="of:=[.Z10]/[.AB10]" office:value-type="percentage" office:value="1" calcext:value-type="percentage">
            <text:p>100,00%</text:p>
          </table:table-cell>
          <table:table-cell/>
          <table:table-cell table:style-name="ce78" table:formula="of:=[.S10]*[.AG10]" office:value-type="percentage" office:value="1" calcext:value-type="percentage">
            <text:p>100,00%</text:p>
          </table:table-cell>
          <table:table-cell table:formula="of:=[.D10]*[.AI10]" office:value-type="float" office:value="8" calcext:value-type="float">
            <text:p>8,00</text:p>
          </table:table-cell>
          <table:table-cell/>
          <table:table-cell table:formula="of:=[.M11]-[.V10]" office:value-type="float" office:value="453763" calcext:value-type="float">
            <text:p>453 763</text:p>
          </table:table-cell>
          <table:table-cell table:style-name="ce78" table:formula="of:=[.AL10]/[.M11]" office:value-type="percentage" office:value="0.965940272009503" calcext:value-type="percentage">
            <text:p>96,59%</text:p>
          </table:table-cell>
          <table:table-cell table:style-name="ce78" table:formula="of:=MIN(1;MAX(0; [.M10]-[.V10])/[.M10])" office:value-type="percentage" office:value="0.952633853768865" calcext:value-type="percentage">
            <text:p>95,26%</text:p>
          </table:table-cell>
          <table:table-cell/>
          <table:table-cell table:style-name="ce82" table:formula="of:=ROUND([.AL10]/[.D10])" office:value-type="float" office:value="56720" calcext:value-type="float">
            <text:p>56 720</text:p>
          </table:table-cell>
          <table:table-cell table:style-name="ce63" table:formula="of:=[.K10]" office:value-type="float" office:value="58000" calcext:value-type="float">
            <text:p>58 000</text:p>
          </table:table-cell>
          <table:table-cell/>
          <table:table-cell table:style-name="ce82" table:formula="of:=MIN([.AQ10];[.AU10])" office:value-type="float" office:value="52196" calcext:value-type="float">
            <text:p>52 196</text:p>
          </table:table-cell>
          <table:table-cell table:style-name="ce82" table:formula="of:=[.AQ10]-[.AS10]" office:value-type="float" office:value="5804" calcext:value-type="float">
            <text:p>5 804</text:p>
          </table:table-cell>
          <table:table-cell table:style-name="ce82" table:formula="of:=[.O11]" office:value-type="float" office:value="52196" calcext:value-type="float">
            <text:p>52 196</text:p>
          </table:table-cell>
          <table:table-cell table:formula="of:=MAX(0;[.O11]-[.AQ10])" office:value-type="float" office:value="0" calcext:value-type="float">
            <text:p>0</text:p>
          </table:table-cell>
          <table:table-cell/>
          <table:table-cell table:style-name="ce78" table:formula="of:=[.AS10]/[.AQ10]" office:value-type="percentage" office:value="0.899931034482758" calcext:value-type="percentage">
            <text:p>89,99%</text:p>
          </table:table-cell>
          <table:table-cell table:style-name="ce78" table:formula="of:=[.AT10]/[.AQ10]" office:value-type="percentage" office:value="0.100068965517241" calcext:value-type="percentage">
            <text:p>10,01%</text:p>
          </table:table-cell>
          <table:table-cell/>
          <table:table-cell table:style-name="ce78" table:formula="of:=[.AS10]/[.AU10]" office:value-type="percentage" office:value="1" calcext:value-type="percentage">
            <text:p>100,00%</text:p>
          </table:table-cell>
          <table:table-cell table:formula="of:=[.D10]*[.BA10]" office:value-type="float" office:value="8" calcext:value-type="float">
            <text:p>8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 office:value-type="string" calcext:value-type="string">
            <text:p>CityFactor</text:p>
          </table:table-cell>
          <table:table-cell table:style-name="ce42" office:value-type="float" office:value="500" calcext:value-type="float">
            <text:p>5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51" office:value-type="float" office:value="8" calcext:value-type="float">
            <text:p>8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8000" calcext:value-type="float">
            <text:p>18 000</text:p>
          </table:table-cell>
          <table:table-cell table:style-name="ce62" office:value-type="float" office:value="70000" calcext:value-type="float">
            <text:p>70 000</text:p>
          </table:table-cell>
          <table:table-cell table:style-name="ce64" table:formula="of:=[.J11]+[.K11]" office:value-type="float" office:value="88000" calcext:value-type="float">
            <text:p>88000</text:p>
          </table:table-cell>
          <table:table-cell table:formula="of:=ROUND(POWER([.D11];[.$B$3])*1000;0)" office:value-type="float" office:value="469763" calcext:value-type="float">
            <text:p>469 763</text:p>
          </table:table-cell>
          <table:table-cell/>
          <table:table-cell table:style-name="ce70" table:formula="of:=ROUND(POWER([.D11];[.H11])*[.I11])" office:value-type="float" office:value="52196" calcext:value-type="float">
            <text:p>52 196</text:p>
          </table:table-cell>
          <table:table-cell table:style-name="ce70" table:formula="of:=ROUND(POWER([.D11];[.F11])*[.G11])" office:value-type="float" office:value="13500" calcext:value-type="float">
            <text:p>13 500</text:p>
          </table:table-cell>
          <table:table-cell/>
          <table:table-cell table:style-name="ce52" table:formula="of:=[.E11]" office:value-type="float" office:value="8" calcext:value-type="float">
            <text:p>8</text:p>
          </table:table-cell>
          <table:table-cell table:formula="of:=MIN(1;[.D11]/[.R11])" office:value-type="percentage" office:value="1" calcext:value-type="percentage">
            <text:p>100,00%</text:p>
          </table:table-cell>
          <table:table-cell table:style-name="ce76" table:formula="of:=MIN(1;[.R11]/[.D11])" office:value-type="percentage" office:value="0.888888888888889" calcext:value-type="percentage">
            <text:p>88,89%</text:p>
          </table:table-cell>
          <table:table-cell/>
          <table:table-cell table:style-name="ce59" table:formula="of:=[.J11]" office:value-type="float" office:value="18000" calcext:value-type="float">
            <text:p>18 000</text:p>
          </table:table-cell>
          <table:table-cell table:style-name="ce78" table:formula="of:=[.V11]/[.M12]" office:value-type="percentage" office:value="0.0285280930396208" calcext:value-type="percentage">
            <text:p>2,85%</text:p>
          </table:table-cell>
          <table:table-cell table:style-name="ce83" table:formula="of:=MIN(1;[.V11]/[.M11])" office:value-type="percentage" office:value="0.0383171939893095" calcext:value-type="percentage">
            <text:p>3,83%</text:p>
          </table:table-cell>
          <table:table-cell/>
          <table:table-cell table:formula="of:=MIN([.AB11];[.V11])" office:value-type="float" office:value="14054" calcext:value-type="float">
            <text:p>14 054</text:p>
          </table:table-cell>
          <table:table-cell table:formula="of:=[.V11]-[.Z11]" office:value-type="float" office:value="3946" calcext:value-type="float">
            <text:p>3 946</text:p>
          </table:table-cell>
          <table:table-cell table:formula="of:=ROUND(([.P12]*[.T11]))" office:value-type="float" office:value="14054" calcext:value-type="float">
            <text:p>14 054</text:p>
          </table:table-cell>
          <table:table-cell table:formula="of:=[.AB11]-[.Z11]" office:value-type="float" office:value="0" calcext:value-type="float">
            <text:p>0</text:p>
          </table:table-cell>
          <table:table-cell/>
          <table:table-cell table:style-name="ce78" table:formula="of:=[.Z11]/[.V11]" office:value-type="percentage" office:value="0.780777777777778" calcext:value-type="percentage">
            <text:p>78,08%</text:p>
          </table:table-cell>
          <table:table-cell table:style-name="ce78" table:formula="of:=[.AA11]/[.V11]" office:value-type="percentage" office:value="0.219222222222222" calcext:value-type="percentage">
            <text:p>21,92%</text:p>
          </table:table-cell>
          <table:table-cell table:style-name="ce78" table:formula="of:=[.Z11]/[.AB11]" office:value-type="percentage" office:value="1" calcext:value-type="percentage">
            <text:p>100,00%</text:p>
          </table:table-cell>
          <table:table-cell/>
          <table:table-cell table:style-name="ce78" table:formula="of:=[.S11]*[.AG11]" office:value-type="percentage" office:value="1" calcext:value-type="percentage">
            <text:p>100,00%</text:p>
          </table:table-cell>
          <table:table-cell table:formula="of:=[.D11]*[.AI11]" office:value-type="float" office:value="9" calcext:value-type="float">
            <text:p>9,00</text:p>
          </table:table-cell>
          <table:table-cell/>
          <table:table-cell table:formula="of:=[.M12]-[.V11]" office:value-type="float" office:value="612957" calcext:value-type="float">
            <text:p>612 957</text:p>
          </table:table-cell>
          <table:table-cell table:style-name="ce78" table:formula="of:=[.AL11]/[.M12]" office:value-type="percentage" office:value="0.971471906960379" calcext:value-type="percentage">
            <text:p>97,15%</text:p>
          </table:table-cell>
          <table:table-cell table:style-name="ce78" table:formula="of:=MIN(1;MAX(0; [.M11]-[.V11])/[.M11])" office:value-type="percentage" office:value="0.96168280601069" calcext:value-type="percentage">
            <text:p>96,17%</text:p>
          </table:table-cell>
          <table:table-cell/>
          <table:table-cell table:style-name="ce82" table:formula="of:=ROUND([.AL11]/[.D11])" office:value-type="float" office:value="68106" calcext:value-type="float">
            <text:p>68 106</text:p>
          </table:table-cell>
          <table:table-cell table:style-name="ce63" table:formula="of:=[.K11]" office:value-type="float" office:value="70000" calcext:value-type="float">
            <text:p>70 000</text:p>
          </table:table-cell>
          <table:table-cell/>
          <table:table-cell table:style-name="ce82" table:formula="of:=MIN([.AQ11];[.AU11])" office:value-type="float" office:value="63096" calcext:value-type="float">
            <text:p>63 096</text:p>
          </table:table-cell>
          <table:table-cell table:style-name="ce82" table:formula="of:=[.AQ11]-[.AS11]" office:value-type="float" office:value="6904" calcext:value-type="float">
            <text:p>6 904</text:p>
          </table:table-cell>
          <table:table-cell table:style-name="ce82" table:formula="of:=[.O12]" office:value-type="float" office:value="63096" calcext:value-type="float">
            <text:p>63 096</text:p>
          </table:table-cell>
          <table:table-cell table:formula="of:=MAX(0;[.O12]-[.AQ11])" office:value-type="float" office:value="0" calcext:value-type="float">
            <text:p>0</text:p>
          </table:table-cell>
          <table:table-cell/>
          <table:table-cell table:style-name="ce78" table:formula="of:=[.AS11]/[.AQ11]" office:value-type="percentage" office:value="0.901371428571429" calcext:value-type="percentage">
            <text:p>90,14%</text:p>
          </table:table-cell>
          <table:table-cell table:style-name="ce78" table:formula="of:=[.AT11]/[.AQ11]" office:value-type="percentage" office:value="0.0986285714285714" calcext:value-type="percentage">
            <text:p>9,86%</text:p>
          </table:table-cell>
          <table:table-cell/>
          <table:table-cell table:style-name="ce78" table:formula="of:=[.AS11]/[.AU11]" office:value-type="percentage" office:value="1" calcext:value-type="percentage">
            <text:p>100,00%</text:p>
          </table:table-cell>
          <table:table-cell table:formula="of:=[.D11]*[.BA11]" office:value-type="float" office:value="9" calcext:value-type="float">
            <text:p>9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10" calcext:value-type="float">
            <text:p>10</text:p>
          </table:table-cell>
          <table:table-cell table:style-name="ce51" office:value-type="float" office:value="9" calcext:value-type="float">
            <text:p>9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20000" calcext:value-type="float">
            <text:p>20 000</text:p>
          </table:table-cell>
          <table:table-cell table:style-name="ce62" office:value-type="float" office:value="80000" calcext:value-type="float">
            <text:p>80 000</text:p>
          </table:table-cell>
          <table:table-cell table:style-name="ce64" table:formula="of:=[.J12]+[.K12]" office:value-type="float" office:value="100000" calcext:value-type="float">
            <text:p>100000</text:p>
          </table:table-cell>
          <table:table-cell table:formula="of:=ROUND(POWER([.D12];[.$B$3])*1000;0)" office:value-type="float" office:value="630957" calcext:value-type="float">
            <text:p>630 957</text:p>
          </table:table-cell>
          <table:table-cell/>
          <table:table-cell table:style-name="ce70" table:formula="of:=ROUND(POWER([.D12];[.H12])*[.I12])" office:value-type="float" office:value="63096" calcext:value-type="float">
            <text:p>63 096</text:p>
          </table:table-cell>
          <table:table-cell table:style-name="ce70" table:formula="of:=ROUND(POWER([.D12];[.F12])*[.G12])" office:value-type="float" office:value="15811" calcext:value-type="float">
            <text:p>15 811</text:p>
          </table:table-cell>
          <table:table-cell/>
          <table:table-cell table:style-name="ce52" table:formula="of:=[.E12]" office:value-type="float" office:value="9" calcext:value-type="float">
            <text:p>9</text:p>
          </table:table-cell>
          <table:table-cell table:formula="of:=MIN(1;[.D12]/[.R12])" office:value-type="percentage" office:value="1" calcext:value-type="percentage">
            <text:p>100,00%</text:p>
          </table:table-cell>
          <table:table-cell table:style-name="ce76" table:formula="of:=MIN(1;[.R12]/[.D12])" office:value-type="percentage" office:value="0.9" calcext:value-type="percentage">
            <text:p>90,00%</text:p>
          </table:table-cell>
          <table:table-cell/>
          <table:table-cell table:style-name="ce59" table:formula="of:=[.J12]" office:value-type="float" office:value="20000" calcext:value-type="float">
            <text:p>20 000</text:p>
          </table:table-cell>
          <table:table-cell table:style-name="ce78" table:formula="of:=[.V12]/[.M13]" office:value-type="percentage" office:value="0.0242734059350905" calcext:value-type="percentage">
            <text:p>2,43%</text:p>
          </table:table-cell>
          <table:table-cell table:style-name="ce83" table:formula="of:=MIN(1;[.V12]/[.M12])" office:value-type="percentage" office:value="0.0316978811551342" calcext:value-type="percentage">
            <text:p>3,17%</text:p>
          </table:table-cell>
          <table:table-cell/>
          <table:table-cell table:formula="of:=MIN([.AB12];[.V12])" office:value-type="float" office:value="4950" calcext:value-type="float">
            <text:p>4 950</text:p>
          </table:table-cell>
          <table:table-cell table:formula="of:=[.V12]-[.Z12]" office:value-type="float" office:value="15050" calcext:value-type="float">
            <text:p>15 050</text:p>
          </table:table-cell>
          <table:table-cell table:formula="of:=ROUND(([.P13]*[.T12]))" office:value-type="float" office:value="4950" calcext:value-type="float">
            <text:p>4 950</text:p>
          </table:table-cell>
          <table:table-cell table:formula="of:=[.AB12]-[.Z12]" office:value-type="float" office:value="0" calcext:value-type="float">
            <text:p>0</text:p>
          </table:table-cell>
          <table:table-cell/>
          <table:table-cell table:style-name="ce78" table:formula="of:=[.Z12]/[.V12]" office:value-type="percentage" office:value="0.2475" calcext:value-type="percentage">
            <text:p>24,75%</text:p>
          </table:table-cell>
          <table:table-cell table:style-name="ce78" table:formula="of:=[.AA12]/[.V12]" office:value-type="percentage" office:value="0.7525" calcext:value-type="percentage">
            <text:p>75,25%</text:p>
          </table:table-cell>
          <table:table-cell table:style-name="ce78" table:formula="of:=[.Z12]/[.AB12]" office:value-type="percentage" office:value="1" calcext:value-type="percentage">
            <text:p>100,00%</text:p>
          </table:table-cell>
          <table:table-cell/>
          <table:table-cell table:style-name="ce78" table:formula="of:=[.S12]*[.AG12]" office:value-type="percentage" office:value="1" calcext:value-type="percentage">
            <text:p>100,00%</text:p>
          </table:table-cell>
          <table:table-cell table:formula="of:=[.D12]*[.AI12]" office:value-type="float" office:value="10" calcext:value-type="float">
            <text:p>10,00</text:p>
          </table:table-cell>
          <table:table-cell/>
          <table:table-cell table:formula="of:=[.M13]-[.V12]" office:value-type="float" office:value="803947" calcext:value-type="float">
            <text:p>803 947</text:p>
          </table:table-cell>
          <table:table-cell table:style-name="ce78" table:formula="of:=[.AL12]/[.M13]" office:value-type="percentage" office:value="0.97572659406491" calcext:value-type="percentage">
            <text:p>97,57%</text:p>
          </table:table-cell>
          <table:table-cell table:style-name="ce78" table:formula="of:=MIN(1;MAX(0; [.M12]-[.V12])/[.M12])" office:value-type="percentage" office:value="0.968302118844866" calcext:value-type="percentage">
            <text:p>96,83%</text:p>
          </table:table-cell>
          <table:table-cell/>
          <table:table-cell table:style-name="ce82" table:formula="of:=ROUND([.AL12]/[.D12])" office:value-type="float" office:value="80395" calcext:value-type="float">
            <text:p>80 395</text:p>
          </table:table-cell>
          <table:table-cell table:style-name="ce63" table:formula="of:=[.K12]" office:value-type="float" office:value="80000" calcext:value-type="float">
            <text:p>80 000</text:p>
          </table:table-cell>
          <table:table-cell/>
          <table:table-cell table:style-name="ce82" table:formula="of:=MIN([.AQ12];[.AU12])" office:value-type="float" office:value="74904" calcext:value-type="float">
            <text:p>74 904</text:p>
          </table:table-cell>
          <table:table-cell table:style-name="ce82" table:formula="of:=[.AQ12]-[.AS12]" office:value-type="float" office:value="5096" calcext:value-type="float">
            <text:p>5 096</text:p>
          </table:table-cell>
          <table:table-cell table:style-name="ce82" table:formula="of:=[.O13]" office:value-type="float" office:value="74904" calcext:value-type="float">
            <text:p>74 904</text:p>
          </table:table-cell>
          <table:table-cell table:formula="of:=MAX(0;[.O13]-[.AQ12])" office:value-type="float" office:value="0" calcext:value-type="float">
            <text:p>0</text:p>
          </table:table-cell>
          <table:table-cell/>
          <table:table-cell table:style-name="ce78" table:formula="of:=[.AS12]/[.AQ12]" office:value-type="percentage" office:value="0.9363" calcext:value-type="percentage">
            <text:p>93,63%</text:p>
          </table:table-cell>
          <table:table-cell table:style-name="ce78" table:formula="of:=[.AT12]/[.AQ12]" office:value-type="percentage" office:value="0.0637" calcext:value-type="percentage">
            <text:p>6,37%</text:p>
          </table:table-cell>
          <table:table-cell/>
          <table:table-cell table:style-name="ce78" table:formula="of:=[.AS12]/[.AU12]" office:value-type="percentage" office:value="1" calcext:value-type="percentage">
            <text:p>100,00%</text:p>
          </table:table-cell>
          <table:table-cell table:formula="of:=[.D12]*[.BA12]" office:value-type="float" office:value="10" calcext:value-type="float">
            <text:p>10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9" office:value-type="string" calcext:value-type="string">
            <text:p>Plot will lower</text:p>
          </table:table-cell>
          <table:table-cell table:style-name="ce43"/>
          <table:table-cell table:style-name="ce46"/>
          <table:table-cell table:style-name="ce49" office:value-type="float" office:value="11" calcext:value-type="float">
            <text:p>11</text:p>
          </table:table-cell>
          <table:table-cell table:style-name="ce52" office:value-type="float" office:value="9" calcext:value-type="float">
            <text:p>9</text:p>
          </table:table-cell>
          <table:table-cell table:style-name="ce56" office:value-type="float" office:value="1" calcext:value-type="float">
            <text:p>1,00</text:p>
          </table:table-cell>
          <table:table-cell table:style-name="ce52" office:value-type="float" office:value="500" calcext:value-type="float">
            <text:p>500</text:p>
          </table:table-cell>
          <table:table-cell table:style-name="ce56" office:value-type="float" office:value="1.8" calcext:value-type="float">
            <text:p>1,80</text:p>
          </table:table-cell>
          <table:table-cell table:style-name="ce52" office:value-type="float" office:value="1000" calcext:value-type="float">
            <text:p>1 000</text:p>
          </table:table-cell>
          <table:table-cell table:style-name="ce59" office:value-type="float" office:value="20000" calcext:value-type="float">
            <text:p>20 000</text:p>
          </table:table-cell>
          <table:table-cell table:style-name="ce63" office:value-type="float" office:value="80000" calcext:value-type="float">
            <text:p>80 000</text:p>
          </table:table-cell>
          <table:table-cell table:style-name="ce65" table:formula="of:=[.J13]+[.K13]" office:value-type="float" office:value="100000" calcext:value-type="float">
            <text:p>100000</text:p>
          </table:table-cell>
          <table:table-cell table:style-name="ce68" table:formula="of:=ROUND(POWER([.D13];[.$B$3])*1000;0)" office:value-type="float" office:value="823947" calcext:value-type="float">
            <text:p>823 947</text:p>
          </table:table-cell>
          <table:table-cell table:style-name="ce46"/>
          <table:table-cell table:style-name="ce71" table:formula="of:=ROUND(POWER([.D13];[.H13])*[.I13])" office:value-type="float" office:value="74904" calcext:value-type="float">
            <text:p>74 904</text:p>
          </table:table-cell>
          <table:table-cell table:style-name="ce71" table:formula="of:=ROUND(POWER([.D13];[.F13])*[.G13])" office:value-type="float" office:value="5500" calcext:value-type="float">
            <text:p>5 500</text:p>
          </table:table-cell>
          <table:table-cell table:style-name="ce46"/>
          <table:table-cell table:style-name="ce52" table:formula="of:=[.E13]" office:value-type="float" office:value="9" calcext:value-type="float">
            <text:p>9</text:p>
          </table:table-cell>
          <table:table-cell table:style-name="ce77" table:formula="of:=MIN(1;[.D13]/[.R13])" office:value-type="percentage" office:value="1" calcext:value-type="percentage">
            <text:p>100,00%</text:p>
          </table:table-cell>
          <table:table-cell table:style-name="ce77" table:formula="of:=MIN(1;[.R13]/[.D13])" office:value-type="percentage" office:value="0.818181818181818" calcext:value-type="percentage">
            <text:p>81,82%</text:p>
          </table:table-cell>
          <table:table-cell table:style-name="ce46"/>
          <table:table-cell table:style-name="ce59" table:formula="of:=[.J13]" office:value-type="float" office:value="20000" calcext:value-type="float">
            <text:p>20 000</text:p>
          </table:table-cell>
          <table:table-cell table:style-name="ce81" table:formula="of:=[.V13]/[.M14]" office:value-type="percentage" office:value="20" calcext:value-type="percentage">
            <text:p>2000,00%</text:p>
          </table:table-cell>
          <table:table-cell table:style-name="ce81" table:formula="of:=MIN(1;[.V13]/[.M13])" office:value-type="percentage" office:value="0.0242734059350905" calcext:value-type="percentage">
            <text:p>2,43%</text:p>
          </table:table-cell>
          <table:table-cell table:style-name="ce46"/>
          <table:table-cell table:style-name="ce86" table:formula="of:=MIN([.AB13];[.V13])" office:value-type="float" office:value="818" calcext:value-type="float">
            <text:p>818</text:p>
          </table:table-cell>
          <table:table-cell table:style-name="ce86" table:formula="of:=[.V13]-[.Z13]" office:value-type="float" office:value="19182" calcext:value-type="float">
            <text:p>19 182</text:p>
          </table:table-cell>
          <table:table-cell table:style-name="ce86" table:formula="of:=ROUND(([.P14]*[.T13]))" office:value-type="float" office:value="818" calcext:value-type="float">
            <text:p>818</text:p>
          </table:table-cell>
          <table:table-cell table:style-name="ce86" table:formula="of:=[.AB13]-[.Z13]" office:value-type="float" office:value="0" calcext:value-type="float">
            <text:p>0</text:p>
          </table:table-cell>
          <table:table-cell table:style-name="ce46"/>
          <table:table-cell table:style-name="ce81" table:formula="of:=[.Z13]/[.V13]" office:value-type="percentage" office:value="0.0409" calcext:value-type="percentage">
            <text:p>4,09%</text:p>
          </table:table-cell>
          <table:table-cell table:style-name="ce81" table:formula="of:=[.AA13]/[.V13]" office:value-type="percentage" office:value="0.9591" calcext:value-type="percentage">
            <text:p>95,91%</text:p>
          </table:table-cell>
          <table:table-cell table:style-name="ce81" table:formula="of:=[.Z13]/[.AB13]" office:value-type="percentage" office:value="1" calcext:value-type="percentage">
            <text:p>100,00%</text:p>
          </table:table-cell>
          <table:table-cell table:style-name="ce46"/>
          <table:table-cell table:style-name="ce81" table:formula="of:=[.S13]*[.AG13]" office:value-type="percentage" office:value="1" calcext:value-type="percentage">
            <text:p>100,00%</text:p>
          </table:table-cell>
          <table:table-cell table:style-name="ce91" table:formula="of:=[.D13]*[.AI13]" office:value-type="float" office:value="11" calcext:value-type="float">
            <text:p>11,00</text:p>
          </table:table-cell>
          <table:table-cell table:style-name="ce46"/>
          <table:table-cell table:style-name="ce93" table:formula="of:=[.M14]-[.V13]" office:value-type="float" office:value="-19000" calcext:value-type="float">
            <text:p>-19 000</text:p>
          </table:table-cell>
          <table:table-cell table:style-name="ce81" table:formula="of:=[.AL13]/[.M14]" office:value-type="percentage" office:value="-19" calcext:value-type="percentage">
            <text:p>-1900,00%</text:p>
          </table:table-cell>
          <table:table-cell table:style-name="ce81" table:formula="of:=MIN(1;MAX(0; [.M13]-[.V13])/[.M13])" office:value-type="percentage" office:value="0.97572659406491" calcext:value-type="percentage">
            <text:p>97,57%</text:p>
          </table:table-cell>
          <table:table-cell table:style-name="ce46"/>
          <table:table-cell table:style-name="ce86" table:formula="of:=ROUND([.AL13]/[.D13])" office:value-type="float" office:value="-1727" calcext:value-type="float">
            <text:p>-1 727</text:p>
          </table:table-cell>
          <table:table-cell table:style-name="ce63" table:formula="of:=[.K13]" office:value-type="float" office:value="80000" calcext:value-type="float">
            <text:p>80 000</text:p>
          </table:table-cell>
          <table:table-cell table:style-name="ce46"/>
          <table:table-cell table:style-name="ce86" table:formula="of:=MIN([.AQ13];[.AU13])" office:value-type="float" office:value="500" calcext:value-type="float">
            <text:p>500</text:p>
          </table:table-cell>
          <table:table-cell table:style-name="ce86" table:formula="of:=[.AQ13]-[.AS13]" office:value-type="float" office:value="79500" calcext:value-type="float">
            <text:p>79 500</text:p>
          </table:table-cell>
          <table:table-cell table:style-name="ce86" table:formula="of:=[.O14]" office:value-type="float" office:value="500" calcext:value-type="float">
            <text:p>500</text:p>
          </table:table-cell>
          <table:table-cell table:style-name="ce98" table:formula="of:=MAX(0;[.O14]-[.AQ13])" office:value-type="float" office:value="0" calcext:value-type="float">
            <text:p>0</text:p>
          </table:table-cell>
          <table:table-cell table:style-name="ce46"/>
          <table:table-cell table:style-name="ce81" table:formula="of:=[.AS13]/[.AQ13]" office:value-type="percentage" office:value="0.00625" calcext:value-type="percentage">
            <text:p>0,63%</text:p>
          </table:table-cell>
          <table:table-cell table:style-name="ce81" table:formula="of:=[.AT13]/[.AQ13]" office:value-type="percentage" office:value="0.99375" calcext:value-type="percentage">
            <text:p>99,38%</text:p>
          </table:table-cell>
          <table:table-cell table:style-name="ce46"/>
          <table:table-cell table:style-name="ce81" table:formula="of:=[.AS13]/[.AU13]" office:value-type="percentage" office:value="1" calcext:value-type="percentage">
            <text:p>100,00%</text:p>
          </table:table-cell>
          <table:table-cell table:style-name="ce91" table:formula="of:=[.D13]*[.BA13]" office:value-type="float" office:value="11" calcext:value-type="float">
            <text:p>11,00</text:p>
          </table:table-cell>
          <table:table-cell table:style-name="ce46"/>
          <table:table-cell table:style-name="ce101" table:number-columns-repeated="969"/>
        </table:table-row>
        <table:table-row table:style-name="ro13">
          <table:table-cell table:style-name="ce38" office:value-type="string" calcext:value-type="string">
            <text:p>City will raise</text:p>
          </table:table-cell>
          <table:table-cell table:style-name="ce42"/>
          <table:table-cell/>
          <table:table-cell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990" calcext:value-type="float">
            <text:p>990</text:p>
          </table:table-cell>
          <table:table-cell table:style-name="ce62" office:value-type="float" office:value="5000" calcext:value-type="float">
            <text:p>5 000</text:p>
          </table:table-cell>
          <table:table-cell table:style-name="ce64" table:formula="of:=[.J14]+[.K14]" office:value-type="float" office:value="5990" calcext:value-type="float">
            <text:p>5990</text:p>
          </table:table-cell>
          <table:table-cell table:formula="of:=ROUND(POWER([.D14];[.$B$3])*1000;0)" office:value-type="float" office:value="1000" calcext:value-type="float">
            <text:p>1 000</text:p>
          </table:table-cell>
          <table:table-cell/>
          <table:table-cell table:style-name="ce70" table:formula="of:=ROUND(POWER([.D14];[.H14])*[.I14])" office:value-type="float" office:value="500" calcext:value-type="float">
            <text:p>500</text:p>
          </table:table-cell>
          <table:table-cell table:style-name="ce70" table:formula="of:=ROUND(POWER([.D14];[.F14])*[.G14])" office:value-type="float" office:value="1000" calcext:value-type="float">
            <text:p>1 000</text:p>
          </table:table-cell>
          <table:table-cell/>
          <table:table-cell table:style-name="ce52" table:formula="of:=[.E14]" office:value-type="float" office:value="2" calcext:value-type="float">
            <text:p>2</text:p>
          </table:table-cell>
          <table:table-cell table:formula="of:=MIN(1;[.D14]/[.R14])" office:value-type="percentage" office:value="0.5" calcext:value-type="percentage">
            <text:p>50,00%</text:p>
          </table:table-cell>
          <table:table-cell table:style-name="ce76" table:formula="of:=MIN(1;[.R14]/[.D14])" office:value-type="percentage" office:value="1" calcext:value-type="percentage">
            <text:p>100,00%</text:p>
          </table:table-cell>
          <table:table-cell/>
          <table:table-cell table:style-name="ce59" table:formula="of:=[.J14]" office:value-type="float" office:value="990" calcext:value-type="float">
            <text:p>990</text:p>
          </table:table-cell>
          <table:table-cell table:style-name="ce78" table:formula="of:=[.V14]/[.M15]" office:value-type="percentage" office:value="0.142159678345778" calcext:value-type="percentage">
            <text:p>14,22%</text:p>
          </table:table-cell>
          <table:table-cell table:style-name="ce83" table:formula="of:=MIN(1;[.V14]/[.M14])" office:value-type="percentage" office:value="0.99" calcext:value-type="percentage">
            <text:p>99,00%</text:p>
          </table:table-cell>
          <table:table-cell/>
          <table:table-cell table:formula="of:=MIN([.AB14];[.V14])" office:value-type="float" office:value="990" calcext:value-type="float">
            <text:p>990</text:p>
          </table:table-cell>
          <table:table-cell table:formula="of:=[.V14]-[.Z14]" office:value-type="float" office:value="0" calcext:value-type="float">
            <text:p>0</text:p>
          </table:table-cell>
          <table:table-cell table:formula="of:=ROUND(([.P15]*[.T14]))" office:value-type="float" office:value="6964" calcext:value-type="float">
            <text:p>6 964</text:p>
          </table:table-cell>
          <table:table-cell table:formula="of:=[.AB14]-[.Z14]" office:value-type="float" office:value="5974" calcext:value-type="float">
            <text:p>5 974</text:p>
          </table:table-cell>
          <table:table-cell/>
          <table:table-cell table:style-name="ce78" table:formula="of:=[.Z14]/[.V14]" office:value-type="percentage" office:value="1" calcext:value-type="percentage">
            <text:p>100,00%</text:p>
          </table:table-cell>
          <table:table-cell table:style-name="ce78" table:formula="of:=[.AA14]/[.V14]" office:value-type="percentage" office:value="0" calcext:value-type="percentage">
            <text:p>0,00%</text:p>
          </table:table-cell>
          <table:table-cell table:style-name="ce78" table:formula="of:=[.Z14]/[.AB14]" office:value-type="percentage" office:value="0.142159678345778" calcext:value-type="percentage">
            <text:p>14,22%</text:p>
          </table:table-cell>
          <table:table-cell/>
          <table:table-cell table:style-name="ce78" table:formula="of:=[.S14]*[.AG14]" office:value-type="percentage" office:value="0.0710798391728891" calcext:value-type="percentage">
            <text:p>7,11%</text:p>
          </table:table-cell>
          <table:table-cell table:formula="of:=[.D14]*[.AI14]" office:value-type="float" office:value="0.0710798391728891" calcext:value-type="float">
            <text:p>0,07</text:p>
          </table:table-cell>
          <table:table-cell/>
          <table:table-cell table:formula="of:=[.M15]-[.V14]" office:value-type="float" office:value="5974" calcext:value-type="float">
            <text:p>5 974</text:p>
          </table:table-cell>
          <table:table-cell table:style-name="ce78" table:formula="of:=[.AL14]/[.M15]" office:value-type="percentage" office:value="0.857840321654222" calcext:value-type="percentage">
            <text:p>85,78%</text:p>
          </table:table-cell>
          <table:table-cell table:style-name="ce78" table:formula="of:=MIN(1;MAX(0; [.M14]-[.V14])/[.M14])" office:value-type="percentage" office:value="0.01" calcext:value-type="percentage">
            <text:p>1,00%</text:p>
          </table:table-cell>
          <table:table-cell/>
          <table:table-cell table:style-name="ce82" table:formula="of:=ROUND([.AL14]/[.D14])" office:value-type="float" office:value="5974" calcext:value-type="float">
            <text:p>5 974</text:p>
          </table:table-cell>
          <table:table-cell table:style-name="ce63" table:formula="of:=[.K14]" office:value-type="float" office:value="5000" calcext:value-type="float">
            <text:p>5 000</text:p>
          </table:table-cell>
          <table:table-cell/>
          <table:table-cell table:style-name="ce82" table:formula="of:=MIN([.AQ14];[.AU14])" office:value-type="float" office:value="1414" calcext:value-type="float">
            <text:p>1 414</text:p>
          </table:table-cell>
          <table:table-cell table:style-name="ce82" table:formula="of:=[.AQ14]-[.AS14]" office:value-type="float" office:value="3586" calcext:value-type="float">
            <text:p>3 586</text:p>
          </table:table-cell>
          <table:table-cell table:style-name="ce82" table:formula="of:=[.O15]" office:value-type="float" office:value="1414" calcext:value-type="float">
            <text:p>1 414</text:p>
          </table:table-cell>
          <table:table-cell table:formula="of:=MAX(0;[.O15]-[.AQ14])" office:value-type="float" office:value="0" calcext:value-type="float">
            <text:p>0</text:p>
          </table:table-cell>
          <table:table-cell/>
          <table:table-cell table:style-name="ce78" table:formula="of:=[.AS14]/[.AQ14]" office:value-type="percentage" office:value="0.2828" calcext:value-type="percentage">
            <text:p>28,28%</text:p>
          </table:table-cell>
          <table:table-cell table:style-name="ce78" table:formula="of:=[.AT14]/[.AQ14]" office:value-type="percentage" office:value="0.7172" calcext:value-type="percentage">
            <text:p>71,72%</text:p>
          </table:table-cell>
          <table:table-cell/>
          <table:table-cell table:style-name="ce78" table:formula="of:=[.AS14]/[.AU14]" office:value-type="percentage" office:value="1" calcext:value-type="percentage">
            <text:p>100,00%</text:p>
          </table:table-cell>
          <table:table-cell table:formula="of:=[.D14]*[.BA14]" office:value-type="float" office:value="1" calcext:value-type="float">
            <text:p>1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6850" calcext:value-type="float">
            <text:p>6 850</text:p>
          </table:table-cell>
          <table:table-cell table:style-name="ce62" office:value-type="float" office:value="7000" calcext:value-type="float">
            <text:p>7 000</text:p>
          </table:table-cell>
          <table:table-cell table:style-name="ce64" table:formula="of:=[.J15]+[.K15]" office:value-type="float" office:value="13850" calcext:value-type="float">
            <text:p>13850</text:p>
          </table:table-cell>
          <table:table-cell table:formula="of:=ROUND(POWER([.D15];[.$B$3])*1000;0)" office:value-type="float" office:value="6964" calcext:value-type="float">
            <text:p>6 964</text:p>
          </table:table-cell>
          <table:table-cell/>
          <table:table-cell table:style-name="ce70" table:formula="of:=ROUND(POWER([.D15];[.H15])*[.I15])" office:value-type="float" office:value="1414" calcext:value-type="float">
            <text:p>1 414</text:p>
          </table:table-cell>
          <table:table-cell table:style-name="ce70" table:formula="of:=ROUND(POWER([.D15];[.F15])*[.G15])" office:value-type="float" office:value="6964" calcext:value-type="float">
            <text:p>6 964</text:p>
          </table:table-cell>
          <table:table-cell/>
          <table:table-cell table:style-name="ce52" table:formula="of:=[.E15]" office:value-type="float" office:value="2" calcext:value-type="float">
            <text:p>2</text:p>
          </table:table-cell>
          <table:table-cell table:formula="of:=MIN(1;[.D15]/[.R15])" office:value-type="percentage" office:value="1" calcext:value-type="percentage">
            <text:p>100,00%</text:p>
          </table:table-cell>
          <table:table-cell table:style-name="ce76" table:formula="of:=MIN(1;[.R15]/[.D15])" office:value-type="percentage" office:value="1" calcext:value-type="percentage">
            <text:p>100,00%</text:p>
          </table:table-cell>
          <table:table-cell/>
          <table:table-cell table:style-name="ce59" table:formula="of:=[.J15]" office:value-type="float" office:value="6850" calcext:value-type="float">
            <text:p>6 850</text:p>
          </table:table-cell>
          <table:table-cell table:style-name="ce78" table:formula="of:=[.V15]/[.M16]" office:value-type="percentage" office:value="0.31604687644182" calcext:value-type="percentage">
            <text:p>31,60%</text:p>
          </table:table-cell>
          <table:table-cell table:style-name="ce83" table:formula="of:=MIN(1;[.V15]/[.M15])" office:value-type="percentage" office:value="0.983630097645032" calcext:value-type="percentage">
            <text:p>98,36%</text:p>
          </table:table-cell>
          <table:table-cell/>
          <table:table-cell table:formula="of:=MIN([.AB15];[.V15])" office:value-type="float" office:value="6850" calcext:value-type="float">
            <text:p>6 850</text:p>
          </table:table-cell>
          <table:table-cell table:formula="of:=[.V15]-[.Z15]" office:value-type="float" office:value="0" calcext:value-type="float">
            <text:p>0</text:p>
          </table:table-cell>
          <table:table-cell table:formula="of:=ROUND(([.P16]*[.T15]))" office:value-type="float" office:value="21674" calcext:value-type="float">
            <text:p>21 674</text:p>
          </table:table-cell>
          <table:table-cell table:formula="of:=[.AB15]-[.Z15]" office:value-type="float" office:value="14824" calcext:value-type="float">
            <text:p>14 824</text:p>
          </table:table-cell>
          <table:table-cell/>
          <table:table-cell table:style-name="ce78" table:formula="of:=[.Z15]/[.V15]" office:value-type="percentage" office:value="1" calcext:value-type="percentage">
            <text:p>100,00%</text:p>
          </table:table-cell>
          <table:table-cell table:style-name="ce78" table:formula="of:=[.AA15]/[.V15]" office:value-type="percentage" office:value="0" calcext:value-type="percentage">
            <text:p>0,00%</text:p>
          </table:table-cell>
          <table:table-cell table:style-name="ce78" table:formula="of:=[.Z15]/[.AB15]" office:value-type="percentage" office:value="0.31604687644182" calcext:value-type="percentage">
            <text:p>31,60%</text:p>
          </table:table-cell>
          <table:table-cell/>
          <table:table-cell table:style-name="ce78" table:formula="of:=[.S15]*[.AG15]" office:value-type="percentage" office:value="0.31604687644182" calcext:value-type="percentage">
            <text:p>31,60%</text:p>
          </table:table-cell>
          <table:table-cell table:formula="of:=[.D15]*[.AI15]" office:value-type="float" office:value="0.632093752883639" calcext:value-type="float">
            <text:p>0,63</text:p>
          </table:table-cell>
          <table:table-cell/>
          <table:table-cell table:formula="of:=[.M16]-[.V15]" office:value-type="float" office:value="14824" calcext:value-type="float">
            <text:p>14 824</text:p>
          </table:table-cell>
          <table:table-cell table:style-name="ce78" table:formula="of:=[.AL15]/[.M16]" office:value-type="percentage" office:value="0.68395312355818" calcext:value-type="percentage">
            <text:p>68,40%</text:p>
          </table:table-cell>
          <table:table-cell table:style-name="ce78" table:formula="of:=MIN(1;MAX(0; [.M15]-[.V15])/[.M15])" office:value-type="percentage" office:value="0.0163699023549684" calcext:value-type="percentage">
            <text:p>1,64%</text:p>
          </table:table-cell>
          <table:table-cell/>
          <table:table-cell table:style-name="ce82" table:formula="of:=ROUND([.AL15]/[.D15])" office:value-type="float" office:value="7412" calcext:value-type="float">
            <text:p>7 412</text:p>
          </table:table-cell>
          <table:table-cell table:style-name="ce63" table:formula="of:=[.K15]" office:value-type="float" office:value="7000" calcext:value-type="float">
            <text:p>7 000</text:p>
          </table:table-cell>
          <table:table-cell/>
          <table:table-cell table:style-name="ce82" table:formula="of:=MIN([.AQ15];[.AU15])" office:value-type="float" office:value="2598" calcext:value-type="float">
            <text:p>2 598</text:p>
          </table:table-cell>
          <table:table-cell table:style-name="ce82" table:formula="of:=[.AQ15]-[.AS15]" office:value-type="float" office:value="4402" calcext:value-type="float">
            <text:p>4 402</text:p>
          </table:table-cell>
          <table:table-cell table:style-name="ce82" table:formula="of:=[.O16]" office:value-type="float" office:value="2598" calcext:value-type="float">
            <text:p>2 598</text:p>
          </table:table-cell>
          <table:table-cell table:formula="of:=MAX(0;[.O16]-[.AQ15])" office:value-type="float" office:value="0" calcext:value-type="float">
            <text:p>0</text:p>
          </table:table-cell>
          <table:table-cell/>
          <table:table-cell table:style-name="ce78" table:formula="of:=[.AS15]/[.AQ15]" office:value-type="percentage" office:value="0.371142857142857" calcext:value-type="percentage">
            <text:p>37,11%</text:p>
          </table:table-cell>
          <table:table-cell table:style-name="ce78" table:formula="of:=[.AT15]/[.AQ15]" office:value-type="percentage" office:value="0.628857142857143" calcext:value-type="percentage">
            <text:p>62,89%</text:p>
          </table:table-cell>
          <table:table-cell/>
          <table:table-cell table:style-name="ce78" table:formula="of:=[.AS15]/[.AU15]" office:value-type="percentage" office:value="1" calcext:value-type="percentage">
            <text:p>100,00%</text:p>
          </table:table-cell>
          <table:table-cell table:formula="of:=[.D15]*[.BA15]" office:value-type="float" office:value="2" calcext:value-type="float">
            <text:p>2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21500" calcext:value-type="float">
            <text:p>21 500</text:p>
          </table:table-cell>
          <table:table-cell table:style-name="ce62" office:value-type="float" office:value="9000" calcext:value-type="float">
            <text:p>9 000</text:p>
          </table:table-cell>
          <table:table-cell table:style-name="ce64" table:formula="of:=[.J16]+[.K16]" office:value-type="float" office:value="30500" calcext:value-type="float">
            <text:p>30500</text:p>
          </table:table-cell>
          <table:table-cell table:formula="of:=ROUND(POWER([.D16];[.$B$3])*1000;0)" office:value-type="float" office:value="21674" calcext:value-type="float">
            <text:p>21 674</text:p>
          </table:table-cell>
          <table:table-cell/>
          <table:table-cell table:style-name="ce70" table:formula="of:=ROUND(POWER([.D16];[.H16])*[.I16])" office:value-type="float" office:value="2598" calcext:value-type="float">
            <text:p>2 598</text:p>
          </table:table-cell>
          <table:table-cell table:style-name="ce70" table:formula="of:=ROUND(POWER([.D16];[.F16])*[.G16])" office:value-type="float" office:value="21674" calcext:value-type="float">
            <text:p>21 674</text:p>
          </table:table-cell>
          <table:table-cell/>
          <table:table-cell table:style-name="ce52" table:formula="of:=[.E16]" office:value-type="float" office:value="3" calcext:value-type="float">
            <text:p>3</text:p>
          </table:table-cell>
          <table:table-cell table:formula="of:=MIN(1;[.D16]/[.R16])" office:value-type="percentage" office:value="1" calcext:value-type="percentage">
            <text:p>100,00%</text:p>
          </table:table-cell>
          <table:table-cell table:style-name="ce76" table:formula="of:=MIN(1;[.R16]/[.D16])" office:value-type="percentage" office:value="1" calcext:value-type="percentage">
            <text:p>100,00%</text:p>
          </table:table-cell>
          <table:table-cell/>
          <table:table-cell table:style-name="ce59" table:formula="of:=[.J16]" office:value-type="float" office:value="21500" calcext:value-type="float">
            <text:p>21 500</text:p>
          </table:table-cell>
          <table:table-cell table:style-name="ce78" table:formula="of:=[.V16]/[.M17]" office:value-type="percentage" office:value="0.443271550213389" calcext:value-type="percentage">
            <text:p>44,33%</text:p>
          </table:table-cell>
          <table:table-cell table:style-name="ce83" table:formula="of:=MIN(1;[.V16]/[.M16])" office:value-type="percentage" office:value="0.991971947956076" calcext:value-type="percentage">
            <text:p>99,20%</text:p>
          </table:table-cell>
          <table:table-cell/>
          <table:table-cell table:formula="of:=MIN([.AB16];[.V16])" office:value-type="float" office:value="21500" calcext:value-type="float">
            <text:p>21 500</text:p>
          </table:table-cell>
          <table:table-cell table:formula="of:=[.V16]-[.Z16]" office:value-type="float" office:value="0" calcext:value-type="float">
            <text:p>0</text:p>
          </table:table-cell>
          <table:table-cell table:formula="of:=ROUND(([.P17]*[.T16]))" office:value-type="float" office:value="48503" calcext:value-type="float">
            <text:p>48 503</text:p>
          </table:table-cell>
          <table:table-cell table:formula="of:=[.AB16]-[.Z16]" office:value-type="float" office:value="27003" calcext:value-type="float">
            <text:p>27 003</text:p>
          </table:table-cell>
          <table:table-cell/>
          <table:table-cell table:style-name="ce78" table:formula="of:=[.Z16]/[.V16]" office:value-type="percentage" office:value="1" calcext:value-type="percentage">
            <text:p>100,00%</text:p>
          </table:table-cell>
          <table:table-cell table:style-name="ce78" table:formula="of:=[.AA16]/[.V16]" office:value-type="percentage" office:value="0" calcext:value-type="percentage">
            <text:p>0,00%</text:p>
          </table:table-cell>
          <table:table-cell table:style-name="ce78" table:formula="of:=[.Z16]/[.AB16]" office:value-type="percentage" office:value="0.443271550213389" calcext:value-type="percentage">
            <text:p>44,33%</text:p>
          </table:table-cell>
          <table:table-cell/>
          <table:table-cell table:style-name="ce78" table:formula="of:=[.S16]*[.AG16]" office:value-type="percentage" office:value="0.443271550213389" calcext:value-type="percentage">
            <text:p>44,33%</text:p>
          </table:table-cell>
          <table:table-cell table:formula="of:=[.D16]*[.AI16]" office:value-type="float" office:value="1.32981465064017" calcext:value-type="float">
            <text:p>1,33</text:p>
          </table:table-cell>
          <table:table-cell/>
          <table:table-cell table:formula="of:=[.M17]-[.V16]" office:value-type="float" office:value="27003" calcext:value-type="float">
            <text:p>27 003</text:p>
          </table:table-cell>
          <table:table-cell table:style-name="ce78" table:formula="of:=[.AL16]/[.M17]" office:value-type="percentage" office:value="0.556728449786611" calcext:value-type="percentage">
            <text:p>55,67%</text:p>
          </table:table-cell>
          <table:table-cell table:style-name="ce78" table:formula="of:=MIN(1;MAX(0; [.M16]-[.V16])/[.M16])" office:value-type="percentage" office:value="0.00802805204392359" calcext:value-type="percentage">
            <text:p>0,80%</text:p>
          </table:table-cell>
          <table:table-cell/>
          <table:table-cell table:style-name="ce82" table:formula="of:=ROUND([.AL16]/[.D16])" office:value-type="float" office:value="9001" calcext:value-type="float">
            <text:p>9 001</text:p>
          </table:table-cell>
          <table:table-cell table:style-name="ce63" table:formula="of:=[.K16]" office:value-type="float" office:value="9000" calcext:value-type="float">
            <text:p>9 000</text:p>
          </table:table-cell>
          <table:table-cell/>
          <table:table-cell table:style-name="ce82" table:formula="of:=MIN([.AQ16];[.AU16])" office:value-type="float" office:value="4000" calcext:value-type="float">
            <text:p>4 000</text:p>
          </table:table-cell>
          <table:table-cell table:style-name="ce82" table:formula="of:=[.AQ16]-[.AS16]" office:value-type="float" office:value="5000" calcext:value-type="float">
            <text:p>5 000</text:p>
          </table:table-cell>
          <table:table-cell table:style-name="ce82" table:formula="of:=[.O17]" office:value-type="float" office:value="4000" calcext:value-type="float">
            <text:p>4 000</text:p>
          </table:table-cell>
          <table:table-cell table:formula="of:=MAX(0;[.O17]-[.AQ16])" office:value-type="float" office:value="0" calcext:value-type="float">
            <text:p>0</text:p>
          </table:table-cell>
          <table:table-cell/>
          <table:table-cell table:style-name="ce78" table:formula="of:=[.AS16]/[.AQ16]" office:value-type="percentage" office:value="0.444444444444444" calcext:value-type="percentage">
            <text:p>44,44%</text:p>
          </table:table-cell>
          <table:table-cell table:style-name="ce78" table:formula="of:=[.AT16]/[.AQ16]" office:value-type="percentage" office:value="0.555555555555556" calcext:value-type="percentage">
            <text:p>55,56%</text:p>
          </table:table-cell>
          <table:table-cell/>
          <table:table-cell table:style-name="ce78" table:formula="of:=[.AS16]/[.AU16]" office:value-type="percentage" office:value="1" calcext:value-type="percentage">
            <text:p>100,00%</text:p>
          </table:table-cell>
          <table:table-cell table:formula="of:=[.D16]*[.BA16]" office:value-type="float" office:value="3" calcext:value-type="float">
            <text:p>3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45000" calcext:value-type="float">
            <text:p>45 000</text:p>
          </table:table-cell>
          <table:table-cell table:style-name="ce62" office:value-type="float" office:value="11000" calcext:value-type="float">
            <text:p>11 000</text:p>
          </table:table-cell>
          <table:table-cell table:style-name="ce64" table:formula="of:=[.J17]+[.K17]" office:value-type="float" office:value="56000" calcext:value-type="float">
            <text:p>56000</text:p>
          </table:table-cell>
          <table:table-cell table:formula="of:=ROUND(POWER([.D17];[.$B$3])*1000;0)" office:value-type="float" office:value="48503" calcext:value-type="float">
            <text:p>48 503</text:p>
          </table:table-cell>
          <table:table-cell/>
          <table:table-cell table:style-name="ce70" table:formula="of:=ROUND(POWER([.D17];[.H17])*[.I17])" office:value-type="float" office:value="4000" calcext:value-type="float">
            <text:p>4 000</text:p>
          </table:table-cell>
          <table:table-cell table:style-name="ce70" table:formula="of:=ROUND(POWER([.D17];[.F17])*[.G17])" office:value-type="float" office:value="48503" calcext:value-type="float">
            <text:p>48 503</text:p>
          </table:table-cell>
          <table:table-cell/>
          <table:table-cell table:style-name="ce52" table:formula="of:=[.E17]" office:value-type="float" office:value="5" calcext:value-type="float">
            <text:p>5</text:p>
          </table:table-cell>
          <table:table-cell table:formula="of:=MIN(1;[.D17]/[.R17])" office:value-type="percentage" office:value="0.8" calcext:value-type="percentage">
            <text:p>80,00%</text:p>
          </table:table-cell>
          <table:table-cell table:style-name="ce76" table:formula="of:=MIN(1;[.R17]/[.D17])" office:value-type="percentage" office:value="1" calcext:value-type="percentage">
            <text:p>100,00%</text:p>
          </table:table-cell>
          <table:table-cell/>
          <table:table-cell table:style-name="ce59" table:formula="of:=[.J17]" office:value-type="float" office:value="45000" calcext:value-type="float">
            <text:p>45 000</text:p>
          </table:table-cell>
          <table:table-cell table:style-name="ce78" table:formula="of:=[.V17]/[.M18]" office:value-type="percentage" office:value="0.49670518891354" calcext:value-type="percentage">
            <text:p>49,67%</text:p>
          </table:table-cell>
          <table:table-cell table:style-name="ce83" table:formula="of:=MIN(1;[.V17]/[.M17])" office:value-type="percentage" office:value="0.927777663237326" calcext:value-type="percentage">
            <text:p>92,78%</text:p>
          </table:table-cell>
          <table:table-cell/>
          <table:table-cell table:formula="of:=MIN([.AB17];[.V17])" office:value-type="float" office:value="45000" calcext:value-type="float">
            <text:p>45 000</text:p>
          </table:table-cell>
          <table:table-cell table:formula="of:=[.V17]-[.Z17]" office:value-type="float" office:value="0" calcext:value-type="float">
            <text:p>0</text:p>
          </table:table-cell>
          <table:table-cell table:formula="of:=ROUND(([.P18]*[.T17]))" office:value-type="float" office:value="90597" calcext:value-type="float">
            <text:p>90 597</text:p>
          </table:table-cell>
          <table:table-cell table:formula="of:=[.AB17]-[.Z17]" office:value-type="float" office:value="45597" calcext:value-type="float">
            <text:p>45 597</text:p>
          </table:table-cell>
          <table:table-cell/>
          <table:table-cell table:style-name="ce78" table:formula="of:=[.Z17]/[.V17]" office:value-type="percentage" office:value="1" calcext:value-type="percentage">
            <text:p>100,00%</text:p>
          </table:table-cell>
          <table:table-cell table:style-name="ce78" table:formula="of:=[.AA17]/[.V17]" office:value-type="percentage" office:value="0" calcext:value-type="percentage">
            <text:p>0,00%</text:p>
          </table:table-cell>
          <table:table-cell table:style-name="ce78" table:formula="of:=[.Z17]/[.AB17]" office:value-type="percentage" office:value="0.49670518891354" calcext:value-type="percentage">
            <text:p>49,67%</text:p>
          </table:table-cell>
          <table:table-cell/>
          <table:table-cell table:style-name="ce78" table:formula="of:=[.S17]*[.AG17]" office:value-type="percentage" office:value="0.397364151130832" calcext:value-type="percentage">
            <text:p>39,74%</text:p>
          </table:table-cell>
          <table:table-cell table:formula="of:=[.D17]*[.AI17]" office:value-type="float" office:value="1.58945660452333" calcext:value-type="float">
            <text:p>1,59</text:p>
          </table:table-cell>
          <table:table-cell/>
          <table:table-cell table:formula="of:=[.M18]-[.V17]" office:value-type="float" office:value="45597" calcext:value-type="float">
            <text:p>45 597</text:p>
          </table:table-cell>
          <table:table-cell table:style-name="ce78" table:formula="of:=[.AL17]/[.M18]" office:value-type="percentage" office:value="0.50329481108646" calcext:value-type="percentage">
            <text:p>50,33%</text:p>
          </table:table-cell>
          <table:table-cell table:style-name="ce78" table:formula="of:=MIN(1;MAX(0; [.M17]-[.V17])/[.M17])" office:value-type="percentage" office:value="0.0722223367626745" calcext:value-type="percentage">
            <text:p>7,22%</text:p>
          </table:table-cell>
          <table:table-cell/>
          <table:table-cell table:style-name="ce82" table:formula="of:=ROUND([.AL17]/[.D17])" office:value-type="float" office:value="11399" calcext:value-type="float">
            <text:p>11 399</text:p>
          </table:table-cell>
          <table:table-cell table:style-name="ce63" table:formula="of:=[.K17]" office:value-type="float" office:value="11000" calcext:value-type="float">
            <text:p>11 000</text:p>
          </table:table-cell>
          <table:table-cell/>
          <table:table-cell table:style-name="ce82" table:formula="of:=MIN([.AQ17];[.AU17])" office:value-type="float" office:value="5590" calcext:value-type="float">
            <text:p>5 590</text:p>
          </table:table-cell>
          <table:table-cell table:style-name="ce82" table:formula="of:=[.AQ17]-[.AS17]" office:value-type="float" office:value="5410" calcext:value-type="float">
            <text:p>5 410</text:p>
          </table:table-cell>
          <table:table-cell table:style-name="ce82" table:formula="of:=[.O18]" office:value-type="float" office:value="5590" calcext:value-type="float">
            <text:p>5 590</text:p>
          </table:table-cell>
          <table:table-cell table:formula="of:=MAX(0;[.O18]-[.AQ17])" office:value-type="float" office:value="0" calcext:value-type="float">
            <text:p>0</text:p>
          </table:table-cell>
          <table:table-cell/>
          <table:table-cell table:style-name="ce78" table:formula="of:=[.AS17]/[.AQ17]" office:value-type="percentage" office:value="0.508181818181818" calcext:value-type="percentage">
            <text:p>50,82%</text:p>
          </table:table-cell>
          <table:table-cell table:style-name="ce78" table:formula="of:=[.AT17]/[.AQ17]" office:value-type="percentage" office:value="0.491818181818182" calcext:value-type="percentage">
            <text:p>49,18%</text:p>
          </table:table-cell>
          <table:table-cell/>
          <table:table-cell table:style-name="ce78" table:formula="of:=[.AS17]/[.AU17]" office:value-type="percentage" office:value="1" calcext:value-type="percentage">
            <text:p>100,00%</text:p>
          </table:table-cell>
          <table:table-cell table:formula="of:=[.D17]*[.BA17]" office:value-type="float" office:value="4" calcext:value-type="float">
            <text:p>4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90000" calcext:value-type="float">
            <text:p>90 000</text:p>
          </table:table-cell>
          <table:table-cell table:style-name="ce62" office:value-type="float" office:value="12000" calcext:value-type="float">
            <text:p>12 000</text:p>
          </table:table-cell>
          <table:table-cell table:style-name="ce64" table:formula="of:=[.J18]+[.K18]" office:value-type="float" office:value="102000" calcext:value-type="float">
            <text:p>102000</text:p>
          </table:table-cell>
          <table:table-cell table:formula="of:=ROUND(POWER([.D18];[.$B$3])*1000;0)" office:value-type="float" office:value="90597" calcext:value-type="float">
            <text:p>90 597</text:p>
          </table:table-cell>
          <table:table-cell/>
          <table:table-cell table:style-name="ce70" table:formula="of:=ROUND(POWER([.D18];[.H18])*[.I18])" office:value-type="float" office:value="5590" calcext:value-type="float">
            <text:p>5 590</text:p>
          </table:table-cell>
          <table:table-cell table:style-name="ce70" table:formula="of:=ROUND(POWER([.D18];[.F18])*[.G18])" office:value-type="float" office:value="90597" calcext:value-type="float">
            <text:p>90 597</text:p>
          </table:table-cell>
          <table:table-cell/>
          <table:table-cell table:style-name="ce52" table:formula="of:=[.E18]" office:value-type="float" office:value="6" calcext:value-type="float">
            <text:p>6</text:p>
          </table:table-cell>
          <table:table-cell table:formula="of:=MIN(1;[.D18]/[.R18])" office:value-type="percentage" office:value="0.833333333333333" calcext:value-type="percentage">
            <text:p>83,33%</text:p>
          </table:table-cell>
          <table:table-cell table:style-name="ce76" table:formula="of:=MIN(1;[.R18]/[.D18])" office:value-type="percentage" office:value="1" calcext:value-type="percentage">
            <text:p>100,00%</text:p>
          </table:table-cell>
          <table:table-cell/>
          <table:table-cell table:style-name="ce59" table:formula="of:=[.J18]" office:value-type="float" office:value="90000" calcext:value-type="float">
            <text:p>90 000</text:p>
          </table:table-cell>
          <table:table-cell table:style-name="ce78" table:formula="of:=[.V18]/[.M19]" office:value-type="percentage" office:value="0.596235764871114" calcext:value-type="percentage">
            <text:p>59,62%</text:p>
          </table:table-cell>
          <table:table-cell table:style-name="ce83" table:formula="of:=MIN(1;[.V18]/[.M18])" office:value-type="percentage" office:value="0.99341037782708" calcext:value-type="percentage">
            <text:p>99,34%</text:p>
          </table:table-cell>
          <table:table-cell/>
          <table:table-cell table:formula="of:=MIN([.AB18];[.V18])" office:value-type="float" office:value="90000" calcext:value-type="float">
            <text:p>90 000</text:p>
          </table:table-cell>
          <table:table-cell table:formula="of:=[.V18]-[.Z18]" office:value-type="float" office:value="0" calcext:value-type="float">
            <text:p>0</text:p>
          </table:table-cell>
          <table:table-cell table:formula="of:=ROUND(([.P19]*[.T18]))" office:value-type="float" office:value="150947" calcext:value-type="float">
            <text:p>150 947</text:p>
          </table:table-cell>
          <table:table-cell table:formula="of:=[.AB18]-[.Z18]" office:value-type="float" office:value="60947" calcext:value-type="float">
            <text:p>60 947</text:p>
          </table:table-cell>
          <table:table-cell/>
          <table:table-cell table:style-name="ce78" table:formula="of:=[.Z18]/[.V18]" office:value-type="percentage" office:value="1" calcext:value-type="percentage">
            <text:p>100,00%</text:p>
          </table:table-cell>
          <table:table-cell table:style-name="ce78" table:formula="of:=[.AA18]/[.V18]" office:value-type="percentage" office:value="0" calcext:value-type="percentage">
            <text:p>0,00%</text:p>
          </table:table-cell>
          <table:table-cell table:style-name="ce78" table:formula="of:=[.Z18]/[.AB18]" office:value-type="percentage" office:value="0.596235764871114" calcext:value-type="percentage">
            <text:p>59,62%</text:p>
          </table:table-cell>
          <table:table-cell/>
          <table:table-cell table:style-name="ce78" table:formula="of:=[.S18]*[.AG18]" office:value-type="percentage" office:value="0.496863137392595" calcext:value-type="percentage">
            <text:p>49,69%</text:p>
          </table:table-cell>
          <table:table-cell table:formula="of:=[.D18]*[.AI18]" office:value-type="float" office:value="2.48431568696297" calcext:value-type="float">
            <text:p>2,48</text:p>
          </table:table-cell>
          <table:table-cell/>
          <table:table-cell table:formula="of:=[.M19]-[.V18]" office:value-type="float" office:value="60947" calcext:value-type="float">
            <text:p>60 947</text:p>
          </table:table-cell>
          <table:table-cell table:style-name="ce78" table:formula="of:=[.AL18]/[.M19]" office:value-type="percentage" office:value="0.403764235128886" calcext:value-type="percentage">
            <text:p>40,38%</text:p>
          </table:table-cell>
          <table:table-cell table:style-name="ce78" table:formula="of:=MIN(1;MAX(0; [.M18]-[.V18])/[.M18])" office:value-type="percentage" office:value="0.00658962217291963" calcext:value-type="percentage">
            <text:p>0,66%</text:p>
          </table:table-cell>
          <table:table-cell/>
          <table:table-cell table:style-name="ce82" table:formula="of:=ROUND([.AL18]/[.D18])" office:value-type="float" office:value="12189" calcext:value-type="float">
            <text:p>12 189</text:p>
          </table:table-cell>
          <table:table-cell table:style-name="ce63" table:formula="of:=[.K18]" office:value-type="float" office:value="12000" calcext:value-type="float">
            <text:p>12 000</text:p>
          </table:table-cell>
          <table:table-cell/>
          <table:table-cell table:style-name="ce82" table:formula="of:=MIN([.AQ18];[.AU18])" office:value-type="float" office:value="7348" calcext:value-type="float">
            <text:p>7 348</text:p>
          </table:table-cell>
          <table:table-cell table:style-name="ce82" table:formula="of:=[.AQ18]-[.AS18]" office:value-type="float" office:value="4652" calcext:value-type="float">
            <text:p>4 652</text:p>
          </table:table-cell>
          <table:table-cell table:style-name="ce82" table:formula="of:=[.O19]" office:value-type="float" office:value="7348" calcext:value-type="float">
            <text:p>7 348</text:p>
          </table:table-cell>
          <table:table-cell table:formula="of:=MAX(0;[.O19]-[.AQ18])" office:value-type="float" office:value="0" calcext:value-type="float">
            <text:p>0</text:p>
          </table:table-cell>
          <table:table-cell/>
          <table:table-cell table:style-name="ce78" table:formula="of:=[.AS18]/[.AQ18]" office:value-type="percentage" office:value="0.612333333333333" calcext:value-type="percentage">
            <text:p>61,23%</text:p>
          </table:table-cell>
          <table:table-cell table:style-name="ce78" table:formula="of:=[.AT18]/[.AQ18]" office:value-type="percentage" office:value="0.387666666666667" calcext:value-type="percentage">
            <text:p>38,77%</text:p>
          </table:table-cell>
          <table:table-cell/>
          <table:table-cell table:style-name="ce78" table:formula="of:=[.AS18]/[.AU18]" office:value-type="percentage" office:value="1" calcext:value-type="percentage">
            <text:p>100,00%</text:p>
          </table:table-cell>
          <table:table-cell table:formula="of:=[.D18]*[.BA18]" office:value-type="float" office:value="5" calcext:value-type="float">
            <text:p>5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6" calcext:value-type="float">
            <text:p>6</text:p>
          </table:table-cell>
          <table:table-cell table:style-name="ce51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50000" calcext:value-type="float">
            <text:p>150 000</text:p>
          </table:table-cell>
          <table:table-cell table:style-name="ce62" office:value-type="float" office:value="2000" calcext:value-type="float">
            <text:p>2 000</text:p>
          </table:table-cell>
          <table:table-cell table:style-name="ce64" table:formula="of:=[.J19]+[.K19]" office:value-type="float" office:value="152000" calcext:value-type="float">
            <text:p>152000</text:p>
          </table:table-cell>
          <table:table-cell table:formula="of:=ROUND(POWER([.D19];[.$B$3])*1000;0)" office:value-type="float" office:value="150947" calcext:value-type="float">
            <text:p>150 947</text:p>
          </table:table-cell>
          <table:table-cell/>
          <table:table-cell table:style-name="ce70" table:formula="of:=ROUND(POWER([.D19];[.H19])*[.I19])" office:value-type="float" office:value="7348" calcext:value-type="float">
            <text:p>7 348</text:p>
          </table:table-cell>
          <table:table-cell table:style-name="ce70" table:formula="of:=ROUND(POWER([.D19];[.F19])*[.G19])" office:value-type="float" office:value="150947" calcext:value-type="float">
            <text:p>150 947</text:p>
          </table:table-cell>
          <table:table-cell/>
          <table:table-cell table:style-name="ce52" table:formula="of:=[.E19]" office:value-type="float" office:value="8" calcext:value-type="float">
            <text:p>8</text:p>
          </table:table-cell>
          <table:table-cell table:formula="of:=MIN(1;[.D19]/[.R19])" office:value-type="percentage" office:value="0.75" calcext:value-type="percentage">
            <text:p>75,00%</text:p>
          </table:table-cell>
          <table:table-cell table:style-name="ce76" table:formula="of:=MIN(1;[.R19]/[.D19])" office:value-type="percentage" office:value="1" calcext:value-type="percentage">
            <text:p>100,00%</text:p>
          </table:table-cell>
          <table:table-cell/>
          <table:table-cell table:style-name="ce59" table:formula="of:=[.J19]" office:value-type="float" office:value="150000" calcext:value-type="float">
            <text:p>150 000</text:p>
          </table:table-cell>
          <table:table-cell table:style-name="ce78" table:formula="of:=[.V19]/[.M20]" office:value-type="percentage" office:value="0.645380580928574" calcext:value-type="percentage">
            <text:p>64,54%</text:p>
          </table:table-cell>
          <table:table-cell table:style-name="ce83" table:formula="of:=MIN(1;[.V19]/[.M19])" office:value-type="percentage" office:value="0.99372627478519" calcext:value-type="percentage">
            <text:p>99,37%</text:p>
          </table:table-cell>
          <table:table-cell/>
          <table:table-cell table:formula="of:=MIN([.AB19];[.V19])" office:value-type="float" office:value="150000" calcext:value-type="float">
            <text:p>150 000</text:p>
          </table:table-cell>
          <table:table-cell table:formula="of:=[.V19]-[.Z19]" office:value-type="float" office:value="0" calcext:value-type="float">
            <text:p>0</text:p>
          </table:table-cell>
          <table:table-cell table:formula="of:=ROUND(([.P20]*[.T19]))" office:value-type="float" office:value="232421" calcext:value-type="float">
            <text:p>232 421</text:p>
          </table:table-cell>
          <table:table-cell table:formula="of:=[.AB19]-[.Z19]" office:value-type="float" office:value="82421" calcext:value-type="float">
            <text:p>82 421</text:p>
          </table:table-cell>
          <table:table-cell/>
          <table:table-cell table:style-name="ce78" table:formula="of:=[.Z19]/[.V19]" office:value-type="percentage" office:value="1" calcext:value-type="percentage">
            <text:p>100,00%</text:p>
          </table:table-cell>
          <table:table-cell table:style-name="ce78" table:formula="of:=[.AA19]/[.V19]" office:value-type="percentage" office:value="0" calcext:value-type="percentage">
            <text:p>0,00%</text:p>
          </table:table-cell>
          <table:table-cell table:style-name="ce78" table:formula="of:=[.Z19]/[.AB19]" office:value-type="percentage" office:value="0.645380580928574" calcext:value-type="percentage">
            <text:p>64,54%</text:p>
          </table:table-cell>
          <table:table-cell/>
          <table:table-cell table:style-name="ce78" table:formula="of:=[.S19]*[.AG19]" office:value-type="percentage" office:value="0.48403543569643" calcext:value-type="percentage">
            <text:p>48,40%</text:p>
          </table:table-cell>
          <table:table-cell table:formula="of:=[.D19]*[.AI19]" office:value-type="float" office:value="2.90421261417858" calcext:value-type="float">
            <text:p>2,90</text:p>
          </table:table-cell>
          <table:table-cell/>
          <table:table-cell table:formula="of:=[.M20]-[.V19]" office:value-type="float" office:value="82421" calcext:value-type="float">
            <text:p>82 421</text:p>
          </table:table-cell>
          <table:table-cell table:style-name="ce78" table:formula="of:=[.AL19]/[.M20]" office:value-type="percentage" office:value="0.354619419071426" calcext:value-type="percentage">
            <text:p>35,46%</text:p>
          </table:table-cell>
          <table:table-cell table:style-name="ce78" table:formula="of:=MIN(1;MAX(0; [.M19]-[.V19])/[.M19])" office:value-type="percentage" office:value="0.0062737252148105" calcext:value-type="percentage">
            <text:p>0,63%</text:p>
          </table:table-cell>
          <table:table-cell/>
          <table:table-cell table:style-name="ce82" table:formula="of:=ROUND([.AL19]/[.D19])" office:value-type="float" office:value="13737" calcext:value-type="float">
            <text:p>13 737</text:p>
          </table:table-cell>
          <table:table-cell table:style-name="ce63" table:formula="of:=[.K19]" office:value-type="float" office:value="2000" calcext:value-type="float">
            <text:p>2 000</text:p>
          </table:table-cell>
          <table:table-cell/>
          <table:table-cell table:style-name="ce82" table:formula="of:=MIN([.AQ19];[.AU19])" office:value-type="float" office:value="2000" calcext:value-type="float">
            <text:p>2 000</text:p>
          </table:table-cell>
          <table:table-cell table:style-name="ce82" table:formula="of:=[.AQ19]-[.AS19]" office:value-type="float" office:value="0" calcext:value-type="float">
            <text:p>0</text:p>
          </table:table-cell>
          <table:table-cell table:style-name="ce82" table:formula="of:=[.O20]" office:value-type="float" office:value="9260" calcext:value-type="float">
            <text:p>9 260</text:p>
          </table:table-cell>
          <table:table-cell table:formula="of:=MAX(0;[.O20]-[.AQ19])" office:value-type="float" office:value="7260" calcext:value-type="float">
            <text:p>7260</text:p>
          </table:table-cell>
          <table:table-cell/>
          <table:table-cell table:style-name="ce78" table:formula="of:=[.AS19]/[.AQ19]" office:value-type="percentage" office:value="1" calcext:value-type="percentage">
            <text:p>100,00%</text:p>
          </table:table-cell>
          <table:table-cell table:style-name="ce78" table:formula="of:=[.AT19]/[.AQ19]" office:value-type="percentage" office:value="0" calcext:value-type="percentage">
            <text:p>0,00%</text:p>
          </table:table-cell>
          <table:table-cell/>
          <table:table-cell table:style-name="ce78" table:formula="of:=[.AS19]/[.AU19]" office:value-type="percentage" office:value="0.215982721382289" calcext:value-type="percentage">
            <text:p>21,60%</text:p>
          </table:table-cell>
          <table:table-cell table:formula="of:=[.D19]*[.BA19]" office:value-type="float" office:value="1.29589632829374" calcext:value-type="float">
            <text:p>1,3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230000" calcext:value-type="float">
            <text:p>230 000</text:p>
          </table:table-cell>
          <table:table-cell table:style-name="ce62" office:value-type="float" office:value="15000" calcext:value-type="float">
            <text:p>15 000</text:p>
          </table:table-cell>
          <table:table-cell table:style-name="ce64" table:formula="of:=[.J20]+[.K20]" office:value-type="float" office:value="245000" calcext:value-type="float">
            <text:p>245000</text:p>
          </table:table-cell>
          <table:table-cell table:formula="of:=ROUND(POWER([.D20];[.$B$3])*1000;0)" office:value-type="float" office:value="232421" calcext:value-type="float">
            <text:p>232 421</text:p>
          </table:table-cell>
          <table:table-cell/>
          <table:table-cell table:style-name="ce70" table:formula="of:=ROUND(POWER([.D20];[.H20])*[.I20])" office:value-type="float" office:value="9260" calcext:value-type="float">
            <text:p>9 260</text:p>
          </table:table-cell>
          <table:table-cell table:style-name="ce70" table:formula="of:=ROUND(POWER([.D20];[.F20])*[.G20])" office:value-type="float" office:value="232421" calcext:value-type="float">
            <text:p>232 421</text:p>
          </table:table-cell>
          <table:table-cell/>
          <table:table-cell table:style-name="ce52" table:formula="of:=[.E20]" office:value-type="float" office:value="8" calcext:value-type="float">
            <text:p>8</text:p>
          </table:table-cell>
          <table:table-cell table:formula="of:=MIN(1;[.D20]/[.R20])" office:value-type="percentage" office:value="0.875" calcext:value-type="percentage">
            <text:p>87,50%</text:p>
          </table:table-cell>
          <table:table-cell table:style-name="ce76" table:formula="of:=MIN(1;[.R20]/[.D20])" office:value-type="percentage" office:value="1" calcext:value-type="percentage">
            <text:p>100,00%</text:p>
          </table:table-cell>
          <table:table-cell/>
          <table:table-cell table:style-name="ce59" table:formula="of:=[.J20]" office:value-type="float" office:value="230000" calcext:value-type="float">
            <text:p>230 000</text:p>
          </table:table-cell>
          <table:table-cell table:style-name="ce78" table:formula="of:=[.V20]/[.M21]" office:value-type="percentage" office:value="0.680888352072565" calcext:value-type="percentage">
            <text:p>68,09%</text:p>
          </table:table-cell>
          <table:table-cell table:style-name="ce83" table:formula="of:=MIN(1;[.V20]/[.M20])" office:value-type="percentage" office:value="0.989583557423813" calcext:value-type="percentage">
            <text:p>98,96%</text:p>
          </table:table-cell>
          <table:table-cell/>
          <table:table-cell table:formula="of:=MIN([.AB20];[.V20])" office:value-type="float" office:value="230000" calcext:value-type="float">
            <text:p>230 000</text:p>
          </table:table-cell>
          <table:table-cell table:formula="of:=[.V20]-[.Z20]" office:value-type="float" office:value="0" calcext:value-type="float">
            <text:p>0</text:p>
          </table:table-cell>
          <table:table-cell table:formula="of:=ROUND(([.P21]*[.T20]))" office:value-type="float" office:value="337794" calcext:value-type="float">
            <text:p>337 794</text:p>
          </table:table-cell>
          <table:table-cell table:formula="of:=[.AB20]-[.Z20]" office:value-type="float" office:value="107794" calcext:value-type="float">
            <text:p>107 794</text:p>
          </table:table-cell>
          <table:table-cell/>
          <table:table-cell table:style-name="ce78" table:formula="of:=[.Z20]/[.V20]" office:value-type="percentage" office:value="1" calcext:value-type="percentage">
            <text:p>100,00%</text:p>
          </table:table-cell>
          <table:table-cell table:style-name="ce78" table:formula="of:=[.AA20]/[.V20]" office:value-type="percentage" office:value="0" calcext:value-type="percentage">
            <text:p>0,00%</text:p>
          </table:table-cell>
          <table:table-cell table:style-name="ce78" table:formula="of:=[.Z20]/[.AB20]" office:value-type="percentage" office:value="0.680888352072565" calcext:value-type="percentage">
            <text:p>68,09%</text:p>
          </table:table-cell>
          <table:table-cell/>
          <table:table-cell table:style-name="ce78" table:formula="of:=[.S20]*[.AG20]" office:value-type="percentage" office:value="0.595777308063494" calcext:value-type="percentage">
            <text:p>59,58%</text:p>
          </table:table-cell>
          <table:table-cell table:formula="of:=[.D20]*[.AI20]" office:value-type="float" office:value="4.17044115644446" calcext:value-type="float">
            <text:p>4,17</text:p>
          </table:table-cell>
          <table:table-cell/>
          <table:table-cell table:formula="of:=[.M21]-[.V20]" office:value-type="float" office:value="107794" calcext:value-type="float">
            <text:p>107 794</text:p>
          </table:table-cell>
          <table:table-cell table:style-name="ce78" table:formula="of:=[.AL20]/[.M21]" office:value-type="percentage" office:value="0.319111647927435" calcext:value-type="percentage">
            <text:p>31,91%</text:p>
          </table:table-cell>
          <table:table-cell table:style-name="ce78" table:formula="of:=MIN(1;MAX(0; [.M20]-[.V20])/[.M20])" office:value-type="percentage" office:value="0.0104164425761872" calcext:value-type="percentage">
            <text:p>1,04%</text:p>
          </table:table-cell>
          <table:table-cell/>
          <table:table-cell table:style-name="ce82" table:formula="of:=ROUND([.AL20]/[.D20])" office:value-type="float" office:value="15399" calcext:value-type="float">
            <text:p>15 399</text:p>
          </table:table-cell>
          <table:table-cell table:style-name="ce63" table:formula="of:=[.K20]" office:value-type="float" office:value="15000" calcext:value-type="float">
            <text:p>15 000</text:p>
          </table:table-cell>
          <table:table-cell/>
          <table:table-cell table:style-name="ce82" table:formula="of:=MIN([.AQ20];[.AU20])" office:value-type="float" office:value="11314" calcext:value-type="float">
            <text:p>11 314</text:p>
          </table:table-cell>
          <table:table-cell table:style-name="ce82" table:formula="of:=[.AQ20]-[.AS20]" office:value-type="float" office:value="3686" calcext:value-type="float">
            <text:p>3 686</text:p>
          </table:table-cell>
          <table:table-cell table:style-name="ce82" table:formula="of:=[.O21]" office:value-type="float" office:value="11314" calcext:value-type="float">
            <text:p>11 314</text:p>
          </table:table-cell>
          <table:table-cell table:formula="of:=MAX(0;[.O21]-[.AQ20])" office:value-type="float" office:value="0" calcext:value-type="float">
            <text:p>0</text:p>
          </table:table-cell>
          <table:table-cell/>
          <table:table-cell table:style-name="ce78" table:formula="of:=[.AS20]/[.AQ20]" office:value-type="percentage" office:value="0.754266666666667" calcext:value-type="percentage">
            <text:p>75,43%</text:p>
          </table:table-cell>
          <table:table-cell table:style-name="ce78" table:formula="of:=[.AT20]/[.AQ20]" office:value-type="percentage" office:value="0.245733333333333" calcext:value-type="percentage">
            <text:p>24,57%</text:p>
          </table:table-cell>
          <table:table-cell/>
          <table:table-cell table:style-name="ce78" table:formula="of:=[.AS20]/[.AU20]" office:value-type="percentage" office:value="1" calcext:value-type="percentage">
            <text:p>100,00%</text:p>
          </table:table-cell>
          <table:table-cell table:formula="of:=[.D20]*[.BA20]" office:value-type="float" office:value="7" calcext:value-type="float">
            <text:p>7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8" calcext:value-type="float">
            <text:p>8</text:p>
          </table:table-cell>
          <table:table-cell table:style-name="ce51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330000" calcext:value-type="float">
            <text:p>330 000</text:p>
          </table:table-cell>
          <table:table-cell table:style-name="ce62" office:value-type="float" office:value="17000" calcext:value-type="float">
            <text:p>17 000</text:p>
          </table:table-cell>
          <table:table-cell table:style-name="ce64" table:formula="of:=[.J21]+[.K21]" office:value-type="float" office:value="347000" calcext:value-type="float">
            <text:p>347000</text:p>
          </table:table-cell>
          <table:table-cell table:formula="of:=ROUND(POWER([.D21];[.$B$3])*1000;0)" office:value-type="float" office:value="337794" calcext:value-type="float">
            <text:p>337 794</text:p>
          </table:table-cell>
          <table:table-cell/>
          <table:table-cell table:style-name="ce70" table:formula="of:=ROUND(POWER([.D21];[.H21])*[.I21])" office:value-type="float" office:value="11314" calcext:value-type="float">
            <text:p>11 314</text:p>
          </table:table-cell>
          <table:table-cell table:style-name="ce70" table:formula="of:=ROUND(POWER([.D21];[.F21])*[.G21])" office:value-type="float" office:value="337794" calcext:value-type="float">
            <text:p>337 794</text:p>
          </table:table-cell>
          <table:table-cell/>
          <table:table-cell table:style-name="ce52" table:formula="of:=[.E21]" office:value-type="float" office:value="8" calcext:value-type="float">
            <text:p>8</text:p>
          </table:table-cell>
          <table:table-cell table:formula="of:=MIN(1;[.D21]/[.R21])" office:value-type="percentage" office:value="1" calcext:value-type="percentage">
            <text:p>100,00%</text:p>
          </table:table-cell>
          <table:table-cell table:style-name="ce76" table:formula="of:=MIN(1;[.R21]/[.D21])" office:value-type="percentage" office:value="1" calcext:value-type="percentage">
            <text:p>100,00%</text:p>
          </table:table-cell>
          <table:table-cell/>
          <table:table-cell table:style-name="ce59" table:formula="of:=[.J21]" office:value-type="float" office:value="330000" calcext:value-type="float">
            <text:p>330 000</text:p>
          </table:table-cell>
          <table:table-cell table:style-name="ce78" table:formula="of:=[.V21]/[.M22]" office:value-type="percentage" office:value="0.702481889804008" calcext:value-type="percentage">
            <text:p>70,25%</text:p>
          </table:table-cell>
          <table:table-cell table:style-name="ce83" table:formula="of:=MIN(1;[.V21]/[.M21])" office:value-type="percentage" office:value="0.976926766017158" calcext:value-type="percentage">
            <text:p>97,69%</text:p>
          </table:table-cell>
          <table:table-cell/>
          <table:table-cell table:formula="of:=MIN([.AB21];[.V21])" office:value-type="float" office:value="330000" calcext:value-type="float">
            <text:p>330 000</text:p>
          </table:table-cell>
          <table:table-cell table:formula="of:=[.V21]-[.Z21]" office:value-type="float" office:value="0" calcext:value-type="float">
            <text:p>0</text:p>
          </table:table-cell>
          <table:table-cell table:formula="of:=ROUND(([.P22]*[.T21]))" office:value-type="float" office:value="469763" calcext:value-type="float">
            <text:p>469 763</text:p>
          </table:table-cell>
          <table:table-cell table:formula="of:=[.AB21]-[.Z21]" office:value-type="float" office:value="139763" calcext:value-type="float">
            <text:p>139 763</text:p>
          </table:table-cell>
          <table:table-cell/>
          <table:table-cell table:style-name="ce78" table:formula="of:=[.Z21]/[.V21]" office:value-type="percentage" office:value="1" calcext:value-type="percentage">
            <text:p>100,00%</text:p>
          </table:table-cell>
          <table:table-cell table:style-name="ce78" table:formula="of:=[.AA21]/[.V21]" office:value-type="percentage" office:value="0" calcext:value-type="percentage">
            <text:p>0,00%</text:p>
          </table:table-cell>
          <table:table-cell table:style-name="ce78" table:formula="of:=[.Z21]/[.AB21]" office:value-type="percentage" office:value="0.702481889804008" calcext:value-type="percentage">
            <text:p>70,25%</text:p>
          </table:table-cell>
          <table:table-cell/>
          <table:table-cell table:style-name="ce78" table:formula="of:=[.S21]*[.AG21]" office:value-type="percentage" office:value="0.702481889804008" calcext:value-type="percentage">
            <text:p>70,25%</text:p>
          </table:table-cell>
          <table:table-cell table:formula="of:=[.D21]*[.AI21]" office:value-type="float" office:value="5.61985511843206" calcext:value-type="float">
            <text:p>5,62</text:p>
          </table:table-cell>
          <table:table-cell/>
          <table:table-cell table:formula="of:=[.M22]-[.V21]" office:value-type="float" office:value="139763" calcext:value-type="float">
            <text:p>139 763</text:p>
          </table:table-cell>
          <table:table-cell table:style-name="ce78" table:formula="of:=[.AL21]/[.M22]" office:value-type="percentage" office:value="0.297518110195992" calcext:value-type="percentage">
            <text:p>29,75%</text:p>
          </table:table-cell>
          <table:table-cell table:style-name="ce78" table:formula="of:=MIN(1;MAX(0; [.M21]-[.V21])/[.M21])" office:value-type="percentage" office:value="0.0230732339828416" calcext:value-type="percentage">
            <text:p>2,31%</text:p>
          </table:table-cell>
          <table:table-cell/>
          <table:table-cell table:style-name="ce82" table:formula="of:=ROUND([.AL21]/[.D21])" office:value-type="float" office:value="17470" calcext:value-type="float">
            <text:p>17 470</text:p>
          </table:table-cell>
          <table:table-cell table:style-name="ce63" table:formula="of:=[.K21]" office:value-type="float" office:value="17000" calcext:value-type="float">
            <text:p>17 000</text:p>
          </table:table-cell>
          <table:table-cell/>
          <table:table-cell table:style-name="ce82" table:formula="of:=MIN([.AQ21];[.AU21])" office:value-type="float" office:value="13500" calcext:value-type="float">
            <text:p>13 500</text:p>
          </table:table-cell>
          <table:table-cell table:style-name="ce82" table:formula="of:=[.AQ21]-[.AS21]" office:value-type="float" office:value="3500" calcext:value-type="float">
            <text:p>3 500</text:p>
          </table:table-cell>
          <table:table-cell table:style-name="ce82" table:formula="of:=[.O22]" office:value-type="float" office:value="13500" calcext:value-type="float">
            <text:p>13 500</text:p>
          </table:table-cell>
          <table:table-cell table:formula="of:=MAX(0;[.O22]-[.AQ21])" office:value-type="float" office:value="0" calcext:value-type="float">
            <text:p>0</text:p>
          </table:table-cell>
          <table:table-cell/>
          <table:table-cell table:style-name="ce78" table:formula="of:=[.AS21]/[.AQ21]" office:value-type="percentage" office:value="0.794117647058823" calcext:value-type="percentage">
            <text:p>79,41%</text:p>
          </table:table-cell>
          <table:table-cell table:style-name="ce78" table:formula="of:=[.AT21]/[.AQ21]" office:value-type="percentage" office:value="0.205882352941176" calcext:value-type="percentage">
            <text:p>20,59%</text:p>
          </table:table-cell>
          <table:table-cell/>
          <table:table-cell table:style-name="ce78" table:formula="of:=[.AS21]/[.AU21]" office:value-type="percentage" office:value="1" calcext:value-type="percentage">
            <text:p>100,00%</text:p>
          </table:table-cell>
          <table:table-cell table:formula="of:=[.D21]*[.BA21]" office:value-type="float" office:value="8" calcext:value-type="float">
            <text:p>8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9" calcext:value-type="float">
            <text:p>9</text:p>
          </table:table-cell>
          <table:table-cell table:style-name="ce51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465000" calcext:value-type="float">
            <text:p>465 000</text:p>
          </table:table-cell>
          <table:table-cell table:style-name="ce62" office:value-type="float" office:value="18000" calcext:value-type="float">
            <text:p>18 000</text:p>
          </table:table-cell>
          <table:table-cell table:style-name="ce64" table:formula="of:=[.J22]+[.K22]" office:value-type="float" office:value="483000" calcext:value-type="float">
            <text:p>483000</text:p>
          </table:table-cell>
          <table:table-cell table:formula="of:=ROUND(POWER([.D22];[.$B$3])*1000;0)" office:value-type="float" office:value="469763" calcext:value-type="float">
            <text:p>469 763</text:p>
          </table:table-cell>
          <table:table-cell/>
          <table:table-cell table:style-name="ce70" table:formula="of:=ROUND(POWER([.D22];[.H22])*[.I22])" office:value-type="float" office:value="13500" calcext:value-type="float">
            <text:p>13 500</text:p>
          </table:table-cell>
          <table:table-cell table:style-name="ce70" table:formula="of:=ROUND(POWER([.D22];[.F22])*[.G22])" office:value-type="float" office:value="469763" calcext:value-type="float">
            <text:p>469 763</text:p>
          </table:table-cell>
          <table:table-cell/>
          <table:table-cell table:style-name="ce52" table:formula="of:=[.E22]" office:value-type="float" office:value="8" calcext:value-type="float">
            <text:p>8</text:p>
          </table:table-cell>
          <table:table-cell table:formula="of:=MIN(1;[.D22]/[.R22])" office:value-type="percentage" office:value="1" calcext:value-type="percentage">
            <text:p>100,00%</text:p>
          </table:table-cell>
          <table:table-cell table:style-name="ce76" table:formula="of:=MIN(1;[.R22]/[.D22])" office:value-type="percentage" office:value="0.888888888888889" calcext:value-type="percentage">
            <text:p>88,89%</text:p>
          </table:table-cell>
          <table:table-cell/>
          <table:table-cell table:style-name="ce59" table:formula="of:=[.J22]" office:value-type="float" office:value="465000" calcext:value-type="float">
            <text:p>465 000</text:p>
          </table:table-cell>
          <table:table-cell table:style-name="ce78" table:formula="of:=[.V22]/[.M23]" office:value-type="percentage" office:value="0.73697573685687" calcext:value-type="percentage">
            <text:p>73,70%</text:p>
          </table:table-cell>
          <table:table-cell table:style-name="ce83" table:formula="of:=MIN(1;[.V22]/[.M22])" office:value-type="percentage" office:value="0.989860844723829" calcext:value-type="percentage">
            <text:p>98,99%</text:p>
          </table:table-cell>
          <table:table-cell/>
          <table:table-cell table:formula="of:=MIN([.AB22];[.V22])" office:value-type="float" office:value="465000" calcext:value-type="float">
            <text:p>465 000</text:p>
          </table:table-cell>
          <table:table-cell table:formula="of:=[.V22]-[.Z22]" office:value-type="float" office:value="0" calcext:value-type="float">
            <text:p>0</text:p>
          </table:table-cell>
          <table:table-cell table:formula="of:=ROUND(([.P23]*[.T22]))" office:value-type="float" office:value="560851" calcext:value-type="float">
            <text:p>560 851</text:p>
          </table:table-cell>
          <table:table-cell table:formula="of:=[.AB22]-[.Z22]" office:value-type="float" office:value="95851" calcext:value-type="float">
            <text:p>95 851</text:p>
          </table:table-cell>
          <table:table-cell/>
          <table:table-cell table:style-name="ce78" table:formula="of:=[.Z22]/[.V22]" office:value-type="percentage" office:value="1" calcext:value-type="percentage">
            <text:p>100,00%</text:p>
          </table:table-cell>
          <table:table-cell table:style-name="ce78" table:formula="of:=[.AA22]/[.V22]" office:value-type="percentage" office:value="0" calcext:value-type="percentage">
            <text:p>0,00%</text:p>
          </table:table-cell>
          <table:table-cell table:style-name="ce78" table:formula="of:=[.Z22]/[.AB22]" office:value-type="percentage" office:value="0.829097211202262" calcext:value-type="percentage">
            <text:p>82,91%</text:p>
          </table:table-cell>
          <table:table-cell/>
          <table:table-cell table:style-name="ce78" table:formula="of:=[.S22]*[.AG22]" office:value-type="percentage" office:value="0.829097211202262" calcext:value-type="percentage">
            <text:p>82,91%</text:p>
          </table:table-cell>
          <table:table-cell table:formula="of:=[.D22]*[.AI22]" office:value-type="float" office:value="7.46187490082036" calcext:value-type="float">
            <text:p>7,46</text:p>
          </table:table-cell>
          <table:table-cell/>
          <table:table-cell table:formula="of:=[.M23]-[.V22]" office:value-type="float" office:value="165957" calcext:value-type="float">
            <text:p>165 957</text:p>
          </table:table-cell>
          <table:table-cell table:style-name="ce78" table:formula="of:=[.AL22]/[.M23]" office:value-type="percentage" office:value="0.26302426314313" calcext:value-type="percentage">
            <text:p>26,30%</text:p>
          </table:table-cell>
          <table:table-cell table:style-name="ce78" table:formula="of:=MIN(1;MAX(0; [.M22]-[.V22])/[.M22])" office:value-type="percentage" office:value="0.0101391552761712" calcext:value-type="percentage">
            <text:p>1,01%</text:p>
          </table:table-cell>
          <table:table-cell/>
          <table:table-cell table:style-name="ce82" table:formula="of:=ROUND([.AL22]/[.D22])" office:value-type="float" office:value="18440" calcext:value-type="float">
            <text:p>18 440</text:p>
          </table:table-cell>
          <table:table-cell table:style-name="ce63" table:formula="of:=[.K22]" office:value-type="float" office:value="18000" calcext:value-type="float">
            <text:p>18 000</text:p>
          </table:table-cell>
          <table:table-cell/>
          <table:table-cell table:style-name="ce82" table:formula="of:=MIN([.AQ22];[.AU22])" office:value-type="float" office:value="15811" calcext:value-type="float">
            <text:p>15 811</text:p>
          </table:table-cell>
          <table:table-cell table:style-name="ce82" table:formula="of:=[.AQ22]-[.AS22]" office:value-type="float" office:value="2189" calcext:value-type="float">
            <text:p>2 189</text:p>
          </table:table-cell>
          <table:table-cell table:style-name="ce82" table:formula="of:=[.O23]" office:value-type="float" office:value="15811" calcext:value-type="float">
            <text:p>15 811</text:p>
          </table:table-cell>
          <table:table-cell table:formula="of:=MAX(0;[.O23]-[.AQ22])" office:value-type="float" office:value="0" calcext:value-type="float">
            <text:p>0</text:p>
          </table:table-cell>
          <table:table-cell/>
          <table:table-cell table:style-name="ce78" table:formula="of:=[.AS22]/[.AQ22]" office:value-type="percentage" office:value="0.878388888888889" calcext:value-type="percentage">
            <text:p>87,84%</text:p>
          </table:table-cell>
          <table:table-cell table:style-name="ce78" table:formula="of:=[.AT22]/[.AQ22]" office:value-type="percentage" office:value="0.121611111111111" calcext:value-type="percentage">
            <text:p>12,16%</text:p>
          </table:table-cell>
          <table:table-cell/>
          <table:table-cell table:style-name="ce78" table:formula="of:=[.AS22]/[.AU22]" office:value-type="percentage" office:value="1" calcext:value-type="percentage">
            <text:p>100,00%</text:p>
          </table:table-cell>
          <table:table-cell table:formula="of:=[.D22]*[.BA22]" office:value-type="float" office:value="9" calcext:value-type="float">
            <text:p>9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10" calcext:value-type="float">
            <text:p>10</text:p>
          </table:table-cell>
          <table:table-cell table:style-name="ce51" office:value-type="float" office:value="9" calcext:value-type="float">
            <text:p>9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630000" calcext:value-type="float">
            <text:p>630 000</text:p>
          </table:table-cell>
          <table:table-cell table:style-name="ce62" office:value-type="float" office:value="19000" calcext:value-type="float">
            <text:p>19 000</text:p>
          </table:table-cell>
          <table:table-cell table:style-name="ce64" table:formula="of:=[.J23]+[.K23]" office:value-type="float" office:value="649000" calcext:value-type="float">
            <text:p>649000</text:p>
          </table:table-cell>
          <table:table-cell table:formula="of:=ROUND(POWER([.D23];[.$B$3])*1000;0)" office:value-type="float" office:value="630957" calcext:value-type="float">
            <text:p>630 957</text:p>
          </table:table-cell>
          <table:table-cell/>
          <table:table-cell table:style-name="ce70" table:formula="of:=ROUND(POWER([.D23];[.H23])*[.I23])" office:value-type="float" office:value="15811" calcext:value-type="float">
            <text:p>15 811</text:p>
          </table:table-cell>
          <table:table-cell table:style-name="ce70" table:formula="of:=ROUND(POWER([.D23];[.F23])*[.G23])" office:value-type="float" office:value="630957" calcext:value-type="float">
            <text:p>630 957</text:p>
          </table:table-cell>
          <table:table-cell/>
          <table:table-cell table:style-name="ce52" table:formula="of:=[.E23]" office:value-type="float" office:value="9" calcext:value-type="float">
            <text:p>9</text:p>
          </table:table-cell>
          <table:table-cell table:formula="of:=MIN(1;[.D23]/[.R23])" office:value-type="percentage" office:value="1" calcext:value-type="percentage">
            <text:p>100,00%</text:p>
          </table:table-cell>
          <table:table-cell table:style-name="ce76" table:formula="of:=MIN(1;[.R23]/[.D23])" office:value-type="percentage" office:value="0.9" calcext:value-type="percentage">
            <text:p>90,00%</text:p>
          </table:table-cell>
          <table:table-cell/>
          <table:table-cell table:style-name="ce59" table:formula="of:=[.J23]" office:value-type="float" office:value="630000" calcext:value-type="float">
            <text:p>630 000</text:p>
          </table:table-cell>
          <table:table-cell table:style-name="ce78" table:formula="of:=[.V23]/[.M24]" office:value-type="percentage" office:value="0.76461228695535" calcext:value-type="percentage">
            <text:p>76,46%</text:p>
          </table:table-cell>
          <table:table-cell table:style-name="ce83" table:formula="of:=MIN(1;[.V23]/[.M23])" office:value-type="percentage" office:value="0.998483256386727" calcext:value-type="percentage">
            <text:p>99,85%</text:p>
          </table:table-cell>
          <table:table-cell/>
          <table:table-cell table:formula="of:=MIN([.AB23];[.V23])" office:value-type="float" office:value="630000" calcext:value-type="float">
            <text:p>630 000</text:p>
          </table:table-cell>
          <table:table-cell table:formula="of:=[.V23]-[.Z23]" office:value-type="float" office:value="0" calcext:value-type="float">
            <text:p>0</text:p>
          </table:table-cell>
          <table:table-cell table:formula="of:=ROUND(([.P24]*[.T23]))" office:value-type="float" office:value="741552" calcext:value-type="float">
            <text:p>741 552</text:p>
          </table:table-cell>
          <table:table-cell table:formula="of:=[.AB23]-[.Z23]" office:value-type="float" office:value="111552" calcext:value-type="float">
            <text:p>111 552</text:p>
          </table:table-cell>
          <table:table-cell/>
          <table:table-cell table:style-name="ce78" table:formula="of:=[.Z23]/[.V23]" office:value-type="percentage" office:value="1" calcext:value-type="percentage">
            <text:p>100,00%</text:p>
          </table:table-cell>
          <table:table-cell table:style-name="ce78" table:formula="of:=[.AA23]/[.V23]" office:value-type="percentage" office:value="0" calcext:value-type="percentage">
            <text:p>0,00%</text:p>
          </table:table-cell>
          <table:table-cell table:style-name="ce78" table:formula="of:=[.Z23]/[.AB23]" office:value-type="percentage" office:value="0.849569551427277" calcext:value-type="percentage">
            <text:p>84,96%</text:p>
          </table:table-cell>
          <table:table-cell/>
          <table:table-cell table:style-name="ce78" table:formula="of:=[.S23]*[.AG23]" office:value-type="percentage" office:value="0.849569551427277" calcext:value-type="percentage">
            <text:p>84,96%</text:p>
          </table:table-cell>
          <table:table-cell table:formula="of:=[.D23]*[.AI23]" office:value-type="float" office:value="8.49569551427277" calcext:value-type="float">
            <text:p>8,50</text:p>
          </table:table-cell>
          <table:table-cell/>
          <table:table-cell table:formula="of:=[.M24]-[.V23]" office:value-type="float" office:value="193947" calcext:value-type="float">
            <text:p>193 947</text:p>
          </table:table-cell>
          <table:table-cell table:style-name="ce78" table:formula="of:=[.AL23]/[.M24]" office:value-type="percentage" office:value="0.23538771304465" calcext:value-type="percentage">
            <text:p>23,54%</text:p>
          </table:table-cell>
          <table:table-cell table:style-name="ce78" table:formula="of:=MIN(1;MAX(0; [.M23]-[.V23])/[.M23])" office:value-type="percentage" office:value="0.00151674361327317" calcext:value-type="percentage">
            <text:p>0,15%</text:p>
          </table:table-cell>
          <table:table-cell/>
          <table:table-cell table:style-name="ce82" table:formula="of:=ROUND([.AL23]/[.D23])" office:value-type="float" office:value="19395" calcext:value-type="float">
            <text:p>19 395</text:p>
          </table:table-cell>
          <table:table-cell table:style-name="ce63" table:formula="of:=[.K23]" office:value-type="float" office:value="19000" calcext:value-type="float">
            <text:p>19 000</text:p>
          </table:table-cell>
          <table:table-cell/>
          <table:table-cell table:style-name="ce82" table:formula="of:=MIN([.AQ23];[.AU23])" office:value-type="float" office:value="18241" calcext:value-type="float">
            <text:p>18 241</text:p>
          </table:table-cell>
          <table:table-cell table:style-name="ce82" table:formula="of:=[.AQ23]-[.AS23]" office:value-type="float" office:value="759" calcext:value-type="float">
            <text:p>759</text:p>
          </table:table-cell>
          <table:table-cell table:style-name="ce82" table:formula="of:=[.O24]" office:value-type="float" office:value="18241" calcext:value-type="float">
            <text:p>18 241</text:p>
          </table:table-cell>
          <table:table-cell table:formula="of:=MAX(0;[.O24]-[.AQ23])" office:value-type="float" office:value="0" calcext:value-type="float">
            <text:p>0</text:p>
          </table:table-cell>
          <table:table-cell/>
          <table:table-cell table:style-name="ce78" table:formula="of:=[.AS23]/[.AQ23]" office:value-type="percentage" office:value="0.960052631578947" calcext:value-type="percentage">
            <text:p>96,01%</text:p>
          </table:table-cell>
          <table:table-cell table:style-name="ce78" table:formula="of:=[.AT23]/[.AQ23]" office:value-type="percentage" office:value="0.0399473684210526" calcext:value-type="percentage">
            <text:p>3,99%</text:p>
          </table:table-cell>
          <table:table-cell/>
          <table:table-cell table:style-name="ce78" table:formula="of:=[.AS23]/[.AU23]" office:value-type="percentage" office:value="1" calcext:value-type="percentage">
            <text:p>100,00%</text:p>
          </table:table-cell>
          <table:table-cell table:formula="of:=[.D23]*[.BA23]" office:value-type="float" office:value="10" calcext:value-type="float">
            <text:p>10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9"/>
          <table:table-cell table:style-name="ce43"/>
          <table:table-cell table:style-name="ce46"/>
          <table:table-cell table:style-name="ce49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56" office:value-type="float" office:value="2.8" calcext:value-type="float">
            <text:p>2,80</text:p>
          </table:table-cell>
          <table:table-cell table:style-name="ce52" office:value-type="float" office:value="1000" calcext:value-type="float">
            <text:p>1 000</text:p>
          </table:table-cell>
          <table:table-cell table:style-name="ce56" office:value-type="float" office:value="1.5" calcext:value-type="float">
            <text:p>1,50</text:p>
          </table:table-cell>
          <table:table-cell table:style-name="ce52" office:value-type="float" office:value="500" calcext:value-type="float">
            <text:p>500</text:p>
          </table:table-cell>
          <table:table-cell table:style-name="ce59" office:value-type="float" office:value="800000" calcext:value-type="float">
            <text:p>800 000</text:p>
          </table:table-cell>
          <table:table-cell table:style-name="ce63" office:value-type="float" office:value="20000" calcext:value-type="float">
            <text:p>20 000</text:p>
          </table:table-cell>
          <table:table-cell table:style-name="ce65" table:formula="of:=[.J24]+[.K24]" office:value-type="float" office:value="820000" calcext:value-type="float">
            <text:p>820000</text:p>
          </table:table-cell>
          <table:table-cell table:style-name="ce68" table:formula="of:=ROUND(POWER([.D24];[.$B$3])*1000;0)" office:value-type="float" office:value="823947" calcext:value-type="float">
            <text:p>823 947</text:p>
          </table:table-cell>
          <table:table-cell table:style-name="ce46"/>
          <table:table-cell table:style-name="ce71" table:formula="of:=ROUND(POWER([.D24];[.H24])*[.I24])" office:value-type="float" office:value="18241" calcext:value-type="float">
            <text:p>18 241</text:p>
          </table:table-cell>
          <table:table-cell table:style-name="ce71" table:formula="of:=ROUND(POWER([.D24];[.F24])*[.G24])" office:value-type="float" office:value="823947" calcext:value-type="float">
            <text:p>823 947</text:p>
          </table:table-cell>
          <table:table-cell table:style-name="ce46"/>
          <table:table-cell table:style-name="ce52" table:formula="of:=[.E24]" office:value-type="float" office:value="11" calcext:value-type="float">
            <text:p>11</text:p>
          </table:table-cell>
          <table:table-cell table:style-name="ce77" table:formula="of:=MIN(1;[.D24]/[.R24])" office:value-type="percentage" office:value="1" calcext:value-type="percentage">
            <text:p>100,00%</text:p>
          </table:table-cell>
          <table:table-cell table:style-name="ce77" table:formula="of:=MIN(1;[.R24]/[.D24])" office:value-type="percentage" office:value="1" calcext:value-type="percentage">
            <text:p>100,00%</text:p>
          </table:table-cell>
          <table:table-cell table:style-name="ce46"/>
          <table:table-cell table:style-name="ce59" table:formula="of:=[.J24]" office:value-type="float" office:value="800000" calcext:value-type="float">
            <text:p>800 000</text:p>
          </table:table-cell>
          <table:table-cell table:style-name="ce81" table:formula="of:=[.V24]/[.M25]" office:value-type="percentage" office:value="0.123098304305471" calcext:value-type="percentage">
            <text:p>12,31%</text:p>
          </table:table-cell>
          <table:table-cell table:style-name="ce81" table:formula="of:=MIN(1;[.V24]/[.M24])" office:value-type="percentage" office:value="0.970936237403619" calcext:value-type="percentage">
            <text:p>97,09%</text:p>
          </table:table-cell>
          <table:table-cell table:style-name="ce46"/>
          <table:table-cell table:style-name="ce86" table:formula="of:=MIN([.AB24];[.V24])" office:value-type="float" office:value="800000" calcext:value-type="float">
            <text:p>800 000</text:p>
          </table:table-cell>
          <table:table-cell table:style-name="ce86" table:formula="of:=[.V24]-[.Z24]" office:value-type="float" office:value="0" calcext:value-type="float">
            <text:p>0</text:p>
          </table:table-cell>
          <table:table-cell table:style-name="ce86" table:formula="of:=ROUND(([.P25]*[.T24]))" office:value-type="float" office:value="6498871" calcext:value-type="float">
            <text:p>6 498 871</text:p>
          </table:table-cell>
          <table:table-cell table:style-name="ce86" table:formula="of:=[.AB24]-[.Z24]" office:value-type="float" office:value="5698871" calcext:value-type="float">
            <text:p>5 698 871</text:p>
          </table:table-cell>
          <table:table-cell table:style-name="ce46"/>
          <table:table-cell table:style-name="ce81" table:formula="of:=[.Z24]/[.V24]" office:value-type="percentage" office:value="1" calcext:value-type="percentage">
            <text:p>100,00%</text:p>
          </table:table-cell>
          <table:table-cell table:style-name="ce81" table:formula="of:=[.AA24]/[.V24]" office:value-type="percentage" office:value="0" calcext:value-type="percentage">
            <text:p>0,00%</text:p>
          </table:table-cell>
          <table:table-cell table:style-name="ce81" table:formula="of:=[.Z24]/[.AB24]" office:value-type="percentage" office:value="0.123098304305471" calcext:value-type="percentage">
            <text:p>12,31%</text:p>
          </table:table-cell>
          <table:table-cell table:style-name="ce46"/>
          <table:table-cell table:style-name="ce81" table:formula="of:=[.S24]*[.AG24]" office:value-type="percentage" office:value="0.123098304305471" calcext:value-type="percentage">
            <text:p>12,31%</text:p>
          </table:table-cell>
          <table:table-cell table:style-name="ce91" table:formula="of:=[.D24]*[.AI24]" office:value-type="float" office:value="1.35408134736018" calcext:value-type="float">
            <text:p>1,35</text:p>
          </table:table-cell>
          <table:table-cell table:style-name="ce46"/>
          <table:table-cell table:style-name="ce93" table:formula="of:=[.M25]-[.V24]" office:value-type="float" office:value="5698871" calcext:value-type="float">
            <text:p>5 698 871</text:p>
          </table:table-cell>
          <table:table-cell table:style-name="ce81" table:formula="of:=[.AL24]/[.M25]" office:value-type="percentage" office:value="0.876901695694529" calcext:value-type="percentage">
            <text:p>87,69%</text:p>
          </table:table-cell>
          <table:table-cell table:style-name="ce81" table:formula="of:=MIN(1;MAX(0; [.M24]-[.V24])/[.M24])" office:value-type="percentage" office:value="0.0290637625963806" calcext:value-type="percentage">
            <text:p>2,91%</text:p>
          </table:table-cell>
          <table:table-cell table:style-name="ce46"/>
          <table:table-cell table:style-name="ce86" table:formula="of:=ROUND([.AL24]/[.D24])" office:value-type="float" office:value="518079" calcext:value-type="float">
            <text:p>518 079</text:p>
          </table:table-cell>
          <table:table-cell table:style-name="ce63" table:formula="of:=[.K24]" office:value-type="float" office:value="20000" calcext:value-type="float">
            <text:p>20 000</text:p>
          </table:table-cell>
          <table:table-cell table:style-name="ce46"/>
          <table:table-cell table:style-name="ce86" table:formula="of:=MIN([.AQ24];[.AU24])" office:value-type="float" office:value="20000" calcext:value-type="float">
            <text:p>20 000</text:p>
          </table:table-cell>
          <table:table-cell table:style-name="ce86" table:formula="of:=[.AQ24]-[.AS24]" office:value-type="float" office:value="0" calcext:value-type="float">
            <text:p>0</text:p>
          </table:table-cell>
          <table:table-cell table:style-name="ce86" table:formula="of:=[.O25]" office:value-type="float" office:value="55152" calcext:value-type="float">
            <text:p>55 152</text:p>
          </table:table-cell>
          <table:table-cell table:style-name="ce98" table:formula="of:=MAX(0;[.O25]-[.AQ24])" office:value-type="float" office:value="35152" calcext:value-type="float">
            <text:p>35152</text:p>
          </table:table-cell>
          <table:table-cell table:style-name="ce46"/>
          <table:table-cell table:style-name="ce81" table:formula="of:=[.AS24]/[.AQ24]" office:value-type="percentage" office:value="1" calcext:value-type="percentage">
            <text:p>100,00%</text:p>
          </table:table-cell>
          <table:table-cell table:style-name="ce81" table:formula="of:=[.AT24]/[.AQ24]" office:value-type="percentage" office:value="0" calcext:value-type="percentage">
            <text:p>0,00%</text:p>
          </table:table-cell>
          <table:table-cell table:style-name="ce46"/>
          <table:table-cell table:style-name="ce81" table:formula="of:=[.AS24]/[.AU24]" office:value-type="percentage" office:value="0.362634174644618" calcext:value-type="percentage">
            <text:p>36,26%</text:p>
          </table:table-cell>
          <table:table-cell table:style-name="ce91" table:formula="of:=[.D24]*[.BA24]" office:value-type="float" office:value="3.9889759210908" calcext:value-type="float">
            <text:p>3,99</text:p>
          </table:table-cell>
          <table:table-cell table:style-name="ce46"/>
          <table:table-cell table:style-name="ce10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23" calcext:value-type="float">
            <text:p>23</text:p>
          </table:table-cell>
          <table:table-cell table:style-name="ce51" office:value-type="float" office:value="30" calcext:value-type="float">
            <text:p>30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5000000" calcext:value-type="float">
            <text:p>5 000 000</text:p>
          </table:table-cell>
          <table:table-cell table:style-name="ce62" office:value-type="float" office:value="70000" calcext:value-type="float">
            <text:p>70 000</text:p>
          </table:table-cell>
          <table:table-cell table:style-name="ce64" table:formula="of:=[.J25]+[.K25]" office:value-type="float" office:value="5070000" calcext:value-type="float">
            <text:p>5070000</text:p>
          </table:table-cell>
          <table:table-cell table:formula="of:=ROUND(POWER([.D25];[.$B$3])*1000;0)" office:value-type="float" office:value="6498871" calcext:value-type="float">
            <text:p>6 498 871</text:p>
          </table:table-cell>
          <table:table-cell/>
          <table:table-cell table:style-name="ce70" table:formula="of:=ROUND(POWER([.D25];[.H25])*[.I25])" office:value-type="float" office:value="55152" calcext:value-type="float">
            <text:p>55 152</text:p>
          </table:table-cell>
          <table:table-cell table:style-name="ce70" table:formula="of:=ROUND(POWER([.D25];[.F25])*[.G25])" office:value-type="float" office:value="6498871" calcext:value-type="float">
            <text:p>6 498 871</text:p>
          </table:table-cell>
          <table:table-cell/>
          <table:table-cell table:style-name="ce52" table:formula="of:=[.E25]" office:value-type="float" office:value="30" calcext:value-type="float">
            <text:p>30</text:p>
          </table:table-cell>
          <table:table-cell table:formula="of:=MIN(1;[.D25]/[.R25])" office:value-type="percentage" office:value="0.766666666666667" calcext:value-type="percentage">
            <text:p>76,67%</text:p>
          </table:table-cell>
          <table:table-cell table:style-name="ce76" table:formula="of:=MIN(1;[.R25]/[.D25])" office:value-type="percentage" office:value="1" calcext:value-type="percentage">
            <text:p>100,00%</text:p>
          </table:table-cell>
          <table:table-cell/>
          <table:table-cell table:style-name="ce59" table:formula="of:=[.J25]" office:value-type="float" office:value="5000000" calcext:value-type="float">
            <text:p>5 000 000</text:p>
          </table:table-cell>
          <table:table-cell table:style-name="ce78" table:formula="of:=[.V25]/[.M26]" office:value-type="percentage" office:value="0.682933691919051" calcext:value-type="percentage">
            <text:p>68,29%</text:p>
          </table:table-cell>
          <table:table-cell table:style-name="ce83" table:formula="of:=MIN(1;[.V25]/[.M25])" office:value-type="percentage" office:value="0.769364401909193" calcext:value-type="percentage">
            <text:p>76,94%</text:p>
          </table:table-cell>
          <table:table-cell/>
          <table:table-cell table:formula="of:=MIN([.AB25];[.V25])" office:value-type="float" office:value="58788" calcext:value-type="float">
            <text:p>58 788</text:p>
          </table:table-cell>
          <table:table-cell table:formula="of:=[.V25]-[.Z25]" office:value-type="float" office:value="4941212" calcext:value-type="float">
            <text:p>4 941 212</text:p>
          </table:table-cell>
          <table:table-cell table:formula="of:=ROUND(([.P26]*[.T25]))" office:value-type="float" office:value="58788" calcext:value-type="float">
            <text:p>58 788</text:p>
          </table:table-cell>
          <table:table-cell table:formula="of:=[.AB25]-[.Z25]" office:value-type="float" office:value="0" calcext:value-type="float">
            <text:p>0</text:p>
          </table:table-cell>
          <table:table-cell/>
          <table:table-cell table:style-name="ce78" table:formula="of:=[.Z25]/[.V25]" office:value-type="percentage" office:value="0.0117576" calcext:value-type="percentage">
            <text:p>1,18%</text:p>
          </table:table-cell>
          <table:table-cell table:style-name="ce78" table:formula="of:=[.AA25]/[.V25]" office:value-type="percentage" office:value="0.9882424" calcext:value-type="percentage">
            <text:p>98,82%</text:p>
          </table:table-cell>
          <table:table-cell table:style-name="ce78" table:formula="of:=[.Z25]/[.AB25]" office:value-type="percentage" office:value="1" calcext:value-type="percentage">
            <text:p>100,00%</text:p>
          </table:table-cell>
          <table:table-cell/>
          <table:table-cell table:style-name="ce78" table:formula="of:=[.S25]*[.AG25]" office:value-type="percentage" office:value="0.766666666666667" calcext:value-type="percentage">
            <text:p>76,67%</text:p>
          </table:table-cell>
          <table:table-cell table:formula="of:=[.D25]*[.AI25]" office:value-type="float" office:value="17.6333333333333" calcext:value-type="float">
            <text:p>17,63</text:p>
          </table:table-cell>
          <table:table-cell/>
          <table:table-cell table:formula="of:=[.M26]-[.V25]" office:value-type="float" office:value="2321355" calcext:value-type="float">
            <text:p>2 321 355</text:p>
          </table:table-cell>
          <table:table-cell table:style-name="ce78" table:formula="of:=[.AL25]/[.M26]" office:value-type="percentage" office:value="0.317066308080949" calcext:value-type="percentage">
            <text:p>31,71%</text:p>
          </table:table-cell>
          <table:table-cell table:style-name="ce78" table:formula="of:=MIN(1;MAX(0; [.M25]-[.V25])/[.M25])" office:value-type="percentage" office:value="0.230635598090807" calcext:value-type="percentage">
            <text:p>23,06%</text:p>
          </table:table-cell>
          <table:table-cell/>
          <table:table-cell table:style-name="ce82" table:formula="of:=ROUND([.AL25]/[.D25])" office:value-type="float" office:value="100928" calcext:value-type="float">
            <text:p>100 928</text:p>
          </table:table-cell>
          <table:table-cell table:style-name="ce63" table:formula="of:=[.K25]" office:value-type="float" office:value="70000" calcext:value-type="float">
            <text:p>70 000</text:p>
          </table:table-cell>
          <table:table-cell/>
          <table:table-cell table:style-name="ce82" table:formula="of:=MIN([.AQ25];[.AU25])" office:value-type="float" office:value="70000" calcext:value-type="float">
            <text:p>70 000</text:p>
          </table:table-cell>
          <table:table-cell table:style-name="ce82" table:formula="of:=[.AQ25]-[.AS25]" office:value-type="float" office:value="0" calcext:value-type="float">
            <text:p>0</text:p>
          </table:table-cell>
          <table:table-cell table:style-name="ce82" table:formula="of:=[.O26]" office:value-type="float" office:value="305056" calcext:value-type="float">
            <text:p>305 056</text:p>
          </table:table-cell>
          <table:table-cell table:formula="of:=MAX(0;[.O26]-[.AQ25])" office:value-type="float" office:value="235056" calcext:value-type="float">
            <text:p>235056</text:p>
          </table:table-cell>
          <table:table-cell/>
          <table:table-cell table:style-name="ce78" table:formula="of:=[.AS25]/[.AQ25]" office:value-type="percentage" office:value="1" calcext:value-type="percentage">
            <text:p>100,00%</text:p>
          </table:table-cell>
          <table:table-cell table:style-name="ce78" table:formula="of:=[.AT25]/[.AQ25]" office:value-type="percentage" office:value="0" calcext:value-type="percentage">
            <text:p>0,00%</text:p>
          </table:table-cell>
          <table:table-cell/>
          <table:table-cell table:style-name="ce78" table:formula="of:=[.AS25]/[.AU25]" office:value-type="percentage" office:value="0.229466065247037" calcext:value-type="percentage">
            <text:p>22,95%</text:p>
          </table:table-cell>
          <table:table-cell table:formula="of:=[.D25]*[.BA25]" office:value-type="float" office:value="5.27771950068184" calcext:value-type="float">
            <text:p>5,28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24" calcext:value-type="float">
            <text:p>24</text:p>
          </table:table-cell>
          <table:table-cell table:style-name="ce51" office:value-type="float" office:value="30" calcext:value-type="float">
            <text:p>3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2500000" calcext:value-type="float">
            <text:p>2 500 000</text:p>
          </table:table-cell>
          <table:table-cell table:style-name="ce62" office:value-type="float" office:value="70000" calcext:value-type="float">
            <text:p>70 000</text:p>
          </table:table-cell>
          <table:table-cell table:style-name="ce64" table:formula="of:=[.J26]+[.K26]" office:value-type="float" office:value="2570000" calcext:value-type="float">
            <text:p>2570000</text:p>
          </table:table-cell>
          <table:table-cell table:formula="of:=ROUND(POWER([.D26];[.$B$3])*1000;0)" office:value-type="float" office:value="7321355" calcext:value-type="float">
            <text:p>7 321 355</text:p>
          </table:table-cell>
          <table:table-cell/>
          <table:table-cell table:style-name="ce70" table:formula="of:=ROUND(POWER([.D26];[.H26])*[.I26])" office:value-type="float" office:value="305056" calcext:value-type="float">
            <text:p>305 056</text:p>
          </table:table-cell>
          <table:table-cell table:style-name="ce70" table:formula="of:=ROUND(POWER([.D26];[.F26])*[.G26])" office:value-type="float" office:value="58788" calcext:value-type="float">
            <text:p>58 788</text:p>
          </table:table-cell>
          <table:table-cell/>
          <table:table-cell table:style-name="ce52" table:formula="of:=[.E26]" office:value-type="float" office:value="30" calcext:value-type="float">
            <text:p>30</text:p>
          </table:table-cell>
          <table:table-cell table:formula="of:=MIN(1;[.D26]/[.R26])" office:value-type="percentage" office:value="0.8" calcext:value-type="percentage">
            <text:p>80,00%</text:p>
          </table:table-cell>
          <table:table-cell table:style-name="ce76" table:formula="of:=MIN(1;[.R26]/[.D26])" office:value-type="percentage" office:value="1" calcext:value-type="percentage">
            <text:p>100,00%</text:p>
          </table:table-cell>
          <table:table-cell/>
          <table:table-cell table:style-name="ce59" table:formula="of:=[.J26]" office:value-type="float" office:value="2500000" calcext:value-type="float">
            <text:p>2 500 000</text:p>
          </table:table-cell>
          <table:table-cell table:style-name="ce78" table:formula="of:=[.V26]/[.M27]" office:value-type="percentage" office:value="0.304584644620993" calcext:value-type="percentage">
            <text:p>30,46%</text:p>
          </table:table-cell>
          <table:table-cell table:style-name="ce83" table:formula="of:=MIN(1;[.V26]/[.M26])" office:value-type="percentage" office:value="0.341466845959525" calcext:value-type="percentage">
            <text:p>34,15%</text:p>
          </table:table-cell>
          <table:table-cell/>
          <table:table-cell table:formula="of:=MIN([.AB26];[.V26])" office:value-type="float" office:value="2500000" calcext:value-type="float">
            <text:p>2 500 000</text:p>
          </table:table-cell>
          <table:table-cell table:formula="of:=[.V26]-[.Z26]" office:value-type="float" office:value="0" calcext:value-type="float">
            <text:p>0</text:p>
          </table:table-cell>
          <table:table-cell table:formula="of:=ROUND(([.P27]*[.T26]))" office:value-type="float" office:value="8207899" calcext:value-type="float">
            <text:p>8 207 899</text:p>
          </table:table-cell>
          <table:table-cell table:formula="of:=[.AB26]-[.Z26]" office:value-type="float" office:value="5707899" calcext:value-type="float">
            <text:p>5 707 899</text:p>
          </table:table-cell>
          <table:table-cell/>
          <table:table-cell table:style-name="ce78" table:formula="of:=[.Z26]/[.V26]" office:value-type="percentage" office:value="1" calcext:value-type="percentage">
            <text:p>100,00%</text:p>
          </table:table-cell>
          <table:table-cell table:style-name="ce78" table:formula="of:=[.AA26]/[.V26]" office:value-type="percentage" office:value="0" calcext:value-type="percentage">
            <text:p>0,00%</text:p>
          </table:table-cell>
          <table:table-cell table:style-name="ce78" table:formula="of:=[.Z26]/[.AB26]" office:value-type="percentage" office:value="0.304584644620993" calcext:value-type="percentage">
            <text:p>30,46%</text:p>
          </table:table-cell>
          <table:table-cell/>
          <table:table-cell table:style-name="ce78" table:formula="of:=[.S26]*[.AG26]" office:value-type="percentage" office:value="0.243667715696794" calcext:value-type="percentage">
            <text:p>24,37%</text:p>
          </table:table-cell>
          <table:table-cell table:formula="of:=[.D26]*[.AI26]" office:value-type="float" office:value="5.84802517672306" calcext:value-type="float">
            <text:p>5,85</text:p>
          </table:table-cell>
          <table:table-cell/>
          <table:table-cell table:formula="of:=[.M27]-[.V26]" office:value-type="float" office:value="5707899" calcext:value-type="float">
            <text:p>5 707 899</text:p>
          </table:table-cell>
          <table:table-cell table:style-name="ce78" table:formula="of:=[.AL26]/[.M27]" office:value-type="percentage" office:value="0.695415355379007" calcext:value-type="percentage">
            <text:p>69,54%</text:p>
          </table:table-cell>
          <table:table-cell table:style-name="ce78" table:formula="of:=MIN(1;MAX(0; [.M26]-[.V26])/[.M26])" office:value-type="percentage" office:value="0.658533154040475" calcext:value-type="percentage">
            <text:p>65,85%</text:p>
          </table:table-cell>
          <table:table-cell/>
          <table:table-cell table:style-name="ce82" table:formula="of:=ROUND([.AL26]/[.D26])" office:value-type="float" office:value="237829" calcext:value-type="float">
            <text:p>237 829</text:p>
          </table:table-cell>
          <table:table-cell table:style-name="ce63" table:formula="of:=[.K26]" office:value-type="float" office:value="70000" calcext:value-type="float">
            <text:p>70 000</text:p>
          </table:table-cell>
          <table:table-cell/>
          <table:table-cell table:style-name="ce82" table:formula="of:=MIN([.AQ26];[.AU26])" office:value-type="float" office:value="62500" calcext:value-type="float">
            <text:p>62 500</text:p>
          </table:table-cell>
          <table:table-cell table:style-name="ce82" table:formula="of:=[.AQ26]-[.AS26]" office:value-type="float" office:value="7500" calcext:value-type="float">
            <text:p>7 500</text:p>
          </table:table-cell>
          <table:table-cell table:style-name="ce82" table:formula="of:=[.O27]" office:value-type="float" office:value="62500" calcext:value-type="float">
            <text:p>62 500</text:p>
          </table:table-cell>
          <table:table-cell table:formula="of:=MAX(0;[.O27]-[.AQ26])" office:value-type="float" office:value="0" calcext:value-type="float">
            <text:p>0</text:p>
          </table:table-cell>
          <table:table-cell/>
          <table:table-cell table:style-name="ce78" table:formula="of:=[.AS26]/[.AQ26]" office:value-type="percentage" office:value="0.892857142857143" calcext:value-type="percentage">
            <text:p>89,29%</text:p>
          </table:table-cell>
          <table:table-cell table:style-name="ce78" table:formula="of:=[.AT26]/[.AQ26]" office:value-type="percentage" office:value="0.107142857142857" calcext:value-type="percentage">
            <text:p>10,71%</text:p>
          </table:table-cell>
          <table:table-cell/>
          <table:table-cell table:style-name="ce78" table:formula="of:=[.AS26]/[.AU26]" office:value-type="percentage" office:value="1" calcext:value-type="percentage">
            <text:p>100,00%</text:p>
          </table:table-cell>
          <table:table-cell table:formula="of:=[.D26]*[.BA26]" office:value-type="float" office:value="24" calcext:value-type="float">
            <text:p>24,0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25" calcext:value-type="float">
            <text:p>25</text:p>
          </table:table-cell>
          <table:table-cell table:style-name="ce51" office:value-type="float" office:value="30" calcext:value-type="float">
            <text:p>30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6000000" calcext:value-type="float">
            <text:p>6 0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27]+[.K27]" office:value-type="float" office:value="6060000" calcext:value-type="float">
            <text:p>6060000</text:p>
          </table:table-cell>
          <table:table-cell table:formula="of:=ROUND(POWER([.D27];[.$B$3])*1000;0)" office:value-type="float" office:value="8207899" calcext:value-type="float">
            <text:p>8 207 899</text:p>
          </table:table-cell>
          <table:table-cell/>
          <table:table-cell table:style-name="ce70" table:formula="of:=ROUND(POWER([.D27];[.H27])*[.I27])" office:value-type="float" office:value="62500" calcext:value-type="float">
            <text:p>62 500</text:p>
          </table:table-cell>
          <table:table-cell table:style-name="ce70" table:formula="of:=ROUND(POWER([.D27];[.F27])*[.G27])" office:value-type="float" office:value="8207899" calcext:value-type="float">
            <text:p>8 207 899</text:p>
          </table:table-cell>
          <table:table-cell/>
          <table:table-cell table:style-name="ce52" table:formula="of:=[.E27]" office:value-type="float" office:value="30" calcext:value-type="float">
            <text:p>30</text:p>
          </table:table-cell>
          <table:table-cell table:formula="of:=MIN(1;[.D27]/[.R27])" office:value-type="percentage" office:value="0.833333333333333" calcext:value-type="percentage">
            <text:p>83,33%</text:p>
          </table:table-cell>
          <table:table-cell table:style-name="ce76" table:formula="of:=MIN(1;[.R27]/[.D27])" office:value-type="percentage" office:value="1" calcext:value-type="percentage">
            <text:p>100,00%</text:p>
          </table:table-cell>
          <table:table-cell/>
          <table:table-cell table:style-name="ce59" table:formula="of:=[.J27]" office:value-type="float" office:value="6000000" calcext:value-type="float">
            <text:p>6 000 000</text:p>
          </table:table-cell>
          <table:table-cell table:style-name="ce78" table:formula="of:=[.V27]/[.M28]" office:value-type="percentage" office:value="0.654976715031967" calcext:value-type="percentage">
            <text:p>65,50%</text:p>
          </table:table-cell>
          <table:table-cell table:style-name="ce83" table:formula="of:=MIN(1;[.V27]/[.M27])" office:value-type="percentage" office:value="0.731003147090382" calcext:value-type="percentage">
            <text:p>73,10%</text:p>
          </table:table-cell>
          <table:table-cell/>
          <table:table-cell table:formula="of:=MIN([.AB27];[.V27])" office:value-type="float" office:value="66287" calcext:value-type="float">
            <text:p>66 287</text:p>
          </table:table-cell>
          <table:table-cell table:formula="of:=[.V27]-[.Z27]" office:value-type="float" office:value="5933713" calcext:value-type="float">
            <text:p>5 933 713</text:p>
          </table:table-cell>
          <table:table-cell table:formula="of:=ROUND(([.P28]*[.T27]))" office:value-type="float" office:value="66287" calcext:value-type="float">
            <text:p>66 287</text:p>
          </table:table-cell>
          <table:table-cell table:formula="of:=[.AB27]-[.Z27]" office:value-type="float" office:value="0" calcext:value-type="float">
            <text:p>0</text:p>
          </table:table-cell>
          <table:table-cell/>
          <table:table-cell table:style-name="ce78" table:formula="of:=[.Z27]/[.V27]" office:value-type="percentage" office:value="0.0110478333333333" calcext:value-type="percentage">
            <text:p>1,10%</text:p>
          </table:table-cell>
          <table:table-cell table:style-name="ce78" table:formula="of:=[.AA27]/[.V27]" office:value-type="percentage" office:value="0.988952166666667" calcext:value-type="percentage">
            <text:p>98,90%</text:p>
          </table:table-cell>
          <table:table-cell table:style-name="ce78" table:formula="of:=[.Z27]/[.AB27]" office:value-type="percentage" office:value="1" calcext:value-type="percentage">
            <text:p>100,00%</text:p>
          </table:table-cell>
          <table:table-cell/>
          <table:table-cell table:style-name="ce78" table:formula="of:=[.S27]*[.AG27]" office:value-type="percentage" office:value="0.833333333333333" calcext:value-type="percentage">
            <text:p>83,33%</text:p>
          </table:table-cell>
          <table:table-cell table:formula="of:=[.D27]*[.AI27]" office:value-type="float" office:value="20.8333333333333" calcext:value-type="float">
            <text:p>20,83</text:p>
          </table:table-cell>
          <table:table-cell/>
          <table:table-cell table:formula="of:=[.M28]-[.V27]" office:value-type="float" office:value="3160631" calcext:value-type="float">
            <text:p>3 160 631</text:p>
          </table:table-cell>
          <table:table-cell table:style-name="ce78" table:formula="of:=[.AL27]/[.M28]" office:value-type="percentage" office:value="0.345023284968033" calcext:value-type="percentage">
            <text:p>34,50%</text:p>
          </table:table-cell>
          <table:table-cell table:style-name="ce78" table:formula="of:=MIN(1;MAX(0; [.M27]-[.V27])/[.M27])" office:value-type="percentage" office:value="0.268996852909618" calcext:value-type="percentage">
            <text:p>26,90%</text:p>
          </table:table-cell>
          <table:table-cell/>
          <table:table-cell table:style-name="ce82" table:formula="of:=ROUND([.AL27]/[.D27])" office:value-type="float" office:value="126425" calcext:value-type="float">
            <text:p>126 425</text:p>
          </table:table-cell>
          <table:table-cell table:style-name="ce63" table:formula="of:=[.K27]" office:value-type="float" office:value="60000" calcext:value-type="float">
            <text:p>60 000</text:p>
          </table:table-cell>
          <table:table-cell/>
          <table:table-cell table:style-name="ce82" table:formula="of:=MIN([.AQ27];[.AU27])" office:value-type="float" office:value="60000" calcext:value-type="float">
            <text:p>60 000</text:p>
          </table:table-cell>
          <table:table-cell table:style-name="ce82" table:formula="of:=[.AQ27]-[.AS27]" office:value-type="float" office:value="0" calcext:value-type="float">
            <text:p>0</text:p>
          </table:table-cell>
          <table:table-cell table:style-name="ce82" table:formula="of:=[.O28]" office:value-type="float" office:value="352332" calcext:value-type="float">
            <text:p>352 332</text:p>
          </table:table-cell>
          <table:table-cell table:formula="of:=MAX(0;[.O28]-[.AQ27])" office:value-type="float" office:value="292332" calcext:value-type="float">
            <text:p>292332</text:p>
          </table:table-cell>
          <table:table-cell/>
          <table:table-cell table:style-name="ce78" table:formula="of:=[.AS27]/[.AQ27]" office:value-type="percentage" office:value="1" calcext:value-type="percentage">
            <text:p>100,00%</text:p>
          </table:table-cell>
          <table:table-cell table:style-name="ce78" table:formula="of:=[.AT27]/[.AQ27]" office:value-type="percentage" office:value="0" calcext:value-type="percentage">
            <text:p>0,00%</text:p>
          </table:table-cell>
          <table:table-cell/>
          <table:table-cell table:style-name="ce78" table:formula="of:=[.AS27]/[.AU27]" office:value-type="percentage" office:value="0.170293927318552" calcext:value-type="percentage">
            <text:p>17,03%</text:p>
          </table:table-cell>
          <table:table-cell table:formula="of:=[.D27]*[.BA27]" office:value-type="float" office:value="4.2573481829638" calcext:value-type="float">
            <text:p>4,26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26" calcext:value-type="float">
            <text:p>26</text:p>
          </table:table-cell>
          <table:table-cell table:style-name="ce51" office:value-type="float" office:value="30" calcext:value-type="float">
            <text:p>3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6500000" calcext:value-type="float">
            <text:p>6 5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28]+[.K28]" office:value-type="float" office:value="6560000" calcext:value-type="float">
            <text:p>6560000</text:p>
          </table:table-cell>
          <table:table-cell table:formula="of:=ROUND(POWER([.D28];[.$B$3])*1000;0)" office:value-type="float" office:value="9160631" calcext:value-type="float">
            <text:p>9 160 631</text:p>
          </table:table-cell>
          <table:table-cell/>
          <table:table-cell table:style-name="ce70" table:formula="of:=ROUND(POWER([.D28];[.H28])*[.I28])" office:value-type="float" office:value="352332" calcext:value-type="float">
            <text:p>352 332</text:p>
          </table:table-cell>
          <table:table-cell table:style-name="ce70" table:formula="of:=ROUND(POWER([.D28];[.F28])*[.G28])" office:value-type="float" office:value="66287" calcext:value-type="float">
            <text:p>66 287</text:p>
          </table:table-cell>
          <table:table-cell/>
          <table:table-cell table:style-name="ce52" table:formula="of:=[.E28]" office:value-type="float" office:value="30" calcext:value-type="float">
            <text:p>30</text:p>
          </table:table-cell>
          <table:table-cell table:formula="of:=MIN(1;[.D28]/[.R28])" office:value-type="percentage" office:value="0.866666666666667" calcext:value-type="percentage">
            <text:p>86,67%</text:p>
          </table:table-cell>
          <table:table-cell table:style-name="ce76" table:formula="of:=MIN(1;[.R28]/[.D28])" office:value-type="percentage" office:value="1" calcext:value-type="percentage">
            <text:p>100,00%</text:p>
          </table:table-cell>
          <table:table-cell/>
          <table:table-cell table:style-name="ce59" table:formula="of:=[.J28]" office:value-type="float" office:value="6500000" calcext:value-type="float">
            <text:p>6 500 000</text:p>
          </table:table-cell>
          <table:table-cell table:style-name="ce78" table:formula="of:=[.V28]/[.M29]" office:value-type="percentage" office:value="0.638402837887224" calcext:value-type="percentage">
            <text:p>63,84%</text:p>
          </table:table-cell>
          <table:table-cell table:style-name="ce83" table:formula="of:=MIN(1;[.V28]/[.M28])" office:value-type="percentage" office:value="0.709558107951297" calcext:value-type="percentage">
            <text:p>70,96%</text:p>
          </table:table-cell>
          <table:table-cell/>
          <table:table-cell table:formula="of:=MIN([.AB28];[.V28])" office:value-type="float" office:value="6500000" calcext:value-type="float">
            <text:p>6 500 000</text:p>
          </table:table-cell>
          <table:table-cell table:formula="of:=[.V28]-[.Z28]" office:value-type="float" office:value="0" calcext:value-type="float">
            <text:p>0</text:p>
          </table:table-cell>
          <table:table-cell table:formula="of:=ROUND(([.P29]*[.T28]))" office:value-type="float" office:value="10181659" calcext:value-type="float">
            <text:p>10 181 659</text:p>
          </table:table-cell>
          <table:table-cell table:formula="of:=[.AB28]-[.Z28]" office:value-type="float" office:value="3681659" calcext:value-type="float">
            <text:p>3 681 659</text:p>
          </table:table-cell>
          <table:table-cell/>
          <table:table-cell table:style-name="ce78" table:formula="of:=[.Z28]/[.V28]" office:value-type="percentage" office:value="1" calcext:value-type="percentage">
            <text:p>100,00%</text:p>
          </table:table-cell>
          <table:table-cell table:style-name="ce78" table:formula="of:=[.AA28]/[.V28]" office:value-type="percentage" office:value="0" calcext:value-type="percentage">
            <text:p>0,00%</text:p>
          </table:table-cell>
          <table:table-cell table:style-name="ce78" table:formula="of:=[.Z28]/[.AB28]" office:value-type="percentage" office:value="0.638402837887224" calcext:value-type="percentage">
            <text:p>63,84%</text:p>
          </table:table-cell>
          <table:table-cell/>
          <table:table-cell table:style-name="ce78" table:formula="of:=[.S28]*[.AG28]" office:value-type="percentage" office:value="0.553282459502261" calcext:value-type="percentage">
            <text:p>55,33%</text:p>
          </table:table-cell>
          <table:table-cell table:formula="of:=[.D28]*[.AI28]" office:value-type="float" office:value="14.3853439470588" calcext:value-type="float">
            <text:p>14,39</text:p>
          </table:table-cell>
          <table:table-cell/>
          <table:table-cell table:formula="of:=[.M29]-[.V28]" office:value-type="float" office:value="3681659" calcext:value-type="float">
            <text:p>3 681 659</text:p>
          </table:table-cell>
          <table:table-cell table:style-name="ce78" table:formula="of:=[.AL28]/[.M29]" office:value-type="percentage" office:value="0.361597162112775" calcext:value-type="percentage">
            <text:p>36,16%</text:p>
          </table:table-cell>
          <table:table-cell table:style-name="ce78" table:formula="of:=MIN(1;MAX(0; [.M28]-[.V28])/[.M28])" office:value-type="percentage" office:value="0.290441892048703" calcext:value-type="percentage">
            <text:p>29,04%</text:p>
          </table:table-cell>
          <table:table-cell/>
          <table:table-cell table:style-name="ce82" table:formula="of:=ROUND([.AL28]/[.D28])" office:value-type="float" office:value="141602" calcext:value-type="float">
            <text:p>141 602</text:p>
          </table:table-cell>
          <table:table-cell table:style-name="ce63" table:formula="of:=[.K28]" office:value-type="float" office:value="60000" calcext:value-type="float">
            <text:p>60 000</text:p>
          </table:table-cell>
          <table:table-cell/>
          <table:table-cell table:style-name="ce82" table:formula="of:=MIN([.AQ28];[.AU28])" office:value-type="float" office:value="60000" calcext:value-type="float">
            <text:p>60 000</text:p>
          </table:table-cell>
          <table:table-cell table:style-name="ce82" table:formula="of:=[.AQ28]-[.AS28]" office:value-type="float" office:value="0" calcext:value-type="float">
            <text:p>0</text:p>
          </table:table-cell>
          <table:table-cell table:style-name="ce82" table:formula="of:=[.O29]" office:value-type="float" office:value="70148" calcext:value-type="float">
            <text:p>70 148</text:p>
          </table:table-cell>
          <table:table-cell table:formula="of:=MAX(0;[.O29]-[.AQ28])" office:value-type="float" office:value="10148" calcext:value-type="float">
            <text:p>10148</text:p>
          </table:table-cell>
          <table:table-cell/>
          <table:table-cell table:style-name="ce78" table:formula="of:=[.AS28]/[.AQ28]" office:value-type="percentage" office:value="1" calcext:value-type="percentage">
            <text:p>100,00%</text:p>
          </table:table-cell>
          <table:table-cell table:style-name="ce78" table:formula="of:=[.AT28]/[.AQ28]" office:value-type="percentage" office:value="0" calcext:value-type="percentage">
            <text:p>0,00%</text:p>
          </table:table-cell>
          <table:table-cell/>
          <table:table-cell table:style-name="ce78" table:formula="of:=[.AS28]/[.AU28]" office:value-type="percentage" office:value="0.855334435764384" calcext:value-type="percentage">
            <text:p>85,53%</text:p>
          </table:table-cell>
          <table:table-cell table:formula="of:=[.D28]*[.BA28]" office:value-type="float" office:value="22.238695329874" calcext:value-type="float">
            <text:p>22,24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27" calcext:value-type="float">
            <text:p>27</text:p>
          </table:table-cell>
          <table:table-cell table:style-name="ce51" office:value-type="float" office:value="30" calcext:value-type="float">
            <text:p>30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7000000" calcext:value-type="float">
            <text:p>7 0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29]+[.K29]" office:value-type="float" office:value="7060000" calcext:value-type="float">
            <text:p>7060000</text:p>
          </table:table-cell>
          <table:table-cell table:formula="of:=ROUND(POWER([.D29];[.$B$3])*1000;0)" office:value-type="float" office:value="10181659" calcext:value-type="float">
            <text:p>10 181 659</text:p>
          </table:table-cell>
          <table:table-cell/>
          <table:table-cell table:style-name="ce70" table:formula="of:=ROUND(POWER([.D29];[.H29])*[.I29])" office:value-type="float" office:value="70148" calcext:value-type="float">
            <text:p>70 148</text:p>
          </table:table-cell>
          <table:table-cell table:style-name="ce70" table:formula="of:=ROUND(POWER([.D29];[.F29])*[.G29])" office:value-type="float" office:value="10181659" calcext:value-type="float">
            <text:p>10 181 659</text:p>
          </table:table-cell>
          <table:table-cell/>
          <table:table-cell table:style-name="ce52" table:formula="of:=[.E29]" office:value-type="float" office:value="30" calcext:value-type="float">
            <text:p>30</text:p>
          </table:table-cell>
          <table:table-cell table:formula="of:=MIN(1;[.D29]/[.R29])" office:value-type="percentage" office:value="0.9" calcext:value-type="percentage">
            <text:p>90,00%</text:p>
          </table:table-cell>
          <table:table-cell table:style-name="ce76" table:formula="of:=MIN(1;[.R29]/[.D29])" office:value-type="percentage" office:value="1" calcext:value-type="percentage">
            <text:p>100,00%</text:p>
          </table:table-cell>
          <table:table-cell/>
          <table:table-cell table:style-name="ce59" table:formula="of:=[.J29]" office:value-type="float" office:value="7000000" calcext:value-type="float">
            <text:p>7 000 000</text:p>
          </table:table-cell>
          <table:table-cell table:style-name="ce78" table:formula="of:=[.V29]/[.M30]" office:value-type="percentage" office:value="0.620948477509734" calcext:value-type="percentage">
            <text:p>62,09%</text:p>
          </table:table-cell>
          <table:table-cell table:style-name="ce83" table:formula="of:=MIN(1;[.V29]/[.M29])" office:value-type="percentage" office:value="0.687510748493934" calcext:value-type="percentage">
            <text:p>68,75%</text:p>
          </table:table-cell>
          <table:table-cell/>
          <table:table-cell table:formula="of:=MIN([.AB29];[.V29])" office:value-type="float" office:value="74081" calcext:value-type="float">
            <text:p>74 081</text:p>
          </table:table-cell>
          <table:table-cell table:formula="of:=[.V29]-[.Z29]" office:value-type="float" office:value="6925919" calcext:value-type="float">
            <text:p>6 925 919</text:p>
          </table:table-cell>
          <table:table-cell table:formula="of:=ROUND(([.P30]*[.T29]))" office:value-type="float" office:value="74081" calcext:value-type="float">
            <text:p>74 081</text:p>
          </table:table-cell>
          <table:table-cell table:formula="of:=[.AB29]-[.Z29]" office:value-type="float" office:value="0" calcext:value-type="float">
            <text:p>0</text:p>
          </table:table-cell>
          <table:table-cell/>
          <table:table-cell table:style-name="ce78" table:formula="of:=[.Z29]/[.V29]" office:value-type="percentage" office:value="0.010583" calcext:value-type="percentage">
            <text:p>1,06%</text:p>
          </table:table-cell>
          <table:table-cell table:style-name="ce78" table:formula="of:=[.AA29]/[.V29]" office:value-type="percentage" office:value="0.989417" calcext:value-type="percentage">
            <text:p>98,94%</text:p>
          </table:table-cell>
          <table:table-cell table:style-name="ce78" table:formula="of:=[.Z29]/[.AB29]" office:value-type="percentage" office:value="1" calcext:value-type="percentage">
            <text:p>100,00%</text:p>
          </table:table-cell>
          <table:table-cell/>
          <table:table-cell table:style-name="ce78" table:formula="of:=[.S29]*[.AG29]" office:value-type="percentage" office:value="0.9" calcext:value-type="percentage">
            <text:p>90,00%</text:p>
          </table:table-cell>
          <table:table-cell table:formula="of:=[.D29]*[.AI29]" office:value-type="float" office:value="24.3" calcext:value-type="float">
            <text:p>24,30</text:p>
          </table:table-cell>
          <table:table-cell/>
          <table:table-cell table:formula="of:=[.M30]-[.V29]" office:value-type="float" office:value="4273077" calcext:value-type="float">
            <text:p>4 273 077</text:p>
          </table:table-cell>
          <table:table-cell table:style-name="ce78" table:formula="of:=[.AL29]/[.M30]" office:value-type="percentage" office:value="0.379051522490266" calcext:value-type="percentage">
            <text:p>37,91%</text:p>
          </table:table-cell>
          <table:table-cell table:style-name="ce78" table:formula="of:=MIN(1;MAX(0; [.M29]-[.V29])/[.M29])" office:value-type="percentage" office:value="0.312489251506066" calcext:value-type="percentage">
            <text:p>31,25%</text:p>
          </table:table-cell>
          <table:table-cell/>
          <table:table-cell table:style-name="ce82" table:formula="of:=ROUND([.AL29]/[.D29])" office:value-type="float" office:value="158262" calcext:value-type="float">
            <text:p>158 262</text:p>
          </table:table-cell>
          <table:table-cell table:style-name="ce63" table:formula="of:=[.K29]" office:value-type="float" office:value="60000" calcext:value-type="float">
            <text:p>60 000</text:p>
          </table:table-cell>
          <table:table-cell/>
          <table:table-cell table:style-name="ce82" table:formula="of:=MIN([.AQ29];[.AU29])" office:value-type="float" office:value="60000" calcext:value-type="float">
            <text:p>60 000</text:p>
          </table:table-cell>
          <table:table-cell table:style-name="ce82" table:formula="of:=[.AQ29]-[.AS29]" office:value-type="float" office:value="0" calcext:value-type="float">
            <text:p>0</text:p>
          </table:table-cell>
          <table:table-cell table:style-name="ce82" table:formula="of:=[.O30]" office:value-type="float" office:value="402610" calcext:value-type="float">
            <text:p>402 610</text:p>
          </table:table-cell>
          <table:table-cell table:formula="of:=MAX(0;[.O30]-[.AQ29])" office:value-type="float" office:value="342610" calcext:value-type="float">
            <text:p>342610</text:p>
          </table:table-cell>
          <table:table-cell/>
          <table:table-cell table:style-name="ce78" table:formula="of:=[.AS29]/[.AQ29]" office:value-type="percentage" office:value="1" calcext:value-type="percentage">
            <text:p>100,00%</text:p>
          </table:table-cell>
          <table:table-cell table:style-name="ce78" table:formula="of:=[.AT29]/[.AQ29]" office:value-type="percentage" office:value="0" calcext:value-type="percentage">
            <text:p>0,00%</text:p>
          </table:table-cell>
          <table:table-cell/>
          <table:table-cell table:style-name="ce78" table:formula="of:=[.AS29]/[.AU29]" office:value-type="percentage" office:value="0.149027594942997" calcext:value-type="percentage">
            <text:p>14,90%</text:p>
          </table:table-cell>
          <table:table-cell table:formula="of:=[.D29]*[.BA29]" office:value-type="float" office:value="4.02374506346092" calcext:value-type="float">
            <text:p>4,02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7500000" calcext:value-type="float">
            <text:p>7 5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30]+[.K30]" office:value-type="float" office:value="7560000" calcext:value-type="float">
            <text:p>7560000</text:p>
          </table:table-cell>
          <table:table-cell table:formula="of:=ROUND(POWER([.D30];[.$B$3])*1000;0)" office:value-type="float" office:value="11273077" calcext:value-type="float">
            <text:p>11 273 077</text:p>
          </table:table-cell>
          <table:table-cell/>
          <table:table-cell table:style-name="ce70" table:formula="of:=ROUND(POWER([.D30];[.H30])*[.I30])" office:value-type="float" office:value="402610" calcext:value-type="float">
            <text:p>402 610</text:p>
          </table:table-cell>
          <table:table-cell table:style-name="ce70" table:formula="of:=ROUND(POWER([.D30];[.F30])*[.G30])" office:value-type="float" office:value="74081" calcext:value-type="float">
            <text:p>74 081</text:p>
          </table:table-cell>
          <table:table-cell/>
          <table:table-cell table:style-name="ce52" table:formula="of:=[.E30]" office:value-type="float" office:value="30" calcext:value-type="float">
            <text:p>30</text:p>
          </table:table-cell>
          <table:table-cell table:formula="of:=MIN(1;[.D30]/[.R30])" office:value-type="percentage" office:value="0.933333333333333" calcext:value-type="percentage">
            <text:p>93,33%</text:p>
          </table:table-cell>
          <table:table-cell table:style-name="ce76" table:formula="of:=MIN(1;[.R30]/[.D30])" office:value-type="percentage" office:value="1" calcext:value-type="percentage">
            <text:p>100,00%</text:p>
          </table:table-cell>
          <table:table-cell/>
          <table:table-cell table:style-name="ce59" table:formula="of:=[.J30]" office:value-type="float" office:value="7500000" calcext:value-type="float">
            <text:p>7 500 000</text:p>
          </table:table-cell>
          <table:table-cell table:style-name="ce78" table:formula="of:=[.V30]/[.M31]" office:value-type="percentage" office:value="0.603041063719409" calcext:value-type="percentage">
            <text:p>60,30%</text:p>
          </table:table-cell>
          <table:table-cell table:style-name="ce83" table:formula="of:=MIN(1;[.V30]/[.M30])" office:value-type="percentage" office:value="0.665301940189001" calcext:value-type="percentage">
            <text:p>66,53%</text:p>
          </table:table-cell>
          <table:table-cell/>
          <table:table-cell table:formula="of:=MIN([.AB30];[.V30])" office:value-type="float" office:value="7500000" calcext:value-type="float">
            <text:p>7 500 000</text:p>
          </table:table-cell>
          <table:table-cell table:formula="of:=[.V30]-[.Z30]" office:value-type="float" office:value="0" calcext:value-type="float">
            <text:p>0</text:p>
          </table:table-cell>
          <table:table-cell table:formula="of:=ROUND(([.P31]*[.T30]))" office:value-type="float" office:value="12436964" calcext:value-type="float">
            <text:p>12 436 964</text:p>
          </table:table-cell>
          <table:table-cell table:formula="of:=[.AB30]-[.Z30]" office:value-type="float" office:value="4936964" calcext:value-type="float">
            <text:p>4 936 964</text:p>
          </table:table-cell>
          <table:table-cell/>
          <table:table-cell table:style-name="ce78" table:formula="of:=[.Z30]/[.V30]" office:value-type="percentage" office:value="1" calcext:value-type="percentage">
            <text:p>100,00%</text:p>
          </table:table-cell>
          <table:table-cell table:style-name="ce78" table:formula="of:=[.AA30]/[.V30]" office:value-type="percentage" office:value="0" calcext:value-type="percentage">
            <text:p>0,00%</text:p>
          </table:table-cell>
          <table:table-cell table:style-name="ce78" table:formula="of:=[.Z30]/[.AB30]" office:value-type="percentage" office:value="0.603041063719409" calcext:value-type="percentage">
            <text:p>60,30%</text:p>
          </table:table-cell>
          <table:table-cell/>
          <table:table-cell table:style-name="ce78" table:formula="of:=[.S30]*[.AG30]" office:value-type="percentage" office:value="0.562838326138115" calcext:value-type="percentage">
            <text:p>56,28%</text:p>
          </table:table-cell>
          <table:table-cell table:formula="of:=[.D30]*[.AI30]" office:value-type="float" office:value="15.7594731318672" calcext:value-type="float">
            <text:p>15,76</text:p>
          </table:table-cell>
          <table:table-cell/>
          <table:table-cell table:formula="of:=[.M31]-[.V30]" office:value-type="float" office:value="4936964" calcext:value-type="float">
            <text:p>4 936 964</text:p>
          </table:table-cell>
          <table:table-cell table:style-name="ce78" table:formula="of:=[.AL30]/[.M31]" office:value-type="percentage" office:value="0.396958936280591" calcext:value-type="percentage">
            <text:p>39,70%</text:p>
          </table:table-cell>
          <table:table-cell table:style-name="ce78" table:formula="of:=MIN(1;MAX(0; [.M30]-[.V30])/[.M30])" office:value-type="percentage" office:value="0.334698059810999" calcext:value-type="percentage">
            <text:p>33,47%</text:p>
          </table:table-cell>
          <table:table-cell/>
          <table:table-cell table:style-name="ce82" table:formula="of:=ROUND([.AL30]/[.D30])" office:value-type="float" office:value="176320" calcext:value-type="float">
            <text:p>176 320</text:p>
          </table:table-cell>
          <table:table-cell table:style-name="ce63" table:formula="of:=[.K30]" office:value-type="float" office:value="60000" calcext:value-type="float">
            <text:p>60 000</text:p>
          </table:table-cell>
          <table:table-cell/>
          <table:table-cell table:style-name="ce82" table:formula="of:=MIN([.AQ30];[.AU30])" office:value-type="float" office:value="60000" calcext:value-type="float">
            <text:p>60 000</text:p>
          </table:table-cell>
          <table:table-cell table:style-name="ce82" table:formula="of:=[.AQ30]-[.AS30]" office:value-type="float" office:value="0" calcext:value-type="float">
            <text:p>0</text:p>
          </table:table-cell>
          <table:table-cell table:style-name="ce82" table:formula="of:=[.O31]" office:value-type="float" office:value="78085" calcext:value-type="float">
            <text:p>78 085</text:p>
          </table:table-cell>
          <table:table-cell table:formula="of:=MAX(0;[.O31]-[.AQ30])" office:value-type="float" office:value="18085" calcext:value-type="float">
            <text:p>18085</text:p>
          </table:table-cell>
          <table:table-cell/>
          <table:table-cell table:style-name="ce78" table:formula="of:=[.AS30]/[.AQ30]" office:value-type="percentage" office:value="1" calcext:value-type="percentage">
            <text:p>100,00%</text:p>
          </table:table-cell>
          <table:table-cell table:style-name="ce78" table:formula="of:=[.AT30]/[.AQ30]" office:value-type="percentage" office:value="0" calcext:value-type="percentage">
            <text:p>0,00%</text:p>
          </table:table-cell>
          <table:table-cell/>
          <table:table-cell table:style-name="ce78" table:formula="of:=[.AS30]/[.AU30]" office:value-type="percentage" office:value="0.768393417429724" calcext:value-type="percentage">
            <text:p>76,84%</text:p>
          </table:table-cell>
          <table:table-cell table:formula="of:=[.D30]*[.BA30]" office:value-type="float" office:value="21.5150156880323" calcext:value-type="float">
            <text:p>21,52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8000000" calcext:value-type="float">
            <text:p>8 0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31]+[.K31]" office:value-type="float" office:value="8060000" calcext:value-type="float">
            <text:p>8060000</text:p>
          </table:table-cell>
          <table:table-cell table:formula="of:=ROUND(POWER([.D31];[.$B$3])*1000;0)" office:value-type="float" office:value="12436964" calcext:value-type="float">
            <text:p>12 436 964</text:p>
          </table:table-cell>
          <table:table-cell/>
          <table:table-cell table:style-name="ce70" table:formula="of:=ROUND(POWER([.D31];[.H31])*[.I31])" office:value-type="float" office:value="78085" calcext:value-type="float">
            <text:p>78 085</text:p>
          </table:table-cell>
          <table:table-cell table:style-name="ce70" table:formula="of:=ROUND(POWER([.D31];[.F31])*[.G31])" office:value-type="float" office:value="12436964" calcext:value-type="float">
            <text:p>12 436 964</text:p>
          </table:table-cell>
          <table:table-cell/>
          <table:table-cell table:style-name="ce52" table:formula="of:=[.E31]" office:value-type="float" office:value="30" calcext:value-type="float">
            <text:p>30</text:p>
          </table:table-cell>
          <table:table-cell table:formula="of:=MIN(1;[.D31]/[.R31])" office:value-type="percentage" office:value="0.966666666666667" calcext:value-type="percentage">
            <text:p>96,67%</text:p>
          </table:table-cell>
          <table:table-cell table:style-name="ce76" table:formula="of:=MIN(1;[.R31]/[.D31])" office:value-type="percentage" office:value="1" calcext:value-type="percentage">
            <text:p>100,00%</text:p>
          </table:table-cell>
          <table:table-cell/>
          <table:table-cell table:style-name="ce59" table:formula="of:=[.J31]" office:value-type="float" office:value="8000000" calcext:value-type="float">
            <text:p>8 000 000</text:p>
          </table:table-cell>
          <table:table-cell table:style-name="ce78" table:formula="of:=[.V31]/[.M32]" office:value-type="percentage" office:value="0.584992756692811" calcext:value-type="percentage">
            <text:p>58,50%</text:p>
          </table:table-cell>
          <table:table-cell table:style-name="ce83" table:formula="of:=MIN(1;[.V31]/[.M31])" office:value-type="percentage" office:value="0.643243801300703" calcext:value-type="percentage">
            <text:p>64,32%</text:p>
          </table:table-cell>
          <table:table-cell/>
          <table:table-cell table:formula="of:=MIN([.AB31];[.V31])" office:value-type="float" office:value="82158" calcext:value-type="float">
            <text:p>82 158</text:p>
          </table:table-cell>
          <table:table-cell table:formula="of:=[.V31]-[.Z31]" office:value-type="float" office:value="7917842" calcext:value-type="float">
            <text:p>7 917 842</text:p>
          </table:table-cell>
          <table:table-cell table:formula="of:=ROUND(([.P32]*[.T31]))" office:value-type="float" office:value="82158" calcext:value-type="float">
            <text:p>82 158</text:p>
          </table:table-cell>
          <table:table-cell table:formula="of:=[.AB31]-[.Z31]" office:value-type="float" office:value="0" calcext:value-type="float">
            <text:p>0</text:p>
          </table:table-cell>
          <table:table-cell/>
          <table:table-cell table:style-name="ce78" table:formula="of:=[.Z31]/[.V31]" office:value-type="percentage" office:value="0.01026975" calcext:value-type="percentage">
            <text:p>1,03%</text:p>
          </table:table-cell>
          <table:table-cell table:style-name="ce78" table:formula="of:=[.AA31]/[.V31]" office:value-type="percentage" office:value="0.98973025" calcext:value-type="percentage">
            <text:p>98,97%</text:p>
          </table:table-cell>
          <table:table-cell table:style-name="ce78" table:formula="of:=[.Z31]/[.AB31]" office:value-type="percentage" office:value="1" calcext:value-type="percentage">
            <text:p>100,00%</text:p>
          </table:table-cell>
          <table:table-cell/>
          <table:table-cell table:style-name="ce78" table:formula="of:=[.S31]*[.AG31]" office:value-type="percentage" office:value="0.966666666666667" calcext:value-type="percentage">
            <text:p>96,67%</text:p>
          </table:table-cell>
          <table:table-cell table:formula="of:=[.D31]*[.AI31]" office:value-type="float" office:value="28.0333333333333" calcext:value-type="float">
            <text:p>28,03</text:p>
          </table:table-cell>
          <table:table-cell/>
          <table:table-cell table:formula="of:=[.M32]-[.V31]" office:value-type="float" office:value="5675383" calcext:value-type="float">
            <text:p>5 675 383</text:p>
          </table:table-cell>
          <table:table-cell table:style-name="ce78" table:formula="of:=[.AL31]/[.M32]" office:value-type="percentage" office:value="0.415007243307189" calcext:value-type="percentage">
            <text:p>41,50%</text:p>
          </table:table-cell>
          <table:table-cell table:style-name="ce78" table:formula="of:=MIN(1;MAX(0; [.M31]-[.V31])/[.M31])" office:value-type="percentage" office:value="0.356756198699297" calcext:value-type="percentage">
            <text:p>35,68%</text:p>
          </table:table-cell>
          <table:table-cell/>
          <table:table-cell table:style-name="ce82" table:formula="of:=ROUND([.AL31]/[.D31])" office:value-type="float" office:value="195703" calcext:value-type="float">
            <text:p>195 703</text:p>
          </table:table-cell>
          <table:table-cell table:style-name="ce63" table:formula="of:=[.K31]" office:value-type="float" office:value="60000" calcext:value-type="float">
            <text:p>60 000</text:p>
          </table:table-cell>
          <table:table-cell/>
          <table:table-cell table:style-name="ce82" table:formula="of:=MIN([.AQ31];[.AU31])" office:value-type="float" office:value="60000" calcext:value-type="float">
            <text:p>60 000</text:p>
          </table:table-cell>
          <table:table-cell table:style-name="ce82" table:formula="of:=[.AQ31]-[.AS31]" office:value-type="float" office:value="0" calcext:value-type="float">
            <text:p>0</text:p>
          </table:table-cell>
          <table:table-cell table:style-name="ce82" table:formula="of:=[.O32]" office:value-type="float" office:value="455846" calcext:value-type="float">
            <text:p>455 846</text:p>
          </table:table-cell>
          <table:table-cell table:formula="of:=MAX(0;[.O32]-[.AQ31])" office:value-type="float" office:value="395846" calcext:value-type="float">
            <text:p>395846</text:p>
          </table:table-cell>
          <table:table-cell/>
          <table:table-cell table:style-name="ce78" table:formula="of:=[.AS31]/[.AQ31]" office:value-type="percentage" office:value="1" calcext:value-type="percentage">
            <text:p>100,00%</text:p>
          </table:table-cell>
          <table:table-cell table:style-name="ce78" table:formula="of:=[.AT31]/[.AQ31]" office:value-type="percentage" office:value="0" calcext:value-type="percentage">
            <text:p>0,00%</text:p>
          </table:table-cell>
          <table:table-cell/>
          <table:table-cell table:style-name="ce78" table:formula="of:=[.AS31]/[.AU31]" office:value-type="percentage" office:value="0.131623399130408" calcext:value-type="percentage">
            <text:p>13,16%</text:p>
          </table:table-cell>
          <table:table-cell table:formula="of:=[.D31]*[.BA31]" office:value-type="float" office:value="3.81707857478183" calcext:value-type="float">
            <text:p>3,82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30" calcext:value-type="float">
            <text:p>30</text:p>
          </table:table-cell>
          <table:table-cell table:style-name="ce51" office:value-type="float" office:value="30" calcext:value-type="float">
            <text:p>3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8500000" calcext:value-type="float">
            <text:p>8 5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32]+[.K32]" office:value-type="float" office:value="8560000" calcext:value-type="float">
            <text:p>8560000</text:p>
          </table:table-cell>
          <table:table-cell table:formula="of:=ROUND(POWER([.D32];[.$B$3])*1000;0)" office:value-type="float" office:value="13675383" calcext:value-type="float">
            <text:p>13 675 383</text:p>
          </table:table-cell>
          <table:table-cell/>
          <table:table-cell table:style-name="ce70" table:formula="of:=ROUND(POWER([.D32];[.H32])*[.I32])" office:value-type="float" office:value="455846" calcext:value-type="float">
            <text:p>455 846</text:p>
          </table:table-cell>
          <table:table-cell table:style-name="ce70" table:formula="of:=ROUND(POWER([.D32];[.F32])*[.G32])" office:value-type="float" office:value="82158" calcext:value-type="float">
            <text:p>82 158</text:p>
          </table:table-cell>
          <table:table-cell/>
          <table:table-cell table:style-name="ce52" table:formula="of:=[.E32]" office:value-type="float" office:value="30" calcext:value-type="float">
            <text:p>30</text:p>
          </table:table-cell>
          <table:table-cell table:formula="of:=MIN(1;[.D32]/[.R32])" office:value-type="percentage" office:value="1" calcext:value-type="percentage">
            <text:p>100,00%</text:p>
          </table:table-cell>
          <table:table-cell table:style-name="ce76" table:formula="of:=MIN(1;[.R32]/[.D32])" office:value-type="percentage" office:value="1" calcext:value-type="percentage">
            <text:p>100,00%</text:p>
          </table:table-cell>
          <table:table-cell/>
          <table:table-cell table:style-name="ce59" table:formula="of:=[.J32]" office:value-type="float" office:value="8500000" calcext:value-type="float">
            <text:p>8 500 000</text:p>
          </table:table-cell>
          <table:table-cell table:style-name="ce78" table:formula="of:=[.V32]/[.M33]" office:value-type="percentage" office:value="0.567030208634429" calcext:value-type="percentage">
            <text:p>56,70%</text:p>
          </table:table-cell>
          <table:table-cell table:style-name="ce83" table:formula="of:=MIN(1;[.V32]/[.M32])" office:value-type="percentage" office:value="0.621554803986111" calcext:value-type="percentage">
            <text:p>62,16%</text:p>
          </table:table-cell>
          <table:table-cell/>
          <table:table-cell table:formula="of:=MIN([.AB32];[.V32])" office:value-type="float" office:value="8500000" calcext:value-type="float">
            <text:p>8 500 000</text:p>
          </table:table-cell>
          <table:table-cell table:formula="of:=[.V32]-[.Z32]" office:value-type="float" office:value="0" calcext:value-type="float">
            <text:p>0</text:p>
          </table:table-cell>
          <table:table-cell table:formula="of:=ROUND(([.P33]*[.T32]))" office:value-type="float" office:value="14990383" calcext:value-type="float">
            <text:p>14 990 383</text:p>
          </table:table-cell>
          <table:table-cell table:formula="of:=[.AB32]-[.Z32]" office:value-type="float" office:value="6490383" calcext:value-type="float">
            <text:p>6 490 383</text:p>
          </table:table-cell>
          <table:table-cell/>
          <table:table-cell table:style-name="ce78" table:formula="of:=[.Z32]/[.V32]" office:value-type="percentage" office:value="1" calcext:value-type="percentage">
            <text:p>100,00%</text:p>
          </table:table-cell>
          <table:table-cell table:style-name="ce78" table:formula="of:=[.AA32]/[.V32]" office:value-type="percentage" office:value="0" calcext:value-type="percentage">
            <text:p>0,00%</text:p>
          </table:table-cell>
          <table:table-cell table:style-name="ce78" table:formula="of:=[.Z32]/[.AB32]" office:value-type="percentage" office:value="0.567030208634429" calcext:value-type="percentage">
            <text:p>56,70%</text:p>
          </table:table-cell>
          <table:table-cell/>
          <table:table-cell table:style-name="ce78" table:formula="of:=[.S32]*[.AG32]" office:value-type="percentage" office:value="0.567030208634429" calcext:value-type="percentage">
            <text:p>56,70%</text:p>
          </table:table-cell>
          <table:table-cell table:formula="of:=[.D32]*[.AI32]" office:value-type="float" office:value="17.0109062590329" calcext:value-type="float">
            <text:p>17,01</text:p>
          </table:table-cell>
          <table:table-cell/>
          <table:table-cell table:formula="of:=[.M33]-[.V32]" office:value-type="float" office:value="6490383" calcext:value-type="float">
            <text:p>6 490 383</text:p>
          </table:table-cell>
          <table:table-cell table:style-name="ce78" table:formula="of:=[.AL32]/[.M33]" office:value-type="percentage" office:value="0.432969791365571" calcext:value-type="percentage">
            <text:p>43,30%</text:p>
          </table:table-cell>
          <table:table-cell table:style-name="ce78" table:formula="of:=MIN(1;MAX(0; [.M32]-[.V32])/[.M32])" office:value-type="percentage" office:value="0.378445196013889" calcext:value-type="percentage">
            <text:p>37,84%</text:p>
          </table:table-cell>
          <table:table-cell/>
          <table:table-cell table:style-name="ce82" table:formula="of:=ROUND([.AL32]/[.D32])" office:value-type="float" office:value="216346" calcext:value-type="float">
            <text:p>216 346</text:p>
          </table:table-cell>
          <table:table-cell table:style-name="ce63" table:formula="of:=[.K32]" office:value-type="float" office:value="60000" calcext:value-type="float">
            <text:p>60 000</text:p>
          </table:table-cell>
          <table:table-cell/>
          <table:table-cell table:style-name="ce82" table:formula="of:=MIN([.AQ32];[.AU32])" office:value-type="float" office:value="60000" calcext:value-type="float">
            <text:p>60 000</text:p>
          </table:table-cell>
          <table:table-cell table:style-name="ce82" table:formula="of:=[.AQ32]-[.AS32]" office:value-type="float" office:value="0" calcext:value-type="float">
            <text:p>0</text:p>
          </table:table-cell>
          <table:table-cell table:style-name="ce82" table:formula="of:=[.O33]" office:value-type="float" office:value="86300" calcext:value-type="float">
            <text:p>86 300</text:p>
          </table:table-cell>
          <table:table-cell table:formula="of:=MAX(0;[.O33]-[.AQ32])" office:value-type="float" office:value="26300" calcext:value-type="float">
            <text:p>26300</text:p>
          </table:table-cell>
          <table:table-cell/>
          <table:table-cell table:style-name="ce78" table:formula="of:=[.AS32]/[.AQ32]" office:value-type="percentage" office:value="1" calcext:value-type="percentage">
            <text:p>100,00%</text:p>
          </table:table-cell>
          <table:table-cell table:style-name="ce78" table:formula="of:=[.AT32]/[.AQ32]" office:value-type="percentage" office:value="0" calcext:value-type="percentage">
            <text:p>0,00%</text:p>
          </table:table-cell>
          <table:table-cell/>
          <table:table-cell table:style-name="ce78" table:formula="of:=[.AS32]/[.AU32]" office:value-type="percentage" office:value="0.695249130938586" calcext:value-type="percentage">
            <text:p>69,52%</text:p>
          </table:table-cell>
          <table:table-cell table:formula="of:=[.D32]*[.BA32]" office:value-type="float" office:value="20.8574739281576" calcext:value-type="float">
            <text:p>20,86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31" calcext:value-type="float">
            <text:p>31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9000000" calcext:value-type="float">
            <text:p>9 0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33]+[.K33]" office:value-type="float" office:value="9060000" calcext:value-type="float">
            <text:p>9060000</text:p>
          </table:table-cell>
          <table:table-cell table:formula="of:=ROUND(POWER([.D33];[.$B$3])*1000;0)" office:value-type="float" office:value="14990383" calcext:value-type="float">
            <text:p>14 990 383</text:p>
          </table:table-cell>
          <table:table-cell/>
          <table:table-cell table:style-name="ce70" table:formula="of:=ROUND(POWER([.D33];[.H33])*[.I33])" office:value-type="float" office:value="86300" calcext:value-type="float">
            <text:p>86 300</text:p>
          </table:table-cell>
          <table:table-cell table:style-name="ce70" table:formula="of:=ROUND(POWER([.D33];[.F33])*[.G33])" office:value-type="float" office:value="14990383" calcext:value-type="float">
            <text:p>14 990 383</text:p>
          </table:table-cell>
          <table:table-cell/>
          <table:table-cell table:style-name="ce52" table:formula="of:=[.E33]" office:value-type="float" office:value="2" calcext:value-type="float">
            <text:p>2</text:p>
          </table:table-cell>
          <table:table-cell table:formula="of:=MIN(1;[.D33]/[.R33])" office:value-type="percentage" office:value="1" calcext:value-type="percentage">
            <text:p>100,00%</text:p>
          </table:table-cell>
          <table:table-cell table:style-name="ce76" table:formula="of:=MIN(1;[.R33]/[.D33])" office:value-type="percentage" office:value="0.0645161290322581" calcext:value-type="percentage">
            <text:p>6,45%</text:p>
          </table:table-cell>
          <table:table-cell/>
          <table:table-cell table:style-name="ce59" table:formula="of:=[.J33]" office:value-type="float" office:value="9000000" calcext:value-type="float">
            <text:p>9 000 000</text:p>
          </table:table-cell>
          <table:table-cell table:style-name="ce78" table:formula="of:=[.V33]/[.M34]" office:value-type="percentage" office:value="0.54931640625" calcext:value-type="percentage">
            <text:p>54,93%</text:p>
          </table:table-cell>
          <table:table-cell table:style-name="ce83" table:formula="of:=MIN(1;[.V33]/[.M33])" office:value-type="percentage" office:value="0.600384926789396" calcext:value-type="percentage">
            <text:p>60,04%</text:p>
          </table:table-cell>
          <table:table-cell/>
          <table:table-cell table:formula="of:=MIN([.AB33];[.V33])" office:value-type="float" office:value="5839" calcext:value-type="float">
            <text:p>5 839</text:p>
          </table:table-cell>
          <table:table-cell table:formula="of:=[.V33]-[.Z33]" office:value-type="float" office:value="8994161" calcext:value-type="float">
            <text:p>8 994 161</text:p>
          </table:table-cell>
          <table:table-cell table:formula="of:=ROUND(([.P34]*[.T33]))" office:value-type="float" office:value="5839" calcext:value-type="float">
            <text:p>5 839</text:p>
          </table:table-cell>
          <table:table-cell table:formula="of:=[.AB33]-[.Z33]" office:value-type="float" office:value="0" calcext:value-type="float">
            <text:p>0</text:p>
          </table:table-cell>
          <table:table-cell/>
          <table:table-cell table:style-name="ce78" table:formula="of:=[.Z33]/[.V33]" office:value-type="percentage" office:value="0.000648777777777778" calcext:value-type="percentage">
            <text:p>0,06%</text:p>
          </table:table-cell>
          <table:table-cell table:style-name="ce78" table:formula="of:=[.AA33]/[.V33]" office:value-type="percentage" office:value="0.999351222222222" calcext:value-type="percentage">
            <text:p>99,94%</text:p>
          </table:table-cell>
          <table:table-cell table:style-name="ce78" table:formula="of:=[.Z33]/[.AB33]" office:value-type="percentage" office:value="1" calcext:value-type="percentage">
            <text:p>100,00%</text:p>
          </table:table-cell>
          <table:table-cell/>
          <table:table-cell table:style-name="ce78" table:formula="of:=[.S33]*[.AG33]" office:value-type="percentage" office:value="1" calcext:value-type="percentage">
            <text:p>100,00%</text:p>
          </table:table-cell>
          <table:table-cell table:formula="of:=[.D33]*[.AI33]" office:value-type="float" office:value="31" calcext:value-type="float">
            <text:p>31,00</text:p>
          </table:table-cell>
          <table:table-cell/>
          <table:table-cell table:formula="of:=[.M34]-[.V33]" office:value-type="float" office:value="7384000" calcext:value-type="float">
            <text:p>7 384 000</text:p>
          </table:table-cell>
          <table:table-cell table:style-name="ce78" table:formula="of:=[.AL33]/[.M34]" office:value-type="percentage" office:value="0.45068359375" calcext:value-type="percentage">
            <text:p>45,07%</text:p>
          </table:table-cell>
          <table:table-cell table:style-name="ce78" table:formula="of:=MIN(1;MAX(0; [.M33]-[.V33])/[.M33])" office:value-type="percentage" office:value="0.399615073210604" calcext:value-type="percentage">
            <text:p>39,96%</text:p>
          </table:table-cell>
          <table:table-cell/>
          <table:table-cell table:style-name="ce82" table:formula="of:=ROUND([.AL33]/[.D33])" office:value-type="float" office:value="238194" calcext:value-type="float">
            <text:p>238 194</text:p>
          </table:table-cell>
          <table:table-cell table:style-name="ce63" table:formula="of:=[.K33]" office:value-type="float" office:value="60000" calcext:value-type="float">
            <text:p>60 000</text:p>
          </table:table-cell>
          <table:table-cell/>
          <table:table-cell table:style-name="ce82" table:formula="of:=MIN([.AQ33];[.AU33])" office:value-type="float" office:value="60000" calcext:value-type="float">
            <text:p>60 000</text:p>
          </table:table-cell>
          <table:table-cell table:style-name="ce82" table:formula="of:=[.AQ33]-[.AS33]" office:value-type="float" office:value="0" calcext:value-type="float">
            <text:p>0</text:p>
          </table:table-cell>
          <table:table-cell table:style-name="ce82" table:formula="of:=[.O34]" office:value-type="float" office:value="512000" calcext:value-type="float">
            <text:p>512 000</text:p>
          </table:table-cell>
          <table:table-cell table:formula="of:=MAX(0;[.O34]-[.AQ33])" office:value-type="float" office:value="452000" calcext:value-type="float">
            <text:p>452000</text:p>
          </table:table-cell>
          <table:table-cell/>
          <table:table-cell table:style-name="ce78" table:formula="of:=[.AS33]/[.AQ33]" office:value-type="percentage" office:value="1" calcext:value-type="percentage">
            <text:p>100,00%</text:p>
          </table:table-cell>
          <table:table-cell table:style-name="ce78" table:formula="of:=[.AT33]/[.AQ33]" office:value-type="percentage" office:value="0" calcext:value-type="percentage">
            <text:p>0,00%</text:p>
          </table:table-cell>
          <table:table-cell/>
          <table:table-cell table:style-name="ce78" table:formula="of:=[.AS33]/[.AU33]" office:value-type="percentage" office:value="0.1171875" calcext:value-type="percentage">
            <text:p>11,72%</text:p>
          </table:table-cell>
          <table:table-cell table:formula="of:=[.D33]*[.BA33]" office:value-type="float" office:value="3.6328125" calcext:value-type="float">
            <text:p>3,63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32" calcext:value-type="float">
            <text:p>32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9500000" calcext:value-type="float">
            <text:p>9 5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34]+[.K34]" office:value-type="float" office:value="9560000" calcext:value-type="float">
            <text:p>9560000</text:p>
          </table:table-cell>
          <table:table-cell table:formula="of:=ROUND(POWER([.D34];[.$B$3])*1000;0)" office:value-type="float" office:value="16384000" calcext:value-type="float">
            <text:p>16 384 000</text:p>
          </table:table-cell>
          <table:table-cell/>
          <table:table-cell table:style-name="ce70" table:formula="of:=ROUND(POWER([.D34];[.H34])*[.I34])" office:value-type="float" office:value="512000" calcext:value-type="float">
            <text:p>512 000</text:p>
          </table:table-cell>
          <table:table-cell table:style-name="ce70" table:formula="of:=ROUND(POWER([.D34];[.F34])*[.G34])" office:value-type="float" office:value="90510" calcext:value-type="float">
            <text:p>90 510</text:p>
          </table:table-cell>
          <table:table-cell/>
          <table:table-cell table:style-name="ce52" table:formula="of:=[.E34]" office:value-type="float" office:value="2" calcext:value-type="float">
            <text:p>2</text:p>
          </table:table-cell>
          <table:table-cell table:formula="of:=MIN(1;[.D34]/[.R34])" office:value-type="percentage" office:value="1" calcext:value-type="percentage">
            <text:p>100,00%</text:p>
          </table:table-cell>
          <table:table-cell table:style-name="ce76" table:formula="of:=MIN(1;[.R34]/[.D34])" office:value-type="percentage" office:value="0.0625" calcext:value-type="percentage">
            <text:p>6,25%</text:p>
          </table:table-cell>
          <table:table-cell/>
          <table:table-cell table:style-name="ce59" table:formula="of:=[.J34]" office:value-type="float" office:value="9500000" calcext:value-type="float">
            <text:p>9 500 000</text:p>
          </table:table-cell>
          <table:table-cell table:style-name="ce78" table:formula="of:=[.V34]/[.M35]" office:value-type="percentage" office:value="0.531966869103392" calcext:value-type="percentage">
            <text:p>53,20%</text:p>
          </table:table-cell>
          <table:table-cell table:style-name="ce83" table:formula="of:=MIN(1;[.V34]/[.M34])" office:value-type="percentage" office:value="0.579833984375" calcext:value-type="percentage">
            <text:p>57,98%</text:p>
          </table:table-cell>
          <table:table-cell/>
          <table:table-cell table:formula="of:=MIN([.AB34];[.V34])" office:value-type="float" office:value="1116141" calcext:value-type="float">
            <text:p>1 116 141</text:p>
          </table:table-cell>
          <table:table-cell table:formula="of:=[.V34]-[.Z34]" office:value-type="float" office:value="8383859" calcext:value-type="float">
            <text:p>8 383 859</text:p>
          </table:table-cell>
          <table:table-cell table:formula="of:=ROUND(([.P35]*[.T34]))" office:value-type="float" office:value="1116141" calcext:value-type="float">
            <text:p>1 116 141</text:p>
          </table:table-cell>
          <table:table-cell table:formula="of:=[.AB34]-[.Z34]" office:value-type="float" office:value="0" calcext:value-type="float">
            <text:p>0</text:p>
          </table:table-cell>
          <table:table-cell/>
          <table:table-cell table:style-name="ce78" table:formula="of:=[.Z34]/[.V34]" office:value-type="percentage" office:value="0.117488526315789" calcext:value-type="percentage">
            <text:p>11,75%</text:p>
          </table:table-cell>
          <table:table-cell table:style-name="ce78" table:formula="of:=[.AA34]/[.V34]" office:value-type="percentage" office:value="0.882511473684211" calcext:value-type="percentage">
            <text:p>88,25%</text:p>
          </table:table-cell>
          <table:table-cell table:style-name="ce78" table:formula="of:=[.Z34]/[.AB34]" office:value-type="percentage" office:value="1" calcext:value-type="percentage">
            <text:p>100,00%</text:p>
          </table:table-cell>
          <table:table-cell/>
          <table:table-cell table:style-name="ce78" table:formula="of:=[.S34]*[.AG34]" office:value-type="percentage" office:value="1" calcext:value-type="percentage">
            <text:p>100,00%</text:p>
          </table:table-cell>
          <table:table-cell table:formula="of:=[.D34]*[.AI34]" office:value-type="float" office:value="32" calcext:value-type="float">
            <text:p>32,00</text:p>
          </table:table-cell>
          <table:table-cell/>
          <table:table-cell table:formula="of:=[.M35]-[.V34]" office:value-type="float" office:value="8358255" calcext:value-type="float">
            <text:p>8 358 255</text:p>
          </table:table-cell>
          <table:table-cell table:style-name="ce78" table:formula="of:=[.AL34]/[.M35]" office:value-type="percentage" office:value="0.468033130896608" calcext:value-type="percentage">
            <text:p>46,80%</text:p>
          </table:table-cell>
          <table:table-cell table:style-name="ce78" table:formula="of:=MIN(1;MAX(0; [.M34]-[.V34])/[.M34])" office:value-type="percentage" office:value="0.420166015625" calcext:value-type="percentage">
            <text:p>42,02%</text:p>
          </table:table-cell>
          <table:table-cell/>
          <table:table-cell table:style-name="ce82" table:formula="of:=ROUND([.AL34]/[.D34])" office:value-type="float" office:value="261195" calcext:value-type="float">
            <text:p>261 195</text:p>
          </table:table-cell>
          <table:table-cell table:style-name="ce63" table:formula="of:=[.K34]" office:value-type="float" office:value="60000" calcext:value-type="float">
            <text:p>60 000</text:p>
          </table:table-cell>
          <table:table-cell/>
          <table:table-cell table:style-name="ce82" table:formula="of:=MIN([.AQ34];[.AU34])" office:value-type="float" office:value="60000" calcext:value-type="float">
            <text:p>60 000</text:p>
          </table:table-cell>
          <table:table-cell table:style-name="ce82" table:formula="of:=[.AQ34]-[.AS34]" office:value-type="float" office:value="0" calcext:value-type="float">
            <text:p>0</text:p>
          </table:table-cell>
          <table:table-cell table:style-name="ce82" table:formula="of:=[.O35]" office:value-type="float" office:value="94785" calcext:value-type="float">
            <text:p>94 785</text:p>
          </table:table-cell>
          <table:table-cell table:formula="of:=MAX(0;[.O35]-[.AQ34])" office:value-type="float" office:value="34785" calcext:value-type="float">
            <text:p>34785</text:p>
          </table:table-cell>
          <table:table-cell/>
          <table:table-cell table:style-name="ce78" table:formula="of:=[.AS34]/[.AQ34]" office:value-type="percentage" office:value="1" calcext:value-type="percentage">
            <text:p>100,00%</text:p>
          </table:table-cell>
          <table:table-cell table:style-name="ce78" table:formula="of:=[.AT34]/[.AQ34]" office:value-type="percentage" office:value="0" calcext:value-type="percentage">
            <text:p>0,00%</text:p>
          </table:table-cell>
          <table:table-cell/>
          <table:table-cell table:style-name="ce78" table:formula="of:=[.AS34]/[.AU34]" office:value-type="percentage" office:value="0.633011552460832" calcext:value-type="percentage">
            <text:p>63,30%</text:p>
          </table:table-cell>
          <table:table-cell table:formula="of:=[.D34]*[.BA34]" office:value-type="float" office:value="20.2563696787466" calcext:value-type="float">
            <text:p>20,26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33" calcext:value-type="float">
            <text:p>33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0000000" calcext:value-type="float">
            <text:p>10 0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35]+[.K35]" office:value-type="float" office:value="10060000" calcext:value-type="float">
            <text:p>10060000</text:p>
          </table:table-cell>
          <table:table-cell table:formula="of:=ROUND(POWER([.D35];[.$B$3])*1000;0)" office:value-type="float" office:value="17858255" calcext:value-type="float">
            <text:p>17 858 255</text:p>
          </table:table-cell>
          <table:table-cell/>
          <table:table-cell table:style-name="ce70" table:formula="of:=ROUND(POWER([.D35];[.H35])*[.I35])" office:value-type="float" office:value="94785" calcext:value-type="float">
            <text:p>94 785</text:p>
          </table:table-cell>
          <table:table-cell table:style-name="ce70" table:formula="of:=ROUND(POWER([.D35];[.F35])*[.G35])" office:value-type="float" office:value="17858255" calcext:value-type="float">
            <text:p>17 858 255</text:p>
          </table:table-cell>
          <table:table-cell/>
          <table:table-cell table:style-name="ce52" table:formula="of:=[.E35]" office:value-type="float" office:value="2" calcext:value-type="float">
            <text:p>2</text:p>
          </table:table-cell>
          <table:table-cell table:formula="of:=MIN(1;[.D35]/[.R35])" office:value-type="percentage" office:value="1" calcext:value-type="percentage">
            <text:p>100,00%</text:p>
          </table:table-cell>
          <table:table-cell table:style-name="ce76" table:formula="of:=MIN(1;[.R35]/[.D35])" office:value-type="percentage" office:value="0.0606060606060606" calcext:value-type="percentage">
            <text:p>6,06%</text:p>
          </table:table-cell>
          <table:table-cell/>
          <table:table-cell table:style-name="ce59" table:formula="of:=[.J35]" office:value-type="float" office:value="10000000" calcext:value-type="float">
            <text:p>10 000 000</text:p>
          </table:table-cell>
          <table:table-cell table:style-name="ce78" table:formula="of:=[.V35]/[.M36]" office:value-type="percentage" office:value="0.515061426225692" calcext:value-type="percentage">
            <text:p>51,51%</text:p>
          </table:table-cell>
          <table:table-cell table:style-name="ce83" table:formula="of:=MIN(1;[.V35]/[.M35])" office:value-type="percentage" office:value="0.559965125371992" calcext:value-type="percentage">
            <text:p>56,00%</text:p>
          </table:table-cell>
          <table:table-cell/>
          <table:table-cell table:formula="of:=MIN([.AB35];[.V35])" office:value-type="float" office:value="6008" calcext:value-type="float">
            <text:p>6 008</text:p>
          </table:table-cell>
          <table:table-cell table:formula="of:=[.V35]-[.Z35]" office:value-type="float" office:value="9993992" calcext:value-type="float">
            <text:p>9 993 992</text:p>
          </table:table-cell>
          <table:table-cell table:formula="of:=ROUND(([.P36]*[.T35]))" office:value-type="float" office:value="6008" calcext:value-type="float">
            <text:p>6 008</text:p>
          </table:table-cell>
          <table:table-cell table:formula="of:=[.AB35]-[.Z35]" office:value-type="float" office:value="0" calcext:value-type="float">
            <text:p>0</text:p>
          </table:table-cell>
          <table:table-cell/>
          <table:table-cell table:style-name="ce78" table:formula="of:=[.Z35]/[.V35]" office:value-type="percentage" office:value="0.0006008" calcext:value-type="percentage">
            <text:p>0,06%</text:p>
          </table:table-cell>
          <table:table-cell table:style-name="ce78" table:formula="of:=[.AA35]/[.V35]" office:value-type="percentage" office:value="0.9993992" calcext:value-type="percentage">
            <text:p>99,94%</text:p>
          </table:table-cell>
          <table:table-cell table:style-name="ce78" table:formula="of:=[.Z35]/[.AB35]" office:value-type="percentage" office:value="1" calcext:value-type="percentage">
            <text:p>100,00%</text:p>
          </table:table-cell>
          <table:table-cell/>
          <table:table-cell table:style-name="ce78" table:formula="of:=[.S35]*[.AG35]" office:value-type="percentage" office:value="1" calcext:value-type="percentage">
            <text:p>100,00%</text:p>
          </table:table-cell>
          <table:table-cell table:formula="of:=[.D35]*[.AI35]" office:value-type="float" office:value="33" calcext:value-type="float">
            <text:p>33,00</text:p>
          </table:table-cell>
          <table:table-cell/>
          <table:table-cell table:formula="of:=[.M36]-[.V35]" office:value-type="float" office:value="9415160" calcext:value-type="float">
            <text:p>9 415 160</text:p>
          </table:table-cell>
          <table:table-cell table:style-name="ce78" table:formula="of:=[.AL35]/[.M36]" office:value-type="percentage" office:value="0.484938573774308" calcext:value-type="percentage">
            <text:p>48,49%</text:p>
          </table:table-cell>
          <table:table-cell table:style-name="ce78" table:formula="of:=MIN(1;MAX(0; [.M35]-[.V35])/[.M35])" office:value-type="percentage" office:value="0.440034874628008" calcext:value-type="percentage">
            <text:p>44,00%</text:p>
          </table:table-cell>
          <table:table-cell/>
          <table:table-cell table:style-name="ce82" table:formula="of:=ROUND([.AL35]/[.D35])" office:value-type="float" office:value="285308" calcext:value-type="float">
            <text:p>285 308</text:p>
          </table:table-cell>
          <table:table-cell table:style-name="ce63" table:formula="of:=[.K35]" office:value-type="float" office:value="60000" calcext:value-type="float">
            <text:p>60 000</text:p>
          </table:table-cell>
          <table:table-cell/>
          <table:table-cell table:style-name="ce82" table:formula="of:=MIN([.AQ35];[.AU35])" office:value-type="float" office:value="60000" calcext:value-type="float">
            <text:p>60 000</text:p>
          </table:table-cell>
          <table:table-cell table:style-name="ce82" table:formula="of:=[.AQ35]-[.AS35]" office:value-type="float" office:value="0" calcext:value-type="float">
            <text:p>0</text:p>
          </table:table-cell>
          <table:table-cell table:style-name="ce82" table:formula="of:=[.O36]" office:value-type="float" office:value="571034" calcext:value-type="float">
            <text:p>571 034</text:p>
          </table:table-cell>
          <table:table-cell table:formula="of:=MAX(0;[.O36]-[.AQ35])" office:value-type="float" office:value="511034" calcext:value-type="float">
            <text:p>511034</text:p>
          </table:table-cell>
          <table:table-cell/>
          <table:table-cell table:style-name="ce78" table:formula="of:=[.AS35]/[.AQ35]" office:value-type="percentage" office:value="1" calcext:value-type="percentage">
            <text:p>100,00%</text:p>
          </table:table-cell>
          <table:table-cell table:style-name="ce78" table:formula="of:=[.AT35]/[.AQ35]" office:value-type="percentage" office:value="0" calcext:value-type="percentage">
            <text:p>0,00%</text:p>
          </table:table-cell>
          <table:table-cell/>
          <table:table-cell table:style-name="ce78" table:formula="of:=[.AS35]/[.AU35]" office:value-type="percentage" office:value="0.105072552597569" calcext:value-type="percentage">
            <text:p>10,51%</text:p>
          </table:table-cell>
          <table:table-cell table:formula="of:=[.D35]*[.BA35]" office:value-type="float" office:value="3.46739423571976" calcext:value-type="float">
            <text:p>3,47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34" calcext:value-type="float">
            <text:p>34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0500000" calcext:value-type="float">
            <text:p>10 5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36]+[.K36]" office:value-type="float" office:value="10560000" calcext:value-type="float">
            <text:p>10560000</text:p>
          </table:table-cell>
          <table:table-cell table:formula="of:=ROUND(POWER([.D36];[.$B$3])*1000;0)" office:value-type="float" office:value="19415160" calcext:value-type="float">
            <text:p>19 415 160</text:p>
          </table:table-cell>
          <table:table-cell/>
          <table:table-cell table:style-name="ce70" table:formula="of:=ROUND(POWER([.D36];[.H36])*[.I36])" office:value-type="float" office:value="571034" calcext:value-type="float">
            <text:p>571 034</text:p>
          </table:table-cell>
          <table:table-cell table:style-name="ce70" table:formula="of:=ROUND(POWER([.D36];[.F36])*[.G36])" office:value-type="float" office:value="99126" calcext:value-type="float">
            <text:p>99 126</text:p>
          </table:table-cell>
          <table:table-cell/>
          <table:table-cell table:style-name="ce52" table:formula="of:=[.E36]" office:value-type="float" office:value="2" calcext:value-type="float">
            <text:p>2</text:p>
          </table:table-cell>
          <table:table-cell table:formula="of:=MIN(1;[.D36]/[.R36])" office:value-type="percentage" office:value="1" calcext:value-type="percentage">
            <text:p>100,00%</text:p>
          </table:table-cell>
          <table:table-cell table:style-name="ce76" table:formula="of:=MIN(1;[.R36]/[.D36])" office:value-type="percentage" office:value="0.0588235294117647" calcext:value-type="percentage">
            <text:p>5,88%</text:p>
          </table:table-cell>
          <table:table-cell/>
          <table:table-cell table:style-name="ce59" table:formula="of:=[.J36]" office:value-type="float" office:value="10500000" calcext:value-type="float">
            <text:p>10 500 000</text:p>
          </table:table-cell>
          <table:table-cell table:style-name="ce78" table:formula="of:=[.V36]/[.M37]" office:value-type="percentage" office:value="0.498653398370401" calcext:value-type="percentage">
            <text:p>49,87%</text:p>
          </table:table-cell>
          <table:table-cell table:style-name="ce83" table:formula="of:=MIN(1;[.V36]/[.M36])" office:value-type="percentage" office:value="0.540814497536976" calcext:value-type="percentage">
            <text:p>54,08%</text:p>
          </table:table-cell>
          <table:table-cell/>
          <table:table-cell table:formula="of:=MIN([.AB36];[.V36])" office:value-type="float" office:value="1238630" calcext:value-type="float">
            <text:p>1 238 630</text:p>
          </table:table-cell>
          <table:table-cell table:formula="of:=[.V36]-[.Z36]" office:value-type="float" office:value="9261370" calcext:value-type="float">
            <text:p>9 261 370</text:p>
          </table:table-cell>
          <table:table-cell table:formula="of:=ROUND(([.P37]*[.T36]))" office:value-type="float" office:value="1238630" calcext:value-type="float">
            <text:p>1 238 630</text:p>
          </table:table-cell>
          <table:table-cell table:formula="of:=[.AB36]-[.Z36]" office:value-type="float" office:value="0" calcext:value-type="float">
            <text:p>0</text:p>
          </table:table-cell>
          <table:table-cell/>
          <table:table-cell table:style-name="ce78" table:formula="of:=[.Z36]/[.V36]" office:value-type="percentage" office:value="0.117964761904762" calcext:value-type="percentage">
            <text:p>11,80%</text:p>
          </table:table-cell>
          <table:table-cell table:style-name="ce78" table:formula="of:=[.AA36]/[.V36]" office:value-type="percentage" office:value="0.882035238095238" calcext:value-type="percentage">
            <text:p>88,20%</text:p>
          </table:table-cell>
          <table:table-cell table:style-name="ce78" table:formula="of:=[.Z36]/[.AB36]" office:value-type="percentage" office:value="1" calcext:value-type="percentage">
            <text:p>100,00%</text:p>
          </table:table-cell>
          <table:table-cell/>
          <table:table-cell table:style-name="ce78" table:formula="of:=[.S36]*[.AG36]" office:value-type="percentage" office:value="1" calcext:value-type="percentage">
            <text:p>100,00%</text:p>
          </table:table-cell>
          <table:table-cell table:formula="of:=[.D36]*[.AI36]" office:value-type="float" office:value="34" calcext:value-type="float">
            <text:p>34,00</text:p>
          </table:table-cell>
          <table:table-cell/>
          <table:table-cell table:formula="of:=[.M37]-[.V36]" office:value-type="float" office:value="10556710" calcext:value-type="float">
            <text:p>10 556 710</text:p>
          </table:table-cell>
          <table:table-cell table:style-name="ce78" table:formula="of:=[.AL36]/[.M37]" office:value-type="percentage" office:value="0.501346601629599" calcext:value-type="percentage">
            <text:p>50,13%</text:p>
          </table:table-cell>
          <table:table-cell table:style-name="ce78" table:formula="of:=MIN(1;MAX(0; [.M36]-[.V36])/[.M36])" office:value-type="percentage" office:value="0.459185502463024" calcext:value-type="percentage">
            <text:p>45,92%</text:p>
          </table:table-cell>
          <table:table-cell/>
          <table:table-cell table:style-name="ce82" table:formula="of:=ROUND([.AL36]/[.D36])" office:value-type="float" office:value="310491" calcext:value-type="float">
            <text:p>310 491</text:p>
          </table:table-cell>
          <table:table-cell table:style-name="ce63" table:formula="of:=[.K36]" office:value-type="float" office:value="60000" calcext:value-type="float">
            <text:p>60 000</text:p>
          </table:table-cell>
          <table:table-cell/>
          <table:table-cell table:style-name="ce82" table:formula="of:=MIN([.AQ36];[.AU36])" office:value-type="float" office:value="60000" calcext:value-type="float">
            <text:p>60 000</text:p>
          </table:table-cell>
          <table:table-cell table:style-name="ce82" table:formula="of:=[.AQ36]-[.AS36]" office:value-type="float" office:value="0" calcext:value-type="float">
            <text:p>0</text:p>
          </table:table-cell>
          <table:table-cell table:style-name="ce82" table:formula="of:=[.O37]" office:value-type="float" office:value="103531" calcext:value-type="float">
            <text:p>103 531</text:p>
          </table:table-cell>
          <table:table-cell table:formula="of:=MAX(0;[.O37]-[.AQ36])" office:value-type="float" office:value="43531" calcext:value-type="float">
            <text:p>43531</text:p>
          </table:table-cell>
          <table:table-cell/>
          <table:table-cell table:style-name="ce78" table:formula="of:=[.AS36]/[.AQ36]" office:value-type="percentage" office:value="1" calcext:value-type="percentage">
            <text:p>100,00%</text:p>
          </table:table-cell>
          <table:table-cell table:style-name="ce78" table:formula="of:=[.AT36]/[.AQ36]" office:value-type="percentage" office:value="0" calcext:value-type="percentage">
            <text:p>0,00%</text:p>
          </table:table-cell>
          <table:table-cell/>
          <table:table-cell table:style-name="ce78" table:formula="of:=[.AS36]/[.AU36]" office:value-type="percentage" office:value="0.579536563927712" calcext:value-type="percentage">
            <text:p>57,95%</text:p>
          </table:table-cell>
          <table:table-cell table:formula="of:=[.D36]*[.BA36]" office:value-type="float" office:value="19.7042431735422" calcext:value-type="float">
            <text:p>19,70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35" calcext:value-type="float">
            <text:p>35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1000000" calcext:value-type="float">
            <text:p>11 0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37]+[.K37]" office:value-type="float" office:value="11060000" calcext:value-type="float">
            <text:p>11060000</text:p>
          </table:table-cell>
          <table:table-cell table:formula="of:=ROUND(POWER([.D37];[.$B$3])*1000;0)" office:value-type="float" office:value="21056710" calcext:value-type="float">
            <text:p>21 056 710</text:p>
          </table:table-cell>
          <table:table-cell/>
          <table:table-cell table:style-name="ce70" table:formula="of:=ROUND(POWER([.D37];[.H37])*[.I37])" office:value-type="float" office:value="103531" calcext:value-type="float">
            <text:p>103 531</text:p>
          </table:table-cell>
          <table:table-cell table:style-name="ce70" table:formula="of:=ROUND(POWER([.D37];[.F37])*[.G37])" office:value-type="float" office:value="21056710" calcext:value-type="float">
            <text:p>21 056 710</text:p>
          </table:table-cell>
          <table:table-cell/>
          <table:table-cell table:style-name="ce52" table:formula="of:=[.E37]" office:value-type="float" office:value="2" calcext:value-type="float">
            <text:p>2</text:p>
          </table:table-cell>
          <table:table-cell table:formula="of:=MIN(1;[.D37]/[.R37])" office:value-type="percentage" office:value="1" calcext:value-type="percentage">
            <text:p>100,00%</text:p>
          </table:table-cell>
          <table:table-cell table:style-name="ce76" table:formula="of:=MIN(1;[.R37]/[.D37])" office:value-type="percentage" office:value="0.0571428571428571" calcext:value-type="percentage">
            <text:p>5,71%</text:p>
          </table:table-cell>
          <table:table-cell/>
          <table:table-cell table:style-name="ce59" table:formula="of:=[.J37]" office:value-type="float" office:value="11000000" calcext:value-type="float">
            <text:p>11 000 000</text:p>
          </table:table-cell>
          <table:table-cell table:style-name="ce78" table:formula="of:=[.V37]/[.M38]" office:value-type="percentage" office:value="0.482776021814103" calcext:value-type="percentage">
            <text:p>48,28%</text:p>
          </table:table-cell>
          <table:table-cell table:style-name="ce83" table:formula="of:=MIN(1;[.V37]/[.M37])" office:value-type="percentage" office:value="0.522398798292801" calcext:value-type="percentage">
            <text:p>52,24%</text:p>
          </table:table-cell>
          <table:table-cell/>
          <table:table-cell table:formula="of:=MIN([.AB37];[.V37])" office:value-type="float" office:value="6171" calcext:value-type="float">
            <text:p>6 171</text:p>
          </table:table-cell>
          <table:table-cell table:formula="of:=[.V37]-[.Z37]" office:value-type="float" office:value="10993829" calcext:value-type="float">
            <text:p>10 993 829</text:p>
          </table:table-cell>
          <table:table-cell table:formula="of:=ROUND(([.P38]*[.T37]))" office:value-type="float" office:value="6171" calcext:value-type="float">
            <text:p>6 171</text:p>
          </table:table-cell>
          <table:table-cell table:formula="of:=[.AB37]-[.Z37]" office:value-type="float" office:value="0" calcext:value-type="float">
            <text:p>0</text:p>
          </table:table-cell>
          <table:table-cell/>
          <table:table-cell table:style-name="ce78" table:formula="of:=[.Z37]/[.V37]" office:value-type="percentage" office:value="0.000561" calcext:value-type="percentage">
            <text:p>0,06%</text:p>
          </table:table-cell>
          <table:table-cell table:style-name="ce78" table:formula="of:=[.AA37]/[.V37]" office:value-type="percentage" office:value="0.999439" calcext:value-type="percentage">
            <text:p>99,94%</text:p>
          </table:table-cell>
          <table:table-cell table:style-name="ce78" table:formula="of:=[.Z37]/[.AB37]" office:value-type="percentage" office:value="1" calcext:value-type="percentage">
            <text:p>100,00%</text:p>
          </table:table-cell>
          <table:table-cell/>
          <table:table-cell table:style-name="ce78" table:formula="of:=[.S37]*[.AG37]" office:value-type="percentage" office:value="1" calcext:value-type="percentage">
            <text:p>100,00%</text:p>
          </table:table-cell>
          <table:table-cell table:formula="of:=[.D37]*[.AI37]" office:value-type="float" office:value="35" calcext:value-type="float">
            <text:p>35,00</text:p>
          </table:table-cell>
          <table:table-cell/>
          <table:table-cell table:formula="of:=[.M38]-[.V37]" office:value-type="float" office:value="11784893" calcext:value-type="float">
            <text:p>11 784 893</text:p>
          </table:table-cell>
          <table:table-cell table:style-name="ce78" table:formula="of:=[.AL37]/[.M38]" office:value-type="percentage" office:value="0.517223978185897" calcext:value-type="percentage">
            <text:p>51,72%</text:p>
          </table:table-cell>
          <table:table-cell table:style-name="ce78" table:formula="of:=MIN(1;MAX(0; [.M37]-[.V37])/[.M37])" office:value-type="percentage" office:value="0.477601201707199" calcext:value-type="percentage">
            <text:p>47,76%</text:p>
          </table:table-cell>
          <table:table-cell/>
          <table:table-cell table:style-name="ce82" table:formula="of:=ROUND([.AL37]/[.D37])" office:value-type="float" office:value="336711" calcext:value-type="float">
            <text:p>336 711</text:p>
          </table:table-cell>
          <table:table-cell table:style-name="ce63" table:formula="of:=[.K37]" office:value-type="float" office:value="60000" calcext:value-type="float">
            <text:p>60 000</text:p>
          </table:table-cell>
          <table:table-cell/>
          <table:table-cell table:style-name="ce82" table:formula="of:=MIN([.AQ37];[.AU37])" office:value-type="float" office:value="60000" calcext:value-type="float">
            <text:p>60 000</text:p>
          </table:table-cell>
          <table:table-cell table:style-name="ce82" table:formula="of:=[.AQ37]-[.AS37]" office:value-type="float" office:value="0" calcext:value-type="float">
            <text:p>0</text:p>
          </table:table-cell>
          <table:table-cell table:style-name="ce82" table:formula="of:=[.O38]" office:value-type="float" office:value="632914" calcext:value-type="float">
            <text:p>632 914</text:p>
          </table:table-cell>
          <table:table-cell table:formula="of:=MAX(0;[.O38]-[.AQ37])" office:value-type="float" office:value="572914" calcext:value-type="float">
            <text:p>572914</text:p>
          </table:table-cell>
          <table:table-cell/>
          <table:table-cell table:style-name="ce78" table:formula="of:=[.AS37]/[.AQ37]" office:value-type="percentage" office:value="1" calcext:value-type="percentage">
            <text:p>100,00%</text:p>
          </table:table-cell>
          <table:table-cell table:style-name="ce78" table:formula="of:=[.AT37]/[.AQ37]" office:value-type="percentage" office:value="0" calcext:value-type="percentage">
            <text:p>0,00%</text:p>
          </table:table-cell>
          <table:table-cell/>
          <table:table-cell table:style-name="ce78" table:formula="of:=[.AS37]/[.AU37]" office:value-type="percentage" office:value="0.0947996094256092" calcext:value-type="percentage">
            <text:p>9,48%</text:p>
          </table:table-cell>
          <table:table-cell table:formula="of:=[.D37]*[.BA37]" office:value-type="float" office:value="3.31798632989632" calcext:value-type="float">
            <text:p>3,32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36" calcext:value-type="float">
            <text:p>36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1500000" calcext:value-type="float">
            <text:p>11 5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38]+[.K38]" office:value-type="float" office:value="11560000" calcext:value-type="float">
            <text:p>11560000</text:p>
          </table:table-cell>
          <table:table-cell table:formula="of:=ROUND(POWER([.D38];[.$B$3])*1000;0)" office:value-type="float" office:value="22784893" calcext:value-type="float">
            <text:p>22 784 893</text:p>
          </table:table-cell>
          <table:table-cell/>
          <table:table-cell table:style-name="ce70" table:formula="of:=ROUND(POWER([.D38];[.H38])*[.I38])" office:value-type="float" office:value="632914" calcext:value-type="float">
            <text:p>632 914</text:p>
          </table:table-cell>
          <table:table-cell table:style-name="ce70" table:formula="of:=ROUND(POWER([.D38];[.F38])*[.G38])" office:value-type="float" office:value="108000" calcext:value-type="float">
            <text:p>108 000</text:p>
          </table:table-cell>
          <table:table-cell/>
          <table:table-cell table:style-name="ce52" table:formula="of:=[.E38]" office:value-type="float" office:value="2" calcext:value-type="float">
            <text:p>2</text:p>
          </table:table-cell>
          <table:table-cell table:formula="of:=MIN(1;[.D38]/[.R38])" office:value-type="percentage" office:value="1" calcext:value-type="percentage">
            <text:p>100,00%</text:p>
          </table:table-cell>
          <table:table-cell table:style-name="ce76" table:formula="of:=MIN(1;[.R38]/[.D38])" office:value-type="percentage" office:value="0.0555555555555556" calcext:value-type="percentage">
            <text:p>5,56%</text:p>
          </table:table-cell>
          <table:table-cell/>
          <table:table-cell table:style-name="ce59" table:formula="of:=[.J38]" office:value-type="float" office:value="11500000" calcext:value-type="float">
            <text:p>11 500 000</text:p>
          </table:table-cell>
          <table:table-cell table:style-name="ce78" table:formula="of:=[.V38]/[.M39]" office:value-type="percentage" office:value="0.467447675533106" calcext:value-type="percentage">
            <text:p>46,74%</text:p>
          </table:table-cell>
          <table:table-cell table:style-name="ce83" table:formula="of:=MIN(1;[.V38]/[.M38])" office:value-type="percentage" office:value="0.504720386442017" calcext:value-type="percentage">
            <text:p>50,47%</text:p>
          </table:table-cell>
          <table:table-cell/>
          <table:table-cell table:formula="of:=MIN([.AB38];[.V38])" office:value-type="float" office:value="1366760" calcext:value-type="float">
            <text:p>1 366 760</text:p>
          </table:table-cell>
          <table:table-cell table:formula="of:=[.V38]-[.Z38]" office:value-type="float" office:value="10133240" calcext:value-type="float">
            <text:p>10 133 240</text:p>
          </table:table-cell>
          <table:table-cell table:formula="of:=ROUND(([.P39]*[.T38]))" office:value-type="float" office:value="1366760" calcext:value-type="float">
            <text:p>1 366 760</text:p>
          </table:table-cell>
          <table:table-cell table:formula="of:=[.AB38]-[.Z38]" office:value-type="float" office:value="0" calcext:value-type="float">
            <text:p>0</text:p>
          </table:table-cell>
          <table:table-cell/>
          <table:table-cell table:style-name="ce78" table:formula="of:=[.Z38]/[.V38]" office:value-type="percentage" office:value="0.118848695652174" calcext:value-type="percentage">
            <text:p>11,88%</text:p>
          </table:table-cell>
          <table:table-cell table:style-name="ce78" table:formula="of:=[.AA38]/[.V38]" office:value-type="percentage" office:value="0.881151304347826" calcext:value-type="percentage">
            <text:p>88,12%</text:p>
          </table:table-cell>
          <table:table-cell table:style-name="ce78" table:formula="of:=[.Z38]/[.AB38]" office:value-type="percentage" office:value="1" calcext:value-type="percentage">
            <text:p>100,00%</text:p>
          </table:table-cell>
          <table:table-cell/>
          <table:table-cell table:style-name="ce78" table:formula="of:=[.S38]*[.AG38]" office:value-type="percentage" office:value="1" calcext:value-type="percentage">
            <text:p>100,00%</text:p>
          </table:table-cell>
          <table:table-cell table:formula="of:=[.D38]*[.AI38]" office:value-type="float" office:value="36" calcext:value-type="float">
            <text:p>36,00</text:p>
          </table:table-cell>
          <table:table-cell/>
          <table:table-cell table:formula="of:=[.M39]-[.V38]" office:value-type="float" office:value="13101684" calcext:value-type="float">
            <text:p>13 101 684</text:p>
          </table:table-cell>
          <table:table-cell table:style-name="ce78" table:formula="of:=[.AL38]/[.M39]" office:value-type="percentage" office:value="0.532552324466894" calcext:value-type="percentage">
            <text:p>53,26%</text:p>
          </table:table-cell>
          <table:table-cell table:style-name="ce78" table:formula="of:=MIN(1;MAX(0; [.M38]-[.V38])/[.M38])" office:value-type="percentage" office:value="0.495279613557983" calcext:value-type="percentage">
            <text:p>49,53%</text:p>
          </table:table-cell>
          <table:table-cell/>
          <table:table-cell table:style-name="ce82" table:formula="of:=ROUND([.AL38]/[.D38])" office:value-type="float" office:value="363936" calcext:value-type="float">
            <text:p>363 936</text:p>
          </table:table-cell>
          <table:table-cell table:style-name="ce63" table:formula="of:=[.K38]" office:value-type="float" office:value="60000" calcext:value-type="float">
            <text:p>60 000</text:p>
          </table:table-cell>
          <table:table-cell/>
          <table:table-cell table:style-name="ce82" table:formula="of:=MIN([.AQ38];[.AU38])" office:value-type="float" office:value="60000" calcext:value-type="float">
            <text:p>60 000</text:p>
          </table:table-cell>
          <table:table-cell table:style-name="ce82" table:formula="of:=[.AQ38]-[.AS38]" office:value-type="float" office:value="0" calcext:value-type="float">
            <text:p>0</text:p>
          </table:table-cell>
          <table:table-cell table:style-name="ce82" table:formula="of:=[.O39]" office:value-type="float" office:value="112531" calcext:value-type="float">
            <text:p>112 531</text:p>
          </table:table-cell>
          <table:table-cell table:formula="of:=MAX(0;[.O39]-[.AQ38])" office:value-type="float" office:value="52531" calcext:value-type="float">
            <text:p>52531</text:p>
          </table:table-cell>
          <table:table-cell/>
          <table:table-cell table:style-name="ce78" table:formula="of:=[.AS38]/[.AQ38]" office:value-type="percentage" office:value="1" calcext:value-type="percentage">
            <text:p>100,00%</text:p>
          </table:table-cell>
          <table:table-cell table:style-name="ce78" table:formula="of:=[.AT38]/[.AQ38]" office:value-type="percentage" office:value="0" calcext:value-type="percentage">
            <text:p>0,00%</text:p>
          </table:table-cell>
          <table:table-cell/>
          <table:table-cell table:style-name="ce78" table:formula="of:=[.AS38]/[.AU38]" office:value-type="percentage" office:value="0.533186410855675" calcext:value-type="percentage">
            <text:p>53,32%</text:p>
          </table:table-cell>
          <table:table-cell table:formula="of:=[.D38]*[.BA38]" office:value-type="float" office:value="19.1947107908043" calcext:value-type="float">
            <text:p>19,19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37" calcext:value-type="float">
            <text:p>37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2000000" calcext:value-type="float">
            <text:p>12 0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39]+[.K39]" office:value-type="float" office:value="12060000" calcext:value-type="float">
            <text:p>12060000</text:p>
          </table:table-cell>
          <table:table-cell table:formula="of:=ROUND(POWER([.D39];[.$B$3])*1000;0)" office:value-type="float" office:value="24601684" calcext:value-type="float">
            <text:p>24 601 684</text:p>
          </table:table-cell>
          <table:table-cell/>
          <table:table-cell table:style-name="ce70" table:formula="of:=ROUND(POWER([.D39];[.H39])*[.I39])" office:value-type="float" office:value="112531" calcext:value-type="float">
            <text:p>112 531</text:p>
          </table:table-cell>
          <table:table-cell table:style-name="ce70" table:formula="of:=ROUND(POWER([.D39];[.F39])*[.G39])" office:value-type="float" office:value="24601684" calcext:value-type="float">
            <text:p>24 601 684</text:p>
          </table:table-cell>
          <table:table-cell/>
          <table:table-cell table:style-name="ce52" table:formula="of:=[.E39]" office:value-type="float" office:value="2" calcext:value-type="float">
            <text:p>2</text:p>
          </table:table-cell>
          <table:table-cell table:formula="of:=MIN(1;[.D39]/[.R39])" office:value-type="percentage" office:value="1" calcext:value-type="percentage">
            <text:p>100,00%</text:p>
          </table:table-cell>
          <table:table-cell table:style-name="ce76" table:formula="of:=MIN(1;[.R39]/[.D39])" office:value-type="percentage" office:value="0.0540540540540541" calcext:value-type="percentage">
            <text:p>5,41%</text:p>
          </table:table-cell>
          <table:table-cell/>
          <table:table-cell table:style-name="ce59" table:formula="of:=[.J39]" office:value-type="float" office:value="12000000" calcext:value-type="float">
            <text:p>12 000 000</text:p>
          </table:table-cell>
          <table:table-cell table:style-name="ce78" table:formula="of:=[.V39]/[.M40]" office:value-type="percentage" office:value="0.452675698150412" calcext:value-type="percentage">
            <text:p>45,27%</text:p>
          </table:table-cell>
          <table:table-cell table:style-name="ce83" table:formula="of:=MIN(1;[.V39]/[.M39])" office:value-type="percentage" office:value="0.487771487512806" calcext:value-type="percentage">
            <text:p>48,78%</text:p>
          </table:table-cell>
          <table:table-cell/>
          <table:table-cell table:formula="of:=MIN([.AB39];[.V39])" office:value-type="float" office:value="6331" calcext:value-type="float">
            <text:p>6 331</text:p>
          </table:table-cell>
          <table:table-cell table:formula="of:=[.V39]-[.Z39]" office:value-type="float" office:value="11993669" calcext:value-type="float">
            <text:p>11 993 669</text:p>
          </table:table-cell>
          <table:table-cell table:formula="of:=ROUND(([.P40]*[.T39]))" office:value-type="float" office:value="6331" calcext:value-type="float">
            <text:p>6 331</text:p>
          </table:table-cell>
          <table:table-cell table:formula="of:=[.AB39]-[.Z39]" office:value-type="float" office:value="0" calcext:value-type="float">
            <text:p>0</text:p>
          </table:table-cell>
          <table:table-cell/>
          <table:table-cell table:style-name="ce78" table:formula="of:=[.Z39]/[.V39]" office:value-type="percentage" office:value="0.000527583333333333" calcext:value-type="percentage">
            <text:p>0,05%</text:p>
          </table:table-cell>
          <table:table-cell table:style-name="ce78" table:formula="of:=[.AA39]/[.V39]" office:value-type="percentage" office:value="0.999472416666667" calcext:value-type="percentage">
            <text:p>99,95%</text:p>
          </table:table-cell>
          <table:table-cell table:style-name="ce78" table:formula="of:=[.Z39]/[.AB39]" office:value-type="percentage" office:value="1" calcext:value-type="percentage">
            <text:p>100,00%</text:p>
          </table:table-cell>
          <table:table-cell/>
          <table:table-cell table:style-name="ce78" table:formula="of:=[.S39]*[.AG39]" office:value-type="percentage" office:value="1" calcext:value-type="percentage">
            <text:p>100,00%</text:p>
          </table:table-cell>
          <table:table-cell table:formula="of:=[.D39]*[.AI39]" office:value-type="float" office:value="37" calcext:value-type="float">
            <text:p>37,00</text:p>
          </table:table-cell>
          <table:table-cell/>
          <table:table-cell table:formula="of:=[.M40]-[.V39]" office:value-type="float" office:value="14509044" calcext:value-type="float">
            <text:p>14 509 044</text:p>
          </table:table-cell>
          <table:table-cell table:style-name="ce78" table:formula="of:=[.AL39]/[.M40]" office:value-type="percentage" office:value="0.547324301849588" calcext:value-type="percentage">
            <text:p>54,73%</text:p>
          </table:table-cell>
          <table:table-cell table:style-name="ce78" table:formula="of:=MIN(1;MAX(0; [.M39]-[.V39])/[.M39])" office:value-type="percentage" office:value="0.512228512487194" calcext:value-type="percentage">
            <text:p>51,22%</text:p>
          </table:table-cell>
          <table:table-cell/>
          <table:table-cell table:style-name="ce82" table:formula="of:=ROUND([.AL39]/[.D39])" office:value-type="float" office:value="392136" calcext:value-type="float">
            <text:p>392 136</text:p>
          </table:table-cell>
          <table:table-cell table:style-name="ce63" table:formula="of:=[.K39]" office:value-type="float" office:value="60000" calcext:value-type="float">
            <text:p>60 000</text:p>
          </table:table-cell>
          <table:table-cell/>
          <table:table-cell table:style-name="ce82" table:formula="of:=MIN([.AQ39];[.AU39])" office:value-type="float" office:value="60000" calcext:value-type="float">
            <text:p>60 000</text:p>
          </table:table-cell>
          <table:table-cell table:style-name="ce82" table:formula="of:=[.AQ39]-[.AS39]" office:value-type="float" office:value="0" calcext:value-type="float">
            <text:p>0</text:p>
          </table:table-cell>
          <table:table-cell table:style-name="ce82" table:formula="of:=[.O40]" office:value-type="float" office:value="697606" calcext:value-type="float">
            <text:p>697 606</text:p>
          </table:table-cell>
          <table:table-cell table:formula="of:=MAX(0;[.O40]-[.AQ39])" office:value-type="float" office:value="637606" calcext:value-type="float">
            <text:p>637606</text:p>
          </table:table-cell>
          <table:table-cell/>
          <table:table-cell table:style-name="ce78" table:formula="of:=[.AS39]/[.AQ39]" office:value-type="percentage" office:value="1" calcext:value-type="percentage">
            <text:p>100,00%</text:p>
          </table:table-cell>
          <table:table-cell table:style-name="ce78" table:formula="of:=[.AT39]/[.AQ39]" office:value-type="percentage" office:value="0" calcext:value-type="percentage">
            <text:p>0,00%</text:p>
          </table:table-cell>
          <table:table-cell/>
          <table:table-cell table:style-name="ce78" table:formula="of:=[.AS39]/[.AU39]" office:value-type="percentage" office:value="0.0860084345604826" calcext:value-type="percentage">
            <text:p>8,60%</text:p>
          </table:table-cell>
          <table:table-cell table:formula="of:=[.D39]*[.BA39]" office:value-type="float" office:value="3.18231207873785" calcext:value-type="float">
            <text:p>3,18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38" calcext:value-type="float">
            <text:p>38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20000000" calcext:value-type="float">
            <text:p>20 0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40]+[.K40]" office:value-type="float" office:value="20060000" calcext:value-type="float">
            <text:p>20060000</text:p>
          </table:table-cell>
          <table:table-cell table:formula="of:=ROUND(POWER([.D40];[.$B$3])*1000;0)" office:value-type="float" office:value="26509044" calcext:value-type="float">
            <text:p>26 509 044</text:p>
          </table:table-cell>
          <table:table-cell/>
          <table:table-cell table:style-name="ce70" table:formula="of:=ROUND(POWER([.D40];[.H40])*[.I40])" office:value-type="float" office:value="697606" calcext:value-type="float">
            <text:p>697 606</text:p>
          </table:table-cell>
          <table:table-cell table:style-name="ce70" table:formula="of:=ROUND(POWER([.D40];[.F40])*[.G40])" office:value-type="float" office:value="117124" calcext:value-type="float">
            <text:p>117 124</text:p>
          </table:table-cell>
          <table:table-cell/>
          <table:table-cell table:style-name="ce52" table:formula="of:=[.E40]" office:value-type="float" office:value="2" calcext:value-type="float">
            <text:p>2</text:p>
          </table:table-cell>
          <table:table-cell table:formula="of:=MIN(1;[.D40]/[.R40])" office:value-type="percentage" office:value="1" calcext:value-type="percentage">
            <text:p>100,00%</text:p>
          </table:table-cell>
          <table:table-cell table:style-name="ce76" table:formula="of:=MIN(1;[.R40]/[.D40])" office:value-type="percentage" office:value="0.0526315789473684" calcext:value-type="percentage">
            <text:p>5,26%</text:p>
          </table:table-cell>
          <table:table-cell/>
          <table:table-cell table:style-name="ce59" table:formula="of:=[.J40]" office:value-type="float" office:value="20000000" calcext:value-type="float">
            <text:p>20 000 000</text:p>
          </table:table-cell>
          <table:table-cell table:style-name="ce78" table:formula="of:=[.V40]/[.M41]" office:value-type="percentage" office:value="0.70153459640662" calcext:value-type="percentage">
            <text:p>70,15%</text:p>
          </table:table-cell>
          <table:table-cell table:style-name="ce83" table:formula="of:=MIN(1;[.V40]/[.M40])" office:value-type="percentage" office:value="0.754459496917354" calcext:value-type="percentage">
            <text:p>75,45%</text:p>
          </table:table-cell>
          <table:table-cell/>
          <table:table-cell table:formula="of:=MIN([.AB40];[.V40])" office:value-type="float" office:value="1500470" calcext:value-type="float">
            <text:p>1 500 470</text:p>
          </table:table-cell>
          <table:table-cell table:formula="of:=[.V40]-[.Z40]" office:value-type="float" office:value="18499530" calcext:value-type="float">
            <text:p>18 499 530</text:p>
          </table:table-cell>
          <table:table-cell table:formula="of:=ROUND(([.P41]*[.T40]))" office:value-type="float" office:value="1500470" calcext:value-type="float">
            <text:p>1 500 470</text:p>
          </table:table-cell>
          <table:table-cell table:formula="of:=[.AB40]-[.Z40]" office:value-type="float" office:value="0" calcext:value-type="float">
            <text:p>0</text:p>
          </table:table-cell>
          <table:table-cell/>
          <table:table-cell table:style-name="ce78" table:formula="of:=[.Z40]/[.V40]" office:value-type="percentage" office:value="0.0750235" calcext:value-type="percentage">
            <text:p>7,50%</text:p>
          </table:table-cell>
          <table:table-cell table:style-name="ce78" table:formula="of:=[.AA40]/[.V40]" office:value-type="percentage" office:value="0.9249765" calcext:value-type="percentage">
            <text:p>92,50%</text:p>
          </table:table-cell>
          <table:table-cell table:style-name="ce78" table:formula="of:=[.Z40]/[.AB40]" office:value-type="percentage" office:value="1" calcext:value-type="percentage">
            <text:p>100,00%</text:p>
          </table:table-cell>
          <table:table-cell/>
          <table:table-cell table:style-name="ce78" table:formula="of:=[.S40]*[.AG40]" office:value-type="percentage" office:value="1" calcext:value-type="percentage">
            <text:p>100,00%</text:p>
          </table:table-cell>
          <table:table-cell table:formula="of:=[.D40]*[.AI40]" office:value-type="float" office:value="38" calcext:value-type="float">
            <text:p>38,00</text:p>
          </table:table-cell>
          <table:table-cell/>
          <table:table-cell table:formula="of:=[.M41]-[.V40]" office:value-type="float" office:value="8508929" calcext:value-type="float">
            <text:p>8 508 929</text:p>
          </table:table-cell>
          <table:table-cell table:style-name="ce78" table:formula="of:=[.AL40]/[.M41]" office:value-type="percentage" office:value="0.298465403593379" calcext:value-type="percentage">
            <text:p>29,85%</text:p>
          </table:table-cell>
          <table:table-cell table:style-name="ce78" table:formula="of:=MIN(1;MAX(0; [.M40]-[.V40])/[.M40])" office:value-type="percentage" office:value="0.245540503082646" calcext:value-type="percentage">
            <text:p>24,55%</text:p>
          </table:table-cell>
          <table:table-cell/>
          <table:table-cell table:style-name="ce82" table:formula="of:=ROUND([.AL40]/[.D40])" office:value-type="float" office:value="223919" calcext:value-type="float">
            <text:p>223 919</text:p>
          </table:table-cell>
          <table:table-cell table:style-name="ce63" table:formula="of:=[.K40]" office:value-type="float" office:value="60000" calcext:value-type="float">
            <text:p>60 000</text:p>
          </table:table-cell>
          <table:table-cell/>
          <table:table-cell table:style-name="ce82" table:formula="of:=MIN([.AQ40];[.AU40])" office:value-type="float" office:value="60000" calcext:value-type="float">
            <text:p>60 000</text:p>
          </table:table-cell>
          <table:table-cell table:style-name="ce82" table:formula="of:=[.AQ40]-[.AS40]" office:value-type="float" office:value="0" calcext:value-type="float">
            <text:p>0</text:p>
          </table:table-cell>
          <table:table-cell table:style-name="ce82" table:formula="of:=[.O41]" office:value-type="float" office:value="121777" calcext:value-type="float">
            <text:p>121 777</text:p>
          </table:table-cell>
          <table:table-cell table:formula="of:=MAX(0;[.O41]-[.AQ40])" office:value-type="float" office:value="61777" calcext:value-type="float">
            <text:p>61777</text:p>
          </table:table-cell>
          <table:table-cell/>
          <table:table-cell table:style-name="ce78" table:formula="of:=[.AS40]/[.AQ40]" office:value-type="percentage" office:value="1" calcext:value-type="percentage">
            <text:p>100,00%</text:p>
          </table:table-cell>
          <table:table-cell table:style-name="ce78" table:formula="of:=[.AT40]/[.AQ40]" office:value-type="percentage" office:value="0" calcext:value-type="percentage">
            <text:p>0,00%</text:p>
          </table:table-cell>
          <table:table-cell/>
          <table:table-cell table:style-name="ce78" table:formula="of:=[.AS40]/[.AU40]" office:value-type="percentage" office:value="0.492703876758337" calcext:value-type="percentage">
            <text:p>49,27%</text:p>
          </table:table-cell>
          <table:table-cell table:formula="of:=[.D40]*[.BA40]" office:value-type="float" office:value="18.7227473168168" calcext:value-type="float">
            <text:p>18,72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39" calcext:value-type="float">
            <text:p>39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office:value-type="float" office:value="25000000" calcext:value-type="float">
            <text:p>25 0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41]+[.K41]" office:value-type="float" office:value="25060000" calcext:value-type="float">
            <text:p>25060000</text:p>
          </table:table-cell>
          <table:table-cell table:formula="of:=ROUND(POWER([.D41];[.$B$3])*1000;0)" office:value-type="float" office:value="28508929" calcext:value-type="float">
            <text:p>28 508 929</text:p>
          </table:table-cell>
          <table:table-cell/>
          <table:table-cell table:style-name="ce70" table:formula="of:=ROUND(POWER([.D41];[.H41])*[.I41])" office:value-type="float" office:value="121777" calcext:value-type="float">
            <text:p>121 777</text:p>
          </table:table-cell>
          <table:table-cell table:style-name="ce70" table:formula="of:=ROUND(POWER([.D41];[.F41])*[.G41])" office:value-type="float" office:value="28508929" calcext:value-type="float">
            <text:p>28 508 929</text:p>
          </table:table-cell>
          <table:table-cell/>
          <table:table-cell table:style-name="ce52" table:formula="of:=[.E41]" office:value-type="float" office:value="2" calcext:value-type="float">
            <text:p>2</text:p>
          </table:table-cell>
          <table:table-cell table:formula="of:=MIN(1;[.D41]/[.R41])" office:value-type="percentage" office:value="1" calcext:value-type="percentage">
            <text:p>100,00%</text:p>
          </table:table-cell>
          <table:table-cell table:style-name="ce76" table:formula="of:=MIN(1;[.R41]/[.D41])" office:value-type="percentage" office:value="0.0512820512820513" calcext:value-type="percentage">
            <text:p>5,13%</text:p>
          </table:table-cell>
          <table:table-cell/>
          <table:table-cell table:style-name="ce59" table:formula="of:=[.J41]" office:value-type="float" office:value="25000000" calcext:value-type="float">
            <text:p>25 000 000</text:p>
          </table:table-cell>
          <table:table-cell table:style-name="ce78" table:formula="of:=[.V41]/[.M42]" office:value-type="percentage" office:value="0.816905900282584" calcext:value-type="percentage">
            <text:p>81,69%</text:p>
          </table:table-cell>
          <table:table-cell table:style-name="ce83" table:formula="of:=MIN(1;[.V41]/[.M41])" office:value-type="percentage" office:value="0.876918245508276" calcext:value-type="percentage">
            <text:p>87,69%</text:p>
          </table:table-cell>
          <table:table-cell/>
          <table:table-cell table:formula="of:=MIN([.AB41];[.V41])" office:value-type="float" office:value="0" calcext:value-type="float">
            <text:p>0</text:p>
          </table:table-cell>
          <table:table-cell table:formula="of:=[.V41]-[.Z41]" office:value-type="float" office:value="25000000" calcext:value-type="float">
            <text:p>25 000 000</text:p>
          </table:table-cell>
          <table:table-cell table:formula="of:=ROUND(([.P42]*[.T41]))" office:value-type="float" office:value="0" calcext:value-type="float">
            <text:p>0</text:p>
          </table:table-cell>
          <table:table-cell table:formula="of:=[.AB41]-[.Z41]" office:value-type="float" office:value="0" calcext:value-type="float">
            <text:p>0</text:p>
          </table:table-cell>
          <table:table-cell/>
          <table:table-cell table:style-name="ce78" table:formula="of:=[.Z41]/[.V41]" office:value-type="percentage" office:value="0" calcext:value-type="percentage">
            <text:p>0,00%</text:p>
          </table:table-cell>
          <table:table-cell table:style-name="ce78" table:formula="of:=[.AA41]/[.V41]" office:value-type="percentage" office:value="1" calcext:value-type="percentage">
            <text:p>100,00%</text:p>
          </table:table-cell>
          <table:table-cell table:style-name="ce78" table:formula="of:=[.Z41]/[.AB41]" office:value-type="string" office:string-value="#DIV/0 !" calcext:value-type="string">
            <text:p>#DIV/0 !</text:p>
          </table:table-cell>
          <table:table-cell/>
          <table:table-cell table:style-name="ce78" table:formula="of:=[.S41]*[.AG41]" office:value-type="string" office:string-value="#DIV/0 !" calcext:value-type="string">
            <text:p>#DIV/0 !</text:p>
          </table:table-cell>
          <table:table-cell table:formula="of:=[.D41]*[.AI41]" office:value-type="string" office:string-value="#DIV/0 !" calcext:value-type="string">
            <text:p>#DIV/0 !</text:p>
          </table:table-cell>
          <table:table-cell/>
          <table:table-cell table:formula="of:=[.M42]-[.V41]" office:value-type="float" office:value="5603280" calcext:value-type="float">
            <text:p>5 603 280</text:p>
          </table:table-cell>
          <table:table-cell table:style-name="ce78" table:formula="of:=[.AL41]/[.M42]" office:value-type="percentage" office:value="0.183094099717416" calcext:value-type="percentage">
            <text:p>18,31%</text:p>
          </table:table-cell>
          <table:table-cell table:style-name="ce78" table:formula="of:=MIN(1;MAX(0; [.M41]-[.V41])/[.M41])" office:value-type="percentage" office:value="0.123081754491724" calcext:value-type="percentage">
            <text:p>12,31%</text:p>
          </table:table-cell>
          <table:table-cell/>
          <table:table-cell table:style-name="ce82" table:formula="of:=ROUND([.AL41]/[.D41])" office:value-type="float" office:value="143674" calcext:value-type="float">
            <text:p>143 674</text:p>
          </table:table-cell>
          <table:table-cell table:style-name="ce63" table:formula="of:=[.K41]" office:value-type="float" office:value="60000" calcext:value-type="float">
            <text:p>60 000</text:p>
          </table:table-cell>
          <table:table-cell/>
          <table:table-cell table:style-name="ce82" table:formula="of:=MIN([.AQ41];[.AU41])" office:value-type="float" office:value="0" calcext:value-type="float">
            <text:p>0</text:p>
          </table:table-cell>
          <table:table-cell table:style-name="ce82" table:formula="of:=[.AQ41]-[.AS41]" office:value-type="float" office:value="60000" calcext:value-type="float">
            <text:p>60 000</text:p>
          </table:table-cell>
          <table:table-cell table:style-name="ce82" table:formula="of:=[.O42]" office:value-type="float" office:value="0" calcext:value-type="float">
            <text:p>0</text:p>
          </table:table-cell>
          <table:table-cell table:formula="of:=MAX(0;[.O42]-[.AQ41])" office:value-type="float" office:value="0" calcext:value-type="float">
            <text:p>0</text:p>
          </table:table-cell>
          <table:table-cell/>
          <table:table-cell table:style-name="ce78" table:formula="of:=[.AS41]/[.AQ41]" office:value-type="percentage" office:value="0" calcext:value-type="percentage">
            <text:p>0,00%</text:p>
          </table:table-cell>
          <table:table-cell table:style-name="ce78" table:formula="of:=[.AT41]/[.AQ41]" office:value-type="percentage" office:value="1" calcext:value-type="percentage">
            <text:p>100,00%</text:p>
          </table:table-cell>
          <table:table-cell/>
          <table:table-cell table:style-name="ce78" table:formula="of:=[.AS41]/[.AU41]" office:value-type="string" office:string-value="#DIV/0 !" calcext:value-type="string">
            <text:p>#DIV/0 !</text:p>
          </table:table-cell>
          <table:table-cell table:formula="of:=[.D41]*[.BA41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/>
          <table:table-cell table:style-name="ce51"/>
          <table:table-cell/>
          <table:table-cell table:style-name="ce51"/>
          <table:table-cell office:value-type="float" office:value="30000000" calcext:value-type="float">
            <text:p>30 0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42]+[.K42]" office:value-type="float" office:value="30060000" calcext:value-type="float">
            <text:p>30060000</text:p>
          </table:table-cell>
          <table:table-cell table:formula="of:=ROUND(POWER([.D42];[.$B$3])*1000;0)" office:value-type="float" office:value="30603280" calcext:value-type="float">
            <text:p>30 603 280</text:p>
          </table:table-cell>
          <table:table-cell/>
          <table:table-cell table:style-name="ce70" table:formula="of:=ROUND(POWER([.D42];[.H42])*[.I42])" office:value-type="float" office:value="0" calcext:value-type="float">
            <text:p>0</text:p>
          </table:table-cell>
          <table:table-cell table:style-name="ce70" table:formula="of:=ROUND(POWER([.D42];[.F42])*[.G42])" office:value-type="float" office:value="0" calcext:value-type="float">
            <text:p>0</text:p>
          </table:table-cell>
          <table:table-cell/>
          <table:table-cell table:style-name="ce52" table:formula="of:=[.E42]" office:value-type="float" office:value="45" calcext:value-type="float">
            <text:p>45</text:p>
          </table:table-cell>
          <table:table-cell table:formula="of:=MIN(1;[.D42]/[.R42])" office:value-type="percentage" office:value="0.888888888888889" calcext:value-type="percentage">
            <text:p>88,89%</text:p>
          </table:table-cell>
          <table:table-cell table:style-name="ce76" table:formula="of:=MIN(1;[.R42]/[.D42])" office:value-type="percentage" office:value="1" calcext:value-type="percentage">
            <text:p>100,00%</text:p>
          </table:table-cell>
          <table:table-cell/>
          <table:table-cell table:style-name="ce59" table:formula="of:=[.J42]" office:value-type="float" office:value="30000000" calcext:value-type="float">
            <text:p>30 000 000</text:p>
          </table:table-cell>
          <table:table-cell table:style-name="ce78" table:formula="of:=[.V42]/[.M43]" office:value-type="percentage" office:value="0.91480062332075" calcext:value-type="percentage">
            <text:p>91,48%</text:p>
          </table:table-cell>
          <table:table-cell table:style-name="ce83" table:formula="of:=MIN(1;[.V42]/[.M42])" office:value-type="percentage" office:value="0.980287080339101" calcext:value-type="percentage">
            <text:p>98,03%</text:p>
          </table:table-cell>
          <table:table-cell/>
          <table:table-cell table:formula="of:=MIN([.AB42];[.V42])" office:value-type="float" office:value="0" calcext:value-type="float">
            <text:p>0</text:p>
          </table:table-cell>
          <table:table-cell table:formula="of:=[.V42]-[.Z42]" office:value-type="float" office:value="30000000" calcext:value-type="float">
            <text:p>30 000 000</text:p>
          </table:table-cell>
          <table:table-cell table:formula="of:=ROUND(([.P43]*[.T42]))" office:value-type="float" office:value="0" calcext:value-type="float">
            <text:p>0</text:p>
          </table:table-cell>
          <table:table-cell table:formula="of:=[.AB42]-[.Z42]" office:value-type="float" office:value="0" calcext:value-type="float">
            <text:p>0</text:p>
          </table:table-cell>
          <table:table-cell/>
          <table:table-cell table:style-name="ce78" table:formula="of:=[.Z42]/[.V42]" office:value-type="percentage" office:value="0" calcext:value-type="percentage">
            <text:p>0,00%</text:p>
          </table:table-cell>
          <table:table-cell table:style-name="ce78" table:formula="of:=[.AA42]/[.V42]" office:value-type="percentage" office:value="1" calcext:value-type="percentage">
            <text:p>100,00%</text:p>
          </table:table-cell>
          <table:table-cell table:style-name="ce78" table:formula="of:=[.Z42]/[.AB42]" office:value-type="string" office:string-value="#DIV/0 !" calcext:value-type="string">
            <text:p>#DIV/0 !</text:p>
          </table:table-cell>
          <table:table-cell/>
          <table:table-cell table:style-name="ce78" table:formula="of:=[.S42]*[.AG42]" office:value-type="string" office:string-value="#DIV/0 !" calcext:value-type="string">
            <text:p>#DIV/0 !</text:p>
          </table:table-cell>
          <table:table-cell table:formula="of:=[.D42]*[.AI42]" office:value-type="string" office:string-value="#DIV/0 !" calcext:value-type="string">
            <text:p>#DIV/0 !</text:p>
          </table:table-cell>
          <table:table-cell/>
          <table:table-cell table:formula="of:=[.M43]-[.V42]" office:value-type="float" office:value="2794031" calcext:value-type="float">
            <text:p>2 794 031</text:p>
          </table:table-cell>
          <table:table-cell table:style-name="ce78" table:formula="of:=[.AL42]/[.M43]" office:value-type="percentage" office:value="0.08519937667925" calcext:value-type="percentage">
            <text:p>8,52%</text:p>
          </table:table-cell>
          <table:table-cell table:style-name="ce78" table:formula="of:=MIN(1;MAX(0; [.M42]-[.V42])/[.M42])" office:value-type="percentage" office:value="0.0197129196608991" calcext:value-type="percentage">
            <text:p>1,97%</text:p>
          </table:table-cell>
          <table:table-cell/>
          <table:table-cell table:style-name="ce82" table:formula="of:=ROUND([.AL42]/[.D42])" office:value-type="float" office:value="69851" calcext:value-type="float">
            <text:p>69 851</text:p>
          </table:table-cell>
          <table:table-cell table:style-name="ce63" table:formula="of:=[.K42]" office:value-type="float" office:value="60000" calcext:value-type="float">
            <text:p>60 000</text:p>
          </table:table-cell>
          <table:table-cell/>
          <table:table-cell table:style-name="ce82" table:formula="of:=MIN([.AQ42];[.AU42])" office:value-type="float" office:value="0" calcext:value-type="float">
            <text:p>0</text:p>
          </table:table-cell>
          <table:table-cell table:style-name="ce82" table:formula="of:=[.AQ42]-[.AS42]" office:value-type="float" office:value="60000" calcext:value-type="float">
            <text:p>60 000</text:p>
          </table:table-cell>
          <table:table-cell table:style-name="ce82" table:formula="of:=[.O43]" office:value-type="float" office:value="0" calcext:value-type="float">
            <text:p>0</text:p>
          </table:table-cell>
          <table:table-cell table:formula="of:=MAX(0;[.O43]-[.AQ42])" office:value-type="float" office:value="0" calcext:value-type="float">
            <text:p>0</text:p>
          </table:table-cell>
          <table:table-cell/>
          <table:table-cell table:style-name="ce78" table:formula="of:=[.AS42]/[.AQ42]" office:value-type="percentage" office:value="0" calcext:value-type="percentage">
            <text:p>0,00%</text:p>
          </table:table-cell>
          <table:table-cell table:style-name="ce78" table:formula="of:=[.AT42]/[.AQ42]" office:value-type="percentage" office:value="1" calcext:value-type="percentage">
            <text:p>100,00%</text:p>
          </table:table-cell>
          <table:table-cell/>
          <table:table-cell table:style-name="ce78" table:formula="of:=[.AS42]/[.AU42]" office:value-type="string" office:string-value="#DIV/0 !" calcext:value-type="string">
            <text:p>#DIV/0 !</text:p>
          </table:table-cell>
          <table:table-cell table:formula="of:=[.D42]*[.BA42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/>
          <table:table-cell table:style-name="ce51"/>
          <table:table-cell/>
          <table:table-cell table:style-name="ce51"/>
          <table:table-cell office:value-type="float" office:value="31000000" calcext:value-type="float">
            <text:p>31 0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43]+[.K43]" office:value-type="float" office:value="31060000" calcext:value-type="float">
            <text:p>31060000</text:p>
          </table:table-cell>
          <table:table-cell table:formula="of:=ROUND(POWER([.D43];[.$B$3])*1000;0)" office:value-type="float" office:value="32794031" calcext:value-type="float">
            <text:p>32 794 031</text:p>
          </table:table-cell>
          <table:table-cell/>
          <table:table-cell table:style-name="ce70" table:formula="of:=ROUND(POWER([.D43];[.H43])*[.I43])" office:value-type="float" office:value="0" calcext:value-type="float">
            <text:p>0</text:p>
          </table:table-cell>
          <table:table-cell table:style-name="ce70" table:formula="of:=ROUND(POWER([.D43];[.F43])*[.G43])" office:value-type="float" office:value="0" calcext:value-type="float">
            <text:p>0</text:p>
          </table:table-cell>
          <table:table-cell/>
          <table:table-cell table:style-name="ce52" table:formula="of:=[.E43]" office:value-type="float" office:value="45" calcext:value-type="float">
            <text:p>45</text:p>
          </table:table-cell>
          <table:table-cell table:formula="of:=MIN(1;[.D43]/[.R43])" office:value-type="percentage" office:value="0.911111111111111" calcext:value-type="percentage">
            <text:p>91,11%</text:p>
          </table:table-cell>
          <table:table-cell table:style-name="ce76" table:formula="of:=MIN(1;[.R43]/[.D43])" office:value-type="percentage" office:value="1" calcext:value-type="percentage">
            <text:p>100,00%</text:p>
          </table:table-cell>
          <table:table-cell/>
          <table:table-cell table:style-name="ce59" table:formula="of:=[.J43]" office:value-type="float" office:value="31000000" calcext:value-type="float">
            <text:p>31 000 000</text:p>
          </table:table-cell>
          <table:table-cell table:style-name="ce78" table:formula="of:=[.V43]/[.M44]" office:value-type="percentage" office:value="0.88361622734408" calcext:value-type="percentage">
            <text:p>88,36%</text:p>
          </table:table-cell>
          <table:table-cell table:style-name="ce83" table:formula="of:=MIN(1;[.V43]/[.M43])" office:value-type="percentage" office:value="0.945293977431442" calcext:value-type="percentage">
            <text:p>94,53%</text:p>
          </table:table-cell>
          <table:table-cell/>
          <table:table-cell table:formula="of:=MIN([.AB43];[.V43])" office:value-type="float" office:value="0" calcext:value-type="float">
            <text:p>0</text:p>
          </table:table-cell>
          <table:table-cell table:formula="of:=[.V43]-[.Z43]" office:value-type="float" office:value="31000000" calcext:value-type="float">
            <text:p>31 000 000</text:p>
          </table:table-cell>
          <table:table-cell table:formula="of:=ROUND(([.P44]*[.T43]))" office:value-type="float" office:value="0" calcext:value-type="float">
            <text:p>0</text:p>
          </table:table-cell>
          <table:table-cell table:formula="of:=[.AB43]-[.Z43]" office:value-type="float" office:value="0" calcext:value-type="float">
            <text:p>0</text:p>
          </table:table-cell>
          <table:table-cell/>
          <table:table-cell table:style-name="ce78" table:formula="of:=[.Z43]/[.V43]" office:value-type="percentage" office:value="0" calcext:value-type="percentage">
            <text:p>0,00%</text:p>
          </table:table-cell>
          <table:table-cell table:style-name="ce78" table:formula="of:=[.AA43]/[.V43]" office:value-type="percentage" office:value="1" calcext:value-type="percentage">
            <text:p>100,00%</text:p>
          </table:table-cell>
          <table:table-cell table:style-name="ce78" table:formula="of:=[.Z43]/[.AB43]" office:value-type="string" office:string-value="#DIV/0 !" calcext:value-type="string">
            <text:p>#DIV/0 !</text:p>
          </table:table-cell>
          <table:table-cell/>
          <table:table-cell table:style-name="ce78" table:formula="of:=[.S43]*[.AG43]" office:value-type="string" office:string-value="#DIV/0 !" calcext:value-type="string">
            <text:p>#DIV/0 !</text:p>
          </table:table-cell>
          <table:table-cell table:formula="of:=[.D43]*[.AI43]" office:value-type="string" office:string-value="#DIV/0 !" calcext:value-type="string">
            <text:p>#DIV/0 !</text:p>
          </table:table-cell>
          <table:table-cell/>
          <table:table-cell table:formula="of:=[.M44]-[.V43]" office:value-type="float" office:value="4083104" calcext:value-type="float">
            <text:p>4 083 104</text:p>
          </table:table-cell>
          <table:table-cell table:style-name="ce78" table:formula="of:=[.AL43]/[.M44]" office:value-type="percentage" office:value="0.11638377265592" calcext:value-type="percentage">
            <text:p>11,64%</text:p>
          </table:table-cell>
          <table:table-cell table:style-name="ce78" table:formula="of:=MIN(1;MAX(0; [.M43]-[.V43])/[.M43])" office:value-type="percentage" office:value="0.0547060225685583" calcext:value-type="percentage">
            <text:p>5,47%</text:p>
          </table:table-cell>
          <table:table-cell/>
          <table:table-cell table:style-name="ce82" table:formula="of:=ROUND([.AL43]/[.D43])" office:value-type="float" office:value="99588" calcext:value-type="float">
            <text:p>99 588</text:p>
          </table:table-cell>
          <table:table-cell table:style-name="ce63" table:formula="of:=[.K43]" office:value-type="float" office:value="60000" calcext:value-type="float">
            <text:p>60 000</text:p>
          </table:table-cell>
          <table:table-cell/>
          <table:table-cell table:style-name="ce82" table:formula="of:=MIN([.AQ43];[.AU43])" office:value-type="float" office:value="0" calcext:value-type="float">
            <text:p>0</text:p>
          </table:table-cell>
          <table:table-cell table:style-name="ce82" table:formula="of:=[.AQ43]-[.AS43]" office:value-type="float" office:value="60000" calcext:value-type="float">
            <text:p>60 000</text:p>
          </table:table-cell>
          <table:table-cell table:style-name="ce82" table:formula="of:=[.O44]" office:value-type="float" office:value="0" calcext:value-type="float">
            <text:p>0</text:p>
          </table:table-cell>
          <table:table-cell table:formula="of:=MAX(0;[.O44]-[.AQ43])" office:value-type="float" office:value="0" calcext:value-type="float">
            <text:p>0</text:p>
          </table:table-cell>
          <table:table-cell/>
          <table:table-cell table:style-name="ce78" table:formula="of:=[.AS43]/[.AQ43]" office:value-type="percentage" office:value="0" calcext:value-type="percentage">
            <text:p>0,00%</text:p>
          </table:table-cell>
          <table:table-cell table:style-name="ce78" table:formula="of:=[.AT43]/[.AQ43]" office:value-type="percentage" office:value="1" calcext:value-type="percentage">
            <text:p>100,00%</text:p>
          </table:table-cell>
          <table:table-cell/>
          <table:table-cell table:style-name="ce78" table:formula="of:=[.AS43]/[.AU43]" office:value-type="string" office:string-value="#DIV/0 !" calcext:value-type="string">
            <text:p>#DIV/0 !</text:p>
          </table:table-cell>
          <table:table-cell table:formula="of:=[.D43]*[.BA43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42" calcext:value-type="float">
            <text:p>42</text:p>
          </table:table-cell>
          <table:table-cell table:style-name="ce51" office:value-type="float" office:value="45" calcext:value-type="float">
            <text:p>45</text:p>
          </table:table-cell>
          <table:table-cell/>
          <table:table-cell table:style-name="ce51"/>
          <table:table-cell/>
          <table:table-cell table:style-name="ce51"/>
          <table:table-cell office:value-type="float" office:value="32000000" calcext:value-type="float">
            <text:p>32 0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44]+[.K44]" office:value-type="float" office:value="32060000" calcext:value-type="float">
            <text:p>32060000</text:p>
          </table:table-cell>
          <table:table-cell table:formula="of:=ROUND(POWER([.D44];[.$B$3])*1000;0)" office:value-type="float" office:value="35083104" calcext:value-type="float">
            <text:p>35 083 104</text:p>
          </table:table-cell>
          <table:table-cell/>
          <table:table-cell table:style-name="ce70" table:formula="of:=ROUND(POWER([.D44];[.H44])*[.I44])" office:value-type="float" office:value="0" calcext:value-type="float">
            <text:p>0</text:p>
          </table:table-cell>
          <table:table-cell table:style-name="ce70" table:formula="of:=ROUND(POWER([.D44];[.F44])*[.G44])" office:value-type="float" office:value="0" calcext:value-type="float">
            <text:p>0</text:p>
          </table:table-cell>
          <table:table-cell/>
          <table:table-cell table:style-name="ce52" table:formula="of:=[.E44]" office:value-type="float" office:value="45" calcext:value-type="float">
            <text:p>45</text:p>
          </table:table-cell>
          <table:table-cell table:formula="of:=MIN(1;[.D44]/[.R44])" office:value-type="percentage" office:value="0.933333333333333" calcext:value-type="percentage">
            <text:p>93,33%</text:p>
          </table:table-cell>
          <table:table-cell table:style-name="ce76" table:formula="of:=MIN(1;[.R44]/[.D44])" office:value-type="percentage" office:value="1" calcext:value-type="percentage">
            <text:p>100,00%</text:p>
          </table:table-cell>
          <table:table-cell/>
          <table:table-cell table:style-name="ce59" table:formula="of:=[.J44]" office:value-type="float" office:value="32000000" calcext:value-type="float">
            <text:p>32 000 000</text:p>
          </table:table-cell>
          <table:table-cell table:style-name="ce78" table:formula="of:=[.V44]/[.M45]" office:value-type="percentage" office:value="0.853961530207261" calcext:value-type="percentage">
            <text:p>85,40%</text:p>
          </table:table-cell>
          <table:table-cell table:style-name="ce83" table:formula="of:=MIN(1;[.V44]/[.M44])" office:value-type="percentage" office:value="0.912119976613244" calcext:value-type="percentage">
            <text:p>91,21%</text:p>
          </table:table-cell>
          <table:table-cell/>
          <table:table-cell table:formula="of:=MIN([.AB44];[.V44])" office:value-type="float" office:value="0" calcext:value-type="float">
            <text:p>0</text:p>
          </table:table-cell>
          <table:table-cell table:formula="of:=[.V44]-[.Z44]" office:value-type="float" office:value="32000000" calcext:value-type="float">
            <text:p>32 000 000</text:p>
          </table:table-cell>
          <table:table-cell table:formula="of:=ROUND(([.P45]*[.T44]))" office:value-type="float" office:value="0" calcext:value-type="float">
            <text:p>0</text:p>
          </table:table-cell>
          <table:table-cell table:formula="of:=[.AB44]-[.Z44]" office:value-type="float" office:value="0" calcext:value-type="float">
            <text:p>0</text:p>
          </table:table-cell>
          <table:table-cell/>
          <table:table-cell table:style-name="ce78" table:formula="of:=[.Z44]/[.V44]" office:value-type="percentage" office:value="0" calcext:value-type="percentage">
            <text:p>0,00%</text:p>
          </table:table-cell>
          <table:table-cell table:style-name="ce78" table:formula="of:=[.AA44]/[.V44]" office:value-type="percentage" office:value="1" calcext:value-type="percentage">
            <text:p>100,00%</text:p>
          </table:table-cell>
          <table:table-cell table:style-name="ce78" table:formula="of:=[.Z44]/[.AB44]" office:value-type="string" office:string-value="#DIV/0 !" calcext:value-type="string">
            <text:p>#DIV/0 !</text:p>
          </table:table-cell>
          <table:table-cell/>
          <table:table-cell table:style-name="ce78" table:formula="of:=[.S44]*[.AG44]" office:value-type="string" office:string-value="#DIV/0 !" calcext:value-type="string">
            <text:p>#DIV/0 !</text:p>
          </table:table-cell>
          <table:table-cell table:formula="of:=[.D44]*[.AI44]" office:value-type="string" office:string-value="#DIV/0 !" calcext:value-type="string">
            <text:p>#DIV/0 !</text:p>
          </table:table-cell>
          <table:table-cell/>
          <table:table-cell table:formula="of:=[.M45]-[.V44]" office:value-type="float" office:value="5472414" calcext:value-type="float">
            <text:p>5 472 414</text:p>
          </table:table-cell>
          <table:table-cell table:style-name="ce78" table:formula="of:=[.AL44]/[.M45]" office:value-type="percentage" office:value="0.146038469792739" calcext:value-type="percentage">
            <text:p>14,60%</text:p>
          </table:table-cell>
          <table:table-cell table:style-name="ce78" table:formula="of:=MIN(1;MAX(0; [.M44]-[.V44])/[.M44])" office:value-type="percentage" office:value="0.0878800233867562" calcext:value-type="percentage">
            <text:p>8,79%</text:p>
          </table:table-cell>
          <table:table-cell/>
          <table:table-cell table:style-name="ce82" table:formula="of:=ROUND([.AL44]/[.D44])" office:value-type="float" office:value="130296" calcext:value-type="float">
            <text:p>130 296</text:p>
          </table:table-cell>
          <table:table-cell table:style-name="ce63" table:formula="of:=[.K44]" office:value-type="float" office:value="60000" calcext:value-type="float">
            <text:p>60 000</text:p>
          </table:table-cell>
          <table:table-cell/>
          <table:table-cell table:style-name="ce82" table:formula="of:=MIN([.AQ44];[.AU44])" office:value-type="float" office:value="0" calcext:value-type="float">
            <text:p>0</text:p>
          </table:table-cell>
          <table:table-cell table:style-name="ce82" table:formula="of:=[.AQ44]-[.AS44]" office:value-type="float" office:value="60000" calcext:value-type="float">
            <text:p>60 000</text:p>
          </table:table-cell>
          <table:table-cell table:style-name="ce82" table:formula="of:=[.O45]" office:value-type="float" office:value="0" calcext:value-type="float">
            <text:p>0</text:p>
          </table:table-cell>
          <table:table-cell table:formula="of:=MAX(0;[.O45]-[.AQ44])" office:value-type="float" office:value="0" calcext:value-type="float">
            <text:p>0</text:p>
          </table:table-cell>
          <table:table-cell/>
          <table:table-cell table:style-name="ce78" table:formula="of:=[.AS44]/[.AQ44]" office:value-type="percentage" office:value="0" calcext:value-type="percentage">
            <text:p>0,00%</text:p>
          </table:table-cell>
          <table:table-cell table:style-name="ce78" table:formula="of:=[.AT44]/[.AQ44]" office:value-type="percentage" office:value="1" calcext:value-type="percentage">
            <text:p>100,00%</text:p>
          </table:table-cell>
          <table:table-cell/>
          <table:table-cell table:style-name="ce78" table:formula="of:=[.AS44]/[.AU44]" office:value-type="string" office:string-value="#DIV/0 !" calcext:value-type="string">
            <text:p>#DIV/0 !</text:p>
          </table:table-cell>
          <table:table-cell table:formula="of:=[.D44]*[.BA44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43" calcext:value-type="float">
            <text:p>43</text:p>
          </table:table-cell>
          <table:table-cell table:style-name="ce51" office:value-type="float" office:value="45" calcext:value-type="float">
            <text:p>45</text:p>
          </table:table-cell>
          <table:table-cell/>
          <table:table-cell table:style-name="ce51"/>
          <table:table-cell/>
          <table:table-cell table:style-name="ce51"/>
          <table:table-cell office:value-type="float" office:value="37000000" calcext:value-type="float">
            <text:p>37 0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45]+[.K45]" office:value-type="float" office:value="37060000" calcext:value-type="float">
            <text:p>37060000</text:p>
          </table:table-cell>
          <table:table-cell table:formula="of:=ROUND(POWER([.D45];[.$B$3])*1000;0)" office:value-type="float" office:value="37472414" calcext:value-type="float">
            <text:p>37 472 414</text:p>
          </table:table-cell>
          <table:table-cell/>
          <table:table-cell table:style-name="ce70" table:formula="of:=ROUND(POWER([.D45];[.H45])*[.I45])" office:value-type="float" office:value="0" calcext:value-type="float">
            <text:p>0</text:p>
          </table:table-cell>
          <table:table-cell table:style-name="ce70" table:formula="of:=ROUND(POWER([.D45];[.F45])*[.G45])" office:value-type="float" office:value="0" calcext:value-type="float">
            <text:p>0</text:p>
          </table:table-cell>
          <table:table-cell/>
          <table:table-cell table:style-name="ce52" table:formula="of:=[.E45]" office:value-type="float" office:value="45" calcext:value-type="float">
            <text:p>45</text:p>
          </table:table-cell>
          <table:table-cell table:formula="of:=MIN(1;[.D45]/[.R45])" office:value-type="percentage" office:value="0.955555555555556" calcext:value-type="percentage">
            <text:p>95,56%</text:p>
          </table:table-cell>
          <table:table-cell table:style-name="ce76" table:formula="of:=MIN(1;[.R45]/[.D45])" office:value-type="percentage" office:value="1" calcext:value-type="percentage">
            <text:p>100,00%</text:p>
          </table:table-cell>
          <table:table-cell/>
          <table:table-cell table:style-name="ce59" table:formula="of:=[.J45]" office:value-type="float" office:value="37000000" calcext:value-type="float">
            <text:p>37 000 000</text:p>
          </table:table-cell>
          <table:table-cell table:style-name="ce78" table:formula="of:=[.V45]/[.M46]" office:value-type="percentage" office:value="0.92583635427063" calcext:value-type="percentage">
            <text:p>92,58%</text:p>
          </table:table-cell>
          <table:table-cell table:style-name="ce83" table:formula="of:=MIN(1;[.V45]/[.M45])" office:value-type="percentage" office:value="0.987393019302146" calcext:value-type="percentage">
            <text:p>98,74%</text:p>
          </table:table-cell>
          <table:table-cell/>
          <table:table-cell table:formula="of:=MIN([.AB45];[.V45])" office:value-type="float" office:value="0" calcext:value-type="float">
            <text:p>0</text:p>
          </table:table-cell>
          <table:table-cell table:formula="of:=[.V45]-[.Z45]" office:value-type="float" office:value="37000000" calcext:value-type="float">
            <text:p>37 000 000</text:p>
          </table:table-cell>
          <table:table-cell table:formula="of:=ROUND(([.P46]*[.T45]))" office:value-type="float" office:value="0" calcext:value-type="float">
            <text:p>0</text:p>
          </table:table-cell>
          <table:table-cell table:formula="of:=[.AB45]-[.Z45]" office:value-type="float" office:value="0" calcext:value-type="float">
            <text:p>0</text:p>
          </table:table-cell>
          <table:table-cell/>
          <table:table-cell table:style-name="ce78" table:formula="of:=[.Z45]/[.V45]" office:value-type="percentage" office:value="0" calcext:value-type="percentage">
            <text:p>0,00%</text:p>
          </table:table-cell>
          <table:table-cell table:style-name="ce78" table:formula="of:=[.AA45]/[.V45]" office:value-type="percentage" office:value="1" calcext:value-type="percentage">
            <text:p>100,00%</text:p>
          </table:table-cell>
          <table:table-cell table:style-name="ce78" table:formula="of:=[.Z45]/[.AB45]" office:value-type="string" office:string-value="#DIV/0 !" calcext:value-type="string">
            <text:p>#DIV/0 !</text:p>
          </table:table-cell>
          <table:table-cell/>
          <table:table-cell table:style-name="ce78" table:formula="of:=[.S45]*[.AG45]" office:value-type="string" office:string-value="#DIV/0 !" calcext:value-type="string">
            <text:p>#DIV/0 !</text:p>
          </table:table-cell>
          <table:table-cell table:formula="of:=[.D45]*[.AI45]" office:value-type="string" office:string-value="#DIV/0 !" calcext:value-type="string">
            <text:p>#DIV/0 !</text:p>
          </table:table-cell>
          <table:table-cell/>
          <table:table-cell table:formula="of:=[.M46]-[.V45]" office:value-type="float" office:value="2963866" calcext:value-type="float">
            <text:p>2 963 866</text:p>
          </table:table-cell>
          <table:table-cell table:style-name="ce78" table:formula="of:=[.AL45]/[.M46]" office:value-type="percentage" office:value="0.0741636457293696" calcext:value-type="percentage">
            <text:p>7,42%</text:p>
          </table:table-cell>
          <table:table-cell table:style-name="ce78" table:formula="of:=MIN(1;MAX(0; [.M45]-[.V45])/[.M45])" office:value-type="percentage" office:value="0.0126069806978542" calcext:value-type="percentage">
            <text:p>1,26%</text:p>
          </table:table-cell>
          <table:table-cell/>
          <table:table-cell table:style-name="ce82" table:formula="of:=ROUND([.AL45]/[.D45])" office:value-type="float" office:value="68927" calcext:value-type="float">
            <text:p>68 927</text:p>
          </table:table-cell>
          <table:table-cell table:style-name="ce63" table:formula="of:=[.K45]" office:value-type="float" office:value="60000" calcext:value-type="float">
            <text:p>60 000</text:p>
          </table:table-cell>
          <table:table-cell/>
          <table:table-cell table:style-name="ce82" table:formula="of:=MIN([.AQ45];[.AU45])" office:value-type="float" office:value="0" calcext:value-type="float">
            <text:p>0</text:p>
          </table:table-cell>
          <table:table-cell table:style-name="ce82" table:formula="of:=[.AQ45]-[.AS45]" office:value-type="float" office:value="60000" calcext:value-type="float">
            <text:p>60 000</text:p>
          </table:table-cell>
          <table:table-cell table:style-name="ce82" table:formula="of:=[.O46]" office:value-type="float" office:value="0" calcext:value-type="float">
            <text:p>0</text:p>
          </table:table-cell>
          <table:table-cell table:formula="of:=MAX(0;[.O46]-[.AQ45])" office:value-type="float" office:value="0" calcext:value-type="float">
            <text:p>0</text:p>
          </table:table-cell>
          <table:table-cell/>
          <table:table-cell table:style-name="ce78" table:formula="of:=[.AS45]/[.AQ45]" office:value-type="percentage" office:value="0" calcext:value-type="percentage">
            <text:p>0,00%</text:p>
          </table:table-cell>
          <table:table-cell table:style-name="ce78" table:formula="of:=[.AT45]/[.AQ45]" office:value-type="percentage" office:value="1" calcext:value-type="percentage">
            <text:p>100,00%</text:p>
          </table:table-cell>
          <table:table-cell/>
          <table:table-cell table:style-name="ce78" table:formula="of:=[.AS45]/[.AU45]" office:value-type="string" office:string-value="#DIV/0 !" calcext:value-type="string">
            <text:p>#DIV/0 !</text:p>
          </table:table-cell>
          <table:table-cell table:formula="of:=[.D45]*[.BA45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/>
          <table:table-cell table:style-name="ce51"/>
          <table:table-cell/>
          <table:table-cell table:style-name="ce51"/>
          <table:table-cell office:value-type="float" office:value="39900000" calcext:value-type="float">
            <text:p>39 9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46]+[.K46]" office:value-type="float" office:value="39960000" calcext:value-type="float">
            <text:p>39960000</text:p>
          </table:table-cell>
          <table:table-cell table:formula="of:=ROUND(POWER([.D46];[.$B$3])*1000;0)" office:value-type="float" office:value="39963866" calcext:value-type="float">
            <text:p>39 963 866</text:p>
          </table:table-cell>
          <table:table-cell/>
          <table:table-cell table:style-name="ce70" table:formula="of:=ROUND(POWER([.D46];[.H46])*[.I46])" office:value-type="float" office:value="0" calcext:value-type="float">
            <text:p>0</text:p>
          </table:table-cell>
          <table:table-cell table:style-name="ce70" table:formula="of:=ROUND(POWER([.D46];[.F46])*[.G46])" office:value-type="float" office:value="0" calcext:value-type="float">
            <text:p>0</text:p>
          </table:table-cell>
          <table:table-cell/>
          <table:table-cell table:style-name="ce52" table:formula="of:=[.E46]" office:value-type="float" office:value="45" calcext:value-type="float">
            <text:p>45</text:p>
          </table:table-cell>
          <table:table-cell table:formula="of:=MIN(1;[.D46]/[.R46])" office:value-type="percentage" office:value="0.977777777777778" calcext:value-type="percentage">
            <text:p>97,78%</text:p>
          </table:table-cell>
          <table:table-cell table:style-name="ce76" table:formula="of:=MIN(1;[.R46]/[.D46])" office:value-type="percentage" office:value="1" calcext:value-type="percentage">
            <text:p>100,00%</text:p>
          </table:table-cell>
          <table:table-cell/>
          <table:table-cell table:style-name="ce59" table:formula="of:=[.J46]" office:value-type="float" office:value="39900000" calcext:value-type="float">
            <text:p>39 900 000</text:p>
          </table:table-cell>
          <table:table-cell table:style-name="ce78" table:formula="of:=[.V46]/[.M47]" office:value-type="percentage" office:value="0.937514208098314" calcext:value-type="percentage">
            <text:p>93,75%</text:p>
          </table:table-cell>
          <table:table-cell table:style-name="ce83" table:formula="of:=MIN(1;[.V46]/[.M46])" office:value-type="percentage" office:value="0.998401906362112" calcext:value-type="percentage">
            <text:p>99,84%</text:p>
          </table:table-cell>
          <table:table-cell/>
          <table:table-cell table:formula="of:=MIN([.AB46];[.V46])" office:value-type="float" office:value="0" calcext:value-type="float">
            <text:p>0</text:p>
          </table:table-cell>
          <table:table-cell table:formula="of:=[.V46]-[.Z46]" office:value-type="float" office:value="39900000" calcext:value-type="float">
            <text:p>39 900 000</text:p>
          </table:table-cell>
          <table:table-cell table:formula="of:=ROUND(([.P47]*[.T46]))" office:value-type="float" office:value="0" calcext:value-type="float">
            <text:p>0</text:p>
          </table:table-cell>
          <table:table-cell table:formula="of:=[.AB46]-[.Z46]" office:value-type="float" office:value="0" calcext:value-type="float">
            <text:p>0</text:p>
          </table:table-cell>
          <table:table-cell/>
          <table:table-cell table:style-name="ce78" table:formula="of:=[.Z46]/[.V46]" office:value-type="percentage" office:value="0" calcext:value-type="percentage">
            <text:p>0,00%</text:p>
          </table:table-cell>
          <table:table-cell table:style-name="ce78" table:formula="of:=[.AA46]/[.V46]" office:value-type="percentage" office:value="1" calcext:value-type="percentage">
            <text:p>100,00%</text:p>
          </table:table-cell>
          <table:table-cell table:style-name="ce78" table:formula="of:=[.Z46]/[.AB46]" office:value-type="string" office:string-value="#DIV/0 !" calcext:value-type="string">
            <text:p>#DIV/0 !</text:p>
          </table:table-cell>
          <table:table-cell/>
          <table:table-cell table:style-name="ce78" table:formula="of:=[.S46]*[.AG46]" office:value-type="string" office:string-value="#DIV/0 !" calcext:value-type="string">
            <text:p>#DIV/0 !</text:p>
          </table:table-cell>
          <table:table-cell table:formula="of:=[.D46]*[.AI46]" office:value-type="string" office:string-value="#DIV/0 !" calcext:value-type="string">
            <text:p>#DIV/0 !</text:p>
          </table:table-cell>
          <table:table-cell/>
          <table:table-cell table:formula="of:=[.M47]-[.V46]" office:value-type="float" office:value="2659355" calcext:value-type="float">
            <text:p>2 659 355</text:p>
          </table:table-cell>
          <table:table-cell table:style-name="ce78" table:formula="of:=[.AL46]/[.M47]" office:value-type="percentage" office:value="0.0624857919016865" calcext:value-type="percentage">
            <text:p>6,25%</text:p>
          </table:table-cell>
          <table:table-cell table:style-name="ce78" table:formula="of:=MIN(1;MAX(0; [.M46]-[.V46])/[.M46])" office:value-type="percentage" office:value="0.00159809363788779" calcext:value-type="percentage">
            <text:p>0,16%</text:p>
          </table:table-cell>
          <table:table-cell/>
          <table:table-cell table:style-name="ce82" table:formula="of:=ROUND([.AL46]/[.D46])" office:value-type="float" office:value="60440" calcext:value-type="float">
            <text:p>60 440</text:p>
          </table:table-cell>
          <table:table-cell table:style-name="ce63" table:formula="of:=[.K46]" office:value-type="float" office:value="60000" calcext:value-type="float">
            <text:p>60 000</text:p>
          </table:table-cell>
          <table:table-cell/>
          <table:table-cell table:style-name="ce82" table:formula="of:=MIN([.AQ46];[.AU46])" office:value-type="float" office:value="0" calcext:value-type="float">
            <text:p>0</text:p>
          </table:table-cell>
          <table:table-cell table:style-name="ce82" table:formula="of:=[.AQ46]-[.AS46]" office:value-type="float" office:value="60000" calcext:value-type="float">
            <text:p>60 000</text:p>
          </table:table-cell>
          <table:table-cell table:style-name="ce82" table:formula="of:=[.O47]" office:value-type="float" office:value="0" calcext:value-type="float">
            <text:p>0</text:p>
          </table:table-cell>
          <table:table-cell table:formula="of:=MAX(0;[.O47]-[.AQ46])" office:value-type="float" office:value="0" calcext:value-type="float">
            <text:p>0</text:p>
          </table:table-cell>
          <table:table-cell/>
          <table:table-cell table:style-name="ce78" table:formula="of:=[.AS46]/[.AQ46]" office:value-type="percentage" office:value="0" calcext:value-type="percentage">
            <text:p>0,00%</text:p>
          </table:table-cell>
          <table:table-cell table:style-name="ce78" table:formula="of:=[.AT46]/[.AQ46]" office:value-type="percentage" office:value="1" calcext:value-type="percentage">
            <text:p>100,00%</text:p>
          </table:table-cell>
          <table:table-cell/>
          <table:table-cell table:style-name="ce78" table:formula="of:=[.AS46]/[.AU46]" office:value-type="string" office:string-value="#DIV/0 !" calcext:value-type="string">
            <text:p>#DIV/0 !</text:p>
          </table:table-cell>
          <table:table-cell table:formula="of:=[.D46]*[.BA46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45" calcext:value-type="float">
            <text:p>45</text:p>
          </table:table-cell>
          <table:table-cell table:style-name="ce51" office:value-type="float" office:value="45" calcext:value-type="float">
            <text:p>45</text:p>
          </table:table-cell>
          <table:table-cell/>
          <table:table-cell table:style-name="ce51"/>
          <table:table-cell/>
          <table:table-cell table:style-name="ce51"/>
          <table:table-cell office:value-type="float" office:value="42000000" calcext:value-type="float">
            <text:p>42 000 000</text:p>
          </table:table-cell>
          <table:table-cell table:style-name="ce62" office:value-type="float" office:value="60000" calcext:value-type="float">
            <text:p>60 000</text:p>
          </table:table-cell>
          <table:table-cell table:style-name="ce64" table:formula="of:=[.J47]+[.K47]" office:value-type="float" office:value="42060000" calcext:value-type="float">
            <text:p>42060000</text:p>
          </table:table-cell>
          <table:table-cell table:formula="of:=ROUND(POWER([.D47];[.$B$3])*1000;0)" office:value-type="float" office:value="42559355" calcext:value-type="float">
            <text:p>42 559 355</text:p>
          </table:table-cell>
          <table:table-cell/>
          <table:table-cell table:style-name="ce70" table:formula="of:=ROUND(POWER([.D47];[.H47])*[.I47])" office:value-type="float" office:value="0" calcext:value-type="float">
            <text:p>0</text:p>
          </table:table-cell>
          <table:table-cell table:style-name="ce70" table:formula="of:=ROUND(POWER([.D47];[.F47])*[.G47])" office:value-type="float" office:value="0" calcext:value-type="float">
            <text:p>0</text:p>
          </table:table-cell>
          <table:table-cell/>
          <table:table-cell table:style-name="ce52" table:formula="of:=[.E47]" office:value-type="float" office:value="45" calcext:value-type="float">
            <text:p>45</text:p>
          </table:table-cell>
          <table:table-cell table:formula="of:=MIN(1;[.D47]/[.R47])" office:value-type="percentage" office:value="1" calcext:value-type="percentage">
            <text:p>100,00%</text:p>
          </table:table-cell>
          <table:table-cell table:style-name="ce76" table:formula="of:=MIN(1;[.R47]/[.D47])" office:value-type="percentage" office:value="1" calcext:value-type="percentage">
            <text:p>100,00%</text:p>
          </table:table-cell>
          <table:table-cell/>
          <table:table-cell table:style-name="ce59" table:formula="of:=[.J47]" office:value-type="float" office:value="42000000" calcext:value-type="float">
            <text:p>42 000 000</text:p>
          </table:table-cell>
          <table:table-cell table:style-name="ce78" table:formula="of:=[.V47]/[.M48]" office:value-type="percentage" office:value="0.927955952317116" calcext:value-type="percentage">
            <text:p>92,80%</text:p>
          </table:table-cell>
          <table:table-cell table:style-name="ce83" table:formula="of:=MIN(1;[.V47]/[.M47])" office:value-type="percentage" office:value="0.986857061156119" calcext:value-type="percentage">
            <text:p>98,69%</text:p>
          </table:table-cell>
          <table:table-cell/>
          <table:table-cell table:formula="of:=MIN([.AB47];[.V47])" office:value-type="float" office:value="0" calcext:value-type="float">
            <text:p>0</text:p>
          </table:table-cell>
          <table:table-cell table:formula="of:=[.V47]-[.Z47]" office:value-type="float" office:value="42000000" calcext:value-type="float">
            <text:p>42 000 000</text:p>
          </table:table-cell>
          <table:table-cell table:formula="of:=ROUND(([.P48]*[.T47]))" office:value-type="float" office:value="0" calcext:value-type="float">
            <text:p>0</text:p>
          </table:table-cell>
          <table:table-cell table:formula="of:=[.AB47]-[.Z47]" office:value-type="float" office:value="0" calcext:value-type="float">
            <text:p>0</text:p>
          </table:table-cell>
          <table:table-cell/>
          <table:table-cell table:style-name="ce78" table:formula="of:=[.Z47]/[.V47]" office:value-type="percentage" office:value="0" calcext:value-type="percentage">
            <text:p>0,00%</text:p>
          </table:table-cell>
          <table:table-cell table:style-name="ce78" table:formula="of:=[.AA47]/[.V47]" office:value-type="percentage" office:value="1" calcext:value-type="percentage">
            <text:p>100,00%</text:p>
          </table:table-cell>
          <table:table-cell table:style-name="ce78" table:formula="of:=[.Z47]/[.AB47]" office:value-type="string" office:string-value="#DIV/0 !" calcext:value-type="string">
            <text:p>#DIV/0 !</text:p>
          </table:table-cell>
          <table:table-cell/>
          <table:table-cell table:style-name="ce78" table:formula="of:=[.S47]*[.AG47]" office:value-type="string" office:string-value="#DIV/0 !" calcext:value-type="string">
            <text:p>#DIV/0 !</text:p>
          </table:table-cell>
          <table:table-cell table:formula="of:=[.D47]*[.AI47]" office:value-type="string" office:string-value="#DIV/0 !" calcext:value-type="string">
            <text:p>#DIV/0 !</text:p>
          </table:table-cell>
          <table:table-cell/>
          <table:table-cell table:formula="of:=[.M48]-[.V47]" office:value-type="float" office:value="3260769" calcext:value-type="float">
            <text:p>3 260 769</text:p>
          </table:table-cell>
          <table:table-cell table:style-name="ce78" table:formula="of:=[.AL47]/[.M48]" office:value-type="percentage" office:value="0.072044047682884" calcext:value-type="percentage">
            <text:p>7,20%</text:p>
          </table:table-cell>
          <table:table-cell table:style-name="ce78" table:formula="of:=MIN(1;MAX(0; [.M47]-[.V47])/[.M47])" office:value-type="percentage" office:value="0.0131429388438805" calcext:value-type="percentage">
            <text:p>1,31%</text:p>
          </table:table-cell>
          <table:table-cell/>
          <table:table-cell table:style-name="ce82" table:formula="of:=ROUND([.AL47]/[.D47])" office:value-type="float" office:value="72462" calcext:value-type="float">
            <text:p>72 462</text:p>
          </table:table-cell>
          <table:table-cell table:style-name="ce63" table:formula="of:=[.K47]" office:value-type="float" office:value="60000" calcext:value-type="float">
            <text:p>60 000</text:p>
          </table:table-cell>
          <table:table-cell/>
          <table:table-cell table:style-name="ce82" table:formula="of:=MIN([.AQ47];[.AU47])" office:value-type="float" office:value="0" calcext:value-type="float">
            <text:p>0</text:p>
          </table:table-cell>
          <table:table-cell table:style-name="ce82" table:formula="of:=[.AQ47]-[.AS47]" office:value-type="float" office:value="60000" calcext:value-type="float">
            <text:p>60 000</text:p>
          </table:table-cell>
          <table:table-cell table:style-name="ce82" table:formula="of:=[.O48]" office:value-type="float" office:value="0" calcext:value-type="float">
            <text:p>0</text:p>
          </table:table-cell>
          <table:table-cell table:formula="of:=MAX(0;[.O48]-[.AQ47])" office:value-type="float" office:value="0" calcext:value-type="float">
            <text:p>0</text:p>
          </table:table-cell>
          <table:table-cell/>
          <table:table-cell table:style-name="ce78" table:formula="of:=[.AS47]/[.AQ47]" office:value-type="percentage" office:value="0" calcext:value-type="percentage">
            <text:p>0,00%</text:p>
          </table:table-cell>
          <table:table-cell table:style-name="ce78" table:formula="of:=[.AT47]/[.AQ47]" office:value-type="percentage" office:value="1" calcext:value-type="percentage">
            <text:p>100,00%</text:p>
          </table:table-cell>
          <table:table-cell/>
          <table:table-cell table:style-name="ce78" table:formula="of:=[.AS47]/[.AU47]" office:value-type="string" office:string-value="#DIV/0 !" calcext:value-type="string">
            <text:p>#DIV/0 !</text:p>
          </table:table-cell>
          <table:table-cell table:formula="of:=[.D47]*[.BA47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46" calcext:value-type="float">
            <text:p>46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1"/>
          <table:table-cell/>
          <table:table-cell table:style-name="ce51"/>
          <table:table-cell office:value-type="float" office:value="36000000" calcext:value-type="float">
            <text:p>36 000 000</text:p>
          </table:table-cell>
          <table:table-cell table:style-name="ce62" office:value-type="float" office:value="130000" calcext:value-type="float">
            <text:p>130 000</text:p>
          </table:table-cell>
          <table:table-cell table:style-name="ce64" table:formula="of:=[.J48]+[.K48]" office:value-type="float" office:value="36130000" calcext:value-type="float">
            <text:p>36130000</text:p>
          </table:table-cell>
          <table:table-cell table:formula="of:=ROUND(POWER([.D48];[.$B$3])*1000;0)" office:value-type="float" office:value="45260769" calcext:value-type="float">
            <text:p>45 260 769</text:p>
          </table:table-cell>
          <table:table-cell/>
          <table:table-cell table:style-name="ce70" table:formula="of:=ROUND(POWER([.D48];[.H48])*[.I48])" office:value-type="float" office:value="0" calcext:value-type="float">
            <text:p>0</text:p>
          </table:table-cell>
          <table:table-cell table:style-name="ce70" table:formula="of:=ROUND(POWER([.D48];[.F48])*[.G48])" office:value-type="float" office:value="0" calcext:value-type="float">
            <text:p>0</text:p>
          </table:table-cell>
          <table:table-cell/>
          <table:table-cell table:style-name="ce52" table:formula="of:=[.E48]" office:value-type="float" office:value="2" calcext:value-type="float">
            <text:p>2</text:p>
          </table:table-cell>
          <table:table-cell table:formula="of:=MIN(1;[.D48]/[.R48])" office:value-type="percentage" office:value="1" calcext:value-type="percentage">
            <text:p>100,00%</text:p>
          </table:table-cell>
          <table:table-cell table:style-name="ce76" table:formula="of:=MIN(1;[.R48]/[.D48])" office:value-type="percentage" office:value="0.0434782608695652" calcext:value-type="percentage">
            <text:p>4,35%</text:p>
          </table:table-cell>
          <table:table-cell/>
          <table:table-cell table:style-name="ce59" table:formula="of:=[.J48]" office:value-type="float" office:value="36000000" calcext:value-type="float">
            <text:p>36 000 000</text:p>
          </table:table-cell>
          <table:table-cell table:style-name="ce78" table:formula="of:=[.V48]/[.M49]" office:value-type="percentage" office:value="0.748908045263253" calcext:value-type="percentage">
            <text:p>74,89%</text:p>
          </table:table-cell>
          <table:table-cell table:style-name="ce83" table:formula="of:=MIN(1;[.V48]/[.M48])" office:value-type="percentage" office:value="0.795390816271814" calcext:value-type="percentage">
            <text:p>79,54%</text:p>
          </table:table-cell>
          <table:table-cell/>
          <table:table-cell table:formula="of:=MIN([.AB48];[.V48])" office:value-type="float" office:value="0" calcext:value-type="float">
            <text:p>0</text:p>
          </table:table-cell>
          <table:table-cell table:formula="of:=[.V48]-[.Z48]" office:value-type="float" office:value="36000000" calcext:value-type="float">
            <text:p>36 000 000</text:p>
          </table:table-cell>
          <table:table-cell table:formula="of:=ROUND(([.P49]*[.T48]))" office:value-type="float" office:value="0" calcext:value-type="float">
            <text:p>0</text:p>
          </table:table-cell>
          <table:table-cell table:formula="of:=[.AB48]-[.Z48]" office:value-type="float" office:value="0" calcext:value-type="float">
            <text:p>0</text:p>
          </table:table-cell>
          <table:table-cell/>
          <table:table-cell table:style-name="ce78" table:formula="of:=[.Z48]/[.V48]" office:value-type="percentage" office:value="0" calcext:value-type="percentage">
            <text:p>0,00%</text:p>
          </table:table-cell>
          <table:table-cell table:style-name="ce78" table:formula="of:=[.AA48]/[.V48]" office:value-type="percentage" office:value="1" calcext:value-type="percentage">
            <text:p>100,00%</text:p>
          </table:table-cell>
          <table:table-cell table:style-name="ce78" table:formula="of:=[.Z48]/[.AB48]" office:value-type="string" office:string-value="#DIV/0 !" calcext:value-type="string">
            <text:p>#DIV/0 !</text:p>
          </table:table-cell>
          <table:table-cell/>
          <table:table-cell table:style-name="ce78" table:formula="of:=[.S48]*[.AG48]" office:value-type="string" office:string-value="#DIV/0 !" calcext:value-type="string">
            <text:p>#DIV/0 !</text:p>
          </table:table-cell>
          <table:table-cell table:formula="of:=[.D48]*[.AI48]" office:value-type="string" office:string-value="#DIV/0 !" calcext:value-type="string">
            <text:p>#DIV/0 !</text:p>
          </table:table-cell>
          <table:table-cell/>
          <table:table-cell table:formula="of:=[.M49]-[.V48]" office:value-type="float" office:value="12069987" calcext:value-type="float">
            <text:p>12 069 987</text:p>
          </table:table-cell>
          <table:table-cell table:style-name="ce78" table:formula="of:=[.AL48]/[.M49]" office:value-type="percentage" office:value="0.251091954736747" calcext:value-type="percentage">
            <text:p>25,11%</text:p>
          </table:table-cell>
          <table:table-cell table:style-name="ce78" table:formula="of:=MIN(1;MAX(0; [.M48]-[.V48])/[.M48])" office:value-type="percentage" office:value="0.204609183728186" calcext:value-type="percentage">
            <text:p>20,46%</text:p>
          </table:table-cell>
          <table:table-cell/>
          <table:table-cell table:style-name="ce82" table:formula="of:=ROUND([.AL48]/[.D48])" office:value-type="float" office:value="262391" calcext:value-type="float">
            <text:p>262 391</text:p>
          </table:table-cell>
          <table:table-cell table:style-name="ce63" table:formula="of:=[.K48]" office:value-type="float" office:value="130000" calcext:value-type="float">
            <text:p>130 000</text:p>
          </table:table-cell>
          <table:table-cell/>
          <table:table-cell table:style-name="ce82" table:formula="of:=MIN([.AQ48];[.AU48])" office:value-type="float" office:value="0" calcext:value-type="float">
            <text:p>0</text:p>
          </table:table-cell>
          <table:table-cell table:style-name="ce82" table:formula="of:=[.AQ48]-[.AS48]" office:value-type="float" office:value="130000" calcext:value-type="float">
            <text:p>130 000</text:p>
          </table:table-cell>
          <table:table-cell table:style-name="ce82" table:formula="of:=[.O49]" office:value-type="float" office:value="0" calcext:value-type="float">
            <text:p>0</text:p>
          </table:table-cell>
          <table:table-cell table:formula="of:=MAX(0;[.O49]-[.AQ48])" office:value-type="float" office:value="0" calcext:value-type="float">
            <text:p>0</text:p>
          </table:table-cell>
          <table:table-cell/>
          <table:table-cell table:style-name="ce78" table:formula="of:=[.AS48]/[.AQ48]" office:value-type="percentage" office:value="0" calcext:value-type="percentage">
            <text:p>0,00%</text:p>
          </table:table-cell>
          <table:table-cell table:style-name="ce78" table:formula="of:=[.AT48]/[.AQ48]" office:value-type="percentage" office:value="1" calcext:value-type="percentage">
            <text:p>100,00%</text:p>
          </table:table-cell>
          <table:table-cell/>
          <table:table-cell table:style-name="ce78" table:formula="of:=[.AS48]/[.AU48]" office:value-type="string" office:string-value="#DIV/0 !" calcext:value-type="string">
            <text:p>#DIV/0 !</text:p>
          </table:table-cell>
          <table:table-cell table:formula="of:=[.D48]*[.BA48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47" calcext:value-type="float">
            <text:p>47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1"/>
          <table:table-cell/>
          <table:table-cell table:style-name="ce51"/>
          <table:table-cell office:value-type="float" office:value="37000000" calcext:value-type="float">
            <text:p>37 000 000</text:p>
          </table:table-cell>
          <table:table-cell table:style-name="ce62" office:value-type="float" office:value="130000" calcext:value-type="float">
            <text:p>130 000</text:p>
          </table:table-cell>
          <table:table-cell table:style-name="ce64" table:formula="of:=[.J49]+[.K49]" office:value-type="float" office:value="37130000" calcext:value-type="float">
            <text:p>37130000</text:p>
          </table:table-cell>
          <table:table-cell table:formula="of:=ROUND(POWER([.D49];[.$B$3])*1000;0)" office:value-type="float" office:value="48069987" calcext:value-type="float">
            <text:p>48 069 987</text:p>
          </table:table-cell>
          <table:table-cell/>
          <table:table-cell table:style-name="ce70" table:formula="of:=ROUND(POWER([.D49];[.H49])*[.I49])" office:value-type="float" office:value="0" calcext:value-type="float">
            <text:p>0</text:p>
          </table:table-cell>
          <table:table-cell table:style-name="ce70" table:formula="of:=ROUND(POWER([.D49];[.F49])*[.G49])" office:value-type="float" office:value="0" calcext:value-type="float">
            <text:p>0</text:p>
          </table:table-cell>
          <table:table-cell/>
          <table:table-cell table:style-name="ce52" table:formula="of:=[.E49]" office:value-type="float" office:value="2" calcext:value-type="float">
            <text:p>2</text:p>
          </table:table-cell>
          <table:table-cell table:formula="of:=MIN(1;[.D49]/[.R49])" office:value-type="percentage" office:value="1" calcext:value-type="percentage">
            <text:p>100,00%</text:p>
          </table:table-cell>
          <table:table-cell table:style-name="ce76" table:formula="of:=MIN(1;[.R49]/[.D49])" office:value-type="percentage" office:value="0.0425531914893617" calcext:value-type="percentage">
            <text:p>4,26%</text:p>
          </table:table-cell>
          <table:table-cell/>
          <table:table-cell table:style-name="ce59" table:formula="of:=[.J49]" office:value-type="float" office:value="37000000" calcext:value-type="float">
            <text:p>37 000 000</text:p>
          </table:table-cell>
          <table:table-cell table:style-name="ce78" table:formula="of:=[.V49]/[.M50]" office:value-type="percentage" office:value="0.7256484301214" calcext:value-type="percentage">
            <text:p>72,56%</text:p>
          </table:table-cell>
          <table:table-cell table:style-name="ce83" table:formula="of:=MIN(1;[.V49]/[.M49])" office:value-type="percentage" office:value="0.769711046520566" calcext:value-type="percentage">
            <text:p>76,97%</text:p>
          </table:table-cell>
          <table:table-cell/>
          <table:table-cell table:formula="of:=MIN([.AB49];[.V49])" office:value-type="float" office:value="0" calcext:value-type="float">
            <text:p>0</text:p>
          </table:table-cell>
          <table:table-cell table:formula="of:=[.V49]-[.Z49]" office:value-type="float" office:value="37000000" calcext:value-type="float">
            <text:p>37 000 000</text:p>
          </table:table-cell>
          <table:table-cell table:formula="of:=ROUND(([.P50]*[.T49]))" office:value-type="float" office:value="0" calcext:value-type="float">
            <text:p>0</text:p>
          </table:table-cell>
          <table:table-cell table:formula="of:=[.AB49]-[.Z49]" office:value-type="float" office:value="0" calcext:value-type="float">
            <text:p>0</text:p>
          </table:table-cell>
          <table:table-cell/>
          <table:table-cell table:style-name="ce78" table:formula="of:=[.Z49]/[.V49]" office:value-type="percentage" office:value="0" calcext:value-type="percentage">
            <text:p>0,00%</text:p>
          </table:table-cell>
          <table:table-cell table:style-name="ce78" table:formula="of:=[.AA49]/[.V49]" office:value-type="percentage" office:value="1" calcext:value-type="percentage">
            <text:p>100,00%</text:p>
          </table:table-cell>
          <table:table-cell table:style-name="ce78" table:formula="of:=[.Z49]/[.AB49]" office:value-type="string" office:string-value="#DIV/0 !" calcext:value-type="string">
            <text:p>#DIV/0 !</text:p>
          </table:table-cell>
          <table:table-cell/>
          <table:table-cell table:style-name="ce78" table:formula="of:=[.S49]*[.AG49]" office:value-type="string" office:string-value="#DIV/0 !" calcext:value-type="string">
            <text:p>#DIV/0 !</text:p>
          </table:table-cell>
          <table:table-cell table:formula="of:=[.D49]*[.AI49]" office:value-type="string" office:string-value="#DIV/0 !" calcext:value-type="string">
            <text:p>#DIV/0 !</text:p>
          </table:table-cell>
          <table:table-cell/>
          <table:table-cell table:formula="of:=[.M50]-[.V49]" office:value-type="float" office:value="13988879" calcext:value-type="float">
            <text:p>13 988 879</text:p>
          </table:table-cell>
          <table:table-cell table:style-name="ce78" table:formula="of:=[.AL49]/[.M50]" office:value-type="percentage" office:value="0.2743515698786" calcext:value-type="percentage">
            <text:p>27,44%</text:p>
          </table:table-cell>
          <table:table-cell table:style-name="ce78" table:formula="of:=MIN(1;MAX(0; [.M49]-[.V49])/[.M49])" office:value-type="percentage" office:value="0.230288953479434" calcext:value-type="percentage">
            <text:p>23,03%</text:p>
          </table:table-cell>
          <table:table-cell/>
          <table:table-cell table:style-name="ce82" table:formula="of:=ROUND([.AL49]/[.D49])" office:value-type="float" office:value="297636" calcext:value-type="float">
            <text:p>297 636</text:p>
          </table:table-cell>
          <table:table-cell table:style-name="ce63" table:formula="of:=[.K49]" office:value-type="float" office:value="130000" calcext:value-type="float">
            <text:p>130 000</text:p>
          </table:table-cell>
          <table:table-cell/>
          <table:table-cell table:style-name="ce82" table:formula="of:=MIN([.AQ49];[.AU49])" office:value-type="float" office:value="0" calcext:value-type="float">
            <text:p>0</text:p>
          </table:table-cell>
          <table:table-cell table:style-name="ce82" table:formula="of:=[.AQ49]-[.AS49]" office:value-type="float" office:value="130000" calcext:value-type="float">
            <text:p>130 000</text:p>
          </table:table-cell>
          <table:table-cell table:style-name="ce82" table:formula="of:=[.O50]" office:value-type="float" office:value="0" calcext:value-type="float">
            <text:p>0</text:p>
          </table:table-cell>
          <table:table-cell table:formula="of:=MAX(0;[.O50]-[.AQ49])" office:value-type="float" office:value="0" calcext:value-type="float">
            <text:p>0</text:p>
          </table:table-cell>
          <table:table-cell/>
          <table:table-cell table:style-name="ce78" table:formula="of:=[.AS49]/[.AQ49]" office:value-type="percentage" office:value="0" calcext:value-type="percentage">
            <text:p>0,00%</text:p>
          </table:table-cell>
          <table:table-cell table:style-name="ce78" table:formula="of:=[.AT49]/[.AQ49]" office:value-type="percentage" office:value="1" calcext:value-type="percentage">
            <text:p>100,00%</text:p>
          </table:table-cell>
          <table:table-cell/>
          <table:table-cell table:style-name="ce78" table:formula="of:=[.AS49]/[.AU49]" office:value-type="string" office:string-value="#DIV/0 !" calcext:value-type="string">
            <text:p>#DIV/0 !</text:p>
          </table:table-cell>
          <table:table-cell table:formula="of:=[.D49]*[.BA49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48" calcext:value-type="float">
            <text:p>48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1"/>
          <table:table-cell/>
          <table:table-cell table:style-name="ce51"/>
          <table:table-cell office:value-type="float" office:value="38000000" calcext:value-type="float">
            <text:p>38 000 000</text:p>
          </table:table-cell>
          <table:table-cell table:style-name="ce62" office:value-type="float" office:value="130000" calcext:value-type="float">
            <text:p>130 000</text:p>
          </table:table-cell>
          <table:table-cell table:style-name="ce64" table:formula="of:=[.J50]+[.K50]" office:value-type="float" office:value="38130000" calcext:value-type="float">
            <text:p>38130000</text:p>
          </table:table-cell>
          <table:table-cell table:formula="of:=ROUND(POWER([.D50];[.$B$3])*1000;0)" office:value-type="float" office:value="50988879" calcext:value-type="float">
            <text:p>50 988 879</text:p>
          </table:table-cell>
          <table:table-cell/>
          <table:table-cell table:style-name="ce70" table:formula="of:=ROUND(POWER([.D50];[.H50])*[.I50])" office:value-type="float" office:value="0" calcext:value-type="float">
            <text:p>0</text:p>
          </table:table-cell>
          <table:table-cell table:style-name="ce70" table:formula="of:=ROUND(POWER([.D50];[.F50])*[.G50])" office:value-type="float" office:value="0" calcext:value-type="float">
            <text:p>0</text:p>
          </table:table-cell>
          <table:table-cell/>
          <table:table-cell table:style-name="ce52" table:formula="of:=[.E50]" office:value-type="float" office:value="2" calcext:value-type="float">
            <text:p>2</text:p>
          </table:table-cell>
          <table:table-cell table:formula="of:=MIN(1;[.D50]/[.R50])" office:value-type="percentage" office:value="1" calcext:value-type="percentage">
            <text:p>100,00%</text:p>
          </table:table-cell>
          <table:table-cell table:style-name="ce76" table:formula="of:=MIN(1;[.R50]/[.D50])" office:value-type="percentage" office:value="0.0416666666666667" calcext:value-type="percentage">
            <text:p>4,17%</text:p>
          </table:table-cell>
          <table:table-cell/>
          <table:table-cell table:style-name="ce59" table:formula="of:=[.J50]" office:value-type="float" office:value="38000000" calcext:value-type="float">
            <text:p>38 000 000</text:p>
          </table:table-cell>
          <table:table-cell table:style-name="ce78" table:formula="of:=[.V50]/[.M51]" office:value-type="percentage" office:value="0.703452167446274" calcext:value-type="percentage">
            <text:p>70,35%</text:p>
          </table:table-cell>
          <table:table-cell table:style-name="ce83" table:formula="of:=MIN(1;[.V50]/[.M50])" office:value-type="percentage" office:value="0.74526054985441" calcext:value-type="percentage">
            <text:p>74,53%</text:p>
          </table:table-cell>
          <table:table-cell/>
          <table:table-cell table:formula="of:=MIN([.AB50];[.V50])" office:value-type="float" office:value="0" calcext:value-type="float">
            <text:p>0</text:p>
          </table:table-cell>
          <table:table-cell table:formula="of:=[.V50]-[.Z50]" office:value-type="float" office:value="38000000" calcext:value-type="float">
            <text:p>38 000 000</text:p>
          </table:table-cell>
          <table:table-cell table:formula="of:=ROUND(([.P51]*[.T50]))" office:value-type="float" office:value="0" calcext:value-type="float">
            <text:p>0</text:p>
          </table:table-cell>
          <table:table-cell table:formula="of:=[.AB50]-[.Z50]" office:value-type="float" office:value="0" calcext:value-type="float">
            <text:p>0</text:p>
          </table:table-cell>
          <table:table-cell/>
          <table:table-cell table:style-name="ce78" table:formula="of:=[.Z50]/[.V50]" office:value-type="percentage" office:value="0" calcext:value-type="percentage">
            <text:p>0,00%</text:p>
          </table:table-cell>
          <table:table-cell table:style-name="ce78" table:formula="of:=[.AA50]/[.V50]" office:value-type="percentage" office:value="1" calcext:value-type="percentage">
            <text:p>100,00%</text:p>
          </table:table-cell>
          <table:table-cell table:style-name="ce78" table:formula="of:=[.Z50]/[.AB50]" office:value-type="string" office:string-value="#DIV/0 !" calcext:value-type="string">
            <text:p>#DIV/0 !</text:p>
          </table:table-cell>
          <table:table-cell/>
          <table:table-cell table:style-name="ce78" table:formula="of:=[.S50]*[.AG50]" office:value-type="string" office:string-value="#DIV/0 !" calcext:value-type="string">
            <text:p>#DIV/0 !</text:p>
          </table:table-cell>
          <table:table-cell table:formula="of:=[.D50]*[.AI50]" office:value-type="string" office:string-value="#DIV/0 !" calcext:value-type="string">
            <text:p>#DIV/0 !</text:p>
          </table:table-cell>
          <table:table-cell/>
          <table:table-cell table:formula="of:=[.M51]-[.V50]" office:value-type="float" office:value="16019309" calcext:value-type="float">
            <text:p>16 019 309</text:p>
          </table:table-cell>
          <table:table-cell table:style-name="ce78" table:formula="of:=[.AL50]/[.M51]" office:value-type="percentage" office:value="0.296547832553726" calcext:value-type="percentage">
            <text:p>29,65%</text:p>
          </table:table-cell>
          <table:table-cell table:style-name="ce78" table:formula="of:=MIN(1;MAX(0; [.M50]-[.V50])/[.M50])" office:value-type="percentage" office:value="0.25473945014559" calcext:value-type="percentage">
            <text:p>25,47%</text:p>
          </table:table-cell>
          <table:table-cell/>
          <table:table-cell table:style-name="ce82" table:formula="of:=ROUND([.AL50]/[.D50])" office:value-type="float" office:value="333736" calcext:value-type="float">
            <text:p>333 736</text:p>
          </table:table-cell>
          <table:table-cell table:style-name="ce63" table:formula="of:=[.K50]" office:value-type="float" office:value="130000" calcext:value-type="float">
            <text:p>130 000</text:p>
          </table:table-cell>
          <table:table-cell/>
          <table:table-cell table:style-name="ce82" table:formula="of:=MIN([.AQ50];[.AU50])" office:value-type="float" office:value="0" calcext:value-type="float">
            <text:p>0</text:p>
          </table:table-cell>
          <table:table-cell table:style-name="ce82" table:formula="of:=[.AQ50]-[.AS50]" office:value-type="float" office:value="130000" calcext:value-type="float">
            <text:p>130 000</text:p>
          </table:table-cell>
          <table:table-cell table:style-name="ce82" table:formula="of:=[.O51]" office:value-type="float" office:value="0" calcext:value-type="float">
            <text:p>0</text:p>
          </table:table-cell>
          <table:table-cell table:formula="of:=MAX(0;[.O51]-[.AQ50])" office:value-type="float" office:value="0" calcext:value-type="float">
            <text:p>0</text:p>
          </table:table-cell>
          <table:table-cell/>
          <table:table-cell table:style-name="ce78" table:formula="of:=[.AS50]/[.AQ50]" office:value-type="percentage" office:value="0" calcext:value-type="percentage">
            <text:p>0,00%</text:p>
          </table:table-cell>
          <table:table-cell table:style-name="ce78" table:formula="of:=[.AT50]/[.AQ50]" office:value-type="percentage" office:value="1" calcext:value-type="percentage">
            <text:p>100,00%</text:p>
          </table:table-cell>
          <table:table-cell/>
          <table:table-cell table:style-name="ce78" table:formula="of:=[.AS50]/[.AU50]" office:value-type="string" office:string-value="#DIV/0 !" calcext:value-type="string">
            <text:p>#DIV/0 !</text:p>
          </table:table-cell>
          <table:table-cell table:formula="of:=[.D50]*[.BA50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49" calcext:value-type="float">
            <text:p>49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1"/>
          <table:table-cell/>
          <table:table-cell table:style-name="ce51"/>
          <table:table-cell office:value-type="float" office:value="39000000" calcext:value-type="float">
            <text:p>39 000 000</text:p>
          </table:table-cell>
          <table:table-cell table:style-name="ce62" office:value-type="float" office:value="130000" calcext:value-type="float">
            <text:p>130 000</text:p>
          </table:table-cell>
          <table:table-cell table:style-name="ce64" table:formula="of:=[.J51]+[.K51]" office:value-type="float" office:value="39130000" calcext:value-type="float">
            <text:p>39130000</text:p>
          </table:table-cell>
          <table:table-cell table:formula="of:=ROUND(POWER([.D51];[.$B$3])*1000;0)" office:value-type="float" office:value="54019309" calcext:value-type="float">
            <text:p>54 019 309</text:p>
          </table:table-cell>
          <table:table-cell/>
          <table:table-cell table:style-name="ce70" table:formula="of:=ROUND(POWER([.D51];[.H51])*[.I51])" office:value-type="float" office:value="0" calcext:value-type="float">
            <text:p>0</text:p>
          </table:table-cell>
          <table:table-cell table:style-name="ce70" table:formula="of:=ROUND(POWER([.D51];[.F51])*[.G51])" office:value-type="float" office:value="0" calcext:value-type="float">
            <text:p>0</text:p>
          </table:table-cell>
          <table:table-cell/>
          <table:table-cell table:style-name="ce52" table:formula="of:=[.E51]" office:value-type="float" office:value="2" calcext:value-type="float">
            <text:p>2</text:p>
          </table:table-cell>
          <table:table-cell table:formula="of:=MIN(1;[.D51]/[.R51])" office:value-type="percentage" office:value="1" calcext:value-type="percentage">
            <text:p>100,00%</text:p>
          </table:table-cell>
          <table:table-cell table:style-name="ce76" table:formula="of:=MIN(1;[.R51]/[.D51])" office:value-type="percentage" office:value="0.0408163265306122" calcext:value-type="percentage">
            <text:p>4,08%</text:p>
          </table:table-cell>
          <table:table-cell/>
          <table:table-cell table:style-name="ce59" table:formula="of:=[.J51]" office:value-type="float" office:value="39000000" calcext:value-type="float">
            <text:p>39 000 000</text:p>
          </table:table-cell>
          <table:table-cell table:style-name="ce78" table:formula="of:=[.V51]/[.M52]" office:value-type="percentage" office:value="0.682257939999823" calcext:value-type="percentage">
            <text:p>68,23%</text:p>
          </table:table-cell>
          <table:table-cell table:style-name="ce83" table:formula="of:=MIN(1;[.V51]/[.M51])" office:value-type="percentage" office:value="0.721964066589597" calcext:value-type="percentage">
            <text:p>72,20%</text:p>
          </table:table-cell>
          <table:table-cell/>
          <table:table-cell table:formula="of:=MIN([.AB51];[.V51])" office:value-type="float" office:value="0" calcext:value-type="float">
            <text:p>0</text:p>
          </table:table-cell>
          <table:table-cell table:formula="of:=[.V51]-[.Z51]" office:value-type="float" office:value="39000000" calcext:value-type="float">
            <text:p>39 000 000</text:p>
          </table:table-cell>
          <table:table-cell table:formula="of:=ROUND(([.P52]*[.T51]))" office:value-type="float" office:value="0" calcext:value-type="float">
            <text:p>0</text:p>
          </table:table-cell>
          <table:table-cell table:formula="of:=[.AB51]-[.Z51]" office:value-type="float" office:value="0" calcext:value-type="float">
            <text:p>0</text:p>
          </table:table-cell>
          <table:table-cell/>
          <table:table-cell table:style-name="ce78" table:formula="of:=[.Z51]/[.V51]" office:value-type="percentage" office:value="0" calcext:value-type="percentage">
            <text:p>0,00%</text:p>
          </table:table-cell>
          <table:table-cell table:style-name="ce78" table:formula="of:=[.AA51]/[.V51]" office:value-type="percentage" office:value="1" calcext:value-type="percentage">
            <text:p>100,00%</text:p>
          </table:table-cell>
          <table:table-cell table:style-name="ce78" table:formula="of:=[.Z51]/[.AB51]" office:value-type="string" office:string-value="#DIV/0 !" calcext:value-type="string">
            <text:p>#DIV/0 !</text:p>
          </table:table-cell>
          <table:table-cell/>
          <table:table-cell table:style-name="ce78" table:formula="of:=[.S51]*[.AG51]" office:value-type="string" office:string-value="#DIV/0 !" calcext:value-type="string">
            <text:p>#DIV/0 !</text:p>
          </table:table-cell>
          <table:table-cell table:formula="of:=[.D51]*[.AI51]" office:value-type="string" office:string-value="#DIV/0 !" calcext:value-type="string">
            <text:p>#DIV/0 !</text:p>
          </table:table-cell>
          <table:table-cell/>
          <table:table-cell table:formula="of:=[.M52]-[.V51]" office:value-type="float" office:value="18163131" calcext:value-type="float">
            <text:p>18 163 131</text:p>
          </table:table-cell>
          <table:table-cell table:style-name="ce78" table:formula="of:=[.AL51]/[.M52]" office:value-type="percentage" office:value="0.317742060000177" calcext:value-type="percentage">
            <text:p>31,77%</text:p>
          </table:table-cell>
          <table:table-cell table:style-name="ce78" table:formula="of:=MIN(1;MAX(0; [.M51]-[.V51])/[.M51])" office:value-type="percentage" office:value="0.278035933410403" calcext:value-type="percentage">
            <text:p>27,80%</text:p>
          </table:table-cell>
          <table:table-cell/>
          <table:table-cell table:style-name="ce82" table:formula="of:=ROUND([.AL51]/[.D51])" office:value-type="float" office:value="370676" calcext:value-type="float">
            <text:p>370 676</text:p>
          </table:table-cell>
          <table:table-cell table:style-name="ce63" table:formula="of:=[.K51]" office:value-type="float" office:value="130000" calcext:value-type="float">
            <text:p>130 000</text:p>
          </table:table-cell>
          <table:table-cell/>
          <table:table-cell table:style-name="ce82" table:formula="of:=MIN([.AQ51];[.AU51])" office:value-type="float" office:value="0" calcext:value-type="float">
            <text:p>0</text:p>
          </table:table-cell>
          <table:table-cell table:style-name="ce82" table:formula="of:=[.AQ51]-[.AS51]" office:value-type="float" office:value="130000" calcext:value-type="float">
            <text:p>130 000</text:p>
          </table:table-cell>
          <table:table-cell table:style-name="ce82" table:formula="of:=[.O52]" office:value-type="float" office:value="0" calcext:value-type="float">
            <text:p>0</text:p>
          </table:table-cell>
          <table:table-cell table:formula="of:=MAX(0;[.O52]-[.AQ51])" office:value-type="float" office:value="0" calcext:value-type="float">
            <text:p>0</text:p>
          </table:table-cell>
          <table:table-cell/>
          <table:table-cell table:style-name="ce78" table:formula="of:=[.AS51]/[.AQ51]" office:value-type="percentage" office:value="0" calcext:value-type="percentage">
            <text:p>0,00%</text:p>
          </table:table-cell>
          <table:table-cell table:style-name="ce78" table:formula="of:=[.AT51]/[.AQ51]" office:value-type="percentage" office:value="1" calcext:value-type="percentage">
            <text:p>100,00%</text:p>
          </table:table-cell>
          <table:table-cell/>
          <table:table-cell table:style-name="ce78" table:formula="of:=[.AS51]/[.AU51]" office:value-type="string" office:string-value="#DIV/0 !" calcext:value-type="string">
            <text:p>#DIV/0 !</text:p>
          </table:table-cell>
          <table:table-cell table:formula="of:=[.D51]*[.BA51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50" calcext:value-type="float">
            <text:p>50</text:p>
          </table:table-cell>
          <table:table-cell table:style-name="ce51" office:value-type="float" office:value="60" calcext:value-type="float">
            <text:p>60</text:p>
          </table:table-cell>
          <table:table-cell/>
          <table:table-cell table:style-name="ce51"/>
          <table:table-cell/>
          <table:table-cell table:style-name="ce51"/>
          <table:table-cell office:value-type="float" office:value="40000000" calcext:value-type="float">
            <text:p>40 000 000</text:p>
          </table:table-cell>
          <table:table-cell table:style-name="ce62" office:value-type="float" office:value="130000" calcext:value-type="float">
            <text:p>130 000</text:p>
          </table:table-cell>
          <table:table-cell table:style-name="ce64" table:formula="of:=[.J52]+[.K52]" office:value-type="float" office:value="40130000" calcext:value-type="float">
            <text:p>40130000</text:p>
          </table:table-cell>
          <table:table-cell table:formula="of:=ROUND(POWER([.D52];[.$B$3])*1000;0)" office:value-type="float" office:value="57163131" calcext:value-type="float">
            <text:p>57 163 131</text:p>
          </table:table-cell>
          <table:table-cell/>
          <table:table-cell table:style-name="ce70" table:formula="of:=ROUND(POWER([.D52];[.H52])*[.I52])" office:value-type="float" office:value="0" calcext:value-type="float">
            <text:p>0</text:p>
          </table:table-cell>
          <table:table-cell table:style-name="ce70" table:formula="of:=ROUND(POWER([.D52];[.F52])*[.G52])" office:value-type="float" office:value="0" calcext:value-type="float">
            <text:p>0</text:p>
          </table:table-cell>
          <table:table-cell/>
          <table:table-cell table:style-name="ce52" table:formula="of:=[.E52]" office:value-type="float" office:value="60" calcext:value-type="float">
            <text:p>60</text:p>
          </table:table-cell>
          <table:table-cell table:formula="of:=MIN(1;[.D52]/[.R52])" office:value-type="percentage" office:value="0.833333333333333" calcext:value-type="percentage">
            <text:p>83,33%</text:p>
          </table:table-cell>
          <table:table-cell table:style-name="ce76" table:formula="of:=MIN(1;[.R52]/[.D52])" office:value-type="percentage" office:value="1" calcext:value-type="percentage">
            <text:p>100,00%</text:p>
          </table:table-cell>
          <table:table-cell/>
          <table:table-cell table:style-name="ce59" table:formula="of:=[.J52]" office:value-type="float" office:value="40000000" calcext:value-type="float">
            <text:p>40 000 000</text:p>
          </table:table-cell>
          <table:table-cell table:style-name="ce78" table:formula="of:=[.V52]/[.M53]" office:value-type="percentage" office:value="0.662008400423195" calcext:value-type="percentage">
            <text:p>66,20%</text:p>
          </table:table-cell>
          <table:table-cell table:style-name="ce83" table:formula="of:=MIN(1;[.V52]/[.M52])" office:value-type="percentage" office:value="0.699751733333151" calcext:value-type="percentage">
            <text:p>69,98%</text:p>
          </table:table-cell>
          <table:table-cell/>
          <table:table-cell table:formula="of:=MIN([.AB52];[.V52])" office:value-type="float" office:value="0" calcext:value-type="float">
            <text:p>0</text:p>
          </table:table-cell>
          <table:table-cell table:formula="of:=[.V52]-[.Z52]" office:value-type="float" office:value="40000000" calcext:value-type="float">
            <text:p>40 000 000</text:p>
          </table:table-cell>
          <table:table-cell table:formula="of:=ROUND(([.P53]*[.T52]))" office:value-type="float" office:value="0" calcext:value-type="float">
            <text:p>0</text:p>
          </table:table-cell>
          <table:table-cell table:formula="of:=[.AB52]-[.Z52]" office:value-type="float" office:value="0" calcext:value-type="float">
            <text:p>0</text:p>
          </table:table-cell>
          <table:table-cell/>
          <table:table-cell table:style-name="ce78" table:formula="of:=[.Z52]/[.V52]" office:value-type="percentage" office:value="0" calcext:value-type="percentage">
            <text:p>0,00%</text:p>
          </table:table-cell>
          <table:table-cell table:style-name="ce78" table:formula="of:=[.AA52]/[.V52]" office:value-type="percentage" office:value="1" calcext:value-type="percentage">
            <text:p>100,00%</text:p>
          </table:table-cell>
          <table:table-cell table:style-name="ce78" table:formula="of:=[.Z52]/[.AB52]" office:value-type="string" office:string-value="#DIV/0 !" calcext:value-type="string">
            <text:p>#DIV/0 !</text:p>
          </table:table-cell>
          <table:table-cell/>
          <table:table-cell table:style-name="ce78" table:formula="of:=[.S52]*[.AG52]" office:value-type="string" office:string-value="#DIV/0 !" calcext:value-type="string">
            <text:p>#DIV/0 !</text:p>
          </table:table-cell>
          <table:table-cell table:formula="of:=[.D52]*[.AI52]" office:value-type="string" office:string-value="#DIV/0 !" calcext:value-type="string">
            <text:p>#DIV/0 !</text:p>
          </table:table-cell>
          <table:table-cell/>
          <table:table-cell table:formula="of:=[.M53]-[.V52]" office:value-type="float" office:value="20422194" calcext:value-type="float">
            <text:p>20 422 194</text:p>
          </table:table-cell>
          <table:table-cell table:style-name="ce78" table:formula="of:=[.AL52]/[.M53]" office:value-type="percentage" office:value="0.337991599576804" calcext:value-type="percentage">
            <text:p>33,80%</text:p>
          </table:table-cell>
          <table:table-cell table:style-name="ce78" table:formula="of:=MIN(1;MAX(0; [.M52]-[.V52])/[.M52])" office:value-type="percentage" office:value="0.300248266666849" calcext:value-type="percentage">
            <text:p>30,02%</text:p>
          </table:table-cell>
          <table:table-cell/>
          <table:table-cell table:style-name="ce82" table:formula="of:=ROUND([.AL52]/[.D52])" office:value-type="float" office:value="408444" calcext:value-type="float">
            <text:p>408 444</text:p>
          </table:table-cell>
          <table:table-cell table:style-name="ce63" table:formula="of:=[.K52]" office:value-type="float" office:value="130000" calcext:value-type="float">
            <text:p>130 000</text:p>
          </table:table-cell>
          <table:table-cell/>
          <table:table-cell table:style-name="ce82" table:formula="of:=MIN([.AQ52];[.AU52])" office:value-type="float" office:value="0" calcext:value-type="float">
            <text:p>0</text:p>
          </table:table-cell>
          <table:table-cell table:style-name="ce82" table:formula="of:=[.AQ52]-[.AS52]" office:value-type="float" office:value="130000" calcext:value-type="float">
            <text:p>130 000</text:p>
          </table:table-cell>
          <table:table-cell table:style-name="ce82" table:formula="of:=[.O53]" office:value-type="float" office:value="0" calcext:value-type="float">
            <text:p>0</text:p>
          </table:table-cell>
          <table:table-cell table:formula="of:=MAX(0;[.O53]-[.AQ52])" office:value-type="float" office:value="0" calcext:value-type="float">
            <text:p>0</text:p>
          </table:table-cell>
          <table:table-cell/>
          <table:table-cell table:style-name="ce78" table:formula="of:=[.AS52]/[.AQ52]" office:value-type="percentage" office:value="0" calcext:value-type="percentage">
            <text:p>0,00%</text:p>
          </table:table-cell>
          <table:table-cell table:style-name="ce78" table:formula="of:=[.AT52]/[.AQ52]" office:value-type="percentage" office:value="1" calcext:value-type="percentage">
            <text:p>100,00%</text:p>
          </table:table-cell>
          <table:table-cell/>
          <table:table-cell table:style-name="ce78" table:formula="of:=[.AS52]/[.AU52]" office:value-type="string" office:string-value="#DIV/0 !" calcext:value-type="string">
            <text:p>#DIV/0 !</text:p>
          </table:table-cell>
          <table:table-cell table:formula="of:=[.D52]*[.BA52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51" calcext:value-type="float">
            <text:p>51</text:p>
          </table:table-cell>
          <table:table-cell table:style-name="ce51" office:value-type="float" office:value="60" calcext:value-type="float">
            <text:p>60</text:p>
          </table:table-cell>
          <table:table-cell/>
          <table:table-cell table:style-name="ce51"/>
          <table:table-cell/>
          <table:table-cell table:style-name="ce51"/>
          <table:table-cell office:value-type="float" office:value="41000000" calcext:value-type="float">
            <text:p>41 000 000</text:p>
          </table:table-cell>
          <table:table-cell table:style-name="ce62" office:value-type="float" office:value="130000" calcext:value-type="float">
            <text:p>130 000</text:p>
          </table:table-cell>
          <table:table-cell table:style-name="ce64" table:formula="of:=[.J53]+[.K53]" office:value-type="float" office:value="41130000" calcext:value-type="float">
            <text:p>41130000</text:p>
          </table:table-cell>
          <table:table-cell table:formula="of:=ROUND(POWER([.D53];[.$B$3])*1000;0)" office:value-type="float" office:value="60422194" calcext:value-type="float">
            <text:p>60 422 194</text:p>
          </table:table-cell>
          <table:table-cell/>
          <table:table-cell table:style-name="ce70" table:formula="of:=ROUND(POWER([.D53];[.H53])*[.I53])" office:value-type="float" office:value="0" calcext:value-type="float">
            <text:p>0</text:p>
          </table:table-cell>
          <table:table-cell table:style-name="ce70" table:formula="of:=ROUND(POWER([.D53];[.F53])*[.G53])" office:value-type="float" office:value="0" calcext:value-type="float">
            <text:p>0</text:p>
          </table:table-cell>
          <table:table-cell/>
          <table:table-cell table:style-name="ce52" table:formula="of:=[.E53]" office:value-type="float" office:value="60" calcext:value-type="float">
            <text:p>60</text:p>
          </table:table-cell>
          <table:table-cell table:formula="of:=MIN(1;[.D53]/[.R53])" office:value-type="percentage" office:value="0.85" calcext:value-type="percentage">
            <text:p>85,00%</text:p>
          </table:table-cell>
          <table:table-cell table:style-name="ce76" table:formula="of:=MIN(1;[.R53]/[.D53])" office:value-type="percentage" office:value="1" calcext:value-type="percentage">
            <text:p>100,00%</text:p>
          </table:table-cell>
          <table:table-cell/>
          <table:table-cell table:style-name="ce59" table:formula="of:=[.J53]" office:value-type="float" office:value="41000000" calcext:value-type="float">
            <text:p>41 000 000</text:p>
          </table:table-cell>
          <table:table-cell table:style-name="ce78" table:formula="of:=[.V53]/[.M54]" office:value-type="percentage" office:value="0.642649969972572" calcext:value-type="percentage">
            <text:p>64,26%</text:p>
          </table:table-cell>
          <table:table-cell table:style-name="ce83" table:formula="of:=MIN(1;[.V53]/[.M53])" office:value-type="percentage" office:value="0.678558610433775" calcext:value-type="percentage">
            <text:p>67,86%</text:p>
          </table:table-cell>
          <table:table-cell/>
          <table:table-cell table:formula="of:=MIN([.AB53];[.V53])" office:value-type="float" office:value="0" calcext:value-type="float">
            <text:p>0</text:p>
          </table:table-cell>
          <table:table-cell table:formula="of:=[.V53]-[.Z53]" office:value-type="float" office:value="41000000" calcext:value-type="float">
            <text:p>41 000 000</text:p>
          </table:table-cell>
          <table:table-cell table:formula="of:=ROUND(([.P54]*[.T53]))" office:value-type="float" office:value="0" calcext:value-type="float">
            <text:p>0</text:p>
          </table:table-cell>
          <table:table-cell table:formula="of:=[.AB53]-[.Z53]" office:value-type="float" office:value="0" calcext:value-type="float">
            <text:p>0</text:p>
          </table:table-cell>
          <table:table-cell/>
          <table:table-cell table:style-name="ce78" table:formula="of:=[.Z53]/[.V53]" office:value-type="percentage" office:value="0" calcext:value-type="percentage">
            <text:p>0,00%</text:p>
          </table:table-cell>
          <table:table-cell table:style-name="ce78" table:formula="of:=[.AA53]/[.V53]" office:value-type="percentage" office:value="1" calcext:value-type="percentage">
            <text:p>100,00%</text:p>
          </table:table-cell>
          <table:table-cell table:style-name="ce78" table:formula="of:=[.Z53]/[.AB53]" office:value-type="string" office:string-value="#DIV/0 !" calcext:value-type="string">
            <text:p>#DIV/0 !</text:p>
          </table:table-cell>
          <table:table-cell/>
          <table:table-cell table:style-name="ce78" table:formula="of:=[.S53]*[.AG53]" office:value-type="string" office:string-value="#DIV/0 !" calcext:value-type="string">
            <text:p>#DIV/0 !</text:p>
          </table:table-cell>
          <table:table-cell table:formula="of:=[.D53]*[.AI53]" office:value-type="string" office:string-value="#DIV/0 !" calcext:value-type="string">
            <text:p>#DIV/0 !</text:p>
          </table:table-cell>
          <table:table-cell/>
          <table:table-cell table:formula="of:=[.M54]-[.V53]" office:value-type="float" office:value="22798338" calcext:value-type="float">
            <text:p>22 798 338</text:p>
          </table:table-cell>
          <table:table-cell table:style-name="ce78" table:formula="of:=[.AL53]/[.M54]" office:value-type="percentage" office:value="0.357350030027428" calcext:value-type="percentage">
            <text:p>35,74%</text:p>
          </table:table-cell>
          <table:table-cell table:style-name="ce78" table:formula="of:=MIN(1;MAX(0; [.M53]-[.V53])/[.M53])" office:value-type="percentage" office:value="0.321441389566225" calcext:value-type="percentage">
            <text:p>32,14%</text:p>
          </table:table-cell>
          <table:table-cell/>
          <table:table-cell table:style-name="ce82" table:formula="of:=ROUND([.AL53]/[.D53])" office:value-type="float" office:value="447026" calcext:value-type="float">
            <text:p>447 026</text:p>
          </table:table-cell>
          <table:table-cell table:style-name="ce63" table:formula="of:=[.K53]" office:value-type="float" office:value="130000" calcext:value-type="float">
            <text:p>130 000</text:p>
          </table:table-cell>
          <table:table-cell/>
          <table:table-cell table:style-name="ce82" table:formula="of:=MIN([.AQ53];[.AU53])" office:value-type="float" office:value="0" calcext:value-type="float">
            <text:p>0</text:p>
          </table:table-cell>
          <table:table-cell table:style-name="ce82" table:formula="of:=[.AQ53]-[.AS53]" office:value-type="float" office:value="130000" calcext:value-type="float">
            <text:p>130 000</text:p>
          </table:table-cell>
          <table:table-cell table:style-name="ce82" table:formula="of:=[.O54]" office:value-type="float" office:value="0" calcext:value-type="float">
            <text:p>0</text:p>
          </table:table-cell>
          <table:table-cell table:formula="of:=MAX(0;[.O54]-[.AQ53])" office:value-type="float" office:value="0" calcext:value-type="float">
            <text:p>0</text:p>
          </table:table-cell>
          <table:table-cell/>
          <table:table-cell table:style-name="ce78" table:formula="of:=[.AS53]/[.AQ53]" office:value-type="percentage" office:value="0" calcext:value-type="percentage">
            <text:p>0,00%</text:p>
          </table:table-cell>
          <table:table-cell table:style-name="ce78" table:formula="of:=[.AT53]/[.AQ53]" office:value-type="percentage" office:value="1" calcext:value-type="percentage">
            <text:p>100,00%</text:p>
          </table:table-cell>
          <table:table-cell/>
          <table:table-cell table:style-name="ce78" table:formula="of:=[.AS53]/[.AU53]" office:value-type="string" office:string-value="#DIV/0 !" calcext:value-type="string">
            <text:p>#DIV/0 !</text:p>
          </table:table-cell>
          <table:table-cell table:formula="of:=[.D53]*[.BA53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52" calcext:value-type="float">
            <text:p>52</text:p>
          </table:table-cell>
          <table:table-cell table:style-name="ce51" office:value-type="float" office:value="60" calcext:value-type="float">
            <text:p>60</text:p>
          </table:table-cell>
          <table:table-cell/>
          <table:table-cell table:style-name="ce51"/>
          <table:table-cell/>
          <table:table-cell table:style-name="ce51"/>
          <table:table-cell office:value-type="float" office:value="42000000" calcext:value-type="float">
            <text:p>42 000 000</text:p>
          </table:table-cell>
          <table:table-cell table:style-name="ce62" office:value-type="float" office:value="130000" calcext:value-type="float">
            <text:p>130 000</text:p>
          </table:table-cell>
          <table:table-cell table:style-name="ce64" table:formula="of:=[.J54]+[.K54]" office:value-type="float" office:value="42130000" calcext:value-type="float">
            <text:p>42130000</text:p>
          </table:table-cell>
          <table:table-cell table:formula="of:=ROUND(POWER([.D54];[.$B$3])*1000;0)" office:value-type="float" office:value="63798338" calcext:value-type="float">
            <text:p>63 798 338</text:p>
          </table:table-cell>
          <table:table-cell/>
          <table:table-cell table:style-name="ce70" table:formula="of:=ROUND(POWER([.D54];[.H54])*[.I54])" office:value-type="float" office:value="0" calcext:value-type="float">
            <text:p>0</text:p>
          </table:table-cell>
          <table:table-cell table:style-name="ce70" table:formula="of:=ROUND(POWER([.D54];[.F54])*[.G54])" office:value-type="float" office:value="0" calcext:value-type="float">
            <text:p>0</text:p>
          </table:table-cell>
          <table:table-cell/>
          <table:table-cell table:style-name="ce52" table:formula="of:=[.E54]" office:value-type="float" office:value="60" calcext:value-type="float">
            <text:p>60</text:p>
          </table:table-cell>
          <table:table-cell table:formula="of:=MIN(1;[.D54]/[.R54])" office:value-type="percentage" office:value="0.866666666666667" calcext:value-type="percentage">
            <text:p>86,67%</text:p>
          </table:table-cell>
          <table:table-cell table:style-name="ce76" table:formula="of:=MIN(1;[.R54]/[.D54])" office:value-type="percentage" office:value="1" calcext:value-type="percentage">
            <text:p>100,00%</text:p>
          </table:table-cell>
          <table:table-cell/>
          <table:table-cell table:style-name="ce59" table:formula="of:=[.J54]" office:value-type="float" office:value="42000000" calcext:value-type="float">
            <text:p>42 000 000</text:p>
          </table:table-cell>
          <table:table-cell table:style-name="ce78" table:formula="of:=[.V54]/[.M55]" office:value-type="percentage" office:value="0.624132585733453" calcext:value-type="percentage">
            <text:p>62,41%</text:p>
          </table:table-cell>
          <table:table-cell table:style-name="ce83" table:formula="of:=MIN(1;[.V54]/[.M54])" office:value-type="percentage" office:value="0.658324359484098" calcext:value-type="percentage">
            <text:p>65,83%</text:p>
          </table:table-cell>
          <table:table-cell/>
          <table:table-cell table:formula="of:=MIN([.AB54];[.V54])" office:value-type="float" office:value="0" calcext:value-type="float">
            <text:p>0</text:p>
          </table:table-cell>
          <table:table-cell table:formula="of:=[.V54]-[.Z54]" office:value-type="float" office:value="42000000" calcext:value-type="float">
            <text:p>42 000 000</text:p>
          </table:table-cell>
          <table:table-cell table:formula="of:=ROUND(([.P55]*[.T54]))" office:value-type="float" office:value="0" calcext:value-type="float">
            <text:p>0</text:p>
          </table:table-cell>
          <table:table-cell table:formula="of:=[.AB54]-[.Z54]" office:value-type="float" office:value="0" calcext:value-type="float">
            <text:p>0</text:p>
          </table:table-cell>
          <table:table-cell/>
          <table:table-cell table:style-name="ce78" table:formula="of:=[.Z54]/[.V54]" office:value-type="percentage" office:value="0" calcext:value-type="percentage">
            <text:p>0,00%</text:p>
          </table:table-cell>
          <table:table-cell table:style-name="ce78" table:formula="of:=[.AA54]/[.V54]" office:value-type="percentage" office:value="1" calcext:value-type="percentage">
            <text:p>100,00%</text:p>
          </table:table-cell>
          <table:table-cell table:style-name="ce78" table:formula="of:=[.Z54]/[.AB54]" office:value-type="string" office:string-value="#DIV/0 !" calcext:value-type="string">
            <text:p>#DIV/0 !</text:p>
          </table:table-cell>
          <table:table-cell/>
          <table:table-cell table:style-name="ce78" table:formula="of:=[.S54]*[.AG54]" office:value-type="string" office:string-value="#DIV/0 !" calcext:value-type="string">
            <text:p>#DIV/0 !</text:p>
          </table:table-cell>
          <table:table-cell table:formula="of:=[.D54]*[.AI54]" office:value-type="string" office:string-value="#DIV/0 !" calcext:value-type="string">
            <text:p>#DIV/0 !</text:p>
          </table:table-cell>
          <table:table-cell/>
          <table:table-cell table:formula="of:=[.M55]-[.V54]" office:value-type="float" office:value="25293394" calcext:value-type="float">
            <text:p>25 293 394</text:p>
          </table:table-cell>
          <table:table-cell table:style-name="ce78" table:formula="of:=[.AL54]/[.M55]" office:value-type="percentage" office:value="0.375867414266547" calcext:value-type="percentage">
            <text:p>37,59%</text:p>
          </table:table-cell>
          <table:table-cell table:style-name="ce78" table:formula="of:=MIN(1;MAX(0; [.M54]-[.V54])/[.M54])" office:value-type="percentage" office:value="0.341675640515902" calcext:value-type="percentage">
            <text:p>34,17%</text:p>
          </table:table-cell>
          <table:table-cell/>
          <table:table-cell table:style-name="ce82" table:formula="of:=ROUND([.AL54]/[.D54])" office:value-type="float" office:value="486411" calcext:value-type="float">
            <text:p>486 411</text:p>
          </table:table-cell>
          <table:table-cell table:style-name="ce63" table:formula="of:=[.K54]" office:value-type="float" office:value="130000" calcext:value-type="float">
            <text:p>130 000</text:p>
          </table:table-cell>
          <table:table-cell/>
          <table:table-cell table:style-name="ce82" table:formula="of:=MIN([.AQ54];[.AU54])" office:value-type="float" office:value="0" calcext:value-type="float">
            <text:p>0</text:p>
          </table:table-cell>
          <table:table-cell table:style-name="ce82" table:formula="of:=[.AQ54]-[.AS54]" office:value-type="float" office:value="130000" calcext:value-type="float">
            <text:p>130 000</text:p>
          </table:table-cell>
          <table:table-cell table:style-name="ce82" table:formula="of:=[.O55]" office:value-type="float" office:value="0" calcext:value-type="float">
            <text:p>0</text:p>
          </table:table-cell>
          <table:table-cell table:formula="of:=MAX(0;[.O55]-[.AQ54])" office:value-type="float" office:value="0" calcext:value-type="float">
            <text:p>0</text:p>
          </table:table-cell>
          <table:table-cell/>
          <table:table-cell table:style-name="ce78" table:formula="of:=[.AS54]/[.AQ54]" office:value-type="percentage" office:value="0" calcext:value-type="percentage">
            <text:p>0,00%</text:p>
          </table:table-cell>
          <table:table-cell table:style-name="ce78" table:formula="of:=[.AT54]/[.AQ54]" office:value-type="percentage" office:value="1" calcext:value-type="percentage">
            <text:p>100,00%</text:p>
          </table:table-cell>
          <table:table-cell/>
          <table:table-cell table:style-name="ce78" table:formula="of:=[.AS54]/[.AU54]" office:value-type="string" office:string-value="#DIV/0 !" calcext:value-type="string">
            <text:p>#DIV/0 !</text:p>
          </table:table-cell>
          <table:table-cell table:formula="of:=[.D54]*[.BA54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53" calcext:value-type="float">
            <text:p>53</text:p>
          </table:table-cell>
          <table:table-cell table:style-name="ce51" office:value-type="float" office:value="60" calcext:value-type="float">
            <text:p>60</text:p>
          </table:table-cell>
          <table:table-cell/>
          <table:table-cell table:style-name="ce51"/>
          <table:table-cell/>
          <table:table-cell table:style-name="ce51"/>
          <table:table-cell office:value-type="float" office:value="43000000" calcext:value-type="float">
            <text:p>43 000 000</text:p>
          </table:table-cell>
          <table:table-cell table:style-name="ce62" office:value-type="float" office:value="130000" calcext:value-type="float">
            <text:p>130 000</text:p>
          </table:table-cell>
          <table:table-cell table:style-name="ce64" table:formula="of:=[.J55]+[.K55]" office:value-type="float" office:value="43130000" calcext:value-type="float">
            <text:p>43130000</text:p>
          </table:table-cell>
          <table:table-cell table:formula="of:=ROUND(POWER([.D55];[.$B$3])*1000;0)" office:value-type="float" office:value="67293394" calcext:value-type="float">
            <text:p>67 293 394</text:p>
          </table:table-cell>
          <table:table-cell/>
          <table:table-cell table:style-name="ce70" table:formula="of:=ROUND(POWER([.D55];[.H55])*[.I55])" office:value-type="float" office:value="0" calcext:value-type="float">
            <text:p>0</text:p>
          </table:table-cell>
          <table:table-cell table:style-name="ce70" table:formula="of:=ROUND(POWER([.D55];[.F55])*[.G55])" office:value-type="float" office:value="0" calcext:value-type="float">
            <text:p>0</text:p>
          </table:table-cell>
          <table:table-cell/>
          <table:table-cell table:style-name="ce52" table:formula="of:=[.E55]" office:value-type="float" office:value="60" calcext:value-type="float">
            <text:p>60</text:p>
          </table:table-cell>
          <table:table-cell table:formula="of:=MIN(1;[.D55]/[.R55])" office:value-type="percentage" office:value="0.883333333333333" calcext:value-type="percentage">
            <text:p>88,33%</text:p>
          </table:table-cell>
          <table:table-cell table:style-name="ce76" table:formula="of:=MIN(1;[.R55]/[.D55])" office:value-type="percentage" office:value="1" calcext:value-type="percentage">
            <text:p>100,00%</text:p>
          </table:table-cell>
          <table:table-cell/>
          <table:table-cell table:style-name="ce59" table:formula="of:=[.J55]" office:value-type="float" office:value="43000000" calcext:value-type="float">
            <text:p>43 000 000</text:p>
          </table:table-cell>
          <table:table-cell table:style-name="ce78" table:formula="of:=[.V55]/[.M56]" office:value-type="percentage" office:value="0.606409400440064" calcext:value-type="percentage">
            <text:p>60,64%</text:p>
          </table:table-cell>
          <table:table-cell table:style-name="ce83" table:formula="of:=MIN(1;[.V55]/[.M55])" office:value-type="percentage" office:value="0.638992885393773" calcext:value-type="percentage">
            <text:p>63,90%</text:p>
          </table:table-cell>
          <table:table-cell/>
          <table:table-cell table:formula="of:=MIN([.AB55];[.V55])" office:value-type="float" office:value="0" calcext:value-type="float">
            <text:p>0</text:p>
          </table:table-cell>
          <table:table-cell table:formula="of:=[.V55]-[.Z55]" office:value-type="float" office:value="43000000" calcext:value-type="float">
            <text:p>43 000 000</text:p>
          </table:table-cell>
          <table:table-cell table:formula="of:=ROUND(([.P56]*[.T55]))" office:value-type="float" office:value="0" calcext:value-type="float">
            <text:p>0</text:p>
          </table:table-cell>
          <table:table-cell table:formula="of:=[.AB55]-[.Z55]" office:value-type="float" office:value="0" calcext:value-type="float">
            <text:p>0</text:p>
          </table:table-cell>
          <table:table-cell/>
          <table:table-cell table:style-name="ce78" table:formula="of:=[.Z55]/[.V55]" office:value-type="percentage" office:value="0" calcext:value-type="percentage">
            <text:p>0,00%</text:p>
          </table:table-cell>
          <table:table-cell table:style-name="ce78" table:formula="of:=[.AA55]/[.V55]" office:value-type="percentage" office:value="1" calcext:value-type="percentage">
            <text:p>100,00%</text:p>
          </table:table-cell>
          <table:table-cell table:style-name="ce78" table:formula="of:=[.Z55]/[.AB55]" office:value-type="string" office:string-value="#DIV/0 !" calcext:value-type="string">
            <text:p>#DIV/0 !</text:p>
          </table:table-cell>
          <table:table-cell/>
          <table:table-cell table:style-name="ce78" table:formula="of:=[.S55]*[.AG55]" office:value-type="string" office:string-value="#DIV/0 !" calcext:value-type="string">
            <text:p>#DIV/0 !</text:p>
          </table:table-cell>
          <table:table-cell table:formula="of:=[.D55]*[.AI55]" office:value-type="string" office:string-value="#DIV/0 !" calcext:value-type="string">
            <text:p>#DIV/0 !</text:p>
          </table:table-cell>
          <table:table-cell/>
          <table:table-cell table:formula="of:=[.M56]-[.V55]" office:value-type="float" office:value="27909191" calcext:value-type="float">
            <text:p>27 909 191</text:p>
          </table:table-cell>
          <table:table-cell table:style-name="ce78" table:formula="of:=[.AL55]/[.M56]" office:value-type="percentage" office:value="0.393590599559936" calcext:value-type="percentage">
            <text:p>39,36%</text:p>
          </table:table-cell>
          <table:table-cell table:style-name="ce78" table:formula="of:=MIN(1;MAX(0; [.M55]-[.V55])/[.M55])" office:value-type="percentage" office:value="0.361007114606227" calcext:value-type="percentage">
            <text:p>36,10%</text:p>
          </table:table-cell>
          <table:table-cell/>
          <table:table-cell table:style-name="ce82" table:formula="of:=ROUND([.AL55]/[.D55])" office:value-type="float" office:value="526589" calcext:value-type="float">
            <text:p>526 589</text:p>
          </table:table-cell>
          <table:table-cell table:style-name="ce63" table:formula="of:=[.K55]" office:value-type="float" office:value="130000" calcext:value-type="float">
            <text:p>130 000</text:p>
          </table:table-cell>
          <table:table-cell/>
          <table:table-cell table:style-name="ce82" table:formula="of:=MIN([.AQ55];[.AU55])" office:value-type="float" office:value="0" calcext:value-type="float">
            <text:p>0</text:p>
          </table:table-cell>
          <table:table-cell table:style-name="ce82" table:formula="of:=[.AQ55]-[.AS55]" office:value-type="float" office:value="130000" calcext:value-type="float">
            <text:p>130 000</text:p>
          </table:table-cell>
          <table:table-cell table:style-name="ce82" table:formula="of:=[.O56]" office:value-type="float" office:value="0" calcext:value-type="float">
            <text:p>0</text:p>
          </table:table-cell>
          <table:table-cell table:formula="of:=MAX(0;[.O56]-[.AQ55])" office:value-type="float" office:value="0" calcext:value-type="float">
            <text:p>0</text:p>
          </table:table-cell>
          <table:table-cell/>
          <table:table-cell table:style-name="ce78" table:formula="of:=[.AS55]/[.AQ55]" office:value-type="percentage" office:value="0" calcext:value-type="percentage">
            <text:p>0,00%</text:p>
          </table:table-cell>
          <table:table-cell table:style-name="ce78" table:formula="of:=[.AT55]/[.AQ55]" office:value-type="percentage" office:value="1" calcext:value-type="percentage">
            <text:p>100,00%</text:p>
          </table:table-cell>
          <table:table-cell/>
          <table:table-cell table:style-name="ce78" table:formula="of:=[.AS55]/[.AU55]" office:value-type="string" office:string-value="#DIV/0 !" calcext:value-type="string">
            <text:p>#DIV/0 !</text:p>
          </table:table-cell>
          <table:table-cell table:formula="of:=[.D55]*[.BA55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54" calcext:value-type="float">
            <text:p>54</text:p>
          </table:table-cell>
          <table:table-cell table:style-name="ce51" office:value-type="float" office:value="60" calcext:value-type="float">
            <text:p>60</text:p>
          </table:table-cell>
          <table:table-cell/>
          <table:table-cell table:style-name="ce51"/>
          <table:table-cell/>
          <table:table-cell table:style-name="ce51"/>
          <table:table-cell office:value-type="float" office:value="44000000" calcext:value-type="float">
            <text:p>44 000 000</text:p>
          </table:table-cell>
          <table:table-cell table:style-name="ce62" office:value-type="float" office:value="130000" calcext:value-type="float">
            <text:p>130 000</text:p>
          </table:table-cell>
          <table:table-cell table:style-name="ce64" table:formula="of:=[.J56]+[.K56]" office:value-type="float" office:value="44130000" calcext:value-type="float">
            <text:p>44130000</text:p>
          </table:table-cell>
          <table:table-cell table:formula="of:=ROUND(POWER([.D56];[.$B$3])*1000;0)" office:value-type="float" office:value="70909191" calcext:value-type="float">
            <text:p>70 909 191</text:p>
          </table:table-cell>
          <table:table-cell/>
          <table:table-cell table:style-name="ce70" table:formula="of:=ROUND(POWER([.D56];[.H56])*[.I56])" office:value-type="float" office:value="0" calcext:value-type="float">
            <text:p>0</text:p>
          </table:table-cell>
          <table:table-cell table:style-name="ce70" table:formula="of:=ROUND(POWER([.D56];[.F56])*[.G56])" office:value-type="float" office:value="0" calcext:value-type="float">
            <text:p>0</text:p>
          </table:table-cell>
          <table:table-cell/>
          <table:table-cell table:style-name="ce52" table:formula="of:=[.E56]" office:value-type="float" office:value="60" calcext:value-type="float">
            <text:p>60</text:p>
          </table:table-cell>
          <table:table-cell table:formula="of:=MIN(1;[.D56]/[.R56])" office:value-type="percentage" office:value="0.9" calcext:value-type="percentage">
            <text:p>90,00%</text:p>
          </table:table-cell>
          <table:table-cell table:style-name="ce76" table:formula="of:=MIN(1;[.R56]/[.D56])" office:value-type="percentage" office:value="1" calcext:value-type="percentage">
            <text:p>100,00%</text:p>
          </table:table-cell>
          <table:table-cell/>
          <table:table-cell table:style-name="ce59" table:formula="of:=[.J56]" office:value-type="float" office:value="44000000" calcext:value-type="float">
            <text:p>44 000 000</text:p>
          </table:table-cell>
          <table:table-cell table:style-name="ce78" table:formula="of:=[.V56]/[.M57]" office:value-type="percentage" office:value="0.589436665331727" calcext:value-type="percentage">
            <text:p>58,94%</text:p>
          </table:table-cell>
          <table:table-cell table:style-name="ce83" table:formula="of:=MIN(1;[.V56]/[.M56])" office:value-type="percentage" office:value="0.620511944636345" calcext:value-type="percentage">
            <text:p>62,05%</text:p>
          </table:table-cell>
          <table:table-cell/>
          <table:table-cell table:formula="of:=MIN([.AB56];[.V56])" office:value-type="float" office:value="0" calcext:value-type="float">
            <text:p>0</text:p>
          </table:table-cell>
          <table:table-cell table:formula="of:=[.V56]-[.Z56]" office:value-type="float" office:value="44000000" calcext:value-type="float">
            <text:p>44 000 000</text:p>
          </table:table-cell>
          <table:table-cell table:formula="of:=ROUND(([.P57]*[.T56]))" office:value-type="float" office:value="0" calcext:value-type="float">
            <text:p>0</text:p>
          </table:table-cell>
          <table:table-cell table:formula="of:=[.AB56]-[.Z56]" office:value-type="float" office:value="0" calcext:value-type="float">
            <text:p>0</text:p>
          </table:table-cell>
          <table:table-cell/>
          <table:table-cell table:style-name="ce78" table:formula="of:=[.Z56]/[.V56]" office:value-type="percentage" office:value="0" calcext:value-type="percentage">
            <text:p>0,00%</text:p>
          </table:table-cell>
          <table:table-cell table:style-name="ce78" table:formula="of:=[.AA56]/[.V56]" office:value-type="percentage" office:value="1" calcext:value-type="percentage">
            <text:p>100,00%</text:p>
          </table:table-cell>
          <table:table-cell table:style-name="ce78" table:formula="of:=[.Z56]/[.AB56]" office:value-type="string" office:string-value="#DIV/0 !" calcext:value-type="string">
            <text:p>#DIV/0 !</text:p>
          </table:table-cell>
          <table:table-cell/>
          <table:table-cell table:style-name="ce78" table:formula="of:=[.S56]*[.AG56]" office:value-type="string" office:string-value="#DIV/0 !" calcext:value-type="string">
            <text:p>#DIV/0 !</text:p>
          </table:table-cell>
          <table:table-cell table:formula="of:=[.D56]*[.AI56]" office:value-type="string" office:string-value="#DIV/0 !" calcext:value-type="string">
            <text:p>#DIV/0 !</text:p>
          </table:table-cell>
          <table:table-cell/>
          <table:table-cell table:formula="of:=[.M57]-[.V56]" office:value-type="float" office:value="30647545" calcext:value-type="float">
            <text:p>30 647 545</text:p>
          </table:table-cell>
          <table:table-cell table:style-name="ce78" table:formula="of:=[.AL56]/[.M57]" office:value-type="percentage" office:value="0.410563334668273" calcext:value-type="percentage">
            <text:p>41,06%</text:p>
          </table:table-cell>
          <table:table-cell table:style-name="ce78" table:formula="of:=MIN(1;MAX(0; [.M56]-[.V56])/[.M56])" office:value-type="percentage" office:value="0.379488055363655" calcext:value-type="percentage">
            <text:p>37,95%</text:p>
          </table:table-cell>
          <table:table-cell/>
          <table:table-cell table:style-name="ce82" table:formula="of:=ROUND([.AL56]/[.D56])" office:value-type="float" office:value="567547" calcext:value-type="float">
            <text:p>567 547</text:p>
          </table:table-cell>
          <table:table-cell table:style-name="ce63" table:formula="of:=[.K56]" office:value-type="float" office:value="130000" calcext:value-type="float">
            <text:p>130 000</text:p>
          </table:table-cell>
          <table:table-cell/>
          <table:table-cell table:style-name="ce82" table:formula="of:=MIN([.AQ56];[.AU56])" office:value-type="float" office:value="0" calcext:value-type="float">
            <text:p>0</text:p>
          </table:table-cell>
          <table:table-cell table:style-name="ce82" table:formula="of:=[.AQ56]-[.AS56]" office:value-type="float" office:value="130000" calcext:value-type="float">
            <text:p>130 000</text:p>
          </table:table-cell>
          <table:table-cell table:style-name="ce82" table:formula="of:=[.O57]" office:value-type="float" office:value="0" calcext:value-type="float">
            <text:p>0</text:p>
          </table:table-cell>
          <table:table-cell table:formula="of:=MAX(0;[.O57]-[.AQ56])" office:value-type="float" office:value="0" calcext:value-type="float">
            <text:p>0</text:p>
          </table:table-cell>
          <table:table-cell/>
          <table:table-cell table:style-name="ce78" table:formula="of:=[.AS56]/[.AQ56]" office:value-type="percentage" office:value="0" calcext:value-type="percentage">
            <text:p>0,00%</text:p>
          </table:table-cell>
          <table:table-cell table:style-name="ce78" table:formula="of:=[.AT56]/[.AQ56]" office:value-type="percentage" office:value="1" calcext:value-type="percentage">
            <text:p>100,00%</text:p>
          </table:table-cell>
          <table:table-cell/>
          <table:table-cell table:style-name="ce78" table:formula="of:=[.AS56]/[.AU56]" office:value-type="string" office:string-value="#DIV/0 !" calcext:value-type="string">
            <text:p>#DIV/0 !</text:p>
          </table:table-cell>
          <table:table-cell table:formula="of:=[.D56]*[.BA56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55" calcext:value-type="float">
            <text:p>55</text:p>
          </table:table-cell>
          <table:table-cell table:style-name="ce51" office:value-type="float" office:value="50" calcext:value-type="float">
            <text:p>50</text:p>
          </table:table-cell>
          <table:table-cell/>
          <table:table-cell table:style-name="ce51"/>
          <table:table-cell/>
          <table:table-cell table:style-name="ce51"/>
          <table:table-cell office:value-type="float" office:value="70000000" calcext:value-type="float">
            <text:p>70 000 000</text:p>
          </table:table-cell>
          <table:table-cell table:style-name="ce62" office:value-type="float" office:value="130000" calcext:value-type="float">
            <text:p>130 000</text:p>
          </table:table-cell>
          <table:table-cell table:style-name="ce64" table:formula="of:=[.J57]+[.K57]" office:value-type="float" office:value="70130000" calcext:value-type="float">
            <text:p>70130000</text:p>
          </table:table-cell>
          <table:table-cell table:formula="of:=ROUND(POWER([.D57];[.$B$3])*1000;0)" office:value-type="float" office:value="74647545" calcext:value-type="float">
            <text:p>74 647 545</text:p>
          </table:table-cell>
          <table:table-cell/>
          <table:table-cell table:style-name="ce70" table:formula="of:=ROUND(POWER([.D57];[.H57])*[.I57])" office:value-type="float" office:value="0" calcext:value-type="float">
            <text:p>0</text:p>
          </table:table-cell>
          <table:table-cell table:style-name="ce70" table:formula="of:=ROUND(POWER([.D57];[.F57])*[.G57])" office:value-type="float" office:value="0" calcext:value-type="float">
            <text:p>0</text:p>
          </table:table-cell>
          <table:table-cell/>
          <table:table-cell table:style-name="ce52" table:formula="of:=[.E57]" office:value-type="float" office:value="50" calcext:value-type="float">
            <text:p>50</text:p>
          </table:table-cell>
          <table:table-cell table:formula="of:=MIN(1;[.D57]/[.R57])" office:value-type="percentage" office:value="1" calcext:value-type="percentage">
            <text:p>100,00%</text:p>
          </table:table-cell>
          <table:table-cell table:style-name="ce76" table:formula="of:=MIN(1;[.R57]/[.D57])" office:value-type="percentage" office:value="0.909090909090909" calcext:value-type="percentage">
            <text:p>90,91%</text:p>
          </table:table-cell>
          <table:table-cell/>
          <table:table-cell table:style-name="ce59" table:formula="of:=[.J57]" office:value-type="float" office:value="70000000" calcext:value-type="float">
            <text:p>70 000 000</text:p>
          </table:table-cell>
          <table:table-cell table:style-name="ce78" table:formula="of:=[.V57]/[.M58]" office:value-type="percentage" office:value="0.891603087193521" calcext:value-type="percentage">
            <text:p>89,16%</text:p>
          </table:table-cell>
          <table:table-cell table:style-name="ce83" table:formula="of:=MIN(1;[.V57]/[.M57])" office:value-type="percentage" office:value="0.937740149391383" calcext:value-type="percentage">
            <text:p>93,77%</text:p>
          </table:table-cell>
          <table:table-cell/>
          <table:table-cell table:formula="of:=MIN([.AB57];[.V57])" office:value-type="float" office:value="0" calcext:value-type="float">
            <text:p>0</text:p>
          </table:table-cell>
          <table:table-cell table:formula="of:=[.V57]-[.Z57]" office:value-type="float" office:value="70000000" calcext:value-type="float">
            <text:p>70 000 000</text:p>
          </table:table-cell>
          <table:table-cell table:formula="of:=ROUND(([.P58]*[.T57]))" office:value-type="float" office:value="0" calcext:value-type="float">
            <text:p>0</text:p>
          </table:table-cell>
          <table:table-cell table:formula="of:=[.AB57]-[.Z57]" office:value-type="float" office:value="0" calcext:value-type="float">
            <text:p>0</text:p>
          </table:table-cell>
          <table:table-cell/>
          <table:table-cell table:style-name="ce78" table:formula="of:=[.Z57]/[.V57]" office:value-type="percentage" office:value="0" calcext:value-type="percentage">
            <text:p>0,00%</text:p>
          </table:table-cell>
          <table:table-cell table:style-name="ce78" table:formula="of:=[.AA57]/[.V57]" office:value-type="percentage" office:value="1" calcext:value-type="percentage">
            <text:p>100,00%</text:p>
          </table:table-cell>
          <table:table-cell table:style-name="ce78" table:formula="of:=[.Z57]/[.AB57]" office:value-type="string" office:string-value="#DIV/0 !" calcext:value-type="string">
            <text:p>#DIV/0 !</text:p>
          </table:table-cell>
          <table:table-cell/>
          <table:table-cell table:style-name="ce78" table:formula="of:=[.S57]*[.AG57]" office:value-type="string" office:string-value="#DIV/0 !" calcext:value-type="string">
            <text:p>#DIV/0 !</text:p>
          </table:table-cell>
          <table:table-cell table:formula="of:=[.D57]*[.AI57]" office:value-type="string" office:string-value="#DIV/0 !" calcext:value-type="string">
            <text:p>#DIV/0 !</text:p>
          </table:table-cell>
          <table:table-cell/>
          <table:table-cell table:formula="of:=[.M58]-[.V57]" office:value-type="float" office:value="8510271" calcext:value-type="float">
            <text:p>8 510 271</text:p>
          </table:table-cell>
          <table:table-cell table:style-name="ce78" table:formula="of:=[.AL57]/[.M58]" office:value-type="percentage" office:value="0.108396912806479" calcext:value-type="percentage">
            <text:p>10,84%</text:p>
          </table:table-cell>
          <table:table-cell table:style-name="ce78" table:formula="of:=MIN(1;MAX(0; [.M57]-[.V57])/[.M57])" office:value-type="percentage" office:value="0.0622598506086168" calcext:value-type="percentage">
            <text:p>6,23%</text:p>
          </table:table-cell>
          <table:table-cell/>
          <table:table-cell table:style-name="ce82" table:formula="of:=ROUND([.AL57]/[.D57])" office:value-type="float" office:value="154732" calcext:value-type="float">
            <text:p>154 732</text:p>
          </table:table-cell>
          <table:table-cell table:style-name="ce63" table:formula="of:=[.K57]" office:value-type="float" office:value="130000" calcext:value-type="float">
            <text:p>130 000</text:p>
          </table:table-cell>
          <table:table-cell/>
          <table:table-cell table:style-name="ce82" table:formula="of:=MIN([.AQ57];[.AU57])" office:value-type="float" office:value="0" calcext:value-type="float">
            <text:p>0</text:p>
          </table:table-cell>
          <table:table-cell table:style-name="ce82" table:formula="of:=[.AQ57]-[.AS57]" office:value-type="float" office:value="130000" calcext:value-type="float">
            <text:p>130 000</text:p>
          </table:table-cell>
          <table:table-cell table:style-name="ce82" table:formula="of:=[.O58]" office:value-type="float" office:value="0" calcext:value-type="float">
            <text:p>0</text:p>
          </table:table-cell>
          <table:table-cell table:formula="of:=MAX(0;[.O58]-[.AQ57])" office:value-type="float" office:value="0" calcext:value-type="float">
            <text:p>0</text:p>
          </table:table-cell>
          <table:table-cell/>
          <table:table-cell table:style-name="ce78" table:formula="of:=[.AS57]/[.AQ57]" office:value-type="percentage" office:value="0" calcext:value-type="percentage">
            <text:p>0,00%</text:p>
          </table:table-cell>
          <table:table-cell table:style-name="ce78" table:formula="of:=[.AT57]/[.AQ57]" office:value-type="percentage" office:value="1" calcext:value-type="percentage">
            <text:p>100,00%</text:p>
          </table:table-cell>
          <table:table-cell/>
          <table:table-cell table:style-name="ce78" table:formula="of:=[.AS57]/[.AU57]" office:value-type="string" office:string-value="#DIV/0 !" calcext:value-type="string">
            <text:p>#DIV/0 !</text:p>
          </table:table-cell>
          <table:table-cell table:formula="of:=[.D57]*[.BA57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56" calcext:value-type="float">
            <text:p>56</text:p>
          </table:table-cell>
          <table:table-cell table:style-name="ce51" office:value-type="float" office:value="50" calcext:value-type="float">
            <text:p>50</text:p>
          </table:table-cell>
          <table:table-cell/>
          <table:table-cell table:style-name="ce51"/>
          <table:table-cell/>
          <table:table-cell table:style-name="ce51"/>
          <table:table-cell office:value-type="float" office:value="75000000" calcext:value-type="float">
            <text:p>75 000 000</text:p>
          </table:table-cell>
          <table:table-cell table:style-name="ce62" office:value-type="float" office:value="130000" calcext:value-type="float">
            <text:p>130 000</text:p>
          </table:table-cell>
          <table:table-cell table:style-name="ce64" table:formula="of:=[.J58]+[.K58]" office:value-type="float" office:value="75130000" calcext:value-type="float">
            <text:p>75130000</text:p>
          </table:table-cell>
          <table:table-cell table:formula="of:=ROUND(POWER([.D58];[.$B$3])*1000;0)" office:value-type="float" office:value="78510271" calcext:value-type="float">
            <text:p>78 510 271</text:p>
          </table:table-cell>
          <table:table-cell/>
          <table:table-cell table:style-name="ce70" table:formula="of:=ROUND(POWER([.D58];[.H58])*[.I58])" office:value-type="float" office:value="0" calcext:value-type="float">
            <text:p>0</text:p>
          </table:table-cell>
          <table:table-cell table:style-name="ce70" table:formula="of:=ROUND(POWER([.D58];[.F58])*[.G58])" office:value-type="float" office:value="0" calcext:value-type="float">
            <text:p>0</text:p>
          </table:table-cell>
          <table:table-cell/>
          <table:table-cell table:style-name="ce52" table:formula="of:=[.E58]" office:value-type="float" office:value="50" calcext:value-type="float">
            <text:p>50</text:p>
          </table:table-cell>
          <table:table-cell table:formula="of:=MIN(1;[.D58]/[.R58])" office:value-type="percentage" office:value="1" calcext:value-type="percentage">
            <text:p>100,00%</text:p>
          </table:table-cell>
          <table:table-cell table:style-name="ce76" table:formula="of:=MIN(1;[.R58]/[.D58])" office:value-type="percentage" office:value="0.892857142857143" calcext:value-type="percentage">
            <text:p>89,29%</text:p>
          </table:table-cell>
          <table:table-cell/>
          <table:table-cell table:style-name="ce59" table:formula="of:=[.J58]" office:value-type="float" office:value="75000000" calcext:value-type="float">
            <text:p>75 000 000</text:p>
          </table:table-cell>
          <table:table-cell table:style-name="ce78" table:formula="of:=[.V58]/[.M59]" office:value-type="percentage" office:value="0.909100022129919" calcext:value-type="percentage">
            <text:p>90,91%</text:p>
          </table:table-cell>
          <table:table-cell table:style-name="ce83" table:formula="of:=MIN(1;[.V58]/[.M58])" office:value-type="percentage" office:value="0.955289021993059" calcext:value-type="percentage">
            <text:p>95,53%</text:p>
          </table:table-cell>
          <table:table-cell/>
          <table:table-cell table:formula="of:=MIN([.AB58];[.V58])" office:value-type="float" office:value="0" calcext:value-type="float">
            <text:p>0</text:p>
          </table:table-cell>
          <table:table-cell table:formula="of:=[.V58]-[.Z58]" office:value-type="float" office:value="75000000" calcext:value-type="float">
            <text:p>75 000 000</text:p>
          </table:table-cell>
          <table:table-cell table:formula="of:=ROUND(([.P59]*[.T58]))" office:value-type="float" office:value="0" calcext:value-type="float">
            <text:p>0</text:p>
          </table:table-cell>
          <table:table-cell table:formula="of:=[.AB58]-[.Z58]" office:value-type="float" office:value="0" calcext:value-type="float">
            <text:p>0</text:p>
          </table:table-cell>
          <table:table-cell/>
          <table:table-cell table:style-name="ce78" table:formula="of:=[.Z58]/[.V58]" office:value-type="percentage" office:value="0" calcext:value-type="percentage">
            <text:p>0,00%</text:p>
          </table:table-cell>
          <table:table-cell table:style-name="ce78" table:formula="of:=[.AA58]/[.V58]" office:value-type="percentage" office:value="1" calcext:value-type="percentage">
            <text:p>100,00%</text:p>
          </table:table-cell>
          <table:table-cell table:style-name="ce78" table:formula="of:=[.Z58]/[.AB58]" office:value-type="string" office:string-value="#DIV/0 !" calcext:value-type="string">
            <text:p>#DIV/0 !</text:p>
          </table:table-cell>
          <table:table-cell/>
          <table:table-cell table:style-name="ce78" table:formula="of:=[.S58]*[.AG58]" office:value-type="string" office:string-value="#DIV/0 !" calcext:value-type="string">
            <text:p>#DIV/0 !</text:p>
          </table:table-cell>
          <table:table-cell table:formula="of:=[.D58]*[.AI58]" office:value-type="string" office:string-value="#DIV/0 !" calcext:value-type="string">
            <text:p>#DIV/0 !</text:p>
          </table:table-cell>
          <table:table-cell/>
          <table:table-cell table:formula="of:=[.M59]-[.V58]" office:value-type="float" office:value="7499173" calcext:value-type="float">
            <text:p>7 499 173</text:p>
          </table:table-cell>
          <table:table-cell table:style-name="ce78" table:formula="of:=[.AL58]/[.M59]" office:value-type="percentage" office:value="0.0908999778700812" calcext:value-type="percentage">
            <text:p>9,09%</text:p>
          </table:table-cell>
          <table:table-cell table:style-name="ce78" table:formula="of:=MIN(1;MAX(0; [.M58]-[.V58])/[.M58])" office:value-type="percentage" office:value="0.0447109780069413" calcext:value-type="percentage">
            <text:p>4,47%</text:p>
          </table:table-cell>
          <table:table-cell/>
          <table:table-cell table:style-name="ce82" table:formula="of:=ROUND([.AL58]/[.D58])" office:value-type="float" office:value="133914" calcext:value-type="float">
            <text:p>133 914</text:p>
          </table:table-cell>
          <table:table-cell table:style-name="ce63" table:formula="of:=[.K58]" office:value-type="float" office:value="130000" calcext:value-type="float">
            <text:p>130 000</text:p>
          </table:table-cell>
          <table:table-cell/>
          <table:table-cell table:style-name="ce82" table:formula="of:=MIN([.AQ58];[.AU58])" office:value-type="float" office:value="0" calcext:value-type="float">
            <text:p>0</text:p>
          </table:table-cell>
          <table:table-cell table:style-name="ce82" table:formula="of:=[.AQ58]-[.AS58]" office:value-type="float" office:value="130000" calcext:value-type="float">
            <text:p>130 000</text:p>
          </table:table-cell>
          <table:table-cell table:style-name="ce82" table:formula="of:=[.O59]" office:value-type="float" office:value="0" calcext:value-type="float">
            <text:p>0</text:p>
          </table:table-cell>
          <table:table-cell table:formula="of:=MAX(0;[.O59]-[.AQ58])" office:value-type="float" office:value="0" calcext:value-type="float">
            <text:p>0</text:p>
          </table:table-cell>
          <table:table-cell/>
          <table:table-cell table:style-name="ce78" table:formula="of:=[.AS58]/[.AQ58]" office:value-type="percentage" office:value="0" calcext:value-type="percentage">
            <text:p>0,00%</text:p>
          </table:table-cell>
          <table:table-cell table:style-name="ce78" table:formula="of:=[.AT58]/[.AQ58]" office:value-type="percentage" office:value="1" calcext:value-type="percentage">
            <text:p>100,00%</text:p>
          </table:table-cell>
          <table:table-cell/>
          <table:table-cell table:style-name="ce78" table:formula="of:=[.AS58]/[.AU58]" office:value-type="string" office:string-value="#DIV/0 !" calcext:value-type="string">
            <text:p>#DIV/0 !</text:p>
          </table:table-cell>
          <table:table-cell table:formula="of:=[.D58]*[.BA58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57" calcext:value-type="float">
            <text:p>57</text:p>
          </table:table-cell>
          <table:table-cell table:style-name="ce51" office:value-type="float" office:value="50" calcext:value-type="float">
            <text:p>50</text:p>
          </table:table-cell>
          <table:table-cell/>
          <table:table-cell table:style-name="ce51"/>
          <table:table-cell/>
          <table:table-cell table:style-name="ce51"/>
          <table:table-cell office:value-type="float" office:value="82000000" calcext:value-type="float">
            <text:p>82 000 000</text:p>
          </table:table-cell>
          <table:table-cell table:style-name="ce62" office:value-type="float" office:value="80000" calcext:value-type="float">
            <text:p>80 000</text:p>
          </table:table-cell>
          <table:table-cell table:style-name="ce64" table:formula="of:=[.J59]+[.K59]" office:value-type="float" office:value="82080000" calcext:value-type="float">
            <text:p>82080000</text:p>
          </table:table-cell>
          <table:table-cell table:formula="of:=ROUND(POWER([.D59];[.$B$3])*1000;0)" office:value-type="float" office:value="82499173" calcext:value-type="float">
            <text:p>82 499 173</text:p>
          </table:table-cell>
          <table:table-cell/>
          <table:table-cell table:style-name="ce70" table:formula="of:=ROUND(POWER([.D59];[.H59])*[.I59])" office:value-type="float" office:value="0" calcext:value-type="float">
            <text:p>0</text:p>
          </table:table-cell>
          <table:table-cell table:style-name="ce70" table:formula="of:=ROUND(POWER([.D59];[.F59])*[.G59])" office:value-type="float" office:value="0" calcext:value-type="float">
            <text:p>0</text:p>
          </table:table-cell>
          <table:table-cell/>
          <table:table-cell table:style-name="ce52" table:formula="of:=[.E59]" office:value-type="float" office:value="50" calcext:value-type="float">
            <text:p>50</text:p>
          </table:table-cell>
          <table:table-cell table:formula="of:=MIN(1;[.D59]/[.R59])" office:value-type="percentage" office:value="1" calcext:value-type="percentage">
            <text:p>100,00%</text:p>
          </table:table-cell>
          <table:table-cell table:style-name="ce76" table:formula="of:=MIN(1;[.R59]/[.D59])" office:value-type="percentage" office:value="0.87719298245614" calcext:value-type="percentage">
            <text:p>87,72%</text:p>
          </table:table-cell>
          <table:table-cell/>
          <table:table-cell table:style-name="ce59" table:formula="of:=[.J59]" office:value-type="float" office:value="82000000" calcext:value-type="float">
            <text:p>82 000 000</text:p>
          </table:table-cell>
          <table:table-cell table:style-name="ce78" table:formula="of:=[.V59]/[.M60]" office:value-type="percentage" office:value="0.94670674838316" calcext:value-type="percentage">
            <text:p>94,67%</text:p>
          </table:table-cell>
          <table:table-cell table:style-name="ce83" table:formula="of:=MIN(1;[.V59]/[.M59])" office:value-type="percentage" office:value="0.993949357528711" calcext:value-type="percentage">
            <text:p>99,39%</text:p>
          </table:table-cell>
          <table:table-cell/>
          <table:table-cell table:formula="of:=MIN([.AB59];[.V59])" office:value-type="float" office:value="0" calcext:value-type="float">
            <text:p>0</text:p>
          </table:table-cell>
          <table:table-cell table:formula="of:=[.V59]-[.Z59]" office:value-type="float" office:value="82000000" calcext:value-type="float">
            <text:p>82 000 000</text:p>
          </table:table-cell>
          <table:table-cell table:formula="of:=ROUND(([.P60]*[.T59]))" office:value-type="float" office:value="0" calcext:value-type="float">
            <text:p>0</text:p>
          </table:table-cell>
          <table:table-cell table:formula="of:=[.AB59]-[.Z59]" office:value-type="float" office:value="0" calcext:value-type="float">
            <text:p>0</text:p>
          </table:table-cell>
          <table:table-cell/>
          <table:table-cell table:style-name="ce78" table:formula="of:=[.Z59]/[.V59]" office:value-type="percentage" office:value="0" calcext:value-type="percentage">
            <text:p>0,00%</text:p>
          </table:table-cell>
          <table:table-cell table:style-name="ce78" table:formula="of:=[.AA59]/[.V59]" office:value-type="percentage" office:value="1" calcext:value-type="percentage">
            <text:p>100,00%</text:p>
          </table:table-cell>
          <table:table-cell table:style-name="ce78" table:formula="of:=[.Z59]/[.AB59]" office:value-type="string" office:string-value="#DIV/0 !" calcext:value-type="string">
            <text:p>#DIV/0 !</text:p>
          </table:table-cell>
          <table:table-cell/>
          <table:table-cell table:style-name="ce78" table:formula="of:=[.S59]*[.AG59]" office:value-type="string" office:string-value="#DIV/0 !" calcext:value-type="string">
            <text:p>#DIV/0 !</text:p>
          </table:table-cell>
          <table:table-cell table:formula="of:=[.D59]*[.AI59]" office:value-type="string" office:string-value="#DIV/0 !" calcext:value-type="string">
            <text:p>#DIV/0 !</text:p>
          </table:table-cell>
          <table:table-cell/>
          <table:table-cell table:formula="of:=[.M60]-[.V59]" office:value-type="float" office:value="4616051" calcext:value-type="float">
            <text:p>4 616 051</text:p>
          </table:table-cell>
          <table:table-cell table:style-name="ce78" table:formula="of:=[.AL59]/[.M60]" office:value-type="percentage" office:value="0.0532932516168395" calcext:value-type="percentage">
            <text:p>5,33%</text:p>
          </table:table-cell>
          <table:table-cell table:style-name="ce78" table:formula="of:=MIN(1;MAX(0; [.M59]-[.V59])/[.M59])" office:value-type="percentage" office:value="0.00605064247128877" calcext:value-type="percentage">
            <text:p>0,61%</text:p>
          </table:table-cell>
          <table:table-cell/>
          <table:table-cell table:style-name="ce82" table:formula="of:=ROUND([.AL59]/[.D59])" office:value-type="float" office:value="80983" calcext:value-type="float">
            <text:p>80 983</text:p>
          </table:table-cell>
          <table:table-cell table:style-name="ce63" table:formula="of:=[.K59]" office:value-type="float" office:value="80000" calcext:value-type="float">
            <text:p>80 000</text:p>
          </table:table-cell>
          <table:table-cell/>
          <table:table-cell table:style-name="ce82" table:formula="of:=MIN([.AQ59];[.AU59])" office:value-type="float" office:value="0" calcext:value-type="float">
            <text:p>0</text:p>
          </table:table-cell>
          <table:table-cell table:style-name="ce82" table:formula="of:=[.AQ59]-[.AS59]" office:value-type="float" office:value="80000" calcext:value-type="float">
            <text:p>80 000</text:p>
          </table:table-cell>
          <table:table-cell table:style-name="ce82" table:formula="of:=[.O60]" office:value-type="float" office:value="0" calcext:value-type="float">
            <text:p>0</text:p>
          </table:table-cell>
          <table:table-cell table:formula="of:=MAX(0;[.O60]-[.AQ59])" office:value-type="float" office:value="0" calcext:value-type="float">
            <text:p>0</text:p>
          </table:table-cell>
          <table:table-cell/>
          <table:table-cell table:style-name="ce78" table:formula="of:=[.AS59]/[.AQ59]" office:value-type="percentage" office:value="0" calcext:value-type="percentage">
            <text:p>0,00%</text:p>
          </table:table-cell>
          <table:table-cell table:style-name="ce78" table:formula="of:=[.AT59]/[.AQ59]" office:value-type="percentage" office:value="1" calcext:value-type="percentage">
            <text:p>100,00%</text:p>
          </table:table-cell>
          <table:table-cell/>
          <table:table-cell table:style-name="ce78" table:formula="of:=[.AS59]/[.AU59]" office:value-type="string" office:string-value="#DIV/0 !" calcext:value-type="string">
            <text:p>#DIV/0 !</text:p>
          </table:table-cell>
          <table:table-cell table:formula="of:=[.D59]*[.BA59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58" calcext:value-type="float">
            <text:p>58</text:p>
          </table:table-cell>
          <table:table-cell table:style-name="ce51" office:value-type="float" office:value="50" calcext:value-type="float">
            <text:p>50</text:p>
          </table:table-cell>
          <table:table-cell/>
          <table:table-cell table:style-name="ce51"/>
          <table:table-cell/>
          <table:table-cell table:style-name="ce51"/>
          <table:table-cell office:value-type="float" office:value="48000000" calcext:value-type="float">
            <text:p>48 000 000</text:p>
          </table:table-cell>
          <table:table-cell table:style-name="ce62" office:value-type="float" office:value="700000" calcext:value-type="float">
            <text:p>700 000</text:p>
          </table:table-cell>
          <table:table-cell table:style-name="ce64" table:formula="of:=[.J60]+[.K60]" office:value-type="float" office:value="48700000" calcext:value-type="float">
            <text:p>48700000</text:p>
          </table:table-cell>
          <table:table-cell table:formula="of:=ROUND(POWER([.D60];[.$B$3])*1000;0)" office:value-type="float" office:value="86616051" calcext:value-type="float">
            <text:p>86 616 051</text:p>
          </table:table-cell>
          <table:table-cell/>
          <table:table-cell table:style-name="ce70" table:formula="of:=ROUND(POWER([.D60];[.H60])*[.I60])" office:value-type="float" office:value="0" calcext:value-type="float">
            <text:p>0</text:p>
          </table:table-cell>
          <table:table-cell table:style-name="ce70" table:formula="of:=ROUND(POWER([.D60];[.F60])*[.G60])" office:value-type="float" office:value="0" calcext:value-type="float">
            <text:p>0</text:p>
          </table:table-cell>
          <table:table-cell/>
          <table:table-cell table:style-name="ce52" table:formula="of:=[.E60]" office:value-type="float" office:value="50" calcext:value-type="float">
            <text:p>50</text:p>
          </table:table-cell>
          <table:table-cell table:formula="of:=MIN(1;[.D60]/[.R60])" office:value-type="percentage" office:value="1" calcext:value-type="percentage">
            <text:p>100,00%</text:p>
          </table:table-cell>
          <table:table-cell table:style-name="ce76" table:formula="of:=MIN(1;[.R60]/[.D60])" office:value-type="percentage" office:value="0.862068965517241" calcext:value-type="percentage">
            <text:p>86,21%</text:p>
          </table:table-cell>
          <table:table-cell/>
          <table:table-cell table:style-name="ce59" table:formula="of:=[.J60]" office:value-type="float" office:value="48000000" calcext:value-type="float">
            <text:p>48 000 000</text:p>
          </table:table-cell>
          <table:table-cell table:style-name="ce78" table:formula="of:=[.V60]/[.M61]" office:value-type="percentage" office:value="0.528269581778547" calcext:value-type="percentage">
            <text:p>52,83%</text:p>
          </table:table-cell>
          <table:table-cell table:style-name="ce83" table:formula="of:=MIN(1;[.V60]/[.M60])" office:value-type="percentage" office:value="0.554169803931606" calcext:value-type="percentage">
            <text:p>55,42%</text:p>
          </table:table-cell>
          <table:table-cell/>
          <table:table-cell table:formula="of:=MIN([.AB60];[.V60])" office:value-type="float" office:value="0" calcext:value-type="float">
            <text:p>0</text:p>
          </table:table-cell>
          <table:table-cell table:formula="of:=[.V60]-[.Z60]" office:value-type="float" office:value="48000000" calcext:value-type="float">
            <text:p>48 000 000</text:p>
          </table:table-cell>
          <table:table-cell table:formula="of:=ROUND(([.P61]*[.T60]))" office:value-type="float" office:value="0" calcext:value-type="float">
            <text:p>0</text:p>
          </table:table-cell>
          <table:table-cell table:formula="of:=[.AB60]-[.Z60]" office:value-type="float" office:value="0" calcext:value-type="float">
            <text:p>0</text:p>
          </table:table-cell>
          <table:table-cell/>
          <table:table-cell table:style-name="ce78" table:formula="of:=[.Z60]/[.V60]" office:value-type="percentage" office:value="0" calcext:value-type="percentage">
            <text:p>0,00%</text:p>
          </table:table-cell>
          <table:table-cell table:style-name="ce78" table:formula="of:=[.AA60]/[.V60]" office:value-type="percentage" office:value="1" calcext:value-type="percentage">
            <text:p>100,00%</text:p>
          </table:table-cell>
          <table:table-cell table:style-name="ce78" table:formula="of:=[.Z60]/[.AB60]" office:value-type="string" office:string-value="#DIV/0 !" calcext:value-type="string">
            <text:p>#DIV/0 !</text:p>
          </table:table-cell>
          <table:table-cell/>
          <table:table-cell table:style-name="ce78" table:formula="of:=[.S60]*[.AG60]" office:value-type="string" office:string-value="#DIV/0 !" calcext:value-type="string">
            <text:p>#DIV/0 !</text:p>
          </table:table-cell>
          <table:table-cell table:formula="of:=[.D60]*[.AI60]" office:value-type="string" office:string-value="#DIV/0 !" calcext:value-type="string">
            <text:p>#DIV/0 !</text:p>
          </table:table-cell>
          <table:table-cell/>
          <table:table-cell table:formula="of:=[.M61]-[.V60]" office:value-type="float" office:value="42862699" calcext:value-type="float">
            <text:p>42 862 699</text:p>
          </table:table-cell>
          <table:table-cell table:style-name="ce78" table:formula="of:=[.AL60]/[.M61]" office:value-type="percentage" office:value="0.471730418221453" calcext:value-type="percentage">
            <text:p>47,17%</text:p>
          </table:table-cell>
          <table:table-cell table:style-name="ce78" table:formula="of:=MIN(1;MAX(0; [.M60]-[.V60])/[.M60])" office:value-type="percentage" office:value="0.445830196068394" calcext:value-type="percentage">
            <text:p>44,58%</text:p>
          </table:table-cell>
          <table:table-cell/>
          <table:table-cell table:style-name="ce82" table:formula="of:=ROUND([.AL60]/[.D60])" office:value-type="float" office:value="739012" calcext:value-type="float">
            <text:p>739 012</text:p>
          </table:table-cell>
          <table:table-cell table:style-name="ce63" table:formula="of:=[.K60]" office:value-type="float" office:value="700000" calcext:value-type="float">
            <text:p>700 000</text:p>
          </table:table-cell>
          <table:table-cell/>
          <table:table-cell table:style-name="ce82" table:formula="of:=MIN([.AQ60];[.AU60])" office:value-type="float" office:value="0" calcext:value-type="float">
            <text:p>0</text:p>
          </table:table-cell>
          <table:table-cell table:style-name="ce82" table:formula="of:=[.AQ60]-[.AS60]" office:value-type="float" office:value="700000" calcext:value-type="float">
            <text:p>700 000</text:p>
          </table:table-cell>
          <table:table-cell table:style-name="ce82" table:formula="of:=[.O61]" office:value-type="float" office:value="0" calcext:value-type="float">
            <text:p>0</text:p>
          </table:table-cell>
          <table:table-cell table:formula="of:=MAX(0;[.O61]-[.AQ60])" office:value-type="float" office:value="0" calcext:value-type="float">
            <text:p>0</text:p>
          </table:table-cell>
          <table:table-cell/>
          <table:table-cell table:style-name="ce78" table:formula="of:=[.AS60]/[.AQ60]" office:value-type="percentage" office:value="0" calcext:value-type="percentage">
            <text:p>0,00%</text:p>
          </table:table-cell>
          <table:table-cell table:style-name="ce78" table:formula="of:=[.AT60]/[.AQ60]" office:value-type="percentage" office:value="1" calcext:value-type="percentage">
            <text:p>100,00%</text:p>
          </table:table-cell>
          <table:table-cell/>
          <table:table-cell table:style-name="ce78" table:formula="of:=[.AS60]/[.AU60]" office:value-type="string" office:string-value="#DIV/0 !" calcext:value-type="string">
            <text:p>#DIV/0 !</text:p>
          </table:table-cell>
          <table:table-cell table:formula="of:=[.D60]*[.BA60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59" calcext:value-type="float">
            <text:p>59</text:p>
          </table:table-cell>
          <table:table-cell table:style-name="ce51" office:value-type="float" office:value="50" calcext:value-type="float">
            <text:p>50</text:p>
          </table:table-cell>
          <table:table-cell/>
          <table:table-cell table:style-name="ce51"/>
          <table:table-cell/>
          <table:table-cell table:style-name="ce51"/>
          <table:table-cell office:value-type="float" office:value="49000000" calcext:value-type="float">
            <text:p>49 000 000</text:p>
          </table:table-cell>
          <table:table-cell table:style-name="ce62" office:value-type="float" office:value="800000" calcext:value-type="float">
            <text:p>800 000</text:p>
          </table:table-cell>
          <table:table-cell table:style-name="ce64" table:formula="of:=[.J61]+[.K61]" office:value-type="float" office:value="49800000" calcext:value-type="float">
            <text:p>49800000</text:p>
          </table:table-cell>
          <table:table-cell table:formula="of:=ROUND(POWER([.D61];[.$B$3])*1000;0)" office:value-type="float" office:value="90862699" calcext:value-type="float">
            <text:p>90 862 699</text:p>
          </table:table-cell>
          <table:table-cell/>
          <table:table-cell table:style-name="ce70" table:formula="of:=ROUND(POWER([.D61];[.H61])*[.I61])" office:value-type="float" office:value="0" calcext:value-type="float">
            <text:p>0</text:p>
          </table:table-cell>
          <table:table-cell table:style-name="ce70" table:formula="of:=ROUND(POWER([.D61];[.F61])*[.G61])" office:value-type="float" office:value="0" calcext:value-type="float">
            <text:p>0</text:p>
          </table:table-cell>
          <table:table-cell/>
          <table:table-cell table:style-name="ce52" table:formula="of:=[.E61]" office:value-type="float" office:value="50" calcext:value-type="float">
            <text:p>50</text:p>
          </table:table-cell>
          <table:table-cell table:formula="of:=MIN(1;[.D61]/[.R61])" office:value-type="percentage" office:value="1" calcext:value-type="percentage">
            <text:p>100,00%</text:p>
          </table:table-cell>
          <table:table-cell table:style-name="ce76" table:formula="of:=MIN(1;[.R61]/[.D61])" office:value-type="percentage" office:value="0.847457627118644" calcext:value-type="percentage">
            <text:p>84,75%</text:p>
          </table:table-cell>
          <table:table-cell/>
          <table:table-cell table:style-name="ce59" table:formula="of:=[.J61]" office:value-type="float" office:value="49000000" calcext:value-type="float">
            <text:p>49 000 000</text:p>
          </table:table-cell>
          <table:table-cell table:style-name="ce78" table:formula="of:=[.V61]/[.M62]" office:value-type="percentage" office:value="0.514484837617351" calcext:value-type="percentage">
            <text:p>51,45%</text:p>
          </table:table-cell>
          <table:table-cell table:style-name="ce83" table:formula="of:=MIN(1;[.V61]/[.M61])" office:value-type="percentage" office:value="0.5392751980656" calcext:value-type="percentage">
            <text:p>53,93%</text:p>
          </table:table-cell>
          <table:table-cell/>
          <table:table-cell table:formula="of:=MIN([.AB61];[.V61])" office:value-type="float" office:value="0" calcext:value-type="float">
            <text:p>0</text:p>
          </table:table-cell>
          <table:table-cell table:formula="of:=[.V61]-[.Z61]" office:value-type="float" office:value="49000000" calcext:value-type="float">
            <text:p>49 000 000</text:p>
          </table:table-cell>
          <table:table-cell table:formula="of:=ROUND(([.P62]*[.T61]))" office:value-type="float" office:value="0" calcext:value-type="float">
            <text:p>0</text:p>
          </table:table-cell>
          <table:table-cell table:formula="of:=[.AB61]-[.Z61]" office:value-type="float" office:value="0" calcext:value-type="float">
            <text:p>0</text:p>
          </table:table-cell>
          <table:table-cell/>
          <table:table-cell table:style-name="ce78" table:formula="of:=[.Z61]/[.V61]" office:value-type="percentage" office:value="0" calcext:value-type="percentage">
            <text:p>0,00%</text:p>
          </table:table-cell>
          <table:table-cell table:style-name="ce78" table:formula="of:=[.AA61]/[.V61]" office:value-type="percentage" office:value="1" calcext:value-type="percentage">
            <text:p>100,00%</text:p>
          </table:table-cell>
          <table:table-cell table:style-name="ce78" table:formula="of:=[.Z61]/[.AB61]" office:value-type="string" office:string-value="#DIV/0 !" calcext:value-type="string">
            <text:p>#DIV/0 !</text:p>
          </table:table-cell>
          <table:table-cell/>
          <table:table-cell table:style-name="ce78" table:formula="of:=[.S61]*[.AG61]" office:value-type="string" office:string-value="#DIV/0 !" calcext:value-type="string">
            <text:p>#DIV/0 !</text:p>
          </table:table-cell>
          <table:table-cell table:formula="of:=[.D61]*[.AI61]" office:value-type="string" office:string-value="#DIV/0 !" calcext:value-type="string">
            <text:p>#DIV/0 !</text:p>
          </table:table-cell>
          <table:table-cell/>
          <table:table-cell table:formula="of:=[.M62]-[.V61]" office:value-type="float" office:value="46240902" calcext:value-type="float">
            <text:p>46 240 902</text:p>
          </table:table-cell>
          <table:table-cell table:style-name="ce78" table:formula="of:=[.AL61]/[.M62]" office:value-type="percentage" office:value="0.485515162382649" calcext:value-type="percentage">
            <text:p>48,55%</text:p>
          </table:table-cell>
          <table:table-cell table:style-name="ce78" table:formula="of:=MIN(1;MAX(0; [.M61]-[.V61])/[.M61])" office:value-type="percentage" office:value="0.4607248019344" calcext:value-type="percentage">
            <text:p>46,07%</text:p>
          </table:table-cell>
          <table:table-cell/>
          <table:table-cell table:style-name="ce82" table:formula="of:=ROUND([.AL61]/[.D61])" office:value-type="float" office:value="783744" calcext:value-type="float">
            <text:p>783 744</text:p>
          </table:table-cell>
          <table:table-cell table:style-name="ce63" table:formula="of:=[.K61]" office:value-type="float" office:value="800000" calcext:value-type="float">
            <text:p>800 000</text:p>
          </table:table-cell>
          <table:table-cell/>
          <table:table-cell table:style-name="ce82" table:formula="of:=MIN([.AQ61];[.AU61])" office:value-type="float" office:value="0" calcext:value-type="float">
            <text:p>0</text:p>
          </table:table-cell>
          <table:table-cell table:style-name="ce82" table:formula="of:=[.AQ61]-[.AS61]" office:value-type="float" office:value="800000" calcext:value-type="float">
            <text:p>800 000</text:p>
          </table:table-cell>
          <table:table-cell table:style-name="ce82" table:formula="of:=[.O62]" office:value-type="float" office:value="0" calcext:value-type="float">
            <text:p>0</text:p>
          </table:table-cell>
          <table:table-cell table:formula="of:=MAX(0;[.O62]-[.AQ61])" office:value-type="float" office:value="0" calcext:value-type="float">
            <text:p>0</text:p>
          </table:table-cell>
          <table:table-cell/>
          <table:table-cell table:style-name="ce78" table:formula="of:=[.AS61]/[.AQ61]" office:value-type="percentage" office:value="0" calcext:value-type="percentage">
            <text:p>0,00%</text:p>
          </table:table-cell>
          <table:table-cell table:style-name="ce78" table:formula="of:=[.AT61]/[.AQ61]" office:value-type="percentage" office:value="1" calcext:value-type="percentage">
            <text:p>100,00%</text:p>
          </table:table-cell>
          <table:table-cell/>
          <table:table-cell table:style-name="ce78" table:formula="of:=[.AS61]/[.AU61]" office:value-type="string" office:string-value="#DIV/0 !" calcext:value-type="string">
            <text:p>#DIV/0 !</text:p>
          </table:table-cell>
          <table:table-cell table:formula="of:=[.D61]*[.BA61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3">
          <table:table-cell table:style-name="ce38"/>
          <table:table-cell table:style-name="ce42"/>
          <table:table-cell/>
          <table:table-cell office:value-type="float" office:value="60" calcext:value-type="float">
            <text:p>60</text:p>
          </table:table-cell>
          <table:table-cell table:style-name="ce51" office:value-type="float" office:value="50" calcext:value-type="float">
            <text:p>50</text:p>
          </table:table-cell>
          <table:table-cell/>
          <table:table-cell table:style-name="ce51"/>
          <table:table-cell/>
          <table:table-cell table:style-name="ce51"/>
          <table:table-cell office:value-type="float" office:value="50000000" calcext:value-type="float">
            <text:p>50 000 000</text:p>
          </table:table-cell>
          <table:table-cell table:style-name="ce62" office:value-type="float" office:value="800000" calcext:value-type="float">
            <text:p>800 000</text:p>
          </table:table-cell>
          <table:table-cell table:style-name="ce64" table:formula="of:=[.J62]+[.K62]" office:value-type="float" office:value="50800000" calcext:value-type="float">
            <text:p>50800000</text:p>
          </table:table-cell>
          <table:table-cell table:formula="of:=ROUND(POWER([.D62];[.$B$3])*1000;0)" office:value-type="float" office:value="95240902" calcext:value-type="float">
            <text:p>95 240 902</text:p>
          </table:table-cell>
          <table:table-cell/>
          <table:table-cell table:style-name="ce70" table:formula="of:=ROUND(POWER([.D62];[.H62])*[.I62])" office:value-type="float" office:value="0" calcext:value-type="float">
            <text:p>0</text:p>
          </table:table-cell>
          <table:table-cell table:style-name="ce70" table:formula="of:=ROUND(POWER([.D62];[.F62])*[.G62])" office:value-type="float" office:value="0" calcext:value-type="float">
            <text:p>0</text:p>
          </table:table-cell>
          <table:table-cell/>
          <table:table-cell table:style-name="ce52" table:formula="of:=[.E62]" office:value-type="float" office:value="50" calcext:value-type="float">
            <text:p>50</text:p>
          </table:table-cell>
          <table:table-cell table:formula="of:=MIN(1;[.D62]/[.R62])" office:value-type="percentage" office:value="1" calcext:value-type="percentage">
            <text:p>100,00%</text:p>
          </table:table-cell>
          <table:table-cell table:style-name="ce76" table:formula="of:=MIN(1;[.R62]/[.D62])" office:value-type="percentage" office:value="0.833333333333333" calcext:value-type="percentage">
            <text:p>83,33%</text:p>
          </table:table-cell>
          <table:table-cell/>
          <table:table-cell table:style-name="ce59" table:formula="of:=[.J62]" office:value-type="float" office:value="50000000" calcext:value-type="float">
            <text:p>50 000 000</text:p>
          </table:table-cell>
          <table:table-cell table:style-name="ce78" table:formula="of:=[.V62]/[.M63]" office:value-type="percentage" office:value="0.501240861852785" calcext:value-type="percentage">
            <text:p>50,12%</text:p>
          </table:table-cell>
          <table:table-cell table:style-name="ce83" table:formula="of:=MIN(1;[.V62]/[.M62])" office:value-type="percentage" office:value="0.52498452818097" calcext:value-type="percentage">
            <text:p>52,50%</text:p>
          </table:table-cell>
          <table:table-cell/>
          <table:table-cell table:formula="of:=MIN([.AB62];[.V62])" office:value-type="float" office:value="0" calcext:value-type="float">
            <text:p>0</text:p>
          </table:table-cell>
          <table:table-cell table:formula="of:=[.V62]-[.Z62]" office:value-type="float" office:value="50000000" calcext:value-type="float">
            <text:p>50 000 000</text:p>
          </table:table-cell>
          <table:table-cell table:formula="of:=ROUND(([.P63]*[.T62]))" office:value-type="float" office:value="0" calcext:value-type="float">
            <text:p>0</text:p>
          </table:table-cell>
          <table:table-cell table:formula="of:=[.AB62]-[.Z62]" office:value-type="float" office:value="0" calcext:value-type="float">
            <text:p>0</text:p>
          </table:table-cell>
          <table:table-cell/>
          <table:table-cell table:style-name="ce78" table:formula="of:=[.Z62]/[.V62]" office:value-type="percentage" office:value="0" calcext:value-type="percentage">
            <text:p>0,00%</text:p>
          </table:table-cell>
          <table:table-cell table:style-name="ce78" table:formula="of:=[.AA62]/[.V62]" office:value-type="percentage" office:value="1" calcext:value-type="percentage">
            <text:p>100,00%</text:p>
          </table:table-cell>
          <table:table-cell table:style-name="ce78" table:formula="of:=[.Z62]/[.AB62]" office:value-type="string" office:string-value="#DIV/0 !" calcext:value-type="string">
            <text:p>#DIV/0 !</text:p>
          </table:table-cell>
          <table:table-cell/>
          <table:table-cell table:style-name="ce78" table:formula="of:=[.S62]*[.AG62]" office:value-type="string" office:string-value="#DIV/0 !" calcext:value-type="string">
            <text:p>#DIV/0 !</text:p>
          </table:table-cell>
          <table:table-cell table:formula="of:=[.D62]*[.AI62]" office:value-type="string" office:string-value="#DIV/0 !" calcext:value-type="string">
            <text:p>#DIV/0 !</text:p>
          </table:table-cell>
          <table:table-cell/>
          <table:table-cell table:formula="of:=[.M63]-[.V62]" office:value-type="float" office:value="49752442" calcext:value-type="float">
            <text:p>49 752 442</text:p>
          </table:table-cell>
          <table:table-cell table:style-name="ce78" table:formula="of:=[.AL62]/[.M63]" office:value-type="percentage" office:value="0.498759138147214" calcext:value-type="percentage">
            <text:p>49,88%</text:p>
          </table:table-cell>
          <table:table-cell table:style-name="ce78" table:formula="of:=MIN(1;MAX(0; [.M62]-[.V62])/[.M62])" office:value-type="percentage" office:value="0.47501547181903" calcext:value-type="percentage">
            <text:p>47,50%</text:p>
          </table:table-cell>
          <table:table-cell/>
          <table:table-cell table:style-name="ce82" table:formula="of:=ROUND([.AL62]/[.D62])" office:value-type="float" office:value="829207" calcext:value-type="float">
            <text:p>829 207</text:p>
          </table:table-cell>
          <table:table-cell table:style-name="ce63" table:formula="of:=[.K62]" office:value-type="float" office:value="800000" calcext:value-type="float">
            <text:p>800 000</text:p>
          </table:table-cell>
          <table:table-cell/>
          <table:table-cell table:style-name="ce82" table:formula="of:=MIN([.AQ62];[.AU62])" office:value-type="float" office:value="0" calcext:value-type="float">
            <text:p>0</text:p>
          </table:table-cell>
          <table:table-cell table:style-name="ce82" table:formula="of:=[.AQ62]-[.AS62]" office:value-type="float" office:value="800000" calcext:value-type="float">
            <text:p>800 000</text:p>
          </table:table-cell>
          <table:table-cell table:style-name="ce82" table:formula="of:=[.O63]" office:value-type="float" office:value="0" calcext:value-type="float">
            <text:p>0</text:p>
          </table:table-cell>
          <table:table-cell table:formula="of:=MAX(0;[.O63]-[.AQ62])" office:value-type="float" office:value="0" calcext:value-type="float">
            <text:p>0</text:p>
          </table:table-cell>
          <table:table-cell/>
          <table:table-cell table:style-name="ce78" table:formula="of:=[.AS62]/[.AQ62]" office:value-type="percentage" office:value="0" calcext:value-type="percentage">
            <text:p>0,00%</text:p>
          </table:table-cell>
          <table:table-cell table:style-name="ce78" table:formula="of:=[.AT62]/[.AQ62]" office:value-type="percentage" office:value="1" calcext:value-type="percentage">
            <text:p>100,00%</text:p>
          </table:table-cell>
          <table:table-cell/>
          <table:table-cell table:style-name="ce78" table:formula="of:=[.AS62]/[.AU62]" office:value-type="string" office:string-value="#DIV/0 !" calcext:value-type="string">
            <text:p>#DIV/0 !</text:p>
          </table:table-cell>
          <table:table-cell table:formula="of:=[.D62]*[.BA62]" office:value-type="string" office:string-value="#DIV/0 !" calcext:value-type="string">
            <text:p>#DIV/0 !</text:p>
          </table:table-cell>
          <table:table-cell/>
          <table:table-cell table:style-name="ce21" table:number-columns-repeated="969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8"/>
          <table:table-cell table:formula="of:=ROUND(POWER([.D63];[.$B$3])*1000;0)" office:value-type="float" office:value="99752442" calcext:value-type="float">
            <text:p>99 752 442</text:p>
          </table:table-cell>
          <table:table-cell/>
          <table:table-cell table:style-name="ce70" table:formula="of:=ROUND(POWER([.D63];[.H63])*[.I63])" office:value-type="float" office:value="0" calcext:value-type="float">
            <text:p>0</text:p>
          </table:table-cell>
          <table:table-cell table:style-name="ce70" table:formula="of:=ROUND(POWER([.D63];[.F63])*[.G6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8"/>
          <table:table-cell table:formula="of:=ROUND(POWER([.D64];[.$B$3])*1000;0)" office:value-type="float" office:value="104399094" calcext:value-type="float">
            <text:p>104 399 094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8"/>
          <table:table-cell table:formula="of:=ROUND(POWER([.D65];[.$B$3])*1000;0)" office:value-type="float" office:value="109182627" calcext:value-type="float">
            <text:p>109 182 62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8"/>
          <table:table-cell table:formula="of:=ROUND(POWER([.D66];[.$B$3])*1000;0)" office:value-type="float" office:value="114104803" calcext:value-type="float">
            <text:p>114 104 803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8"/>
          <table:table-cell table:formula="of:=ROUND(POWER([.D67];[.$B$3])*1000;0)" office:value-type="float" office:value="119167382" calcext:value-type="float">
            <text:p>119 167 382</text:p>
          </table:table-cell>
          <table:table-cell table:number-columns-repeated="1011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Activities &amp; Employment'.L3:'Activities &amp; Employment'.L62">
            <calcext:condition calcext:apply-style-name="Rouge" calcext:value="&gt;[.M4]" calcext:base-cell-address="'Activities &amp; Employment'.L3"/>
            <calcext:condition calcext:apply-style-name="Default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" calcext:value="=0" calcext:base-cell-address="'Activities &amp; Employment'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/00/0000</text:date>, <text:time style:data-style-name="N2" text:time-value="11:53:19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5f_2" style:display-name="PageStyle_Feuil1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ésor public</meta:initial-creator>
    <meta:creation-date>2012-08-31T10:29:24</meta:creation-date>
    <dc:date>2018-10-26T18:35:42.440000000</dc:date>
    <meta:editing-cycles>24</meta:editing-cycles>
    <meta:editing-duration>P2DT17H3M40S</meta:editing-duration>
    <meta:generator>LibreOffice/4.3.7.2$Windows_x86 LibreOffice_project/8a35821d8636a03b8bf4e15b48f59794652c68ba</meta:generator>
    <meta:document-statistic meta:table-count="7" meta:cell-count="3604" meta:object-count="0"/>
  </office:meta>
</office:document-meta>
</file>